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Futura-book" svg:font-family="Futura-book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4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Futura-book" style:font-name-asian="Futura-book" style:font-name-complex="Futura-book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9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Liberation Sans1" style:font-name-asian="Liberation Sans1" style:font-name-complex="Liberation Sans1" fo:font-size="16pt" style:font-size-asian="16pt" style:font-size-complex="16pt" fo:font-weight="bold" style:font-weight-asian="bold" style:font-weight-complex="bold"/>
    </style:style>
    <style:style style:name="ce61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="thin solid #000000" fo:background-color="#FFFFFF"/>
    </style:style>
    <style:style style:name="ce64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Comma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69" style:family="table-cell" style:parent-style-name="Default" style:data-style-name="N4"/>
    <style:style style:name="ce70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1" style:family="table-cell" style:parent-style-name="Default" style:data-style-name="N3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2" style:family="table-cell" style:parent-style-name="Excel_32_Built-in_32_Comma" style:data-style-name="N39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3" style:family="table-cell" style:parent-style-name="Default" style:data-style-name="N4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4" style:family="table-cell" style:parent-style-name="Default" style:data-style-name="N19"/>
    <style:style style:name="ce75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7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8" style:family="table-cell" style:parent-style-name="Default" style:data-style-name="N4">
      <style:table-cell-properties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0" style:family="table-cell" style:parent-style-name="Default" style:data-style-name="N4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2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3" style:family="table-cell" style:parent-style-name="Default" style:data-style-name="N4">
      <style:table-cell-properties style:vertical-align="middle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4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6" style:family="table-cell" style:parent-style-name="Default" style:data-style-name="N4">
      <style:table-cell-properties style:vertical-align="middle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7" style:family="table-cell" style:parent-style-name="Default" style:data-style-name="N19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8" style:family="table-cell" style:parent-style-name="Default" style:data-style-name="N4">
      <style:table-cell-properties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9" style:family="table-cell" style:parent-style-name="Default" style:data-style-name="N4">
      <style:table-cell-properties fo:border-top="thin solid #000000" fo:border-bottom="thin double #000000" fo:border-left="none" fo:border-right="none" style:vertical-align="middle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90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1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7.24958333333333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7.3554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3.75708333333333cm"/>
    </style:style>
    <style:style style:name="co14" style:family="table-column">
      <style:table-column-properties fo:break-before="auto" style:column-width="8.59895833333333cm"/>
    </style:style>
    <style:style style:name="co15" style:family="table-column">
      <style:table-column-properties fo:break-before="auto" style:column-width="1.11125cm"/>
    </style:style>
    <style:style style:name="co16" style:family="table-column">
      <style:table-column-properties fo:break-before="auto" style:column-width="0.582083333333333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2.143125cm"/>
    </style:style>
    <style:style style:name="co20" style:family="table-column">
      <style:table-column-properties fo:break-before="auto" style:column-width="22.0927083333333cm"/>
    </style:style>
    <style:style style:name="co21" style:family="table-column">
      <style:table-column-properties fo:break-before="auto" style:column-width="6.270625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0.6097916666667cm"/>
    </style:style>
    <style:style style:name="co25" style:family="table-column">
      <style:table-column-properties fo:break-before="auto" style:column-width="14.737291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15.95pt" style:use-optimal-row-height="false" fo:break-before="auto"/>
    </style:style>
    <style:style style:name="ro10" style:family="table-row">
      <style:table-row-properties style:row-height="11.25pt" style:use-optimal-row-height="true" fo:break-before="auto"/>
    </style:style>
    <style:style style:name="ro11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0" table:default-cell-style-name="ce11"/>
        <table:table-column table:style-name="co10" table:number-columns-repeated="1011" table:default-cell-style-name="ce1"/>
        <table:table-column table:style-name="co11" table:number-columns-repeated="15359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TELSOTERR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5201" table:number-columns-spanned="2" table:number-rows-spanned="1" table:style-name="ce60">
            <text:p>5201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61">
            <text:p>Cesar Leon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liente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15T00:00:00" table:number-columns-spanned="2" table:number-rows-spanned="1" table:style-name="ce62">
            <text:p>15/10/20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61">
            <text:p>Carlos Almeida</text:p>
          </table:table-cell>
          <table:covered-table-cell/>
          <table:table-cell table:number-columns-repeated="16369" table:style-name="ce8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63"/>
          <table:covered-table-cell/>
          <table:table-cell table:number-columns-repeated="16369" table:style-name="ce8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16370" table:style-name="ce9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64">
            <text:p>Código</text:p>
          </table:table-cell>
          <table:table-cell office:value-type="string" table:number-columns-spanned="1" table:number-rows-spanned="2" table:style-name="ce65">
            <text:p>Cuenta</text:p>
          </table:table-cell>
          <table:table-cell office:value-type="string" table:number-columns-spanned="1" table:number-rows-spanned="2" table:style-name="ce65">
            <text:p>Referencia</text:p>
          </table:table-cell>
          <table:table-cell office:value-type="string" table:style-name="ce13">
            <text:p>Saldos contables al</text:p>
          </table:table-cell>
          <table:table-cell office:value-type="string" table:number-columns-spanned="2" table:number-rows-spanned="1" table:style-name="ce66">
            <text:p>Movimiento</text:p>
          </table:table-cell>
          <table:covered-table-cell/>
          <table:table-cell office:value-type="string" table:style-name="ce14">
            <text:p>Saldos auditados al</text:p>
          </table:table-cell>
          <table:table-cell office:value-type="string" table:number-columns-spanned="1" table:number-rows-spanned="2" table:style-name="ce64">
            <text:p>Código</text:p>
          </table:table-cell>
          <table:table-cell office:value-type="string" table:number-columns-spanned="1" table:number-rows-spanned="2" table:style-name="ce65">
            <text:p>Cuenta</text:p>
          </table:table-cell>
          <table:table-cell office:value-type="string" table:style-name="ce13">
            <text:p>Saldos auditados al</text:p>
          </table:table-cell>
          <table:table-cell office:value-type="string" table:style-name="ce12">
            <text:p>Variaciones</text:p>
          </table:table-cell>
          <table:table-cell table:number-columns-repeated="2" table:style-name="ce8"/>
          <table:table-cell table:number-columns-repeated="16371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5">
            <text:p>31-oct-20</text:p>
          </table:table-cell>
          <table:table-cell office:value-type="string" table:style-name="ce15">
            <text:p>Débitos</text:p>
          </table:table-cell>
          <table:table-cell office:value-type="string" table:style-name="ce15">
            <text:p>Créditos</text:p>
          </table:table-cell>
          <table:table-cell office:value-type="date" office:date-value="2020-12-31T00:00:00" table:style-name="ce15">
            <text:p>31-dic-20</text:p>
          </table:table-cell>
          <table:covered-table-cell/>
          <table:covered-table-cell/>
          <table:table-cell office:value-type="date" office:date-value="2019-12-31T00:00:00" table:style-name="ce15">
            <text:p>31-dic-19</text:p>
          </table:table-cell>
          <table:table-cell office:value-type="string" table:style-name="ce12">
            <text:p>Valor</text:p>
          </table:table-cell>
          <table:table-cell table:number-columns-repeated="2" table:style-name="ce8"/>
          <table:table-cell table:number-columns-repeated="16371" table:style-name="ce9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office:value-type="float" office:value="0" table:formula="of:=[.D11]-[.E11]+[.F11]" table:style-name="ce21">
            <text:p>-<text:s/></text:p>
          </table:table-cell>
          <table:table-cell table:style-name="ce22"/>
          <table:table-cell table:style-name="ce23"/>
          <table:table-cell table:style-name="ce24"/>
          <table:table-cell office:value-type="float" office:value="0" table:style-name="ce25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26"/>
          <table:table-cell table:style-name="ce27"/>
          <table:table-cell table:style-name="ce18"/>
          <table:table-cell table:style-name="ce21"/>
          <table:table-cell table:style-name="ce28"/>
          <table:table-cell table:style-name="ce21"/>
          <table:table-cell office:value-type="float" office:value="0" table:formula="of:=[.D12]-[.E12]+[.F12]" table:style-name="ce21">
            <text:p>-<text:s/></text:p>
          </table:table-cell>
          <table:table-cell table:style-name="ce29"/>
          <table:table-cell table:style-name="ce18"/>
          <table:table-cell table:style-name="ce21"/>
          <table:table-cell office:value-type="float" office:value="0" table:style-name="ce25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8">
            <text:p>1-1-1-03-01-001</text:p>
          </table:table-cell>
          <table:table-cell office:value-type="string" table:style-name="ce30">
            <text:p>Clientes Locales</text:p>
          </table:table-cell>
          <table:table-cell table:style-name="ce30"/>
          <table:table-cell office:value-type="float" office:value="2345205.65" table:style-name="ce21">
            <text:p>2.345.206<text:s/></text:p>
          </table:table-cell>
          <table:table-cell table:number-columns-repeated="2" table:style-name="ce21"/>
          <table:table-cell office:value-type="float" office:value="2345205.65" table:formula="of:=[.D13]-[.E13]+[.F13]" table:style-name="ce21">
            <text:p>2.345.206<text:s/></text:p>
          </table:table-cell>
          <table:table-cell office:value-type="string" table:style-name="ce18">
            <text:p>1-1-1-03-01-001</text:p>
          </table:table-cell>
          <table:table-cell office:value-type="string" table:style-name="ce30">
            <text:p>Clientes Locales</text:p>
          </table:table-cell>
          <table:table-cell office:value-type="float" office:value="113091" table:style-name="ce21">
            <text:p>113.091<text:s/></text:p>
          </table:table-cell>
          <table:table-cell office:value-type="float" office:value="2232114.65" table:formula="of:=[.G13]-[.J13]" table:style-name="ce25">
            <text:p>2.232.115<text:s/></text:p>
          </table:table-cell>
          <table:table-cell table:number-columns-repeated="16373" table:style-name="ce8"/>
        </table:table-row>
        <table:table-row table:style-name="ro2">
          <table:table-cell table:style-name="ce18"/>
          <table:table-cell table:number-columns-repeated="2" table:style-name="ce30"/>
          <table:table-cell table:number-columns-repeated="3" table:style-name="ce21"/>
          <table:table-cell office:value-type="float" office:value="0" table:formula="of:=[.D14]-[.E14]+[.F14]" table:style-name="ce21">
            <text:p>-<text:s/></text:p>
          </table:table-cell>
          <table:table-cell table:style-name="ce18"/>
          <table:table-cell table:style-name="ce30"/>
          <table:table-cell table:style-name="ce21"/>
          <table:table-cell office:value-type="float" office:value="0" table:formula="of:=[.G14]-[.J14]" table:style-name="ce25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18"/>
          <table:table-cell office:value-type="string" table:style-name="ce30">
            <text:p>Clientes por cobrar Partes Relacionadas</text:p>
          </table:table-cell>
          <table:table-cell table:style-name="ce30"/>
          <table:table-cell table:number-columns-repeated="3" table:style-name="ce21"/>
          <table:table-cell office:value-type="float" office:value="0" table:formula="of:=[.D15]-[.E15]+[.F15]" table:style-name="ce21">
            <text:p>-<text:s/></text:p>
          </table:table-cell>
          <table:table-cell table:style-name="ce18"/>
          <table:table-cell office:value-type="string" table:style-name="ce30">
            <text:p>Clientes por cobrar Partes Relacionadas</text:p>
          </table:table-cell>
          <table:table-cell office:value-type="float" office:value="179954.71" table:formula="of:=[.J13]+[.J18]+[.J22]" table:style-name="ce21">
            <text:p>179.955<text:s/></text:p>
          </table:table-cell>
          <table:table-cell office:value-type="float" office:value="-179954.71" table:formula="of:=[.G15]-[.J15]" table:style-name="ce25">
            <text:p>(179.955)</text:p>
          </table:table-cell>
          <table:table-cell table:number-columns-repeated="2" table:style-name="ce8"/>
          <table:table-cell table:number-columns-repeated="16371" table:style-name="ce31"/>
        </table:table-row>
        <table:table-row table:style-name="ro2">
          <table:table-cell office:value-type="string" table:style-name="ce18">
            <text:p>1-1-1-03-02-001</text:p>
          </table:table-cell>
          <table:table-cell office:value-type="string" table:style-name="ce18">
            <text:p>Telconet S.A.</text:p>
          </table:table-cell>
          <table:table-cell table:style-name="ce18"/>
          <table:table-cell office:value-type="float" office:value="0" table:style-name="ce21">
            <text:p>-<text:s/></text:p>
          </table:table-cell>
          <table:table-cell table:number-columns-repeated="2" table:style-name="ce21"/>
          <table:table-cell office:value-type="float" office:value="0" table:formula="of:=[.D16]-[.E16]+[.F16]" table:style-name="ce21">
            <text:p>-<text:s/></text:p>
          </table:table-cell>
          <table:table-cell office:value-type="string" table:style-name="ce18">
            <text:p>1-1-1-03-02-001</text:p>
          </table:table-cell>
          <table:table-cell office:value-type="string" table:style-name="ce18">
            <text:p>Telconet S.A.</text:p>
          </table:table-cell>
          <table:table-cell office:value-type="float" office:value="1696400" table:style-name="ce21">
            <text:p>1.696.400<text:s/></text:p>
          </table:table-cell>
          <table:table-cell office:value-type="float" office:value="-1696400" table:formula="of:=[.G16]-[.J16]" table:style-name="ce25">
            <text:p>(1.696.400)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8">
            <text:p>1-1-1-03-02-002</text:p>
          </table:table-cell>
          <table:table-cell office:value-type="string" table:style-name="ce18">
            <text:p>Telsoterra S.A.</text:p>
          </table:table-cell>
          <table:table-cell table:style-name="ce18"/>
          <table:table-cell office:value-type="float" office:value="0" table:style-name="ce21">
            <text:p>-<text:s/></text:p>
          </table:table-cell>
          <table:table-cell table:number-columns-repeated="2" table:style-name="ce21"/>
          <table:table-cell office:value-type="float" office:value="0" table:formula="of:=[.D17]-[.E17]+[.F17]" table:style-name="ce21">
            <text:p>-<text:s/></text:p>
          </table:table-cell>
          <table:table-cell office:value-type="string" table:style-name="ce18">
            <text:p>1-1-1-03-02-002</text:p>
          </table:table-cell>
          <table:table-cell office:value-type="string" table:style-name="ce18">
            <text:p>Telsoterra S.A.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formula="of:=[.G17]-[.J17]" table:style-name="ce25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8">
            <text:p>1-1-1-03-02-003</text:p>
          </table:table-cell>
          <table:table-cell office:value-type="string" table:style-name="ce18">
            <text:p>Jan Topic Feraud</text:p>
          </table:table-cell>
          <table:table-cell table:style-name="ce18"/>
          <table:table-cell office:value-type="float" office:value="0" table:style-name="ce21">
            <text:p>-<text:s/></text:p>
          </table:table-cell>
          <table:table-cell table:number-columns-repeated="2" table:style-name="ce21"/>
          <table:table-cell office:value-type="float" office:value="0" table:formula="of:=[.D18]-[.E18]+[.F18]" table:style-name="ce21">
            <text:p>-<text:s/></text:p>
          </table:table-cell>
          <table:table-cell office:value-type="string" table:style-name="ce18">
            <text:p>1-1-1-03-02-003</text:p>
          </table:table-cell>
          <table:table-cell office:value-type="string" table:style-name="ce18">
            <text:p>Jan Topic Feraud</text:p>
          </table:table-cell>
          <table:table-cell office:value-type="float" office:value="66804.100000000006" table:style-name="ce21">
            <text:p>66.804<text:s/></text:p>
          </table:table-cell>
          <table:table-cell office:value-type="float" office:value="-66804.100000000006" table:formula="of:=[.G18]-[.J18]" table:style-name="ce25">
            <text:p>(66.804)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8"/>
          <table:table-cell table:number-columns-repeated="3" table:style-name="ce21"/>
          <table:table-cell office:value-type="float" office:value="0" table:formula="of:=[.D19]-[.E19]+[.F19]" table:style-name="ce21">
            <text:p>-<text:s/></text:p>
          </table:table-cell>
          <table:table-cell table:number-columns-repeated="2" table:style-name="ce18"/>
          <table:table-cell table:style-name="ce21"/>
          <table:table-cell office:value-type="float" office:value="0" table:formula="of:=[.G19]-[.J19]" table:style-name="ce25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18"/>
          <table:table-cell office:value-type="string" table:style-name="ce30">
            <text:p>Cuentas por cobrar Empleados</text:p>
          </table:table-cell>
          <table:table-cell table:style-name="ce30"/>
          <table:table-cell table:number-columns-repeated="3" table:style-name="ce21"/>
          <table:table-cell office:value-type="float" office:value="0" table:formula="of:=[.D20]-[.E20]+[.F20]" table:style-name="ce21">
            <text:p>-<text:s/></text:p>
          </table:table-cell>
          <table:table-cell table:style-name="ce18"/>
          <table:table-cell office:value-type="string" table:style-name="ce30">
            <text:p>Otras cuentas por Cobrar</text:p>
          </table:table-cell>
          <table:table-cell table:style-name="ce21"/>
          <table:table-cell office:value-type="float" office:value="0" table:formula="of:=[.G20]-[.J20]" table:style-name="ce25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8">
            <text:p>1-1-1-04-01-01</text:p>
          </table:table-cell>
          <table:table-cell office:value-type="string" table:style-name="ce18">
            <text:p>Prestamos a Empleados</text:p>
          </table:table-cell>
          <table:table-cell table:style-name="ce18"/>
          <table:table-cell office:value-type="float" office:value="109.4" table:style-name="ce21">
            <text:p>109<text:s/></text:p>
          </table:table-cell>
          <table:table-cell table:number-columns-repeated="2" table:style-name="ce21"/>
          <table:table-cell office:value-type="float" office:value="109.4" table:formula="of:=[.D21]-[.E21]+[.F21]" table:style-name="ce21">
            <text:p>109<text:s/></text:p>
          </table:table-cell>
          <table:table-cell office:value-type="string" table:style-name="ce18">
            <text:p>1-1-1-04-01-01</text:p>
          </table:table-cell>
          <table:table-cell office:value-type="string" table:style-name="ce18">
            <text:p>Prestamos a Empleados</text:p>
          </table:table-cell>
          <table:table-cell office:value-type="float" office:value="109.4" table:style-name="ce21">
            <text:p>109<text:s/></text:p>
          </table:table-cell>
          <table:table-cell office:value-type="float" office:value="0" table:formula="of:=[.G21]-[.J21]" table:style-name="ce25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8">
            <text:p>1-1-1-04-01-02</text:p>
          </table:table-cell>
          <table:table-cell office:value-type="string" table:style-name="ce18">
            <text:p>Cargo Empleados por Adquisiciones</text:p>
          </table:table-cell>
          <table:table-cell table:style-name="ce18"/>
          <table:table-cell office:value-type="float" office:value="267.86" table:style-name="ce21">
            <text:p>268<text:s/></text:p>
          </table:table-cell>
          <table:table-cell table:number-columns-repeated="2" table:style-name="ce21"/>
          <table:table-cell office:value-type="float" office:value="267.86" table:formula="of:=[.D22]-[.E22]+[.F22]" table:style-name="ce21">
            <text:p>268<text:s/></text:p>
          </table:table-cell>
          <table:table-cell office:value-type="string" table:style-name="ce18">
            <text:p>1-1-1-04-01-02</text:p>
          </table:table-cell>
          <table:table-cell office:value-type="string" table:style-name="ce18">
            <text:p>Cargo Empleados por Adquisiciones</text:p>
          </table:table-cell>
          <table:table-cell office:value-type="float" office:value="59.61" table:style-name="ce21">
            <text:p>60<text:s/></text:p>
          </table:table-cell>
          <table:table-cell office:value-type="float" office:value="208.25" table:formula="of:=[.G22]-[.J22]" table:style-name="ce25">
            <text:p>208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8">
            <text:p>1-1-1-04-01-03</text:p>
          </table:table-cell>
          <table:table-cell office:value-type="string" table:style-name="ce18">
            <text:p>Tribunal de menores empleados</text:p>
          </table:table-cell>
          <table:table-cell table:style-name="ce18"/>
          <table:table-cell office:value-type="float" office:value="-451.05" table:style-name="ce21">
            <text:p>(451)</text:p>
          </table:table-cell>
          <table:table-cell table:number-columns-repeated="2" table:style-name="ce21"/>
          <table:table-cell office:value-type="float" office:value="-451.05" table:formula="of:=[.D23]-[.E23]+[.F23]" table:style-name="ce21">
            <text:p>(451)</text:p>
          </table:table-cell>
          <table:table-cell office:value-type="string" table:style-name="ce18">
            <text:p>1-1-1-04-01-03</text:p>
          </table:table-cell>
          <table:table-cell office:value-type="string" table:style-name="ce18">
            <text:p>Tribunal de menores empleados</text:p>
          </table:table-cell>
          <table:table-cell office:value-type="float" office:value="0" table:style-name="ce21">
            <text:p>-<text:s/></text:p>
          </table:table-cell>
          <table:table-cell office:value-type="float" office:value="-451.05" table:formula="of:=[.G23]-[.J23]" table:style-name="ce25">
            <text:p>(451)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8"/>
          <table:table-cell table:number-columns-repeated="4" table:style-name="ce21"/>
          <table:table-cell table:number-columns-repeated="2" table:style-name="ce18"/>
          <table:table-cell table:style-name="ce21"/>
          <table:table-cell office:value-type="float" office:value="0" table:formula="of:=[.G24]-[.J24]" table:style-name="ce25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8"/>
          <table:table-cell table:number-columns-repeated="4" table:style-name="ce21"/>
          <table:table-cell table:number-columns-repeated="2" table:style-name="ce18"/>
          <table:table-cell table:style-name="ce21"/>
          <table:table-cell office:value-type="float" office:value="0" table:formula="of:=[.G25]-[.J25]" table:style-name="ce25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18"/>
          <table:table-cell office:value-type="string" table:style-name="ce30">
            <text:p>Cuentas por cobrar Terceros</text:p>
          </table:table-cell>
          <table:table-cell table:style-name="ce30"/>
          <table:table-cell table:number-columns-repeated="4" table:style-name="ce21"/>
          <table:table-cell table:style-name="ce18"/>
          <table:table-cell office:value-type="string" table:style-name="ce30">
            <text:p>Cuentas por cobrar Terceros</text:p>
          </table:table-cell>
          <table:table-cell table:style-name="ce21"/>
          <table:table-cell office:value-type="float" office:value="0" table:formula="of:=[.G26]-[.J26]" table:style-name="ce25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8">
            <text:p>1-1-1-06-01-002</text:p>
          </table:table-cell>
          <table:table-cell office:value-type="string" table:style-name="ce18">
            <text:p>Consorcio Universidad Segura</text:p>
          </table:table-cell>
          <table:table-cell table:style-name="ce18"/>
          <table:table-cell office:value-type="float" office:value="950781.51" table:style-name="ce21">
            <text:p>950.782<text:s/></text:p>
          </table:table-cell>
          <table:table-cell table:number-columns-repeated="2" table:style-name="ce21"/>
          <table:table-cell office:value-type="float" office:value="950781.51" table:formula="of:=[.D27]-[.E27]+[.F27]" table:style-name="ce21">
            <text:p>950.782<text:s/></text:p>
          </table:table-cell>
          <table:table-cell office:value-type="string" table:style-name="ce18">
            <text:p>1-1-1-06-01-002</text:p>
          </table:table-cell>
          <table:table-cell office:value-type="string" table:style-name="ce18">
            <text:p>Consorcio Universidad Segura</text:p>
          </table:table-cell>
          <table:table-cell office:value-type="float" office:value="0" table:style-name="ce21">
            <text:p>-<text:s/></text:p>
          </table:table-cell>
          <table:table-cell office:value-type="float" office:value="950781.51" table:formula="of:=[.G27]-[.J27]" table:style-name="ce25">
            <text:p>950.782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8">
            <text:p>1-1-1-07-01</text:p>
          </table:table-cell>
          <table:table-cell office:value-type="string" table:style-name="ce18">
            <text:p>Anticipo a proveedores</text:p>
          </table:table-cell>
          <table:table-cell table:style-name="ce18"/>
          <table:table-cell office:value-type="float" office:value="64113" table:style-name="ce21">
            <text:p>64.113<text:s/></text:p>
          </table:table-cell>
          <table:table-cell table:number-columns-repeated="2" table:style-name="ce21"/>
          <table:table-cell office:value-type="float" office:value="64113" table:formula="of:=[.D28]-[.E28]+[.F28]" table:style-name="ce21">
            <text:p>64.113<text:s/></text:p>
          </table:table-cell>
          <table:table-cell office:value-type="string" table:style-name="ce18">
            <text:p>1-1-1-07-01</text:p>
          </table:table-cell>
          <table:table-cell office:value-type="string" table:style-name="ce18">
            <text:p>Anticipo a proveedores</text:p>
          </table:table-cell>
          <table:table-cell office:value-type="float" office:value="5780.2" table:style-name="ce21">
            <text:p>5.780<text:s/></text:p>
          </table:table-cell>
          <table:table-cell office:value-type="float" office:value="58332.800000000003" table:formula="of:=[.G28]-[.J28]" table:style-name="ce25">
            <text:p>58.333<text:s/></text:p>
          </table:table-cell>
          <table:table-cell table:number-columns-repeated="2" table:style-name="ce8"/>
          <table:table-cell table:number-columns-repeated="16371" table:style-name="ce31"/>
        </table:table-row>
        <table:table-row table:style-name="ro2">
          <table:table-cell office:value-type="string" table:style-name="ce18">
            <text:p>1-1-1-07-02</text:p>
          </table:table-cell>
          <table:table-cell office:value-type="string" table:style-name="ce18">
            <text:p>Anticipo Gastos de viaje</text:p>
          </table:table-cell>
          <table:table-cell table:style-name="ce18"/>
          <table:table-cell office:value-type="float" office:value="7590" table:style-name="ce21">
            <text:p>7.590<text:s/></text:p>
          </table:table-cell>
          <table:table-cell table:number-columns-repeated="2" table:style-name="ce21"/>
          <table:table-cell office:value-type="float" office:value="7590" table:formula="of:=[.D29]-[.E29]+[.F29]" table:style-name="ce21">
            <text:p>7.590<text:s/></text:p>
          </table:table-cell>
          <table:table-cell office:value-type="string" table:style-name="ce18">
            <text:p>1-1-1-07-02</text:p>
          </table:table-cell>
          <table:table-cell office:value-type="string" table:style-name="ce18">
            <text:p>Anticipo Gastos de viaje</text:p>
          </table:table-cell>
          <table:table-cell office:value-type="float" office:value="9960.69" table:style-name="ce21">
            <text:p>9.961<text:s/></text:p>
          </table:table-cell>
          <table:table-cell office:value-type="float" office:value="-2370.6900000000005" table:formula="of:=[.G29]-[.J29]" table:style-name="ce25">
            <text:p>(2.371)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8"/>
          <table:table-cell table:number-columns-repeated="4" table:style-name="ce21"/>
          <table:table-cell table:number-columns-repeated="2" table:style-name="ce18"/>
          <table:table-cell table:style-name="ce21"/>
          <table:table-cell office:value-type="float" office:value="0" table:formula="of:=[.G30]-[.J30]" table:style-name="ce25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8"/>
          <table:table-cell table:number-columns-repeated="4" table:style-name="ce21"/>
          <table:table-cell table:number-columns-repeated="2" table:style-name="ce18"/>
          <table:table-cell table:style-name="ce21"/>
          <table:table-cell table:style-name="ce25"/>
          <table:table-cell table:number-columns-repeated="16373" table:style-name="ce8"/>
        </table:table-row>
        <table:table-row table:style-name="ro5"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19"/>
          <table:table-cell table:style-name="ce40"/>
          <table:table-cell table:number-columns-repeated="16373" table:style-name="ce8"/>
        </table:table-row>
        <table:table-row table:style-name="ro6">
          <table:table-cell table:style-name="ce41"/>
          <table:table-cell office:value-type="string" table:style-name="ce42">
            <text:p>Total</text:p>
          </table:table-cell>
          <table:table-cell table:style-name="ce42"/>
          <table:table-cell office:value-type="float" office:value="3367616.37" table:formula="of:=SUM([.D11:.D30])" table:style-name="ce90">
            <text:p>3.367.616<text:s/></text:p>
          </table:table-cell>
          <table:table-cell office:value-type="float" office:value="0" table:formula="of:=SUM([.E11:.E30])" table:style-name="ce90">
            <text:p>-<text:s/></text:p>
          </table:table-cell>
          <table:table-cell office:value-type="float" office:value="0" table:formula="of:=SUM([.F11:.F30])" table:style-name="ce90">
            <text:p>-<text:s/></text:p>
          </table:table-cell>
          <table:table-cell office:value-type="float" office:value="3367616.37" table:formula="of:=SUM([.G11:.G30])" table:style-name="ce90">
            <text:p>3.367.616<text:s/></text:p>
          </table:table-cell>
          <table:table-cell table:number-columns-repeated="2" table:style-name="ce90"/>
          <table:table-cell office:value-type="float" office:value="2072159.71" table:formula="of:=SUM([.J11:.J30])" table:style-name="ce90">
            <text:p>2.072.160<text:s/></text:p>
          </table:table-cell>
          <table:table-cell office:value-type="float" office:value="1295456.6600000001" table:formula="of:=SUM([.K11:.K30])" table:style-name="ce91">
            <text:p>1.295.457<text:s/></text:p>
          </table:table-cell>
          <table:table-cell table:number-columns-repeated="2" table:style-name="ce8"/>
          <table:table-cell table:number-columns-repeated="16371" table:style-name="ce43"/>
        </table:table-row>
        <table:table-row table:style-name="ro7">
          <table:table-cell table:number-columns-repeated="13" table:style-name="ce1"/>
          <table:table-cell table:number-columns-repeated="1637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table:number-columns-repeated="2" table:style-name="ce44"/>
          <table:table-cell office:value-type="string" table:style-name="ce45">
            <text:p>Saldo al</text:p>
          </table:table-cell>
          <table:table-cell office:value-type="string" table:style-name="ce46">
            <text:p>Saldo al</text:p>
          </table:table-cell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office:value-type="string" table:style-name="ce47">
            <text:p>Nota a los estados financieros:</text:p>
          </table:table-cell>
          <table:table-cell table:style-name="ce47"/>
          <table:table-cell office:value-type="date" office:date-value="2020-12-31T00:00:00" table:style-name="ce48">
            <text:p>31/12/2020</text:p>
          </table:table-cell>
          <table:table-cell office:value-type="date" office:date-value="2019-12-31T00:00:00" table:style-name="ce49">
            <text:p>31/12/2019</text:p>
          </table:table-cell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table:number-columns-repeated="2" table:style-name="ce18"/>
          <table:table-cell table:number-columns-repeated="2" table:style-name="ce21"/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office:value-type="string" table:style-name="ce18">
            <text:p>Cuentas por cobrar comerciales:</text:p>
          </table:table-cell>
          <table:table-cell table:style-name="ce18"/>
          <table:table-cell table:number-columns-repeated="2" table:style-name="ce21"/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office:value-type="string" table:style-name="ce18">
            <text:p>Partes relacionadas (1)</text:p>
          </table:table-cell>
          <table:table-cell table:style-name="ce18"/>
          <table:table-cell office:value-type="float" office:value="0" table:formula="of:=SUM([.G15:.G19])" table:style-name="ce21">
            <text:p>-<text:s/></text:p>
          </table:table-cell>
          <table:table-cell office:value-type="float" office:value="1943158.81" table:formula="of:=SUM([.J15:.J19])" table:style-name="ce21">
            <text:p>1.943.159<text:s/></text:p>
          </table:table-cell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office:value-type="string" table:style-name="ce18">
            <text:p>Terceros</text:p>
          </table:table-cell>
          <table:table-cell table:style-name="ce18"/>
          <table:table-cell office:value-type="float" office:value="2345205.65" table:formula="of:=[.G13]" table:style-name="ce21">
            <text:p>2.345.206<text:s/></text:p>
          </table:table-cell>
          <table:table-cell office:value-type="float" office:value="113091" table:formula="of:=[.J13]" table:style-name="ce21">
            <text:p>113.091<text:s/></text:p>
          </table:table-cell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table:number-columns-repeated="2" table:style-name="ce18"/>
          <table:table-cell table:number-columns-repeated="2" table:style-name="ce21"/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office:value-type="string" table:style-name="ce18">
            <text:p>Otras cuentas por cobrar:</text:p>
          </table:table-cell>
          <table:table-cell table:style-name="ce18"/>
          <table:table-cell table:number-columns-repeated="2" table:style-name="ce21"/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office:value-type="string" table:style-name="ce18">
            <text:p>Anticipo a proveedores</text:p>
          </table:table-cell>
          <table:table-cell table:style-name="ce18"/>
          <table:table-cell office:value-type="float" office:value="64113" table:formula="of:=[.G28]" table:style-name="ce21">
            <text:p>64.113<text:s/></text:p>
          </table:table-cell>
          <table:table-cell office:value-type="float" office:value="5780.2" table:formula="of:=[.J28]" table:style-name="ce21">
            <text:p>5.780<text:s/></text:p>
          </table:table-cell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office:value-type="string" table:style-name="ce18">
            <text:p>Anticipo a gastos de viaje</text:p>
          </table:table-cell>
          <table:table-cell table:style-name="ce18"/>
          <table:table-cell office:value-type="float" office:value="7590" table:formula="of:=[.G29]" table:style-name="ce21">
            <text:p>7.590<text:s/></text:p>
          </table:table-cell>
          <table:table-cell office:value-type="float" office:value="9960.69" table:formula="of:=[.J29]" table:style-name="ce21">
            <text:p>9.961<text:s/></text:p>
          </table:table-cell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office:value-type="string" table:style-name="ce18">
            <text:p>Varios</text:p>
          </table:table-cell>
          <table:table-cell table:style-name="ce18"/>
          <table:table-cell office:value-type="float" office:value="950707.72" table:formula="of:=SUM([.G20:.G27])" table:style-name="ce21">
            <text:p>950.708<text:s/></text:p>
          </table:table-cell>
          <table:table-cell office:value-type="float" office:value="169.01" table:formula="of:=SUM([.J20:.J27])" table:style-name="ce21">
            <text:p>169<text:s/></text:p>
          </table:table-cell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table:number-columns-repeated="2" table:style-name="ce18"/>
          <table:table-cell table:number-columns-repeated="2" table:style-name="ce21"/>
          <table:table-cell table:number-columns-repeated="8" table:style-name="ce1"/>
          <table:table-cell table:number-columns-repeated="16371"/>
        </table:table-row>
        <table:table-row table:style-name="ro7">
          <table:table-cell table:style-name="ce1"/>
          <table:table-cell office:value-type="string" table:style-name="ce50">
            <text:p>Total</text:p>
          </table:table-cell>
          <table:table-cell table:style-name="ce50"/>
          <table:table-cell office:value-type="float" office:value="3367616.37" table:formula="of:=+SUM([.D38:.D47])" table:style-name="ce51">
            <text:p>3.367.616<text:s/></text:p>
          </table:table-cell>
          <table:table-cell office:value-type="float" office:value="2072159.71" table:formula="of:=+SUM([.E38:.E47])" table:style-name="ce52">
            <text:p>2.072.160<text:s/></text:p>
          </table:table-cell>
          <table:table-cell table:number-columns-repeated="8" table:style-name="ce1"/>
          <table:table-cell table:number-columns-repeated="16371"/>
        </table:table-row>
        <table:table-row table:style-name="ro7">
          <table:table-cell table:style-name="ce1"/>
          <table:table-cell table:number-columns-repeated="2" table:style-name="ce53"/>
          <table:table-cell table:style-name="ce54"/>
          <table:table-cell table:style-name="ce55"/>
          <table:table-cell table:number-columns-repeated="8" table:style-name="ce1"/>
          <table:table-cell table:number-columns-repeated="1637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56">
            <text:p>Fuente:</text:p>
          </table:table-cell>
          <table:table-cell table:number-columns-repeated="12" table:style-name="ce57"/>
          <table:table-cell table:number-columns-repeated="16371"/>
        </table:table-row>
        <table:table-row table:style-name="ro3">
          <table:table-cell office:value-type="string" table:style-name="ce9">
            <text:p>Estados Financieros de la compañía</text:p>
          </table:table-cell>
          <table:table-cell table:number-columns-repeated="12" table:style-name="ce9"/>
          <table:table-cell table:number-columns-repeated="16371"/>
        </table:table-row>
        <table:table-row table:style-name="ro3">
          <table:table-cell table:number-columns-repeated="13" table:style-name="ce9"/>
          <table:table-cell table:number-columns-repeated="16371"/>
        </table:table-row>
        <table:table-row table:style-name="ro3">
          <table:table-cell office:value-type="string" table:style-name="ce58">
            <text:p>Objetivo:</text:p>
          </table:table-cell>
          <table:table-cell table:number-columns-repeated="12" table:style-name="ce9"/>
          <table:table-cell table:number-columns-repeated="16371"/>
        </table:table-row>
        <table:table-row table:style-name="ro3">
          <table:table-cell office:value-type="string" table:style-name="ce9">
            <text:p>Obtener un detalle comparativo de los saldos entre periodos, esto con la finalidad de diseñar procedimientos de auditoría sobre los saldos de las cuentas</text:p>
          </table:table-cell>
          <table:table-cell table:number-columns-repeated="12" table:style-name="ce9"/>
          <table:table-cell table:number-columns-repeated="16371"/>
        </table:table-row>
        <table:table-row table:style-name="ro3">
          <table:table-cell office:value-type="string" table:style-name="ce9">
            <text:p>Identificar las principales variaciones de los saldos.</text:p>
          </table:table-cell>
          <table:table-cell table:number-columns-repeated="12" table:style-name="ce9"/>
          <table:table-cell table:number-columns-repeated="16371"/>
        </table:table-row>
        <table:table-row table:number-rows-repeated="2" table:style-name="ro3">
          <table:table-cell table:number-columns-repeated="13" table:style-name="ce9"/>
          <table:table-cell table:number-columns-repeated="16371"/>
        </table:table-row>
        <table:table-row table:style-name="ro3">
          <table:table-cell office:value-type="string" table:style-name="ce58">
            <text:p>Observaciones:</text:p>
          </table:table-cell>
          <table:table-cell table:number-columns-repeated="12" table:style-name="ce9"/>
          <table:table-cell table:number-columns-repeated="16371"/>
        </table:table-row>
        <table:table-row table:style-name="ro3">
          <table:table-cell table:number-columns-repeated="13" table:style-name="ce9"/>
          <table:table-cell table:number-columns-repeated="16371"/>
        </table:table-row>
        <table:table-row table:style-name="ro3">
          <table:table-cell office:value-type="string" table:style-name="ce59">
            <text:p>Conclusiones (A ser completado por el Auditor a cargo del compromiso):</text:p>
          </table:table-cell>
          <table:table-cell table:number-columns-repeated="12" table:style-name="ce9"/>
          <table:table-cell table:number-columns-repeated="16371"/>
        </table:table-row>
        <table:table-row table:number-rows-repeated="62" table:style-name="ro3">
          <table:table-cell table:number-columns-repeated="13" table:style-name="ce9"/>
          <table:table-cell table:number-columns-repeated="16371"/>
        </table:table-row>
        <table:table-row table:number-rows-repeated="1048451" table:style-name="ro3">
          <table:table-cell table:number-columns-repeated="16384"/>
        </table:table-row>
      </table:table>
      <table:table table:name="Mayor_CxC" table:style-name="ta1"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1" table:number-columns-repeated="16373" table:default-cell-style-name="ce1"/>
        <table:table-row table:style-name="ro7">
          <table:table-cell office:value-type="float" office:value="917" table:style-name="ce1">
            <text:p>917</text:p>
          </table:table-cell>
          <table:table-cell office:value-type="string" table:style-name="ce67">
            <text:p>1-1-1-03</text:p>
          </table:table-cell>
          <table:table-cell office:value-type="float" office:value="1876354.26" table:style-name="ce68">
            <text:p>1.876.354,26<text:s/></text:p>
          </table:table-cell>
          <table:table-cell office:value-type="string" table:style-name="ce68">
            <text:p>CUENTAS POR COBRAR<text:s/></text:p>
          </table:table-cell>
          <table:table-cell table:style-name="ce1"/>
          <table:table-cell table:number-columns-repeated="3" table:style-name="ce69"/>
          <table:table-cell table:number-columns-repeated="2" table:style-name="ce1"/>
          <table:table-cell table:style-name="ce69"/>
          <table:table-cell table:number-columns-repeated="16373"/>
        </table:table-row>
        <table:table-row table:style-name="ro7">
          <table:table-cell office:value-type="float" office:value="918" table:style-name="ce1">
            <text:p>918</text:p>
          </table:table-cell>
          <table:table-cell office:value-type="string" table:style-name="ce67">
            <text:p>1-1-1-03-01</text:p>
          </table:table-cell>
          <table:table-cell office:value-type="float" office:value="179954.26" table:style-name="ce68">
            <text:p>179.954,26<text:s/></text:p>
          </table:table-cell>
          <table:table-cell office:value-type="string" table:style-name="ce68">
            <text:p>CUENTAS POR COBRAR NO RELACIONADAS</text:p>
          </table:table-cell>
          <table:table-cell table:style-name="ce1"/>
          <table:table-cell table:number-columns-repeated="3" table:style-name="ce69"/>
          <table:table-cell table:number-columns-repeated="2" table:style-name="ce1"/>
          <table:table-cell table:style-name="ce69"/>
          <table:table-cell table:number-columns-repeated="16373"/>
        </table:table-row>
        <table:table-row table:style-name="ro8">
          <table:table-cell office:value-type="float" office:value="919" table:style-name="ce70">
            <text:p>919</text:p>
          </table:table-cell>
          <table:table-cell office:value-type="string" table:style-name="ce71">
            <text:p>1-1-1-03-01-001</text:p>
          </table:table-cell>
          <table:table-cell office:value-type="float" office:value="179954.26" table:style-name="ce72">
            <text:p>179.954,26<text:s/></text:p>
          </table:table-cell>
          <table:table-cell office:value-type="string" table:style-name="ce72">
            <text:p>Clientes por Cobrar</text:p>
          </table:table-cell>
          <table:table-cell table:style-name="ce70"/>
          <table:table-cell table:number-columns-repeated="3" table:style-name="ce73"/>
          <table:table-cell table:number-columns-repeated="3" table:style-name="ce70"/>
          <table:table-cell table:number-columns-repeated="16373"/>
        </table:table-row>
        <table:table-row table:style-name="ro7">
          <table:table-cell office:value-type="float" office:value="920" table:style-name="ce1">
            <text:p>920</text:p>
          </table:table-cell>
          <table:table-cell office:value-type="string" table:style-name="ce67">
            <text:p><text:s/>183,481.04</text:p>
          </table:table-cell>
          <table:table-cell office:value-type="float" office:value="3526.78" table:style-name="ce68">
            <text:p>3.526,7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473" table:style-name="ce1">
            <text:p>14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74">
            <text:p>07/01/2020</text:p>
          </table:table-cell>
          <table:table-cell office:value-type="string" table:style-name="ce1">
            <text:p>Venta fact #001-001-000000141 cliente: Ductos de Gye</text:p>
          </table:table-cell>
          <table:table-cell table:number-columns-repeated="16373"/>
        </table:table-row>
        <table:table-row table:style-name="ro7">
          <table:table-cell office:value-type="float" office:value="921" table:style-name="ce1">
            <text:p>921</text:p>
          </table:table-cell>
          <table:table-cell office:value-type="string" table:style-name="ce67">
            <text:p><text:s/>216,067.68</text:p>
          </table:table-cell>
          <table:table-cell office:value-type="float" office:value="32586.639999999999" table:style-name="ce68">
            <text:p>32.586,6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448" table:style-name="ce1">
            <text:p>14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74">
            <text:p>07/01/2020</text:p>
          </table:table-cell>
          <table:table-cell office:value-type="string" table:style-name="ce1">
            <text:p>Factura #140 cliente: ductos gye</text:p>
          </table:table-cell>
          <table:table-cell table:number-columns-repeated="16373"/>
        </table:table-row>
        <table:table-row table:style-name="ro7">
          <table:table-cell office:value-type="float" office:value="922" table:style-name="ce1">
            <text:p>922</text:p>
          </table:table-cell>
          <table:table-cell office:value-type="string" table:style-name="ce67">
            <text:p><text:s/>216,193.68</text:p>
          </table:table-cell>
          <table:table-cell office:value-type="float" office:value="126" table:style-name="ce68">
            <text:p>126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447" table:style-name="ce1">
            <text:p>14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74">
            <text:p>07/01/2020</text:p>
          </table:table-cell>
          <table:table-cell office:value-type="string" table:style-name="ce1">
            <text:p>Factura #139 cliente: ductos gye</text:p>
          </table:table-cell>
          <table:table-cell table:number-columns-repeated="16373"/>
        </table:table-row>
        <table:table-row table:style-name="ro7">
          <table:table-cell office:value-type="float" office:value="923" table:style-name="ce1">
            <text:p>923</text:p>
          </table:table-cell>
          <table:table-cell office:value-type="string" table:style-name="ce67">
            <text:p><text:s/>216,546.38</text:p>
          </table:table-cell>
          <table:table-cell office:value-type="float" office:value="352.7" table:style-name="ce68">
            <text:p>352,7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442" table:style-name="ce1">
            <text:p>144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74">
            <text:p>07/01/2020</text:p>
          </table:table-cell>
          <table:table-cell office:value-type="string" table:style-name="ce1">
            <text:p>Fact #133 cliente: Telconet</text:p>
          </table:table-cell>
          <table:table-cell table:number-columns-repeated="16373"/>
        </table:table-row>
        <table:table-row table:style-name="ro7">
          <table:table-cell office:value-type="float" office:value="924" table:style-name="ce1">
            <text:p>924</text:p>
          </table:table-cell>
          <table:table-cell office:value-type="string" table:style-name="ce67">
            <text:p><text:s/>246,239.27</text:p>
          </table:table-cell>
          <table:table-cell office:value-type="float" office:value="29692.89" table:style-name="ce68">
            <text:p>29.692,8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445" table:style-name="ce1">
            <text:p>14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74">
            <text:p>07/01/2020</text:p>
          </table:table-cell>
          <table:table-cell office:value-type="string" table:style-name="ce1">
            <text:p>Fact #137 cliente: ductos gye</text:p>
          </table:table-cell>
          <table:table-cell table:number-columns-repeated="16373"/>
        </table:table-row>
        <table:table-row table:style-name="ro7">
          <table:table-cell office:value-type="float" office:value="925" table:style-name="ce1">
            <text:p>925</text:p>
          </table:table-cell>
          <table:table-cell office:value-type="string" table:style-name="ce67">
            <text:p><text:s/>246,365.27</text:p>
          </table:table-cell>
          <table:table-cell office:value-type="float" office:value="126" table:style-name="ce68">
            <text:p>126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446" table:style-name="ce1">
            <text:p>14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74">
            <text:p>07/01/2020</text:p>
          </table:table-cell>
          <table:table-cell office:value-type="string" table:style-name="ce1">
            <text:p>Factura #138 cliente: ductos gye</text:p>
          </table:table-cell>
          <table:table-cell table:number-columns-repeated="16373"/>
        </table:table-row>
        <table:table-row table:style-name="ro7">
          <table:table-cell office:value-type="float" office:value="926" table:style-name="ce1">
            <text:p>926</text:p>
          </table:table-cell>
          <table:table-cell office:value-type="string" table:style-name="ce67">
            <text:p><text:s/>246,302.29</text:p>
          </table:table-cell>
          <table:table-cell office:value-type="float" office:value="0" table:style-name="ce68">
            <text:p>-<text:s/></text:p>
          </table:table-cell>
          <table:table-cell office:value-type="float" office:value="62.98" table:style-name="ce68">
            <text:p>62,98<text:s/></text:p>
          </table:table-cell>
          <table:table-cell table:style-name="ce1"/>
          <table:table-cell office:value-type="float" office:value="1482" table:style-name="ce1">
            <text:p>14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13T00:00:00" table:style-name="ce74">
            <text:p>13/01/2020</text:p>
          </table:table-cell>
          <table:table-cell office:value-type="string" table:style-name="ce1">
            <text:p>Retención #438 aplica fact #141 cliente : Ductos de Gye</text:p>
          </table:table-cell>
          <table:table-cell table:number-columns-repeated="16373"/>
        </table:table-row>
        <table:table-row table:style-name="ro7">
          <table:table-cell office:value-type="float" office:value="927" table:style-name="ce1">
            <text:p>927</text:p>
          </table:table-cell>
          <table:table-cell office:value-type="string" table:style-name="ce67">
            <text:p><text:s/>246,295.99</text:p>
          </table:table-cell>
          <table:table-cell office:value-type="float" office:value="0" table:style-name="ce68">
            <text:p>-<text:s/></text:p>
          </table:table-cell>
          <table:table-cell office:value-type="float" office:value="6.3" table:style-name="ce68">
            <text:p>6,30<text:s/></text:p>
          </table:table-cell>
          <table:table-cell table:style-name="ce1"/>
          <table:table-cell office:value-type="float" office:value="1444" table:style-name="ce1">
            <text:p>144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14T00:00:00" table:style-name="ce74">
            <text:p>14/01/2020</text:p>
          </table:table-cell>
          <table:table-cell office:value-type="string" table:style-name="ce1">
            <text:p>Retencion #001-002-000000445 aplica fact #133 cliente: ductos gye</text:p>
          </table:table-cell>
          <table:table-cell table:number-columns-repeated="16373"/>
        </table:table-row>
        <table:table-row table:style-name="ro7">
          <table:table-cell office:value-type="float" office:value="928" table:style-name="ce1">
            <text:p>928</text:p>
          </table:table-cell>
          <table:table-cell office:value-type="string" table:style-name="ce67">
            <text:p><text:s/>246,293.74</text:p>
          </table:table-cell>
          <table:table-cell office:value-type="float" office:value="0" table:style-name="ce68">
            <text:p>-<text:s/></text:p>
          </table:table-cell>
          <table:table-cell office:value-type="float" office:value="2.25" table:style-name="ce68">
            <text:p>2,25<text:s/></text:p>
          </table:table-cell>
          <table:table-cell table:style-name="ce1"/>
          <table:table-cell office:value-type="float" office:value="1480" table:style-name="ce1">
            <text:p>14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14T00:00:00" table:style-name="ce74">
            <text:p>14/01/2020</text:p>
          </table:table-cell>
          <table:table-cell office:value-type="string" table:style-name="ce1">
            <text:p>Retención #447 aplica fact #138 cliente : Ductos de Gye</text:p>
          </table:table-cell>
          <table:table-cell table:number-columns-repeated="16373"/>
        </table:table-row>
        <table:table-row table:style-name="ro7">
          <table:table-cell office:value-type="float" office:value="929" table:style-name="ce1">
            <text:p>929</text:p>
          </table:table-cell>
          <table:table-cell office:value-type="string" table:style-name="ce67">
            <text:p><text:s/>245,711.84</text:p>
          </table:table-cell>
          <table:table-cell office:value-type="float" office:value="0" table:style-name="ce68">
            <text:p>-<text:s/></text:p>
          </table:table-cell>
          <table:table-cell office:value-type="float" office:value="581.9" table:style-name="ce68">
            <text:p>581,90<text:s/></text:p>
          </table:table-cell>
          <table:table-cell table:style-name="ce1"/>
          <table:table-cell office:value-type="float" office:value="1478" table:style-name="ce1">
            <text:p>14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14T00:00:00" table:style-name="ce74">
            <text:p>14/01/2020</text:p>
          </table:table-cell>
          <table:table-cell office:value-type="string" table:style-name="ce1">
            <text:p>Retención #443 aplica fact #140 cliente : Ductos de Gye</text:p>
          </table:table-cell>
          <table:table-cell table:number-columns-repeated="16373"/>
        </table:table-row>
        <table:table-row table:style-name="ro7">
          <table:table-cell office:value-type="float" office:value="930" table:style-name="ce1">
            <text:p>930</text:p>
          </table:table-cell>
          <table:table-cell office:value-type="string" table:style-name="ce67">
            <text:p><text:s/>245,181.61</text:p>
          </table:table-cell>
          <table:table-cell office:value-type="float" office:value="0" table:style-name="ce68">
            <text:p>-<text:s/></text:p>
          </table:table-cell>
          <table:table-cell office:value-type="float" office:value="530.23" table:style-name="ce68">
            <text:p>530,23<text:s/></text:p>
          </table:table-cell>
          <table:table-cell table:style-name="ce1"/>
          <table:table-cell office:value-type="float" office:value="1479" table:style-name="ce1">
            <text:p>14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14T00:00:00" table:style-name="ce74">
            <text:p>14/01/2020</text:p>
          </table:table-cell>
          <table:table-cell office:value-type="string" table:style-name="ce1">
            <text:p>Retención #444 aplica fact #137 cliente : Ductos de Gye</text:p>
          </table:table-cell>
          <table:table-cell table:number-columns-repeated="16373"/>
        </table:table-row>
        <table:table-row table:style-name="ro7">
          <table:table-cell office:value-type="float" office:value="931" table:style-name="ce1">
            <text:p>931</text:p>
          </table:table-cell>
          <table:table-cell office:value-type="string" table:style-name="ce67">
            <text:p><text:s/>245,179.36</text:p>
          </table:table-cell>
          <table:table-cell office:value-type="float" office:value="0" table:style-name="ce68">
            <text:p>-<text:s/></text:p>
          </table:table-cell>
          <table:table-cell office:value-type="float" office:value="2.25" table:style-name="ce68">
            <text:p>2,25<text:s/></text:p>
          </table:table-cell>
          <table:table-cell table:style-name="ce1"/>
          <table:table-cell office:value-type="float" office:value="1481" table:style-name="ce1">
            <text:p>14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14T00:00:00" table:style-name="ce74">
            <text:p>14/01/2020</text:p>
          </table:table-cell>
          <table:table-cell office:value-type="string" table:style-name="ce1">
            <text:p>Retención #446 aplica fact #139 cliente : Ductos de Gye</text:p>
          </table:table-cell>
          <table:table-cell table:number-columns-repeated="16373"/>
        </table:table-row>
        <table:table-row table:style-name="ro7">
          <table:table-cell office:value-type="float" office:value="932" table:style-name="ce1">
            <text:p>932</text:p>
          </table:table-cell>
          <table:table-cell office:value-type="string" table:style-name="ce67">
            <text:p><text:s/>247,579.69</text:p>
          </table:table-cell>
          <table:table-cell office:value-type="float" office:value="2400.33" table:style-name="ce68">
            <text:p>2.400,3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476" table:style-name="ce1">
            <text:p>14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24T00:00:00" table:style-name="ce74">
            <text:p>24/01/2020</text:p>
          </table:table-cell>
          <table:table-cell office:value-type="string" table:style-name="ce1">
            <text:p>Venta fact #001-001-000000144 cliente: Telconet</text:p>
          </table:table-cell>
          <table:table-cell table:number-columns-repeated="16373"/>
        </table:table-row>
        <table:table-row table:style-name="ro7">
          <table:table-cell office:value-type="float" office:value="933" table:style-name="ce1">
            <text:p>933</text:p>
          </table:table-cell>
          <table:table-cell office:value-type="string" table:style-name="ce67">
            <text:p><text:s/>256,866.17</text:p>
          </table:table-cell>
          <table:table-cell office:value-type="float" office:value="9286.48" table:style-name="ce68">
            <text:p>9.286,4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477" table:style-name="ce1">
            <text:p>14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24T00:00:00" table:style-name="ce74">
            <text:p>24/01/2020</text:p>
          </table:table-cell>
          <table:table-cell office:value-type="string" table:style-name="ce1">
            <text:p>Venta fact #001-001-000000145 cliente: Telconet</text:p>
          </table:table-cell>
          <table:table-cell table:number-columns-repeated="16373"/>
        </table:table-row>
        <table:table-row table:style-name="ro7">
          <table:table-cell office:value-type="float" office:value="934" table:style-name="ce1">
            <text:p>934</text:p>
          </table:table-cell>
          <table:table-cell office:value-type="string" table:style-name="ce67">
            <text:p><text:s/>266,601.15</text:p>
          </table:table-cell>
          <table:table-cell office:value-type="float" office:value="9734.98" table:style-name="ce68">
            <text:p>9.734,9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475" table:style-name="ce1">
            <text:p>14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24T00:00:00" table:style-name="ce74">
            <text:p>24/01/2020</text:p>
          </table:table-cell>
          <table:table-cell office:value-type="string" table:style-name="ce1">
            <text:p>Venta fact #001-001-000000143 cliente: Telconet</text:p>
          </table:table-cell>
          <table:table-cell table:number-columns-repeated="16373"/>
        </table:table-row>
        <table:table-row table:style-name="ro7">
          <table:table-cell office:value-type="float" office:value="935" table:style-name="ce1">
            <text:p>935</text:p>
          </table:table-cell>
          <table:table-cell office:value-type="string" table:style-name="ce67">
            <text:p><text:s/>271,002.73</text:p>
          </table:table-cell>
          <table:table-cell office:value-type="float" office:value="4401.58" table:style-name="ce68">
            <text:p>4.401,5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474" table:style-name="ce1">
            <text:p>14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24T00:00:00" table:style-name="ce74">
            <text:p>24/01/2020</text:p>
          </table:table-cell>
          <table:table-cell office:value-type="string" table:style-name="ce1">
            <text:p>Venta fact #001-001-000000142 cliente: Telconet</text:p>
          </table:table-cell>
          <table:table-cell table:number-columns-repeated="16373"/>
        </table:table-row>
        <table:table-row table:style-name="ro7">
          <table:table-cell office:value-type="float" office:value="936" table:style-name="ce1">
            <text:p>936</text:p>
          </table:table-cell>
          <table:table-cell office:value-type="string" table:style-name="ce67">
            <text:p><text:s/>270,098.77</text:p>
          </table:table-cell>
          <table:table-cell office:value-type="float" office:value="0" table:style-name="ce68">
            <text:p>-<text:s/></text:p>
          </table:table-cell>
          <table:table-cell office:value-type="float" office:value="903.96" table:style-name="ce68">
            <text:p>903,96<text:s/></text:p>
          </table:table-cell>
          <table:table-cell table:style-name="ce1"/>
          <table:table-cell office:value-type="float" office:value="1461" table:style-name="ce1">
            <text:p>14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4">
            <text:p>30/01/2020</text:p>
          </table:table-cell>
          <table:table-cell office:value-type="string" table:style-name="ce1">
            <text:p>Retencion #001-011-000146812 aplica fact#143 cliente telconet</text:p>
          </table:table-cell>
          <table:table-cell table:number-columns-repeated="16373"/>
        </table:table-row>
        <table:table-row table:style-name="ro7">
          <table:table-cell office:value-type="float" office:value="937" table:style-name="ce1">
            <text:p>937</text:p>
          </table:table-cell>
          <table:table-cell office:value-type="string" table:style-name="ce67">
            <text:p><text:s/>269,875.88</text:p>
          </table:table-cell>
          <table:table-cell office:value-type="float" office:value="0" table:style-name="ce68">
            <text:p>-<text:s/></text:p>
          </table:table-cell>
          <table:table-cell office:value-type="float" office:value="222.89" table:style-name="ce68">
            <text:p>222,89<text:s/></text:p>
          </table:table-cell>
          <table:table-cell table:style-name="ce1"/>
          <table:table-cell office:value-type="float" office:value="1462" table:style-name="ce1">
            <text:p>14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4">
            <text:p>30/01/2020</text:p>
          </table:table-cell>
          <table:table-cell office:value-type="string" table:style-name="ce1">
            <text:p>Retencion 001-011-000146913 aplica fact# 144cliene telconet</text:p>
          </table:table-cell>
          <table:table-cell table:number-columns-repeated="16373"/>
        </table:table-row>
        <table:table-row table:style-name="ro7">
          <table:table-cell office:value-type="float" office:value="938" table:style-name="ce1">
            <text:p>938</text:p>
          </table:table-cell>
          <table:table-cell office:value-type="string" table:style-name="ce67">
            <text:p><text:s/>269,013.56</text:p>
          </table:table-cell>
          <table:table-cell office:value-type="float" office:value="0" table:style-name="ce68">
            <text:p>-<text:s/></text:p>
          </table:table-cell>
          <table:table-cell office:value-type="float" office:value="862.32" table:style-name="ce68">
            <text:p>862,32<text:s/></text:p>
          </table:table-cell>
          <table:table-cell table:style-name="ce1"/>
          <table:table-cell office:value-type="float" office:value="1463" table:style-name="ce1">
            <text:p>14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4">
            <text:p>30/01/2020</text:p>
          </table:table-cell>
          <table:table-cell office:value-type="string" table:style-name="ce1">
            <text:p>Retencion #001-011-000146811 aplica fact#146811 telconet</text:p>
          </table:table-cell>
          <table:table-cell table:number-columns-repeated="16373"/>
        </table:table-row>
        <table:table-row table:style-name="ro7">
          <table:table-cell office:value-type="float" office:value="939" table:style-name="ce1">
            <text:p>939</text:p>
          </table:table-cell>
          <table:table-cell office:value-type="string" table:style-name="ce67">
            <text:p><text:s/>268,604.84</text:p>
          </table:table-cell>
          <table:table-cell office:value-type="float" office:value="0" table:style-name="ce68">
            <text:p>-<text:s/></text:p>
          </table:table-cell>
          <table:table-cell office:value-type="float" office:value="408.72" table:style-name="ce68">
            <text:p>408,72<text:s/></text:p>
          </table:table-cell>
          <table:table-cell table:style-name="ce1"/>
          <table:table-cell office:value-type="float" office:value="1464" table:style-name="ce1">
            <text:p>14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74">
            <text:p>30/01/2020</text:p>
          </table:table-cell>
          <table:table-cell office:value-type="string" table:style-name="ce1">
            <text:p>Retencion #001-011-000147006 aplica fact #142 cliene telconet</text:p>
          </table:table-cell>
          <table:table-cell table:number-columns-repeated="16373"/>
        </table:table-row>
        <table:table-row table:style-name="ro7">
          <table:table-cell office:value-type="float" office:value="940" table:style-name="ce1">
            <text:p>940</text:p>
          </table:table-cell>
          <table:table-cell office:value-type="string" table:style-name="ce67">
            <text:p><text:s/>265,807.97</text:p>
          </table:table-cell>
          <table:table-cell office:value-type="float" office:value="0" table:style-name="ce68">
            <text:p>-<text:s/></text:p>
          </table:table-cell>
          <table:table-cell office:value-type="float" office:value="2796.87" table:style-name="ce68">
            <text:p>2.796,87<text:s/>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62202" table:style-name="ce1">
            <text:p>262202</text:p>
          </table:table-cell>
          <table:table-cell office:value-type="date" office:date-value="2020-01-31T00:00:00" table:style-name="ce74">
            <text:p>31/01/2020</text:p>
          </table:table-cell>
          <table:table-cell office:value-type="string" table:style-name="ce1">
            <text:p>DP 43536349-0 :DP:0-43536349 CANC. FACT#130 CLIENT</text:p>
          </table:table-cell>
          <table:table-cell table:number-columns-repeated="16373"/>
        </table:table-row>
        <table:table-row table:style-name="ro7">
          <table:table-cell office:value-type="float" office:value="941" table:style-name="ce1">
            <text:p>941</text:p>
          </table:table-cell>
          <table:table-cell office:value-type="string" table:style-name="ce67">
            <text:p><text:s/>250,807.97</text:p>
          </table:table-cell>
          <table:table-cell office:value-type="float" office:value="0" table:style-name="ce68">
            <text:p>-<text:s/></text:p>
          </table:table-cell>
          <table:table-cell office:value-type="float" office:value="15000" table:style-name="ce68">
            <text:p>15.000,00<text:s/>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62002" table:style-name="ce1">
            <text:p>262002</text:p>
          </table:table-cell>
          <table:table-cell office:value-type="date" office:date-value="2020-01-31T00:00:00" table:style-name="ce74">
            <text:p>31/01/2020</text:p>
          </table:table-cell>
          <table:table-cell office:value-type="string" table:style-name="ce1">
            <text:p>DP 43536048-0 :DP:0-43536048 ABONO FACT #90 CLIENT</text:p>
          </table:table-cell>
          <table:table-cell table:number-columns-repeated="16373"/>
        </table:table-row>
        <table:table-row table:style-name="ro7">
          <table:table-cell office:value-type="float" office:value="942" table:style-name="ce1">
            <text:p>942</text:p>
          </table:table-cell>
          <table:table-cell office:value-type="string" table:style-name="ce67">
            <text:p><text:s/>240,526.83</text:p>
          </table:table-cell>
          <table:table-cell office:value-type="float" office:value="0" table:style-name="ce68">
            <text:p>-<text:s/></text:p>
          </table:table-cell>
          <table:table-cell office:value-type="float" office:value="10281.14" table:style-name="ce68">
            <text:p>10.281,14<text:s/>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62102" table:style-name="ce1">
            <text:p>262102</text:p>
          </table:table-cell>
          <table:table-cell office:value-type="date" office:date-value="2020-01-31T00:00:00" table:style-name="ce74">
            <text:p>31/01/2020</text:p>
          </table:table-cell>
          <table:table-cell office:value-type="string" table:style-name="ce1">
            <text:p>DP 54438407-0 :DP:0-54438407 ABONO FACT#90 CLIENTE</text:p>
          </table:table-cell>
          <table:table-cell table:number-columns-repeated="16373"/>
        </table:table-row>
        <table:table-row table:style-name="ro7">
          <table:table-cell office:value-type="float" office:value="943" table:style-name="ce1">
            <text:p>943</text:p>
          </table:table-cell>
          <table:table-cell office:value-type="string" table:style-name="ce67">
            <text:p><text:s/>246,494.19</text:p>
          </table:table-cell>
          <table:table-cell office:value-type="float" office:value="5967.36" table:style-name="ce68">
            <text:p>5.967,3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13" table:style-name="ce1">
            <text:p>15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74">
            <text:p>04/02/2020</text:p>
          </table:table-cell>
          <table:table-cell office:value-type="string" table:style-name="ce1">
            <text:p>Venta fact #001-001-000000153 cliente: Telconet</text:p>
          </table:table-cell>
          <table:table-cell table:number-columns-repeated="16373"/>
        </table:table-row>
        <table:table-row table:style-name="ro7">
          <table:table-cell office:value-type="float" office:value="944" table:style-name="ce1">
            <text:p>944</text:p>
          </table:table-cell>
          <table:table-cell office:value-type="string" table:style-name="ce67">
            <text:p><text:s/>260,733.56</text:p>
          </table:table-cell>
          <table:table-cell office:value-type="float" office:value="14239.37" table:style-name="ce68">
            <text:p>14.239,3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12" table:style-name="ce1">
            <text:p>15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74">
            <text:p>04/02/2020</text:p>
          </table:table-cell>
          <table:table-cell office:value-type="string" table:style-name="ce1">
            <text:p>Venta fact #001-001-000000152 cliente: Telconet</text:p>
          </table:table-cell>
          <table:table-cell table:number-columns-repeated="16373"/>
        </table:table-row>
        <table:table-row table:style-name="ro7">
          <table:table-cell office:value-type="float" office:value="945" table:style-name="ce1">
            <text:p>945</text:p>
          </table:table-cell>
          <table:table-cell office:value-type="string" table:style-name="ce67">
            <text:p><text:s/>272,724.50</text:p>
          </table:table-cell>
          <table:table-cell office:value-type="float" office:value="11990.94" table:style-name="ce68">
            <text:p>11.990,9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11" table:style-name="ce1">
            <text:p>15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74">
            <text:p>04/02/2020</text:p>
          </table:table-cell>
          <table:table-cell office:value-type="string" table:style-name="ce1">
            <text:p>Venta fact #001-001-000000151 cliente: Telconet</text:p>
          </table:table-cell>
          <table:table-cell table:number-columns-repeated="16373"/>
        </table:table-row>
        <table:table-row table:style-name="ro7">
          <table:table-cell office:value-type="float" office:value="946" table:style-name="ce1">
            <text:p>946</text:p>
          </table:table-cell>
          <table:table-cell office:value-type="string" table:style-name="ce67">
            <text:p><text:s/>290,538.49</text:p>
          </table:table-cell>
          <table:table-cell office:value-type="float" office:value="17813.990000000002" table:style-name="ce68">
            <text:p>17.813,9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10" table:style-name="ce1">
            <text:p>15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74">
            <text:p>04/02/2020</text:p>
          </table:table-cell>
          <table:table-cell office:value-type="string" table:style-name="ce1">
            <text:p>Venta fact #001-001-000000150 cliente: Telconet</text:p>
          </table:table-cell>
          <table:table-cell table:number-columns-repeated="16373"/>
        </table:table-row>
        <table:table-row table:style-name="ro7">
          <table:table-cell office:value-type="float" office:value="947" table:style-name="ce1">
            <text:p>947</text:p>
          </table:table-cell>
          <table:table-cell office:value-type="string" table:style-name="ce67">
            <text:p><text:s/>291,381.68</text:p>
          </table:table-cell>
          <table:table-cell office:value-type="float" office:value="843.19" table:style-name="ce68">
            <text:p>843,1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14" table:style-name="ce1">
            <text:p>15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74">
            <text:p>04/02/2020</text:p>
          </table:table-cell>
          <table:table-cell office:value-type="string" table:style-name="ce1">
            <text:p>Venta fact #001-001-000000154 cliente: Telconet</text:p>
          </table:table-cell>
          <table:table-cell table:number-columns-repeated="16373"/>
        </table:table-row>
        <table:table-row table:style-name="ro7">
          <table:table-cell office:value-type="float" office:value="948" table:style-name="ce1">
            <text:p>948</text:p>
          </table:table-cell>
          <table:table-cell office:value-type="string" table:style-name="ce67">
            <text:p><text:s/>301,086.48</text:p>
          </table:table-cell>
          <table:table-cell office:value-type="float" office:value="9704.7999999999993" table:style-name="ce68">
            <text:p>9.704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08" table:style-name="ce1">
            <text:p>15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74">
            <text:p>04/02/2020</text:p>
          </table:table-cell>
          <table:table-cell office:value-type="string" table:style-name="ce1">
            <text:p>Venta fact #001-001-000000148 cliente: Telconet</text:p>
          </table:table-cell>
          <table:table-cell table:number-columns-repeated="16373"/>
        </table:table-row>
        <table:table-row table:style-name="ro7">
          <table:table-cell office:value-type="float" office:value="949" table:style-name="ce1">
            <text:p>949</text:p>
          </table:table-cell>
          <table:table-cell office:value-type="string" table:style-name="ce67">
            <text:p><text:s/>316,794.48</text:p>
          </table:table-cell>
          <table:table-cell office:value-type="float" office:value="15708" table:style-name="ce68">
            <text:p>15.70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07" table:style-name="ce1">
            <text:p>15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74">
            <text:p>04/02/2020</text:p>
          </table:table-cell>
          <table:table-cell office:value-type="string" table:style-name="ce1">
            <text:p>Venta fact #001-001-000000147 cliente: Telconet</text:p>
          </table:table-cell>
          <table:table-cell table:number-columns-repeated="16373"/>
        </table:table-row>
        <table:table-row table:style-name="ro7">
          <table:table-cell office:value-type="float" office:value="950" table:style-name="ce1">
            <text:p>950</text:p>
          </table:table-cell>
          <table:table-cell office:value-type="string" table:style-name="ce67">
            <text:p><text:s/>323,245.68</text:p>
          </table:table-cell>
          <table:table-cell office:value-type="float" office:value="6451.2" table:style-name="ce68">
            <text:p>6.451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06" table:style-name="ce1">
            <text:p>15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74">
            <text:p>04/02/2020</text:p>
          </table:table-cell>
          <table:table-cell office:value-type="string" table:style-name="ce1">
            <text:p>Venta fact #001-001-000000146 cliente: Telconet</text:p>
          </table:table-cell>
          <table:table-cell table:number-columns-repeated="16373"/>
        </table:table-row>
        <table:table-row table:style-name="ro7">
          <table:table-cell office:value-type="float" office:value="951" table:style-name="ce1">
            <text:p>951</text:p>
          </table:table-cell>
          <table:table-cell office:value-type="string" table:style-name="ce67">
            <text:p><text:s/>329,618.48</text:p>
          </table:table-cell>
          <table:table-cell office:value-type="float" office:value="6372.8" table:style-name="ce68">
            <text:p>6.372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09" table:style-name="ce1">
            <text:p>15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74">
            <text:p>04/02/2020</text:p>
          </table:table-cell>
          <table:table-cell office:value-type="string" table:style-name="ce1">
            <text:p>Venta fact #001-001-000000149 cliente: Telconet</text:p>
          </table:table-cell>
          <table:table-cell table:number-columns-repeated="16373"/>
        </table:table-row>
        <table:table-row table:style-name="ro7">
          <table:table-cell office:value-type="float" office:value="952" table:style-name="ce1">
            <text:p>952</text:p>
          </table:table-cell>
          <table:table-cell office:value-type="string" table:style-name="ce67">
            <text:p><text:s/>329,064.37</text:p>
          </table:table-cell>
          <table:table-cell office:value-type="float" office:value="0" table:style-name="ce68">
            <text:p>-<text:s/></text:p>
          </table:table-cell>
          <table:table-cell office:value-type="float" office:value="554.11" table:style-name="ce68">
            <text:p>554,11<text:s/></text:p>
          </table:table-cell>
          <table:table-cell table:style-name="ce1"/>
          <table:table-cell office:value-type="float" office:value="1497" table:style-name="ce1">
            <text:p>14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8T00:00:00" table:style-name="ce74">
            <text:p>28/02/2020</text:p>
          </table:table-cell>
          <table:table-cell office:value-type="string" table:style-name="ce1">
            <text:p>Retencion #001-011-000148424 aplica fact#153 telconet</text:p>
          </table:table-cell>
          <table:table-cell table:number-columns-repeated="16373"/>
        </table:table-row>
        <table:table-row table:style-name="ro7">
          <table:table-cell office:value-type="float" office:value="953" table:style-name="ce1">
            <text:p>953</text:p>
          </table:table-cell>
          <table:table-cell office:value-type="string" table:style-name="ce67">
            <text:p><text:s/>328,986.07</text:p>
          </table:table-cell>
          <table:table-cell office:value-type="float" office:value="0" table:style-name="ce68">
            <text:p>-<text:s/></text:p>
          </table:table-cell>
          <table:table-cell office:value-type="float" office:value="78.3" table:style-name="ce68">
            <text:p>78,30<text:s/></text:p>
          </table:table-cell>
          <table:table-cell table:style-name="ce1"/>
          <table:table-cell office:value-type="float" office:value="1498" table:style-name="ce1">
            <text:p>14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8T00:00:00" table:style-name="ce74">
            <text:p>28/02/2020</text:p>
          </table:table-cell>
          <table:table-cell office:value-type="string" table:style-name="ce1">
            <text:p>Retencion #001-011-000148425 aplica fact#154 telconet</text:p>
          </table:table-cell>
          <table:table-cell table:number-columns-repeated="16373"/>
        </table:table-row>
        <table:table-row table:style-name="ro7">
          <table:table-cell office:value-type="float" office:value="954" table:style-name="ce1">
            <text:p>954</text:p>
          </table:table-cell>
          <table:table-cell office:value-type="string" table:style-name="ce67">
            <text:p><text:s/>327,663.84</text:p>
          </table:table-cell>
          <table:table-cell office:value-type="float" office:value="0" table:style-name="ce68">
            <text:p>-<text:s/></text:p>
          </table:table-cell>
          <table:table-cell office:value-type="float" office:value="1322.23" table:style-name="ce68">
            <text:p>1.322,23<text:s/></text:p>
          </table:table-cell>
          <table:table-cell table:style-name="ce1"/>
          <table:table-cell office:value-type="float" office:value="1496" table:style-name="ce1">
            <text:p>14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8T00:00:00" table:style-name="ce74">
            <text:p>28/02/2020</text:p>
          </table:table-cell>
          <table:table-cell office:value-type="string" table:style-name="ce1">
            <text:p>Retencion #001-011-000148417 aplica fact#152 telconet</text:p>
          </table:table-cell>
          <table:table-cell table:number-columns-repeated="16373"/>
        </table:table-row>
        <table:table-row table:style-name="ro7">
          <table:table-cell office:value-type="float" office:value="955" table:style-name="ce1">
            <text:p>955</text:p>
          </table:table-cell>
          <table:table-cell office:value-type="string" table:style-name="ce67">
            <text:p><text:s/>326,550.40</text:p>
          </table:table-cell>
          <table:table-cell office:value-type="float" office:value="0" table:style-name="ce68">
            <text:p>-<text:s/></text:p>
          </table:table-cell>
          <table:table-cell office:value-type="float" office:value="1113.44" table:style-name="ce68">
            <text:p>1.113,44<text:s/></text:p>
          </table:table-cell>
          <table:table-cell table:style-name="ce1"/>
          <table:table-cell office:value-type="float" office:value="1495" table:style-name="ce1">
            <text:p>14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8T00:00:00" table:style-name="ce74">
            <text:p>28/02/2020</text:p>
          </table:table-cell>
          <table:table-cell office:value-type="string" table:style-name="ce1">
            <text:p>Retencion #001-011-000148416 aplica fact#151 telconet</text:p>
          </table:table-cell>
          <table:table-cell table:number-columns-repeated="16373"/>
        </table:table-row>
        <table:table-row table:style-name="ro7">
          <table:table-cell office:value-type="float" office:value="956" table:style-name="ce1">
            <text:p>956</text:p>
          </table:table-cell>
          <table:table-cell office:value-type="string" table:style-name="ce67">
            <text:p><text:s/>324,896.24</text:p>
          </table:table-cell>
          <table:table-cell office:value-type="float" office:value="0" table:style-name="ce68">
            <text:p>-<text:s/></text:p>
          </table:table-cell>
          <table:table-cell office:value-type="float" office:value="1654.16" table:style-name="ce68">
            <text:p>1.654,16<text:s/></text:p>
          </table:table-cell>
          <table:table-cell table:style-name="ce1"/>
          <table:table-cell office:value-type="float" office:value="1494" table:style-name="ce1">
            <text:p>14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8T00:00:00" table:style-name="ce74">
            <text:p>28/02/2020</text:p>
          </table:table-cell>
          <table:table-cell office:value-type="string" table:style-name="ce1">
            <text:p>Retencion #001-011-000148415 aplica fact#150 telconet</text:p>
          </table:table-cell>
          <table:table-cell table:number-columns-repeated="16373"/>
        </table:table-row>
        <table:table-row table:style-name="ro7">
          <table:table-cell office:value-type="float" office:value="957" table:style-name="ce1">
            <text:p>957</text:p>
          </table:table-cell>
          <table:table-cell office:value-type="string" table:style-name="ce67">
            <text:p><text:s/>324,304.48</text:p>
          </table:table-cell>
          <table:table-cell office:value-type="float" office:value="0" table:style-name="ce68">
            <text:p>-<text:s/></text:p>
          </table:table-cell>
          <table:table-cell office:value-type="float" office:value="591.76" table:style-name="ce68">
            <text:p>591,76<text:s/></text:p>
          </table:table-cell>
          <table:table-cell table:style-name="ce1"/>
          <table:table-cell office:value-type="float" office:value="1493" table:style-name="ce1">
            <text:p>14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8T00:00:00" table:style-name="ce74">
            <text:p>28/02/2020</text:p>
          </table:table-cell>
          <table:table-cell office:value-type="string" table:style-name="ce1">
            <text:p>Retencion #001-011-000148414 aplica fact#149 telconet</text:p>
          </table:table-cell>
          <table:table-cell table:number-columns-repeated="16373"/>
        </table:table-row>
        <table:table-row table:style-name="ro7">
          <table:table-cell office:value-type="float" office:value="958" table:style-name="ce1">
            <text:p>958</text:p>
          </table:table-cell>
          <table:table-cell office:value-type="string" table:style-name="ce67">
            <text:p><text:s/>323,705.44</text:p>
          </table:table-cell>
          <table:table-cell office:value-type="float" office:value="0" table:style-name="ce68">
            <text:p>-<text:s/></text:p>
          </table:table-cell>
          <table:table-cell office:value-type="float" office:value="599.04" table:style-name="ce68">
            <text:p>599,04<text:s/></text:p>
          </table:table-cell>
          <table:table-cell table:style-name="ce1"/>
          <table:table-cell office:value-type="float" office:value="1492" table:style-name="ce1">
            <text:p>14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8T00:00:00" table:style-name="ce74">
            <text:p>28/02/2020</text:p>
          </table:table-cell>
          <table:table-cell office:value-type="string" table:style-name="ce1">
            <text:p>Retencion #001-011-000148413 aplica fact#148 telconet</text:p>
          </table:table-cell>
          <table:table-cell table:number-columns-repeated="16373"/>
        </table:table-row>
        <table:table-row table:style-name="ro7">
          <table:table-cell office:value-type="float" office:value="959" table:style-name="ce1">
            <text:p>959</text:p>
          </table:table-cell>
          <table:table-cell office:value-type="string" table:style-name="ce67">
            <text:p><text:s/>322,246.84</text:p>
          </table:table-cell>
          <table:table-cell office:value-type="float" office:value="0" table:style-name="ce68">
            <text:p>-<text:s/></text:p>
          </table:table-cell>
          <table:table-cell office:value-type="float" office:value="1458.6" table:style-name="ce68">
            <text:p>1.458,60<text:s/></text:p>
          </table:table-cell>
          <table:table-cell table:style-name="ce1"/>
          <table:table-cell office:value-type="float" office:value="1491" table:style-name="ce1">
            <text:p>14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8T00:00:00" table:style-name="ce74">
            <text:p>28/02/2020</text:p>
          </table:table-cell>
          <table:table-cell office:value-type="string" table:style-name="ce1">
            <text:p>Retencion #001-011-000148364 aplica fact#147 telconet</text:p>
          </table:table-cell>
          <table:table-cell table:number-columns-repeated="16373"/>
        </table:table-row>
        <table:table-row table:style-name="ro7">
          <table:table-cell office:value-type="float" office:value="960" table:style-name="ce1">
            <text:p>960</text:p>
          </table:table-cell>
          <table:table-cell office:value-type="string" table:style-name="ce67">
            <text:p><text:s/>321,345.68</text:p>
          </table:table-cell>
          <table:table-cell office:value-type="float" office:value="0" table:style-name="ce68">
            <text:p>-<text:s/></text:p>
          </table:table-cell>
          <table:table-cell office:value-type="float" office:value="901.16" table:style-name="ce68">
            <text:p>901,16<text:s/></text:p>
          </table:table-cell>
          <table:table-cell table:style-name="ce1"/>
          <table:table-cell office:value-type="float" office:value="1490" table:style-name="ce1">
            <text:p>14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8T00:00:00" table:style-name="ce74">
            <text:p>28/02/2020</text:p>
          </table:table-cell>
          <table:table-cell office:value-type="string" table:style-name="ce1">
            <text:p>Retencion #001-011-000148411 aplica fact#146 telconet</text:p>
          </table:table-cell>
          <table:table-cell table:number-columns-repeated="16373"/>
        </table:table-row>
        <table:table-row table:style-name="ro7">
          <table:table-cell office:value-type="float" office:value="961" table:style-name="ce1">
            <text:p>961</text:p>
          </table:table-cell>
          <table:table-cell office:value-type="string" table:style-name="ce67">
            <text:p><text:s/>317,274.07</text:p>
          </table:table-cell>
          <table:table-cell office:value-type="float" office:value="0" table:style-name="ce68">
            <text:p>-<text:s/></text:p>
          </table:table-cell>
          <table:table-cell office:value-type="float" office:value="4071.61" table:style-name="ce68">
            <text:p>4.071,61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002" table:style-name="ce1">
            <text:p>2730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56773072-0 :DP:0-56773072 PAGO FACT #109-112 CL</text:p>
          </table:table-cell>
          <table:table-cell table:number-columns-repeated="16373"/>
        </table:table-row>
        <table:table-row table:style-name="ro7">
          <table:table-cell office:value-type="float" office:value="962" table:style-name="ce1">
            <text:p>962</text:p>
          </table:table-cell>
          <table:table-cell office:value-type="string" table:style-name="ce67">
            <text:p><text:s/>317,197.82</text:p>
          </table:table-cell>
          <table:table-cell office:value-type="float" office:value="0" table:style-name="ce68">
            <text:p>-<text:s/></text:p>
          </table:table-cell>
          <table:table-cell office:value-type="float" office:value="76.25" table:style-name="ce68">
            <text:p>76,25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302" table:style-name="ce1">
            <text:p>2733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43536049-0 :DP:0-43536049 CANCELACION FACT #90-</text:p>
          </table:table-cell>
          <table:table-cell table:number-columns-repeated="16373"/>
        </table:table-row>
        <table:table-row table:style-name="ro7">
          <table:table-cell office:value-type="float" office:value="963" table:style-name="ce1">
            <text:p>963</text:p>
          </table:table-cell>
          <table:table-cell office:value-type="string" table:style-name="ce67">
            <text:p><text:s/>317,046.25</text:p>
          </table:table-cell>
          <table:table-cell office:value-type="float" office:value="0" table:style-name="ce68">
            <text:p>-<text:s/></text:p>
          </table:table-cell>
          <table:table-cell office:value-type="float" office:value="151.57" table:style-name="ce68">
            <text:p>151,57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102" table:style-name="ce1">
            <text:p>2731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56773070-0 :DP:0-56773070 PAGO FACT #102-105-10</text:p>
          </table:table-cell>
          <table:table-cell table:number-columns-repeated="16373"/>
        </table:table-row>
        <table:table-row table:style-name="ro7">
          <table:table-cell office:value-type="float" office:value="964" table:style-name="ce1">
            <text:p>964</text:p>
          </table:table-cell>
          <table:table-cell office:value-type="string" table:style-name="ce67">
            <text:p><text:s/>315,269.34</text:p>
          </table:table-cell>
          <table:table-cell office:value-type="float" office:value="0" table:style-name="ce68">
            <text:p>-<text:s/></text:p>
          </table:table-cell>
          <table:table-cell office:value-type="float" office:value="1776.91" table:style-name="ce68">
            <text:p>1.776,91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102" table:style-name="ce1">
            <text:p>2731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56773070-0 :DP:0-56773070 PAGO FACT #102-105-10</text:p>
          </table:table-cell>
          <table:table-cell table:number-columns-repeated="16373"/>
        </table:table-row>
        <table:table-row table:style-name="ro7">
          <table:table-cell office:value-type="float" office:value="965" table:style-name="ce1">
            <text:p>965</text:p>
          </table:table-cell>
          <table:table-cell office:value-type="string" table:style-name="ce67">
            <text:p><text:s/>313,080.73</text:p>
          </table:table-cell>
          <table:table-cell office:value-type="float" office:value="0" table:style-name="ce68">
            <text:p>-<text:s/></text:p>
          </table:table-cell>
          <table:table-cell office:value-type="float" office:value="2188.61" table:style-name="ce68">
            <text:p>2.188,61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102" table:style-name="ce1">
            <text:p>2731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56773070-0 :DP:0-56773070 PAGO FACT #102-105-10</text:p>
          </table:table-cell>
          <table:table-cell table:number-columns-repeated="16373"/>
        </table:table-row>
        <table:table-row table:style-name="ro7">
          <table:table-cell office:value-type="float" office:value="966" table:style-name="ce1">
            <text:p>966</text:p>
          </table:table-cell>
          <table:table-cell office:value-type="string" table:style-name="ce67">
            <text:p><text:s/>313,020.41</text:p>
          </table:table-cell>
          <table:table-cell office:value-type="float" office:value="0" table:style-name="ce68">
            <text:p>-<text:s/></text:p>
          </table:table-cell>
          <table:table-cell office:value-type="float" office:value="60.32" table:style-name="ce68">
            <text:p>60,32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302" table:style-name="ce1">
            <text:p>2733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43536049-0 :DP:0-43536049 CANCELACION FACT #90-</text:p>
          </table:table-cell>
          <table:table-cell table:number-columns-repeated="16373"/>
        </table:table-row>
        <table:table-row table:style-name="ro7">
          <table:table-cell office:value-type="float" office:value="967" table:style-name="ce1">
            <text:p>967</text:p>
          </table:table-cell>
          <table:table-cell office:value-type="string" table:style-name="ce67">
            <text:p><text:s/>311,020.41</text:p>
          </table:table-cell>
          <table:table-cell office:value-type="float" office:value="0" table:style-name="ce68">
            <text:p>-<text:s/></text:p>
          </table:table-cell>
          <table:table-cell office:value-type="float" office:value="2000" table:style-name="ce68">
            <text:p>2.000,00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302" table:style-name="ce1">
            <text:p>2733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43536049-0 :DP:0-43536049 CANCELACION FACT #90-</text:p>
          </table:table-cell>
          <table:table-cell table:number-columns-repeated="16373"/>
        </table:table-row>
        <table:table-row table:style-name="ro7">
          <table:table-cell office:value-type="float" office:value="968" table:style-name="ce1">
            <text:p>968</text:p>
          </table:table-cell>
          <table:table-cell office:value-type="string" table:style-name="ce67">
            <text:p><text:s/>300,520.41</text:p>
          </table:table-cell>
          <table:table-cell office:value-type="float" office:value="0" table:style-name="ce68">
            <text:p>-<text:s/></text:p>
          </table:table-cell>
          <table:table-cell office:value-type="float" office:value="10500" table:style-name="ce68">
            <text:p>10.500,00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202" table:style-name="ce1">
            <text:p>2732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43536046-0 :DP:0-43536046 PAGO FACT #132 Y ABON</text:p>
          </table:table-cell>
          <table:table-cell table:number-columns-repeated="16373"/>
        </table:table-row>
        <table:table-row table:style-name="ro7">
          <table:table-cell office:value-type="float" office:value="969" table:style-name="ce1">
            <text:p>969</text:p>
          </table:table-cell>
          <table:table-cell office:value-type="string" table:style-name="ce67">
            <text:p><text:s/>295,020.41</text:p>
          </table:table-cell>
          <table:table-cell office:value-type="float" office:value="0" table:style-name="ce68">
            <text:p>-<text:s/></text:p>
          </table:table-cell>
          <table:table-cell office:value-type="float" office:value="5500" table:style-name="ce68">
            <text:p>5.500,00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202" table:style-name="ce1">
            <text:p>2732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43536046-0 :DP:0-43536046 PAGO FACT #132 Y ABON</text:p>
          </table:table-cell>
          <table:table-cell table:number-columns-repeated="16373"/>
        </table:table-row>
        <table:table-row table:style-name="ro7">
          <table:table-cell office:value-type="float" office:value="970" table:style-name="ce1">
            <text:p>970</text:p>
          </table:table-cell>
          <table:table-cell office:value-type="string" table:style-name="ce67">
            <text:p><text:s/>286,781.86</text:p>
          </table:table-cell>
          <table:table-cell office:value-type="float" office:value="0" table:style-name="ce68">
            <text:p>-<text:s/></text:p>
          </table:table-cell>
          <table:table-cell office:value-type="float" office:value="8238.5499999999993" table:style-name="ce68">
            <text:p>8.238,55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2902" table:style-name="ce1">
            <text:p>2729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56773071-0 :DP:0-56773071 PAGO FACT #107 CLIENT</text:p>
          </table:table-cell>
          <table:table-cell table:number-columns-repeated="16373"/>
        </table:table-row>
        <table:table-row table:style-name="ro7">
          <table:table-cell office:value-type="float" office:value="971" table:style-name="ce1">
            <text:p>971</text:p>
          </table:table-cell>
          <table:table-cell office:value-type="string" table:style-name="ce67">
            <text:p><text:s/>281,938.63</text:p>
          </table:table-cell>
          <table:table-cell office:value-type="float" office:value="0" table:style-name="ce68">
            <text:p>-<text:s/></text:p>
          </table:table-cell>
          <table:table-cell office:value-type="float" office:value="4843.2299999999996" table:style-name="ce68">
            <text:p>4.843,23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2802" table:style-name="ce1">
            <text:p>2728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56773068-0 :DP:0-56773068 PAGO FACT #100-104 CL</text:p>
          </table:table-cell>
          <table:table-cell table:number-columns-repeated="16373"/>
        </table:table-row>
        <table:table-row table:style-name="ro7">
          <table:table-cell office:value-type="float" office:value="972" table:style-name="ce1">
            <text:p>972</text:p>
          </table:table-cell>
          <table:table-cell office:value-type="string" table:style-name="ce67">
            <text:p><text:s/>270,657.67</text:p>
          </table:table-cell>
          <table:table-cell office:value-type="float" office:value="0" table:style-name="ce68">
            <text:p>-<text:s/></text:p>
          </table:table-cell>
          <table:table-cell office:value-type="float" office:value="11280.96" table:style-name="ce68">
            <text:p>11.280,96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2802" table:style-name="ce1">
            <text:p>2728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56773068-0 :DP:0-56773068 PAGO FACT #100-104 CL</text:p>
          </table:table-cell>
          <table:table-cell table:number-columns-repeated="16373"/>
        </table:table-row>
        <table:table-row table:style-name="ro7">
          <table:table-cell office:value-type="float" office:value="973" table:style-name="ce1">
            <text:p>973</text:p>
          </table:table-cell>
          <table:table-cell office:value-type="string" table:style-name="ce67">
            <text:p><text:s/>268,541.09</text:p>
          </table:table-cell>
          <table:table-cell office:value-type="float" office:value="0" table:style-name="ce68">
            <text:p>-<text:s/></text:p>
          </table:table-cell>
          <table:table-cell office:value-type="float" office:value="2116.58" table:style-name="ce68">
            <text:p>2.116,58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402" table:style-name="ce1">
            <text:p>2734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56773067-0 :DP:0-56773067 PAGO FACT #131 CLIENT</text:p>
          </table:table-cell>
          <table:table-cell table:number-columns-repeated="16373"/>
        </table:table-row>
        <table:table-row table:style-name="ro7">
          <table:table-cell office:value-type="float" office:value="974" table:style-name="ce1">
            <text:p>974</text:p>
          </table:table-cell>
          <table:table-cell office:value-type="string" table:style-name="ce67">
            <text:p><text:s/>226,365.82</text:p>
          </table:table-cell>
          <table:table-cell office:value-type="float" office:value="0" table:style-name="ce68">
            <text:p>-<text:s/></text:p>
          </table:table-cell>
          <table:table-cell office:value-type="float" office:value="42175.27" table:style-name="ce68">
            <text:p>42.175,27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402" table:style-name="ce1">
            <text:p>2734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56773067-0 :DP:0-56773067 PAGO FACT #131 CLIENT</text:p>
          </table:table-cell>
          <table:table-cell table:number-columns-repeated="16373"/>
        </table:table-row>
        <table:table-row table:style-name="ro7">
          <table:table-cell office:value-type="float" office:value="975" table:style-name="ce1">
            <text:p>975</text:p>
          </table:table-cell>
          <table:table-cell office:value-type="string" table:style-name="ce67">
            <text:p><text:s/>222,171.42</text:p>
          </table:table-cell>
          <table:table-cell office:value-type="float" office:value="0" table:style-name="ce68">
            <text:p>-<text:s/></text:p>
          </table:table-cell>
          <table:table-cell office:value-type="float" office:value="4194.3999999999996" table:style-name="ce68">
            <text:p>4.194,40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302" table:style-name="ce1">
            <text:p>2733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43536049-0 :DP:0-43536049 CANCELACION FACT #90-</text:p>
          </table:table-cell>
          <table:table-cell table:number-columns-repeated="16373"/>
        </table:table-row>
        <table:table-row table:style-name="ro7">
          <table:table-cell office:value-type="float" office:value="976" table:style-name="ce1">
            <text:p>976</text:p>
          </table:table-cell>
          <table:table-cell office:value-type="string" table:style-name="ce67">
            <text:p><text:s/>213,747.26</text:p>
          </table:table-cell>
          <table:table-cell office:value-type="float" office:value="0" table:style-name="ce68">
            <text:p>-<text:s/></text:p>
          </table:table-cell>
          <table:table-cell office:value-type="float" office:value="8424.16" table:style-name="ce68">
            <text:p>8.424,16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302" table:style-name="ce1">
            <text:p>2733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43536049-0 :DP:0-43536049 CANCELACION FACT #90-</text:p>
          </table:table-cell>
          <table:table-cell table:number-columns-repeated="16373"/>
        </table:table-row>
        <table:table-row table:style-name="ro7">
          <table:table-cell office:value-type="float" office:value="977" table:style-name="ce1">
            <text:p>977</text:p>
          </table:table-cell>
          <table:table-cell office:value-type="string" table:style-name="ce67">
            <text:p><text:s/>213,502.39</text:p>
          </table:table-cell>
          <table:table-cell office:value-type="float" office:value="0" table:style-name="ce68">
            <text:p>-<text:s/></text:p>
          </table:table-cell>
          <table:table-cell office:value-type="float" office:value="244.87" table:style-name="ce68">
            <text:p>244,87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302" table:style-name="ce1">
            <text:p>2733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43536049-0 :DP:0-43536049 CANCELACION FACT #90-</text:p>
          </table:table-cell>
          <table:table-cell table:number-columns-repeated="16373"/>
        </table:table-row>
        <table:table-row table:style-name="ro7">
          <table:table-cell office:value-type="float" office:value="978" table:style-name="ce1">
            <text:p>978</text:p>
          </table:table-cell>
          <table:table-cell office:value-type="string" table:style-name="ce67">
            <text:p><text:s/>210,705.52</text:p>
          </table:table-cell>
          <table:table-cell office:value-type="float" office:value="0" table:style-name="ce68">
            <text:p>-<text:s/></text:p>
          </table:table-cell>
          <table:table-cell office:value-type="float" office:value="2796.87" table:style-name="ce68">
            <text:p>2.796,87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002" table:style-name="ce1">
            <text:p>273002</text:p>
          </table:table-cell>
          <table:table-cell office:value-type="date" office:date-value="2020-02-29T00:00:00" table:style-name="ce74">
            <text:p>29/02/2020</text:p>
          </table:table-cell>
          <table:table-cell office:value-type="string" table:style-name="ce1">
            <text:p>DP 56773072-0 :DP:0-56773072 PAGO FACT #109-112 CL</text:p>
          </table:table-cell>
          <table:table-cell table:number-columns-repeated="16373"/>
        </table:table-row>
        <table:table-row table:style-name="ro7">
          <table:table-cell office:value-type="float" office:value="979" table:style-name="ce1">
            <text:p>979</text:p>
          </table:table-cell>
          <table:table-cell office:value-type="string" table:style-name="ce67">
            <text:p><text:s/>2,110,673.52</text:p>
          </table:table-cell>
          <table:table-cell office:value-type="float" office:value="1899968" table:style-name="ce68">
            <text:p>1.899.96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21" table:style-name="ce1">
            <text:p>15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74">
            <text:p>31/03/2020</text:p>
          </table:table-cell>
          <table:table-cell office:value-type="string" table:style-name="ce1">
            <text:p>Ventas fact #001-001-000000156 cliente: Telconet</text:p>
          </table:table-cell>
          <table:table-cell table:number-columns-repeated="16373"/>
        </table:table-row>
        <table:table-row table:style-name="ro7">
          <table:table-cell office:value-type="float" office:value="980" table:style-name="ce1">
            <text:p>980</text:p>
          </table:table-cell>
          <table:table-cell office:value-type="string" table:style-name="ce67">
            <text:p><text:s/>2,060,673.52</text:p>
          </table:table-cell>
          <table:table-cell office:value-type="float" office:value="0" table:style-name="ce68">
            <text:p>-<text:s/></text:p>
          </table:table-cell>
          <table:table-cell office:value-type="float" office:value="50000" table:style-name="ce68">
            <text:p>50.000,00<text:s/>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502" table:style-name="ce1">
            <text:p>273502</text:p>
          </table:table-cell>
          <table:table-cell office:value-type="date" office:date-value="2020-03-31T00:00:00" table:style-name="ce74">
            <text:p>31/03/2020</text:p>
          </table:table-cell>
          <table:table-cell office:value-type="string" table:style-name="ce1">
            <text:p>DP 43536065-0 :DP:0-43536065 PAGO FACT #128 CLIENT</text:p>
          </table:table-cell>
          <table:table-cell table:number-columns-repeated="16373"/>
        </table:table-row>
        <table:table-row table:style-name="ro7">
          <table:table-cell office:value-type="float" office:value="981" table:style-name="ce1">
            <text:p>981</text:p>
          </table:table-cell>
          <table:table-cell office:value-type="string" table:style-name="ce67">
            <text:p><text:s/>2,025,987.28</text:p>
          </table:table-cell>
          <table:table-cell office:value-type="float" office:value="0" table:style-name="ce68">
            <text:p>-<text:s/></text:p>
          </table:table-cell>
          <table:table-cell office:value-type="float" office:value="34686.239999999998" table:style-name="ce68">
            <text:p>34.686,24<text:s/>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602" table:style-name="ce1">
            <text:p>273602</text:p>
          </table:table-cell>
          <table:table-cell office:value-type="date" office:date-value="2020-03-31T00:00:00" table:style-name="ce74">
            <text:p>31/03/2020</text:p>
          </table:table-cell>
          <table:table-cell office:value-type="string" table:style-name="ce1">
            <text:p>DP 6600-0 :DP:0-6600 PAGO FACT #146-147-148-149 CL</text:p>
          </table:table-cell>
          <table:table-cell table:number-columns-repeated="16373"/>
        </table:table-row>
        <table:table-row table:style-name="ro7">
          <table:table-cell office:value-type="float" office:value="982" table:style-name="ce1">
            <text:p>982</text:p>
          </table:table-cell>
          <table:table-cell office:value-type="string" table:style-name="ce67">
            <text:p><text:s/>1,849,561.68</text:p>
          </table:table-cell>
          <table:table-cell office:value-type="float" office:value="0" table:style-name="ce68">
            <text:p>-<text:s/></text:p>
          </table:table-cell>
          <table:table-cell office:value-type="float" office:value="176425.60000000001" table:style-name="ce68">
            <text:p>176.425,60<text:s/></text:p>
          </table:table-cell>
          <table:table-cell table:style-name="ce1"/>
          <table:table-cell office:value-type="float" office:value="1529" table:style-name="ce1">
            <text:p>15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74">
            <text:p>31/03/2020</text:p>
          </table:table-cell>
          <table:table-cell office:value-type="string" table:style-name="ce1">
            <text:p>Retencion #001-001-000106672 aplica fact#156 telconet</text:p>
          </table:table-cell>
          <table:table-cell table:number-columns-repeated="16373"/>
        </table:table-row>
        <table:table-row table:style-name="ro7">
          <table:table-cell office:value-type="float" office:value="983" table:style-name="ce1">
            <text:p>983</text:p>
          </table:table-cell>
          <table:table-cell office:value-type="string" table:style-name="ce67">
            <text:p><text:s/>1,836,780.54</text:p>
          </table:table-cell>
          <table:table-cell office:value-type="float" office:value="0" table:style-name="ce68">
            <text:p>-<text:s/></text:p>
          </table:table-cell>
          <table:table-cell office:value-type="float" office:value="12781.14" table:style-name="ce68">
            <text:p>12.781,14<text:s/>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83502" table:style-name="ce1">
            <text:p>283502</text:p>
          </table:table-cell>
          <table:table-cell office:value-type="date" office:date-value="2020-03-31T00:00:00" table:style-name="ce74">
            <text:p>31/03/2020</text:p>
          </table:table-cell>
          <table:table-cell office:value-type="string" table:style-name="ce1">
            <text:p>DP 56773080-0 :DP:0-56773080 DEPOSITO</text:p>
          </table:table-cell>
          <table:table-cell table:number-columns-repeated="16373"/>
        </table:table-row>
        <table:table-row table:style-name="ro7">
          <table:table-cell office:value-type="float" office:value="984" table:style-name="ce1">
            <text:p>984</text:p>
          </table:table-cell>
          <table:table-cell office:value-type="string" table:style-name="ce67">
            <text:p><text:s/>1,847,700.54</text:p>
          </table:table-cell>
          <table:table-cell office:value-type="float" office:value="10920" table:style-name="ce68">
            <text:p>10.92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40" table:style-name="ce1">
            <text:p>15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22T00:00:00" table:style-name="ce74">
            <text:p>22/04/2020</text:p>
          </table:table-cell>
          <table:table-cell office:value-type="string" table:style-name="ce1">
            <text:p>Venta factura #158 cliente : SADE</text:p>
          </table:table-cell>
          <table:table-cell table:number-columns-repeated="16373"/>
        </table:table-row>
        <table:table-row table:style-name="ro7">
          <table:table-cell office:value-type="float" office:value="985" table:style-name="ce1">
            <text:p>985</text:p>
          </table:table-cell>
          <table:table-cell office:value-type="string" table:style-name="ce67">
            <text:p><text:s/>1,847,495.54</text:p>
          </table:table-cell>
          <table:table-cell office:value-type="float" office:value="0" table:style-name="ce68">
            <text:p>-<text:s/></text:p>
          </table:table-cell>
          <table:table-cell office:value-type="float" office:value="205" table:style-name="ce68">
            <text:p>205,00<text:s/>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89702" table:style-name="ce1">
            <text:p>289702</text:p>
          </table:table-cell>
          <table:table-cell office:value-type="date" office:date-value="2020-04-30T00:00:00" table:style-name="ce74">
            <text:p>30/04/2020</text:p>
          </table:table-cell>
          <table:table-cell office:value-type="string" table:style-name="ce1">
            <text:p>DP 58974834-0 :DP:0-58974834 DEPOSITO</text:p>
          </table:table-cell>
          <table:table-cell table:number-columns-repeated="16373"/>
        </table:table-row>
        <table:table-row table:style-name="ro7">
          <table:table-cell office:value-type="float" office:value="986" table:style-name="ce1">
            <text:p>986</text:p>
          </table:table-cell>
          <table:table-cell office:value-type="string" table:style-name="ce67">
            <text:p><text:s/>1,846,408.41</text:p>
          </table:table-cell>
          <table:table-cell office:value-type="float" office:value="0" table:style-name="ce68">
            <text:p>-<text:s/></text:p>
          </table:table-cell>
          <table:table-cell office:value-type="float" office:value="1087.1300000000001" table:style-name="ce68">
            <text:p>1.087,13<text:s/></text:p>
          </table:table-cell>
          <table:table-cell table:style-name="ce1"/>
          <table:table-cell office:value-type="float" office:value="1542" table:style-name="ce1">
            <text:p>154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74">
            <text:p>30/04/2020</text:p>
          </table:table-cell>
          <table:table-cell office:value-type="string" table:style-name="ce1">
            <text:p>RETENCION #001-011-000148417 APLICA FACT#158 TELCONET</text:p>
          </table:table-cell>
          <table:table-cell table:number-columns-repeated="16373"/>
        </table:table-row>
        <table:table-row table:style-name="ro7">
          <table:table-cell office:value-type="float" office:value="987" table:style-name="ce1">
            <text:p>987</text:p>
          </table:table-cell>
          <table:table-cell office:value-type="string" table:style-name="ce67">
            <text:p><text:s/>1,836,408.41</text:p>
          </table:table-cell>
          <table:table-cell office:value-type="float" office:value="0" table:style-name="ce68">
            <text:p>-<text:s/></text:p>
          </table:table-cell>
          <table:table-cell office:value-type="float" office:value="10000" table:style-name="ce68">
            <text:p>10.000,00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802" table:style-name="ce1">
            <text:p>295802</text:p>
          </table:table-cell>
          <table:table-cell office:value-type="date" office:date-value="2020-05-31T00:00:00" table:style-name="ce74">
            <text:p>31/05/2020</text:p>
          </table:table-cell>
          <table:table-cell office:value-type="string" table:style-name="ce1">
            <text:p>NC 060515-0 :NC:0-060515 TELCONET: PAGO FACT #156</text:p>
          </table:table-cell>
          <table:table-cell table:number-columns-repeated="16373"/>
        </table:table-row>
        <table:table-row table:style-name="ro7">
          <table:table-cell office:value-type="float" office:value="988" table:style-name="ce1">
            <text:p>988</text:p>
          </table:table-cell>
          <table:table-cell office:value-type="string" table:style-name="ce67">
            <text:p><text:s/>1,821,408.41</text:p>
          </table:table-cell>
          <table:table-cell office:value-type="float" office:value="0" table:style-name="ce68">
            <text:p>-<text:s/></text:p>
          </table:table-cell>
          <table:table-cell office:value-type="float" office:value="15000" table:style-name="ce68">
            <text:p>15.000,00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702" table:style-name="ce1">
            <text:p>295702</text:p>
          </table:table-cell>
          <table:table-cell office:value-type="date" office:date-value="2020-05-31T00:00:00" table:style-name="ce74">
            <text:p>31/05/2020</text:p>
          </table:table-cell>
          <table:table-cell office:value-type="string" table:style-name="ce1">
            <text:p>NC 740608-0 :NC:0-740608 TELCONET: PAGO FACT 144-1</text:p>
          </table:table-cell>
          <table:table-cell table:number-columns-repeated="16373"/>
        </table:table-row>
        <table:table-row table:style-name="ro7">
          <table:table-cell office:value-type="float" office:value="989" table:style-name="ce1">
            <text:p>989</text:p>
          </table:table-cell>
          <table:table-cell office:value-type="string" table:style-name="ce67">
            <text:p><text:s/>1,821,685.57</text:p>
          </table:table-cell>
          <table:table-cell office:value-type="float" office:value="277.16000000000003" table:style-name="ce68">
            <text:p>277,1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75" table:style-name="ce1">
            <text:p>15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74">
            <text:p>22/06/2020</text:p>
          </table:table-cell>
          <table:table-cell office:value-type="string" table:style-name="ce1">
            <text:p>VENTA FACTURA #164 DUCTOS FIDEICOMISO GYE</text:p>
          </table:table-cell>
          <table:table-cell table:number-columns-repeated="16373"/>
        </table:table-row>
        <table:table-row table:style-name="ro7">
          <table:table-cell office:value-type="float" office:value="990" table:style-name="ce1">
            <text:p>990</text:p>
          </table:table-cell>
          <table:table-cell office:value-type="string" table:style-name="ce67">
            <text:p><text:s/>1,822,126.98</text:p>
          </table:table-cell>
          <table:table-cell office:value-type="float" office:value="441.41" table:style-name="ce68">
            <text:p>441,4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74" table:style-name="ce1">
            <text:p>15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74">
            <text:p>22/06/2020</text:p>
          </table:table-cell>
          <table:table-cell office:value-type="string" table:style-name="ce1">
            <text:p>VENTA FACTURA #163 DUCTOS FIDEICOMISO GYE</text:p>
          </table:table-cell>
          <table:table-cell table:number-columns-repeated="16373"/>
        </table:table-row>
        <table:table-row table:style-name="ro7">
          <table:table-cell office:value-type="float" office:value="991" table:style-name="ce1">
            <text:p>991</text:p>
          </table:table-cell>
          <table:table-cell office:value-type="string" table:style-name="ce67">
            <text:p><text:s/>1,822,404.14</text:p>
          </table:table-cell>
          <table:table-cell office:value-type="float" office:value="277.16000000000003" table:style-name="ce68">
            <text:p>277,1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72" table:style-name="ce1">
            <text:p>15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74">
            <text:p>22/06/2020</text:p>
          </table:table-cell>
          <table:table-cell office:value-type="string" table:style-name="ce1">
            <text:p>VENTA FACTURA #161 CLIENTE DUCTOS FIDEICOMISO GYE</text:p>
          </table:table-cell>
          <table:table-cell table:number-columns-repeated="16373"/>
        </table:table-row>
        <table:table-row table:style-name="ro7">
          <table:table-cell office:value-type="float" office:value="992" table:style-name="ce1">
            <text:p>992</text:p>
          </table:table-cell>
          <table:table-cell office:value-type="string" table:style-name="ce67">
            <text:p><text:s/>1,822,681.30</text:p>
          </table:table-cell>
          <table:table-cell office:value-type="float" office:value="277.16000000000003" table:style-name="ce68">
            <text:p>277,1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73" table:style-name="ce1">
            <text:p>15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74">
            <text:p>22/06/2020</text:p>
          </table:table-cell>
          <table:table-cell office:value-type="string" table:style-name="ce1">
            <text:p>VENTA FACTURA #162 DUCTOS FIDEICOMISO GYE</text:p>
          </table:table-cell>
          <table:table-cell table:number-columns-repeated="16373"/>
        </table:table-row>
        <table:table-row table:style-name="ro7">
          <table:table-cell office:value-type="float" office:value="993" table:style-name="ce1">
            <text:p>993</text:p>
          </table:table-cell>
          <table:table-cell office:value-type="string" table:style-name="ce67">
            <text:p><text:s/>1,822,239.89</text:p>
          </table:table-cell>
          <table:table-cell office:value-type="float" office:value="0" table:style-name="ce68">
            <text:p>-<text:s/></text:p>
          </table:table-cell>
          <table:table-cell office:value-type="float" office:value="441.41" table:style-name="ce68">
            <text:p>441,41<text:s/></text:p>
          </table:table-cell>
          <table:table-cell table:style-name="ce1"/>
          <table:table-cell office:value-type="float" office:value="1590" table:style-name="ce1">
            <text:p>15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74">
            <text:p>22/06/2020</text:p>
          </table:table-cell>
          <table:table-cell office:value-type="string" table:style-name="ce1">
            <text:p>Anulación diario #1574</text:p>
          </table:table-cell>
          <table:table-cell table:number-columns-repeated="16373"/>
        </table:table-row>
        <table:table-row table:style-name="ro7">
          <table:table-cell office:value-type="float" office:value="994" table:style-name="ce1">
            <text:p>994</text:p>
          </table:table-cell>
          <table:table-cell office:value-type="string" table:style-name="ce67">
            <text:p><text:s/>1,822,681.30</text:p>
          </table:table-cell>
          <table:table-cell office:value-type="float" office:value="441.41" table:style-name="ce68">
            <text:p>441,4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70" table:style-name="ce1">
            <text:p>15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74">
            <text:p>22/06/2020</text:p>
          </table:table-cell>
          <table:table-cell office:value-type="string" table:style-name="ce1">
            <text:p>VENTA FACT #159 CLIENTE DUCTOS FIDEICOMISO GYE</text:p>
          </table:table-cell>
          <table:table-cell table:number-columns-repeated="16373"/>
        </table:table-row>
        <table:table-row table:style-name="ro7">
          <table:table-cell office:value-type="float" office:value="995" table:style-name="ce1">
            <text:p>995</text:p>
          </table:table-cell>
          <table:table-cell office:value-type="string" table:style-name="ce67">
            <text:p><text:s/>1,822,404.14</text:p>
          </table:table-cell>
          <table:table-cell office:value-type="float" office:value="0" table:style-name="ce68">
            <text:p>-<text:s/></text:p>
          </table:table-cell>
          <table:table-cell office:value-type="float" office:value="277.16000000000003" table:style-name="ce68">
            <text:p>277,16<text:s/></text:p>
          </table:table-cell>
          <table:table-cell table:style-name="ce1"/>
          <table:table-cell office:value-type="float" office:value="1591" table:style-name="ce1">
            <text:p>15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74">
            <text:p>22/06/2020</text:p>
          </table:table-cell>
          <table:table-cell office:value-type="string" table:style-name="ce1">
            <text:p>Se reversa diario #1575 por facturas anuladas ante sri.</text:p>
          </table:table-cell>
          <table:table-cell table:number-columns-repeated="16373"/>
        </table:table-row>
        <table:table-row table:style-name="ro7">
          <table:table-cell office:value-type="float" office:value="996" table:style-name="ce1">
            <text:p>996</text:p>
          </table:table-cell>
          <table:table-cell office:value-type="string" table:style-name="ce67">
            <text:p><text:s/>1,822,845.55</text:p>
          </table:table-cell>
          <table:table-cell office:value-type="float" office:value="441.41" table:style-name="ce68">
            <text:p>441,4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71" table:style-name="ce1">
            <text:p>15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74">
            <text:p>22/06/2020</text:p>
          </table:table-cell>
          <table:table-cell office:value-type="string" table:style-name="ce1">
            <text:p>VENTA FACTURA #160 CLIENTE DUCTO FIDEICOMISO GYE</text:p>
          </table:table-cell>
          <table:table-cell table:number-columns-repeated="16373"/>
        </table:table-row>
        <table:table-row table:style-name="ro7">
          <table:table-cell office:value-type="float" office:value="997" table:style-name="ce1">
            <text:p>997</text:p>
          </table:table-cell>
          <table:table-cell office:value-type="string" table:style-name="ce67">
            <text:p><text:s/>1,823,237.55</text:p>
          </table:table-cell>
          <table:table-cell office:value-type="float" office:value="392" table:style-name="ce68">
            <text:p>392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76" table:style-name="ce1">
            <text:p>15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9T00:00:00" table:style-name="ce74">
            <text:p>29/06/2020</text:p>
          </table:table-cell>
          <table:table-cell office:value-type="string" table:style-name="ce1">
            <text:p>VENTA FACTURA #165 AGRO-NIDOMAR</text:p>
          </table:table-cell>
          <table:table-cell table:number-columns-repeated="16373"/>
        </table:table-row>
        <table:table-row table:style-name="ro7">
          <table:table-cell office:value-type="float" office:value="998" table:style-name="ce1">
            <text:p>998</text:p>
          </table:table-cell>
          <table:table-cell office:value-type="string" table:style-name="ce67">
            <text:p><text:s/>1,753,237.55</text:p>
          </table:table-cell>
          <table:table-cell office:value-type="float" office:value="0" table:style-name="ce68">
            <text:p>-<text:s/></text:p>
          </table:table-cell>
          <table:table-cell office:value-type="float" office:value="70000" table:style-name="ce68">
            <text:p>70.000,00<text:s/></text:p>
          </table:table-cell>
          <table:table-cell table:style-name="ce1"/>
          <table:table-cell office:value-type="float" office:value="1595" table:style-name="ce1">
            <text:p>15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802" table:style-name="ce1">
            <text:p>3018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NC 623032-0 :NC:0-623032 Pago fact #152 abono fact</text:p>
          </table:table-cell>
          <table:table-cell table:number-columns-repeated="16373"/>
        </table:table-row>
        <table:table-row table:style-name="ro7">
          <table:table-cell office:value-type="float" office:value="999" table:style-name="ce1">
            <text:p>999</text:p>
          </table:table-cell>
          <table:table-cell office:value-type="string" table:style-name="ce67">
            <text:p><text:s/>1,733,237.55</text:p>
          </table:table-cell>
          <table:table-cell office:value-type="float" office:value="0" table:style-name="ce68">
            <text:p>-<text:s/></text:p>
          </table:table-cell>
          <table:table-cell office:value-type="float" office:value="20000" table:style-name="ce68">
            <text:p>20.000,00<text:s/></text:p>
          </table:table-cell>
          <table:table-cell table:style-name="ce1"/>
          <table:table-cell office:value-type="float" office:value="1595" table:style-name="ce1">
            <text:p>15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502" table:style-name="ce1">
            <text:p>3015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NC 512831-0 :NC:0-512831 Pago factura #150 -151-15</text:p>
          </table:table-cell>
          <table:table-cell table:number-columns-repeated="16373"/>
        </table:table-row>
        <table:table-row table:style-name="ro7">
          <table:table-cell office:value-type="float" office:value="1000" table:style-name="ce1">
            <text:p>1000</text:p>
          </table:table-cell>
          <table:table-cell office:value-type="string" table:style-name="ce67">
            <text:p><text:s/>1,730,312.55</text:p>
          </table:table-cell>
          <table:table-cell office:value-type="float" office:value="0" table:style-name="ce68">
            <text:p>-<text:s/></text:p>
          </table:table-cell>
          <table:table-cell office:value-type="float" office:value="2925" table:style-name="ce68">
            <text:p>2.925,00<text:s/>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97502" table:style-name="ce1">
            <text:p>2975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DP 58082466-0 :DP:0-58082466 PAGO ABONO CLIENTE DU</text:p>
          </table:table-cell>
          <table:table-cell table:number-columns-repeated="16373"/>
        </table:table-row>
        <table:table-row table:style-name="ro7">
          <table:table-cell office:value-type="float" office:value="1001" table:style-name="ce1">
            <text:p>1001</text:p>
          </table:table-cell>
          <table:table-cell office:value-type="string" table:style-name="ce67">
            <text:p><text:s/>1,698,358.66</text:p>
          </table:table-cell>
          <table:table-cell office:value-type="float" office:value="0" table:style-name="ce68">
            <text:p>-<text:s/></text:p>
          </table:table-cell>
          <table:table-cell office:value-type="float" office:value="31953.89" table:style-name="ce68">
            <text:p>31.953,89<text:s/></text:p>
          </table:table-cell>
          <table:table-cell table:style-name="ce1"/>
          <table:table-cell office:value-type="float" office:value="1609" table:style-name="ce1">
            <text:p>16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902" table:style-name="ce1">
            <text:p>3169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C 015584330-0 :NC:0-015584330 Pago cliente Sade</text:p>
          </table:table-cell>
          <table:table-cell table:number-columns-repeated="16373"/>
        </table:table-row>
        <table:table-row table:style-name="ro7">
          <table:table-cell office:value-type="float" office:value="1002" table:style-name="ce1">
            <text:p>1002</text:p>
          </table:table-cell>
          <table:table-cell office:value-type="string" table:style-name="ce67">
            <text:p><text:s/>1,694,894.86</text:p>
          </table:table-cell>
          <table:table-cell office:value-type="float" office:value="0" table:style-name="ce68">
            <text:p>-<text:s/></text:p>
          </table:table-cell>
          <table:table-cell office:value-type="float" office:value="3463.8" table:style-name="ce68">
            <text:p>3.463,80<text:s/>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07802" table:style-name="ce1">
            <text:p>3078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DP 59005719-0 :DP:0-59005719 Pago Cliente Ductos d</text:p>
          </table:table-cell>
          <table:table-cell table:number-columns-repeated="16373"/>
        </table:table-row>
        <table:table-row table:style-name="ro7">
          <table:table-cell office:value-type="float" office:value="1003" table:style-name="ce1">
            <text:p>1003</text:p>
          </table:table-cell>
          <table:table-cell office:value-type="string" table:style-name="ce67">
            <text:p><text:s/>1,694,534.86</text:p>
          </table:table-cell>
          <table:table-cell office:value-type="float" office:value="0" table:style-name="ce68">
            <text:p>-<text:s/></text:p>
          </table:table-cell>
          <table:table-cell office:value-type="float" office:value="360" table:style-name="ce68">
            <text:p>360,00<text:s/>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06102" table:style-name="ce1">
            <text:p>3061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DP 56773012-0 :DP:0-56773012 Pago factura 165 clie</text:p>
          </table:table-cell>
          <table:table-cell table:number-columns-repeated="16373"/>
        </table:table-row>
        <table:table-row table:style-name="ro7">
          <table:table-cell office:value-type="float" office:value="1004" table:style-name="ce1">
            <text:p>1004</text:p>
          </table:table-cell>
          <table:table-cell office:value-type="string" table:style-name="ce67">
            <text:p><text:s/>1,719,534.86</text:p>
          </table:table-cell>
          <table:table-cell office:value-type="float" office:value="25000" table:style-name="ce68">
            <text:p>25.0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03" table:style-name="ce1">
            <text:p>17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C #229802: Reclasificación Crédito Recibido de Relacionada</text:p>
          </table:table-cell>
          <table:table-cell table:number-columns-repeated="16373"/>
        </table:table-row>
        <table:table-row table:style-name="ro7">
          <table:table-cell office:value-type="float" office:value="1005" table:style-name="ce1">
            <text:p>1005</text:p>
          </table:table-cell>
          <table:table-cell office:value-type="string" table:style-name="ce67">
            <text:p><text:s/>1,710,933.36</text:p>
          </table:table-cell>
          <table:table-cell office:value-type="float" office:value="0" table:style-name="ce68">
            <text:p>-<text:s/></text:p>
          </table:table-cell>
          <table:table-cell office:value-type="float" office:value="8601.5" table:style-name="ce68">
            <text:p>8.601,50<text:s/>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06202" table:style-name="ce1">
            <text:p>3062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DP 56652008-0 :DP:0-56652008 Abono factura #158 Cl</text:p>
          </table:table-cell>
          <table:table-cell table:number-columns-repeated="16373"/>
        </table:table-row>
        <table:table-row table:style-name="ro7">
          <table:table-cell office:value-type="float" office:value="1006" table:style-name="ce1">
            <text:p>1006</text:p>
          </table:table-cell>
          <table:table-cell office:value-type="string" table:style-name="ce67">
            <text:p><text:s/>1,710,926.56</text:p>
          </table:table-cell>
          <table:table-cell office:value-type="float" office:value="0" table:style-name="ce68">
            <text:p>-<text:s/></text:p>
          </table:table-cell>
          <table:table-cell office:value-type="float" office:value="6.8" table:style-name="ce68">
            <text:p>6,80<text:s/></text:p>
          </table:table-cell>
          <table:table-cell table:style-name="ce1"/>
          <table:table-cell office:value-type="float" office:value="1706" table:style-name="ce1">
            <text:p>17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3T00:00:00" table:style-name="ce74">
            <text:p>03/08/2020</text:p>
          </table:table-cell>
          <table:table-cell office:value-type="string" table:style-name="ce1">
            <text:p>Retencion # 01-002-000000580 aplica fact# 161 Ductos de Guayaquil Fideicomiso Mercantil</text:p>
          </table:table-cell>
          <table:table-cell table:number-columns-repeated="16373"/>
        </table:table-row>
        <table:table-row table:style-name="ro7">
          <table:table-cell office:value-type="float" office:value="1007" table:style-name="ce1">
            <text:p>1007</text:p>
          </table:table-cell>
          <table:table-cell office:value-type="string" table:style-name="ce67">
            <text:p><text:s/>1,710,919.75</text:p>
          </table:table-cell>
          <table:table-cell office:value-type="float" office:value="0" table:style-name="ce68">
            <text:p>-<text:s/></text:p>
          </table:table-cell>
          <table:table-cell office:value-type="float" office:value="6.81" table:style-name="ce68">
            <text:p>6,81<text:s/></text:p>
          </table:table-cell>
          <table:table-cell table:style-name="ce1"/>
          <table:table-cell office:value-type="float" office:value="1707" table:style-name="ce1">
            <text:p>17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3T00:00:00" table:style-name="ce74">
            <text:p>03/08/2020</text:p>
          </table:table-cell>
          <table:table-cell office:value-type="string" table:style-name="ce1">
            <text:p>Retencion # 01-002-000000581 aplica fact# 162 Ductos de Guayaquil Fideicomiso Mercantil</text:p>
          </table:table-cell>
          <table:table-cell table:number-columns-repeated="16373"/>
        </table:table-row>
        <table:table-row table:style-name="ro7">
          <table:table-cell office:value-type="float" office:value="1008" table:style-name="ce1">
            <text:p>1008</text:p>
          </table:table-cell>
          <table:table-cell office:value-type="string" table:style-name="ce67">
            <text:p><text:s/>1,710,908.91</text:p>
          </table:table-cell>
          <table:table-cell office:value-type="float" office:value="0" table:style-name="ce68">
            <text:p>-<text:s/></text:p>
          </table:table-cell>
          <table:table-cell office:value-type="float" office:value="10.84" table:style-name="ce68">
            <text:p>10,84<text:s/></text:p>
          </table:table-cell>
          <table:table-cell table:style-name="ce1"/>
          <table:table-cell office:value-type="float" office:value="1705" table:style-name="ce1">
            <text:p>17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3T00:00:00" table:style-name="ce74">
            <text:p>03/08/2020</text:p>
          </table:table-cell>
          <table:table-cell office:value-type="string" table:style-name="ce1">
            <text:p>Retencion # 01-002-000000578 aplica fact# 160 Ductos de Guayaquil Fideicomiso Mercantil</text:p>
          </table:table-cell>
          <table:table-cell table:number-columns-repeated="16373"/>
        </table:table-row>
        <table:table-row table:style-name="ro7">
          <table:table-cell office:value-type="float" office:value="1009" table:style-name="ce1">
            <text:p>1009</text:p>
          </table:table-cell>
          <table:table-cell office:value-type="string" table:style-name="ce67">
            <text:p><text:s/>1,710,898.07</text:p>
          </table:table-cell>
          <table:table-cell office:value-type="float" office:value="0" table:style-name="ce68">
            <text:p>-<text:s/></text:p>
          </table:table-cell>
          <table:table-cell office:value-type="float" office:value="10.84" table:style-name="ce68">
            <text:p>10,84<text:s/></text:p>
          </table:table-cell>
          <table:table-cell table:style-name="ce1"/>
          <table:table-cell office:value-type="float" office:value="1704" table:style-name="ce1">
            <text:p>17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3T00:00:00" table:style-name="ce74">
            <text:p>03/08/2020</text:p>
          </table:table-cell>
          <table:table-cell office:value-type="string" table:style-name="ce1">
            <text:p>Retencion # 01-002-000000577 aplica fact# 159 DUCTOS DE GUAYAQUIL FIDEICOMISO MERCANTIL</text:p>
          </table:table-cell>
          <table:table-cell table:number-columns-repeated="16373"/>
        </table:table-row>
        <table:table-row table:style-name="ro7">
          <table:table-cell office:value-type="float" office:value="1010" table:style-name="ce1">
            <text:p>1010</text:p>
          </table:table-cell>
          <table:table-cell office:value-type="string" table:style-name="ce67">
            <text:p><text:s/>1,714,986.07</text:p>
          </table:table-cell>
          <table:table-cell office:value-type="float" office:value="4088" table:style-name="ce68">
            <text:p>4.08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96" table:style-name="ce1">
            <text:p>16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7T00:00:00" table:style-name="ce74">
            <text:p>17/08/2020</text:p>
          </table:table-cell>
          <table:table-cell office:value-type="string" table:style-name="ce1">
            <text:p>AGUAS DE SAMBORONDON AMAGUA C.E.M.: FACT. # 166 MES AGOSTO 2020 (OT167543 PROFORMA 0034 CRUCE LA JOY</text:p>
          </table:table-cell>
          <table:table-cell table:number-columns-repeated="16373"/>
        </table:table-row>
        <table:table-row table:style-name="ro7">
          <table:table-cell office:value-type="float" office:value="1011" table:style-name="ce1">
            <text:p>1011</text:p>
          </table:table-cell>
          <table:table-cell office:value-type="string" table:style-name="ce67">
            <text:p><text:s/>1,714,790.79</text:p>
          </table:table-cell>
          <table:table-cell office:value-type="float" office:value="0" table:style-name="ce68">
            <text:p>-<text:s/></text:p>
          </table:table-cell>
          <table:table-cell office:value-type="float" office:value="195.28" table:style-name="ce68">
            <text:p>195,28<text:s/></text:p>
          </table:table-cell>
          <table:table-cell table:style-name="ce1"/>
          <table:table-cell office:value-type="float" office:value="1697" table:style-name="ce1">
            <text:p>16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7T00:00:00" table:style-name="ce74">
            <text:p>17/08/2020</text:p>
          </table:table-cell>
          <table:table-cell office:value-type="string" table:style-name="ce1">
            <text:p>POR PAGO DE RETENCION # 001-001-000051132 AMAGUA CEM - FACT. # 001-001-000000166</text:p>
          </table:table-cell>
          <table:table-cell table:number-columns-repeated="16373"/>
        </table:table-row>
        <table:table-row table:style-name="ro7">
          <table:table-cell office:value-type="float" office:value="1012" table:style-name="ce1">
            <text:p>1012</text:p>
          </table:table-cell>
          <table:table-cell office:value-type="string" table:style-name="ce67">
            <text:p><text:s/>1,706,390.79</text:p>
          </table:table-cell>
          <table:table-cell office:value-type="float" office:value="0" table:style-name="ce68">
            <text:p>-<text:s/></text:p>
          </table:table-cell>
          <table:table-cell office:value-type="float" office:value="8400" table:style-name="ce68">
            <text:p>8.400,00<text:s/></text:p>
          </table:table-cell>
          <table:table-cell table:style-name="ce1"/>
          <table:table-cell office:value-type="float" office:value="1692" table:style-name="ce1">
            <text:p>16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HADAMAGSA - F #61: MULTA POR DAÑO EN TUBERIA DE INTERAGUA</text:p>
          </table:table-cell>
          <table:table-cell table:number-columns-repeated="16373"/>
        </table:table-row>
        <table:table-row table:style-name="ro7">
          <table:table-cell office:value-type="float" office:value="1013" table:style-name="ce1">
            <text:p>1013</text:p>
          </table:table-cell>
          <table:table-cell office:value-type="string" table:style-name="ce67">
            <text:p><text:s/>1,705,865.90</text:p>
          </table:table-cell>
          <table:table-cell office:value-type="float" office:value="0" table:style-name="ce68">
            <text:p>-<text:s/></text:p>
          </table:table-cell>
          <table:table-cell office:value-type="float" office:value="524.89" table:style-name="ce68">
            <text:p>524,89<text:s/></text:p>
          </table:table-cell>
          <table:table-cell table:style-name="ce1"/>
          <table:table-cell office:value-type="float" office:value="1692" table:style-name="ce1">
            <text:p>16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HADAMAGSA - F #61: RETENCIÓN DE CLIENTE NO CONTABILIZADA</text:p>
          </table:table-cell>
          <table:table-cell table:number-columns-repeated="16373"/>
        </table:table-row>
        <table:table-row table:style-name="ro7">
          <table:table-cell office:value-type="float" office:value="1014" table:style-name="ce1">
            <text:p>1014</text:p>
          </table:table-cell>
          <table:table-cell office:value-type="string" table:style-name="ce67">
            <text:p><text:s/>1,705,831.18</text:p>
          </table:table-cell>
          <table:table-cell office:value-type="float" office:value="0" table:style-name="ce68">
            <text:p>-<text:s/></text:p>
          </table:table-cell>
          <table:table-cell office:value-type="float" office:value="34.72" table:style-name="ce68">
            <text:p>34,72<text:s/></text:p>
          </table:table-cell>
          <table:table-cell table:style-name="ce1"/>
          <table:table-cell office:value-type="float" office:value="1690" table:style-name="ce1">
            <text:p>16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CONSORCIO CALLE AGUIRRE - F #37: EXCEDENTE POR CANCELACIÓN DE FACTURA</text:p>
          </table:table-cell>
          <table:table-cell table:number-columns-repeated="16373"/>
        </table:table-row>
        <table:table-row table:style-name="ro7">
          <table:table-cell office:value-type="float" office:value="1015" table:style-name="ce1">
            <text:p>1015</text:p>
          </table:table-cell>
          <table:table-cell office:value-type="string" table:style-name="ce67">
            <text:p><text:s/>1,705,830.78</text:p>
          </table:table-cell>
          <table:table-cell office:value-type="float" office:value="0" table:style-name="ce68">
            <text:p>-<text:s/></text:p>
          </table:table-cell>
          <table:table-cell office:value-type="float" office:value="0.4" table:style-name="ce68">
            <text:p>0,40<text:s/></text:p>
          </table:table-cell>
          <table:table-cell table:style-name="ce1"/>
          <table:table-cell office:value-type="float" office:value="1686" table:style-name="ce1">
            <text:p>16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ELCONET - F #16: RETENCIÓN NO CONTABILIZADA EN DIC/2017</text:p>
          </table:table-cell>
          <table:table-cell table:number-columns-repeated="16373"/>
        </table:table-row>
        <table:table-row table:style-name="ro7">
          <table:table-cell office:value-type="float" office:value="1016" table:style-name="ce1">
            <text:p>1016</text:p>
          </table:table-cell>
          <table:table-cell office:value-type="string" table:style-name="ce67">
            <text:p><text:s/>1,693,520.92</text:p>
          </table:table-cell>
          <table:table-cell office:value-type="float" office:value="0" table:style-name="ce68">
            <text:p>-<text:s/></text:p>
          </table:table-cell>
          <table:table-cell office:value-type="float" office:value="12309.86" table:style-name="ce68">
            <text:p>12.309,86<text:s/></text:p>
          </table:table-cell>
          <table:table-cell table:style-name="ce1"/>
          <table:table-cell office:value-type="float" office:value="1686" table:style-name="ce1">
            <text:p>16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ELCONET - F #6: PAGO REALIZADO MEDIANTE CANJE ABRIL/2017</text:p>
          </table:table-cell>
          <table:table-cell table:number-columns-repeated="16373"/>
        </table:table-row>
        <table:table-row table:style-name="ro7">
          <table:table-cell office:value-type="float" office:value="1017" table:style-name="ce1">
            <text:p>1017</text:p>
          </table:table-cell>
          <table:table-cell office:value-type="string" table:style-name="ce67">
            <text:p><text:s/>1,686,613.05</text:p>
          </table:table-cell>
          <table:table-cell office:value-type="float" office:value="0" table:style-name="ce68">
            <text:p>-<text:s/></text:p>
          </table:table-cell>
          <table:table-cell office:value-type="float" office:value="6907.87" table:style-name="ce68">
            <text:p>6.907,87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27602" table:style-name="ce1">
            <text:p>3276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DP 56773024-0 :DP:0-56773024 Pago Factura #158 Cli</text:p>
          </table:table-cell>
          <table:table-cell table:number-columns-repeated="16373"/>
        </table:table-row>
        <table:table-row table:style-name="ro7">
          <table:table-cell office:value-type="float" office:value="1018" table:style-name="ce1">
            <text:p>1018</text:p>
          </table:table-cell>
          <table:table-cell office:value-type="string" table:style-name="ce67">
            <text:p><text:s/>1,686,612.79</text:p>
          </table:table-cell>
          <table:table-cell office:value-type="float" office:value="0" table:style-name="ce68">
            <text:p>-<text:s/></text:p>
          </table:table-cell>
          <table:table-cell office:value-type="float" office:value="0.26" table:style-name="ce68">
            <text:p>0,26<text:s/></text:p>
          </table:table-cell>
          <table:table-cell table:style-name="ce1"/>
          <table:table-cell office:value-type="float" office:value="1693" table:style-name="ce1">
            <text:p>16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ELCONET - F #70: RETENCIÓN DE CLIENTE NO CONTABILIZADA</text:p>
          </table:table-cell>
          <table:table-cell table:number-columns-repeated="16373"/>
        </table:table-row>
        <table:table-row table:style-name="ro7">
          <table:table-cell office:value-type="float" office:value="1019" table:style-name="ce1">
            <text:p>1019</text:p>
          </table:table-cell>
          <table:table-cell office:value-type="string" table:style-name="ce67">
            <text:p><text:s/>1,686,647.51</text:p>
          </table:table-cell>
          <table:table-cell office:value-type="float" office:value="34.72" table:style-name="ce68">
            <text:p>34,7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58" table:style-name="ce1">
            <text:p>175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Diario #1690: Reverso de Diario</text:p>
          </table:table-cell>
          <table:table-cell table:number-columns-repeated="16373"/>
        </table:table-row>
        <table:table-row table:style-name="ro7">
          <table:table-cell office:value-type="float" office:value="1020" table:style-name="ce1">
            <text:p>1020</text:p>
          </table:table-cell>
          <table:table-cell office:value-type="string" table:style-name="ce67">
            <text:p><text:s/>1,685,946.60</text:p>
          </table:table-cell>
          <table:table-cell office:value-type="float" office:value="0" table:style-name="ce68">
            <text:p>-<text:s/></text:p>
          </table:table-cell>
          <table:table-cell office:value-type="float" office:value="700.91" table:style-name="ce68">
            <text:p>700,91<text:s/></text:p>
          </table:table-cell>
          <table:table-cell table:style-name="ce1"/>
          <table:table-cell office:value-type="float" office:value="1708" table:style-name="ce1">
            <text:p>17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7702" table:style-name="ce1">
            <text:p>3277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C 15613984-1 :NC:1-15613984 Pago fact #159-161 Cl</text:p>
          </table:table-cell>
          <table:table-cell table:number-columns-repeated="16373"/>
        </table:table-row>
        <table:table-row table:style-name="ro7">
          <table:table-cell office:value-type="float" office:value="1021" table:style-name="ce1">
            <text:p>1021</text:p>
          </table:table-cell>
          <table:table-cell office:value-type="string" table:style-name="ce67">
            <text:p><text:s/>1,686,388.01</text:p>
          </table:table-cell>
          <table:table-cell office:value-type="float" office:value="441.41" table:style-name="ce68">
            <text:p>441,4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4" table:style-name="ce1">
            <text:p>17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1T00:00:00" table:style-name="ce74">
            <text:p>11/09/2020</text:p>
          </table:table-cell>
          <table:table-cell office:value-type="string" table:style-name="ce1">
            <text:p>VENTA FACT# 168 DUCTOS DE GUAYAQUIL FIDEICOMISO MERCANTIL</text:p>
          </table:table-cell>
          <table:table-cell table:number-columns-repeated="16373"/>
        </table:table-row>
        <table:table-row table:style-name="ro7">
          <table:table-cell office:value-type="float" office:value="1022" table:style-name="ce1">
            <text:p>1022</text:p>
          </table:table-cell>
          <table:table-cell office:value-type="string" table:style-name="ce67">
            <text:p><text:s/>1,686,665.17</text:p>
          </table:table-cell>
          <table:table-cell office:value-type="float" office:value="277.16000000000003" table:style-name="ce68">
            <text:p>277,1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5" table:style-name="ce1">
            <text:p>17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1T00:00:00" table:style-name="ce74">
            <text:p>11/09/2020</text:p>
          </table:table-cell>
          <table:table-cell office:value-type="string" table:style-name="ce1">
            <text:p>VENTA FACT# 169 DUCTOS DE GUAYAQUIL FIDEICOMISO MERCANTIL</text:p>
          </table:table-cell>
          <table:table-cell table:number-columns-repeated="16373"/>
        </table:table-row>
        <table:table-row table:style-name="ro7">
          <table:table-cell office:value-type="float" office:value="1023" table:style-name="ce1">
            <text:p>1023</text:p>
          </table:table-cell>
          <table:table-cell office:value-type="string" table:style-name="ce67">
            <text:p><text:s/>1,707,526.29</text:p>
          </table:table-cell>
          <table:table-cell office:value-type="float" office:value="20861.12" table:style-name="ce68">
            <text:p>20.861,1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6" table:style-name="ce1">
            <text:p>17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1T00:00:00" table:style-name="ce74">
            <text:p>21/09/2020</text:p>
          </table:table-cell>
          <table:table-cell office:value-type="string" table:style-name="ce1">
            <text:p>VENTA FACT# 170 ANANIGLOBAL S.A. - CLIENTE</text:p>
          </table:table-cell>
          <table:table-cell table:number-columns-repeated="16373"/>
        </table:table-row>
        <table:table-row table:style-name="ro7">
          <table:table-cell office:value-type="float" office:value="1024" table:style-name="ce1">
            <text:p>1024</text:p>
          </table:table-cell>
          <table:table-cell office:value-type="string" table:style-name="ce67">
            <text:p><text:s/>1,707,200.33</text:p>
          </table:table-cell>
          <table:table-cell office:value-type="float" office:value="0" table:style-name="ce68">
            <text:p>-<text:s/></text:p>
          </table:table-cell>
          <table:table-cell office:value-type="float" office:value="325.95999999999998" table:style-name="ce68">
            <text:p>325,96<text:s/></text:p>
          </table:table-cell>
          <table:table-cell table:style-name="ce1"/>
          <table:table-cell office:value-type="float" office:value="1759" table:style-name="ce1">
            <text:p>17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1T00:00:00" table:style-name="ce74">
            <text:p>21/09/2020</text:p>
          </table:table-cell>
          <table:table-cell office:value-type="string" table:style-name="ce1">
            <text:p>Retencion #001-002-00004291 aplica fact# 170 Ananiglobal SA</text:p>
          </table:table-cell>
          <table:table-cell table:number-columns-repeated="16373"/>
        </table:table-row>
        <table:table-row table:style-name="ro7">
          <table:table-cell office:value-type="float" office:value="1025" table:style-name="ce1">
            <text:p>1025</text:p>
          </table:table-cell>
          <table:table-cell office:value-type="string" table:style-name="ce67">
            <text:p><text:s/>1,724,000.33</text:p>
          </table:table-cell>
          <table:table-cell office:value-type="float" office:value="16800" table:style-name="ce68">
            <text:p>16.8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2" table:style-name="ce1">
            <text:p>17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5T00:00:00" table:style-name="ce74">
            <text:p>25/09/2020</text:p>
          </table:table-cell>
          <table:table-cell office:value-type="string" table:style-name="ce1">
            <text:p>VENTA FACT# 171 CABLE ANDINO CORPANDINO S.A. - CLIENTE</text:p>
          </table:table-cell>
          <table:table-cell table:number-columns-repeated="16373"/>
        </table:table-row>
        <table:table-row table:style-name="ro7">
          <table:table-cell office:value-type="float" office:value="1026" table:style-name="ce1">
            <text:p>1026</text:p>
          </table:table-cell>
          <table:table-cell office:value-type="string" table:style-name="ce67">
            <text:p><text:s/>1,723,587.83</text:p>
          </table:table-cell>
          <table:table-cell office:value-type="float" office:value="0" table:style-name="ce68">
            <text:p>-<text:s/></text:p>
          </table:table-cell>
          <table:table-cell office:value-type="float" office:value="412.5" table:style-name="ce68">
            <text:p>412,50<text:s/></text:p>
          </table:table-cell>
          <table:table-cell table:style-name="ce1"/>
          <table:table-cell office:value-type="float" office:value="1731" table:style-name="ce1">
            <text:p>17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8T00:00:00" table:style-name="ce74">
            <text:p>28/09/2020</text:p>
          </table:table-cell>
          <table:table-cell office:value-type="string" table:style-name="ce1">
            <text:p>Retencion #001-001-000001474 aplica fact# 171 Cable Andino Corpandino</text:p>
          </table:table-cell>
          <table:table-cell table:number-columns-repeated="16373"/>
        </table:table-row>
        <table:table-row table:style-name="ro7">
          <table:table-cell office:value-type="float" office:value="1027" table:style-name="ce1">
            <text:p>1027</text:p>
          </table:table-cell>
          <table:table-cell office:value-type="string" table:style-name="ce67">
            <text:p><text:s/>1,711,480.91</text:p>
          </table:table-cell>
          <table:table-cell office:value-type="float" office:value="0" table:style-name="ce68">
            <text:p>-<text:s/></text:p>
          </table:table-cell>
          <table:table-cell office:value-type="float" office:value="12106.92" table:style-name="ce68">
            <text:p>12.106,92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31502" table:style-name="ce1">
            <text:p>3315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DP 43536499-1 :PAGO PARCIAL FACT# 170 CLIENTE: ANA</text:p>
          </table:table-cell>
          <table:table-cell table:number-columns-repeated="16373"/>
        </table:table-row>
        <table:table-row table:style-name="ro7">
          <table:table-cell office:value-type="float" office:value="1028" table:style-name="ce1">
            <text:p>1028</text:p>
          </table:table-cell>
          <table:table-cell office:value-type="string" table:style-name="ce67">
            <text:p><text:s/>1,711,515.63</text:p>
          </table:table-cell>
          <table:table-cell office:value-type="float" office:value="34.72" table:style-name="ce68">
            <text:p>34,7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56" table:style-name="ce1">
            <text:p>17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Consorcio Calle Aguirre: Regularización Cartera de Cliente Año 2018</text:p>
          </table:table-cell>
          <table:table-cell table:number-columns-repeated="16373"/>
        </table:table-row>
        <table:table-row table:style-name="ro7">
          <table:table-cell office:value-type="float" office:value="1029" table:style-name="ce1">
            <text:p>1029</text:p>
          </table:table-cell>
          <table:table-cell office:value-type="string" table:style-name="ce67">
            <text:p><text:s/>2,390,755.81</text:p>
          </table:table-cell>
          <table:table-cell office:value-type="float" office:value="679240.18" table:style-name="ce68">
            <text:p>679.240,1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4" table:style-name="ce1">
            <text:p>17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VENTA FACT# 172 CONSORCIO UNIVERSIDAD SEGURA - CLIENTE</text:p>
          </table:table-cell>
          <table:table-cell table:number-columns-repeated="16373"/>
        </table:table-row>
        <table:table-row table:style-name="ro7">
          <table:table-cell office:value-type="float" office:value="1030" table:style-name="ce1">
            <text:p>1030</text:p>
          </table:table-cell>
          <table:table-cell office:value-type="string" table:style-name="ce67">
            <text:p><text:s/>2,407,555.81</text:p>
          </table:table-cell>
          <table:table-cell office:value-type="float" office:value="16800" table:style-name="ce68">
            <text:p>16.8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5" table:style-name="ce1">
            <text:p>17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0T00:00:00" table:style-name="ce74">
            <text:p>20/10/2020</text:p>
          </table:table-cell>
          <table:table-cell office:value-type="string" table:style-name="ce1">
            <text:p>VENTA FACT# 173 CABLE ANDINO CORPANDINO S.A. - CLIENTE</text:p>
          </table:table-cell>
          <table:table-cell table:number-columns-repeated="16373"/>
        </table:table-row>
        <table:table-row table:style-name="ro7">
          <table:table-cell office:value-type="float" office:value="1031" table:style-name="ce1">
            <text:p>1031</text:p>
          </table:table-cell>
          <table:table-cell office:value-type="string" table:style-name="ce67">
            <text:p><text:s/>2,405,883.31</text:p>
          </table:table-cell>
          <table:table-cell office:value-type="float" office:value="0" table:style-name="ce68">
            <text:p>-<text:s/></text:p>
          </table:table-cell>
          <table:table-cell office:value-type="float" office:value="1672.5" table:style-name="ce68">
            <text:p>1.672,50<text:s/></text:p>
          </table:table-cell>
          <table:table-cell table:style-name="ce1"/>
          <table:table-cell office:value-type="float" office:value="1778" table:style-name="ce1">
            <text:p>17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3T00:00:00" table:style-name="ce74">
            <text:p>23/10/2020</text:p>
          </table:table-cell>
          <table:table-cell office:value-type="string" table:style-name="ce1">
            <text:p>Retencion #001-001-000001494 aplica fact# 173 Cable Andino SA Corpandino</text:p>
          </table:table-cell>
          <table:table-cell table:number-columns-repeated="16373"/>
        </table:table-row>
        <table:table-row table:style-name="ro7">
          <table:table-cell office:value-type="float" office:value="1032" table:style-name="ce1">
            <text:p>1032</text:p>
          </table:table-cell>
          <table:table-cell office:value-type="string" table:style-name="ce67">
            <text:p><text:s/>2,389,495.81</text:p>
          </table:table-cell>
          <table:table-cell office:value-type="float" office:value="0" table:style-name="ce68">
            <text:p>-<text:s/></text:p>
          </table:table-cell>
          <table:table-cell office:value-type="float" office:value="16387.5" table:style-name="ce68">
            <text:p>16.387,50<text:s/></text:p>
          </table:table-cell>
          <table:table-cell table:style-name="ce1"/>
          <table:table-cell office:value-type="float" office:value="1799" table:style-name="ce1">
            <text:p>17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5302" table:style-name="ce1">
            <text:p>3353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NC 15795312-1 :NC:1-15795312 PAGO FACT# 171 CLIENT</text:p>
          </table:table-cell>
          <table:table-cell table:number-columns-repeated="16373"/>
        </table:table-row>
        <table:table-row table:style-name="ro7">
          <table:table-cell office:value-type="float" office:value="1033" table:style-name="ce1">
            <text:p>1033</text:p>
          </table:table-cell>
          <table:table-cell office:value-type="string" table:style-name="ce67">
            <text:p><text:s/>2,360,333.15</text:p>
          </table:table-cell>
          <table:table-cell office:value-type="float" office:value="0" table:style-name="ce68">
            <text:p>-<text:s/></text:p>
          </table:table-cell>
          <table:table-cell office:value-type="float" office:value="29162.66" table:style-name="ce68">
            <text:p>29.162,66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3102" table:style-name="ce1">
            <text:p>3431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NC 15825519-0 :NC:0-15825519 PAGO FACT# 137 CLIENT</text:p>
          </table:table-cell>
          <table:table-cell table:number-columns-repeated="16373"/>
        </table:table-row>
        <table:table-row table:style-name="ro7">
          <table:table-cell office:value-type="float" office:value="1034" table:style-name="ce1">
            <text:p>1034</text:p>
          </table:table-cell>
          <table:table-cell office:value-type="string" table:style-name="ce67">
            <text:p><text:s/>2,345,205.65</text:p>
          </table:table-cell>
          <table:table-cell office:value-type="float" office:value="0" table:style-name="ce68">
            <text:p>-<text:s/></text:p>
          </table:table-cell>
          <table:table-cell office:value-type="float" office:value="15127.5" table:style-name="ce68">
            <text:p>15.127,50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3002" table:style-name="ce1">
            <text:p>3430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NC 15860214-0 :NC:0-15860214 PAGO FACT# 173 CLIENT</text:p>
          </table:table-cell>
          <table:table-cell table:number-columns-repeated="16373"/>
        </table:table-row>
        <table:table-row table:style-name="ro7">
          <table:table-cell office:value-type="float" office:value="1046" table:style-name="ce1">
            <text:p>1046</text:p>
          </table:table-cell>
          <table:table-cell office:value-type="string" table:style-name="ce67">
            <text:p>1-1-1-03-02</text:p>
          </table:table-cell>
          <table:table-cell office:value-type="float" office:value="1696400" table:style-name="ce68">
            <text:p>1.696.400,00<text:s/></text:p>
          </table:table-cell>
          <table:table-cell office:value-type="string" table:style-name="ce68">
            <text:p>CUENTAS POR COBRAR RELACIONADAS</text:p>
          </table:table-cell>
          <table:table-cell table:style-name="ce1"/>
          <table:table-cell table:number-columns-repeated="2" table:style-name="ce69"/>
          <table:table-cell table:number-columns-repeated="3" table:style-name="ce1"/>
          <table:table-cell table:style-name="ce69"/>
          <table:table-cell table:number-columns-repeated="16373"/>
        </table:table-row>
        <table:table-row table:style-name="ro8">
          <table:table-cell office:value-type="float" office:value="1047" table:style-name="ce70">
            <text:p>1047</text:p>
          </table:table-cell>
          <table:table-cell office:value-type="string" table:style-name="ce71">
            <text:p>1-1-1-03-02-001</text:p>
          </table:table-cell>
          <table:table-cell office:value-type="float" office:value="1696400" table:style-name="ce72">
            <text:p>1.696.400,00<text:s/></text:p>
          </table:table-cell>
          <table:table-cell office:value-type="string" table:style-name="ce72">
            <text:p>Telconet S.A.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1048" table:style-name="ce1">
            <text:p>1048</text:p>
          </table:table-cell>
          <table:table-cell office:value-type="string" table:style-name="ce67">
            <text:p><text:s/>1,671,400.00</text:p>
          </table:table-cell>
          <table:table-cell office:value-type="float" office:value="0" table:style-name="ce68">
            <text:p>-<text:s/></text:p>
          </table:table-cell>
          <table:table-cell office:value-type="float" office:value="25000" table:style-name="ce68">
            <text:p>25.000,00<text:s/></text:p>
          </table:table-cell>
          <table:table-cell table:style-name="ce1"/>
          <table:table-cell office:value-type="float" office:value="1456" table:style-name="ce1">
            <text:p>14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74">
            <text:p>02/01/2020</text:p>
          </table:table-cell>
          <table:table-cell office:value-type="string" table:style-name="ce1">
            <text:p>Aplicacion de <text:s/>credito <text:s/>a <text:s/>cuenta <text:s/>relacionada Telconet S.A.</text:p>
          </table:table-cell>
          <table:table-cell table:number-columns-repeated="16373"/>
        </table:table-row>
        <table:table-row table:style-name="ro7">
          <table:table-cell office:value-type="float" office:value="1049" table:style-name="ce1">
            <text:p>1049</text:p>
          </table:table-cell>
          <table:table-cell office:value-type="string" table:style-name="ce67">
            <text:p>-25,000.00</text:p>
          </table:table-cell>
          <table:table-cell office:value-type="float" office:value="0" table:style-name="ce68">
            <text:p>-<text:s/></text:p>
          </table:table-cell>
          <table:table-cell office:value-type="float" office:value="1696400" table:style-name="ce68">
            <text:p>1.696.400,00<text:s/></text:p>
          </table:table-cell>
          <table:table-cell table:style-name="ce1"/>
          <table:table-cell office:value-type="float" office:value="1685" table:style-name="ce1">
            <text:p>16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74">
            <text:p>31/03/2020</text:p>
          </table:table-cell>
          <table:table-cell office:value-type="string" table:style-name="ce1">
            <text:p>Telconet - F #156: Reclasificación Registro de Venta</text:p>
          </table:table-cell>
          <table:table-cell table:number-columns-repeated="16373"/>
        </table:table-row>
        <table:table-row table:style-name="ro7">
          <table:table-cell office:value-type="float" office:value="1050" table:style-name="ce1">
            <text:p>1050</text:p>
          </table:table-cell>
          <table:table-cell office:value-type="string" table:style-name="ce67">
            <text:p><text:s/>.00</text:p>
          </table:table-cell>
          <table:table-cell office:value-type="float" office:value="25000" table:style-name="ce68">
            <text:p>25.0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02" table:style-name="ce1">
            <text:p>17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DIARIO #1456: REVERSO DE ASIENTO CONTABLE</text:p>
          </table:table-cell>
          <table:table-cell table:number-columns-repeated="16373"/>
        </table:table-row>
        <table:table-row table:style-name="ro7">
          <table:table-cell office:value-type="float" office:value="1051" table:style-name="ce1">
            <text:p>1051</text:p>
          </table:table-cell>
          <table:table-cell office:value-type="string" table:style-name="ce67">
            <text:p>1-1-1-04</text:p>
          </table:table-cell>
          <table:table-cell office:value-type="float" office:value="109.4" table:style-name="ce68">
            <text:p>109,40<text:s/></text:p>
          </table:table-cell>
          <table:table-cell office:value-type="string" table:style-name="ce68">
            <text:p>CTA X COBRAR EMPLEADOS-ACCIONISTAS</text:p>
          </table:table-cell>
          <table:table-cell table:style-name="ce1"/>
          <table:table-cell table:number-columns-repeated="2" table:style-name="ce69"/>
          <table:table-cell table:number-columns-repeated="3" table:style-name="ce1"/>
          <table:table-cell table:style-name="ce69"/>
          <table:table-cell table:number-columns-repeated="16373"/>
        </table:table-row>
        <table:table-row table:style-name="ro7">
          <table:table-cell office:value-type="float" office:value="1052" table:style-name="ce1">
            <text:p>1052</text:p>
          </table:table-cell>
          <table:table-cell office:value-type="string" table:style-name="ce67">
            <text:p>1-1-1-04-01</text:p>
          </table:table-cell>
          <table:table-cell office:value-type="float" office:value="109.4" table:style-name="ce68">
            <text:p>109,40<text:s/></text:p>
          </table:table-cell>
          <table:table-cell office:value-type="string" table:style-name="ce68">
            <text:p>CUENTAS POR COBRAR EMPLEADOS</text:p>
          </table:table-cell>
          <table:table-cell table:style-name="ce1"/>
          <table:table-cell table:number-columns-repeated="2" table:style-name="ce69"/>
          <table:table-cell table:number-columns-repeated="3" table:style-name="ce1"/>
          <table:table-cell table:style-name="ce69"/>
          <table:table-cell table:number-columns-repeated="16373"/>
        </table:table-row>
        <table:table-row table:style-name="ro7">
          <table:table-cell office:value-type="float" office:value="1053" table:style-name="ce1">
            <text:p>1053</text:p>
          </table:table-cell>
          <table:table-cell office:value-type="string" table:style-name="ce67">
            <text:p>1-1-1-04-01-001</text:p>
          </table:table-cell>
          <table:table-cell office:value-type="float" office:value="109.4" table:style-name="ce68">
            <text:p>109,40<text:s/></text:p>
          </table:table-cell>
          <table:table-cell office:value-type="string" table:style-name="ce68">
            <text:p>Prestamos a Empleado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.4" table:style-name="ce1">
            <text:p>109,4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69">
            <text:p>12.310.110,18</text:p>
          </table:table-cell>
          <table:table-cell table:number-columns-repeated="16373"/>
        </table:table-row>
        <table:table-row table:style-name="ro8">
          <table:table-cell office:value-type="float" office:value="1054" table:style-name="ce70">
            <text:p>1054</text:p>
          </table:table-cell>
          <table:table-cell office:value-type="string" table:style-name="ce71">
            <text:p>1-1-1-04-01-002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Cargo Empleados por Adquisiciones v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1055" table:style-name="ce1">
            <text:p>1055</text:p>
          </table:table-cell>
          <table:table-cell office:value-type="string" table:style-name="ce67">
            <text:p>-114.66</text:p>
          </table:table-cell>
          <table:table-cell office:value-type="float" office:value="0" table:style-name="ce68">
            <text:p>-<text:s/></text:p>
          </table:table-cell>
          <table:table-cell office:value-type="float" office:value="114.66" table:style-name="ce68">
            <text:p>114,66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1056" table:style-name="ce1">
            <text:p>1056</text:p>
          </table:table-cell>
          <table:table-cell office:value-type="string" table:style-name="ce67">
            <text:p>-900.76</text:p>
          </table:table-cell>
          <table:table-cell office:value-type="float" office:value="0" table:style-name="ce68">
            <text:p>-<text:s/></text:p>
          </table:table-cell>
          <table:table-cell office:value-type="float" office:value="786.1" table:style-name="ce68">
            <text:p>786,10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7">
          <table:table-cell office:value-type="float" office:value="1057" table:style-name="ce1">
            <text:p>1057</text:p>
          </table:table-cell>
          <table:table-cell office:value-type="string" table:style-name="ce67">
            <text:p>-1,029.47</text:p>
          </table:table-cell>
          <table:table-cell office:value-type="float" office:value="0" table:style-name="ce68">
            <text:p>-<text:s/></text:p>
          </table:table-cell>
          <table:table-cell office:value-type="float" office:value="128.71" table:style-name="ce68">
            <text:p>128,71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7">
          <table:table-cell office:value-type="float" office:value="1058" table:style-name="ce1">
            <text:p>1058</text:p>
          </table:table-cell>
          <table:table-cell office:value-type="string" table:style-name="ce67">
            <text:p>-914.81</text:p>
          </table:table-cell>
          <table:table-cell office:value-type="float" office:value="114.66" table:style-name="ce68">
            <text:p>114,6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21" table:style-name="ce1">
            <text:p>17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D #283902 MACHALA: PAGO DE APORTACIÓN IESS FEB-2020</text:p>
          </table:table-cell>
          <table:table-cell table:number-columns-repeated="16373"/>
        </table:table-row>
        <table:table-row table:style-name="ro7">
          <table:table-cell office:value-type="float" office:value="1059" table:style-name="ce1">
            <text:p>1059</text:p>
          </table:table-cell>
          <table:table-cell office:value-type="string" table:style-name="ce67">
            <text:p>-786.10</text:p>
          </table:table-cell>
          <table:table-cell office:value-type="float" office:value="128.71" table:style-name="ce68">
            <text:p>128,7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57" table:style-name="ce1">
            <text:p>17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D #290602 MACHALA: RECLASIFICACIÓN</text:p>
          </table:table-cell>
          <table:table-cell table:number-columns-repeated="16373"/>
        </table:table-row>
        <table:table-row table:style-name="ro7">
          <table:table-cell office:value-type="float" office:value="1060" table:style-name="ce1">
            <text:p>1060</text:p>
          </table:table-cell>
          <table:table-cell office:value-type="string" table:style-name="ce67">
            <text:p><text:s/>.00</text:p>
          </table:table-cell>
          <table:table-cell office:value-type="float" office:value="786.1" table:style-name="ce68">
            <text:p>786,1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57" table:style-name="ce1">
            <text:p>17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OMINA MZO-2020: DESCUENTO NAVIPLAN</text:p>
          </table:table-cell>
          <table:table-cell table:number-columns-repeated="16373"/>
        </table:table-row>
        <table:table-row table:style-name="ro7">
          <table:table-cell office:value-type="float" office:value="1061" table:style-name="ce1">
            <text:p>1061</text:p>
          </table:table-cell>
          <table:table-cell office:value-type="string" table:style-name="ce67">
            <text:p><text:s/>267.86</text:p>
          </table:table-cell>
          <table:table-cell office:value-type="float" office:value="267.86" table:style-name="ce68">
            <text:p>267,8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903" table:style-name="ce1">
            <text:p>3019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2694-001001-OPTILOZANO SA F# 2694 CONSUMO</text:p>
          </table:table-cell>
          <table:table-cell table:number-columns-repeated="16373"/>
        </table:table-row>
        <table:table-row table:style-name="ro8">
          <table:table-cell office:value-type="float" office:value="1062" table:style-name="ce70">
            <text:p>1062</text:p>
          </table:table-cell>
          <table:table-cell office:value-type="string" table:style-name="ce71">
            <text:p>1-1-1-04-01-003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Tribunal de Menores Empleados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1063" table:style-name="ce1">
            <text:p>1063</text:p>
          </table:table-cell>
          <table:table-cell office:value-type="string" table:style-name="ce67">
            <text:p>-16.97</text:p>
          </table:table-cell>
          <table:table-cell office:value-type="float" office:value="0" table:style-name="ce68">
            <text:p>-<text:s/></text:p>
          </table:table-cell>
          <table:table-cell office:value-type="float" office:value="16.97" table:style-name="ce68">
            <text:p>16,97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7">
          <table:table-cell office:value-type="float" office:value="1064" table:style-name="ce1">
            <text:p>1064</text:p>
          </table:table-cell>
          <table:table-cell office:value-type="string" table:style-name="ce67">
            <text:p><text:s/>257.35</text:p>
          </table:table-cell>
          <table:table-cell office:value-type="float" office:value="274.32" table:style-name="ce68">
            <text:p>274,3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902" table:style-name="ce1">
            <text:p>3219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CK 945-0 BANCO DEL PACIFICO :DB -1070987682: PENSI</text:p>
          </table:table-cell>
          <table:table-cell table:number-columns-repeated="16373"/>
        </table:table-row>
        <table:table-row table:style-name="ro7">
          <table:table-cell office:value-type="float" office:value="1065" table:style-name="ce1">
            <text:p>1065</text:p>
          </table:table-cell>
          <table:table-cell office:value-type="string" table:style-name="ce67">
            <text:p><text:s/>227.65</text:p>
          </table:table-cell>
          <table:table-cell office:value-type="float" office:value="0" table:style-name="ce68">
            <text:p>-<text:s/></text:p>
          </table:table-cell>
          <table:table-cell office:value-type="float" office:value="29.7" table:style-name="ce68">
            <text:p>29,70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7">
          <table:table-cell office:value-type="float" office:value="1066" table:style-name="ce1">
            <text:p>1066</text:p>
          </table:table-cell>
          <table:table-cell office:value-type="string" table:style-name="ce67">
            <text:p><text:s/>501.97</text:p>
          </table:table-cell>
          <table:table-cell office:value-type="float" office:value="274.32" table:style-name="ce68">
            <text:p>274,3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3902" table:style-name="ce1">
            <text:p>3239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CK 950-0 BANCO DEL PACIFICO :DB -1070987682: PENSI</text:p>
          </table:table-cell>
          <table:table-cell table:number-columns-repeated="16373"/>
        </table:table-row>
        <table:table-row table:style-name="ro7">
          <table:table-cell office:value-type="float" office:value="1067" table:style-name="ce1">
            <text:p>1067</text:p>
          </table:table-cell>
          <table:table-cell office:value-type="string" table:style-name="ce67">
            <text:p><text:s/>478.88</text:p>
          </table:table-cell>
          <table:table-cell office:value-type="float" office:value="0" table:style-name="ce68">
            <text:p>-<text:s/></text:p>
          </table:table-cell>
          <table:table-cell office:value-type="float" office:value="23.09" table:style-name="ce68">
            <text:p>23,09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7">
          <table:table-cell office:value-type="float" office:value="1068" table:style-name="ce1">
            <text:p>1068</text:p>
          </table:table-cell>
          <table:table-cell office:value-type="string" table:style-name="ce67">
            <text:p><text:s/>204.56</text:p>
          </table:table-cell>
          <table:table-cell office:value-type="float" office:value="0" table:style-name="ce68">
            <text:p>-<text:s/></text:p>
          </table:table-cell>
          <table:table-cell office:value-type="float" office:value="274.32" table:style-name="ce68">
            <text:p>274,32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902" table:style-name="ce1">
            <text:p>3219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CK 945-0 BANCO DEL PACIFICO :</text:p>
          </table:table-cell>
          <table:table-cell table:number-columns-repeated="16373"/>
        </table:table-row>
        <table:table-row table:style-name="ro7">
          <table:table-cell office:value-type="float" office:value="1069" table:style-name="ce1">
            <text:p>1069</text:p>
          </table:table-cell>
          <table:table-cell office:value-type="string" table:style-name="ce67">
            <text:p><text:s/>478.88</text:p>
          </table:table-cell>
          <table:table-cell office:value-type="float" office:value="274.32" table:style-name="ce68">
            <text:p>274,3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53" table:style-name="ce1">
            <text:p>17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4002" table:style-name="ce1">
            <text:p>3240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ND 945-0 :ND:0-945 Cheque certificado # 945 Banco</text:p>
          </table:table-cell>
          <table:table-cell table:number-columns-repeated="16373"/>
        </table:table-row>
        <table:table-row table:style-name="ro7">
          <table:table-cell office:value-type="float" office:value="1070" table:style-name="ce1">
            <text:p>1070</text:p>
          </table:table-cell>
          <table:table-cell office:value-type="string" table:style-name="ce67">
            <text:p><text:s/>204.56</text:p>
          </table:table-cell>
          <table:table-cell office:value-type="float" office:value="0" table:style-name="ce68">
            <text:p>-<text:s/></text:p>
          </table:table-cell>
          <table:table-cell office:value-type="float" office:value="274.32" table:style-name="ce68">
            <text:p>274,32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31602" table:style-name="ce1">
            <text:p>3316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DP 59162765-0 :DP:0-59162765 Ck certificado # 945</text:p>
          </table:table-cell>
          <table:table-cell table:number-columns-repeated="16373"/>
        </table:table-row>
        <table:table-row table:style-name="ro7">
          <table:table-cell office:value-type="float" office:value="1071" table:style-name="ce1">
            <text:p>1071</text:p>
          </table:table-cell>
          <table:table-cell office:value-type="string" table:style-name="ce67">
            <text:p><text:s/>162.62</text:p>
          </table:table-cell>
          <table:table-cell office:value-type="float" office:value="0" table:style-name="ce68">
            <text:p>-<text:s/></text:p>
          </table:table-cell>
          <table:table-cell office:value-type="float" office:value="41.94" table:style-name="ce68">
            <text:p>41,94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7">
          <table:table-cell office:value-type="float" office:value="1072" table:style-name="ce1">
            <text:p>1072</text:p>
          </table:table-cell>
          <table:table-cell office:value-type="string" table:style-name="ce67">
            <text:p>-386.02</text:p>
          </table:table-cell>
          <table:table-cell office:value-type="float" office:value="0" table:style-name="ce68">
            <text:p>-<text:s/></text:p>
          </table:table-cell>
          <table:table-cell office:value-type="float" office:value="548.64" table:style-name="ce68">
            <text:p>548,64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7">
          <table:table-cell office:value-type="float" office:value="1073" table:style-name="ce1">
            <text:p>1073</text:p>
          </table:table-cell>
          <table:table-cell office:value-type="string" table:style-name="ce67">
            <text:p>-111.70</text:p>
          </table:table-cell>
          <table:table-cell office:value-type="float" office:value="274.32" table:style-name="ce68">
            <text:p>274,3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102" table:style-name="ce1">
            <text:p>3351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CK 951-0 BANCO DEL PACIFICO :DB -1070987682: PENSI</text:p>
          </table:table-cell>
          <table:table-cell table:number-columns-repeated="16373"/>
        </table:table-row>
        <table:table-row table:style-name="ro7">
          <table:table-cell office:value-type="float" office:value="1074" table:style-name="ce1">
            <text:p>1074</text:p>
          </table:table-cell>
          <table:table-cell office:value-type="string" table:style-name="ce67">
            <text:p>-134.79</text:p>
          </table:table-cell>
          <table:table-cell office:value-type="float" office:value="0" table:style-name="ce68">
            <text:p>-<text:s/></text:p>
          </table:table-cell>
          <table:table-cell office:value-type="float" office:value="23.09" table:style-name="ce68">
            <text:p>23,09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7">
          <table:table-cell office:value-type="float" office:value="1075" table:style-name="ce1">
            <text:p>1075</text:p>
          </table:table-cell>
          <table:table-cell office:value-type="string" table:style-name="ce67">
            <text:p>-176.73</text:p>
          </table:table-cell>
          <table:table-cell office:value-type="float" office:value="0" table:style-name="ce68">
            <text:p>-<text:s/></text:p>
          </table:table-cell>
          <table:table-cell office:value-type="float" office:value="41.94" table:style-name="ce68">
            <text:p>41,94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7">
          <table:table-cell office:value-type="float" office:value="1076" table:style-name="ce1">
            <text:p>1076</text:p>
          </table:table-cell>
          <table:table-cell office:value-type="string" table:style-name="ce67">
            <text:p>-451.05</text:p>
          </table:table-cell>
          <table:table-cell office:value-type="float" office:value="0" table:style-name="ce68">
            <text:p>-<text:s/></text:p>
          </table:table-cell>
          <table:table-cell office:value-type="float" office:value="274.32" table:style-name="ce68">
            <text:p>274,32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7">
          <table:table-cell table:style-name="ce1"/>
          <table:table-cell table:style-name="ce67"/>
          <table:table-cell table:number-columns-repeated="2" table:style-name="ce68"/>
          <table:table-cell table:style-name="ce1"/>
          <table:table-cell table:number-columns-repeated="3" table:style-name="ce69"/>
          <table:table-cell table:number-columns-repeated="2" table:style-name="ce1"/>
          <table:table-cell table:style-name="ce69"/>
          <table:table-cell table:number-columns-repeated="16373"/>
        </table:table-row>
        <table:table-row table:style-name="ro8">
          <table:table-cell office:value-type="float" office:value="1887" table:style-name="ce70">
            <text:p>1887</text:p>
          </table:table-cell>
          <table:table-cell office:value-type="string" table:style-name="ce71">
            <text:p>1-1-1-06-01-002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Consorcio Universidad Segura</text:p>
          </table:table-cell>
          <table:table-cell table:style-name="ce70"/>
          <table:table-cell table:number-columns-repeated="3" table:style-name="ce73"/>
          <table:table-cell table:number-columns-repeated="3" table:style-name="ce70"/>
          <table:table-cell table:number-columns-repeated="16373"/>
        </table:table-row>
        <table:table-row table:style-name="ro7">
          <table:table-cell office:value-type="float" office:value="1888" table:style-name="ce1">
            <text:p>1888</text:p>
          </table:table-cell>
          <table:table-cell office:value-type="string" table:style-name="ce67">
            <text:p><text:s/>3,360.38</text:p>
          </table:table-cell>
          <table:table-cell office:value-type="float" office:value="3360.38" table:style-name="ce68">
            <text:p>3.360,3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305" table:style-name="ce1">
            <text:p>178305</text:p>
          </table:table-cell>
          <table:table-cell office:value-type="date" office:date-value="2020-03-14T00:00:00" table:style-name="ce74">
            <text:p>14/03/2020</text:p>
          </table:table-cell>
          <table:table-cell office:value-type="string" table:style-name="ce1">
            <text:p>DG 2-0</text:p>
          </table:table-cell>
          <table:table-cell table:number-columns-repeated="16373"/>
        </table:table-row>
        <table:table-row table:style-name="ro7">
          <table:table-cell office:value-type="float" office:value="1889" table:style-name="ce1">
            <text:p>1889</text:p>
          </table:table-cell>
          <table:table-cell office:value-type="string" table:style-name="ce67">
            <text:p><text:s/>7,455.88</text:p>
          </table:table-cell>
          <table:table-cell office:value-type="float" office:value="4095.5" table:style-name="ce68">
            <text:p>4.095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34" table:style-name="ce1">
            <text:p>15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4-30T00:00:00" table:style-name="ce74">
            <text:p>30/04/2020</text:p>
          </table:table-cell>
          <table:table-cell office:value-type="string" table:style-name="ce1">
            <text:p>Reclasificacion cta proveedor Jose Nuñez factura #820</text:p>
          </table:table-cell>
          <table:table-cell table:number-columns-repeated="16373"/>
        </table:table-row>
        <table:table-row table:style-name="ro7">
          <table:table-cell office:value-type="float" office:value="1890" table:style-name="ce1">
            <text:p>1890</text:p>
          </table:table-cell>
          <table:table-cell office:value-type="string" table:style-name="ce67">
            <text:p><text:s/>9,135.88</text:p>
          </table:table-cell>
          <table:table-cell office:value-type="float" office:value="1680" table:style-name="ce68">
            <text:p>1.68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305" table:style-name="ce1">
            <text:p>180305</text:p>
          </table:table-cell>
          <table:table-cell office:value-type="date" office:date-value="2020-05-05T00:00:00" table:style-name="ce74">
            <text:p>05/05/2020</text:p>
          </table:table-cell>
          <table:table-cell office:value-type="string" table:style-name="ce1">
            <text:p>DG 4-0</text:p>
          </table:table-cell>
          <table:table-cell table:number-columns-repeated="16373"/>
        </table:table-row>
        <table:table-row table:style-name="ro7">
          <table:table-cell office:value-type="float" office:value="1891" table:style-name="ce1">
            <text:p>1891</text:p>
          </table:table-cell>
          <table:table-cell office:value-type="string" table:style-name="ce67">
            <text:p><text:s/>11,151.88</text:p>
          </table:table-cell>
          <table:table-cell office:value-type="float" office:value="2016" table:style-name="ce68">
            <text:p>2.016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903" table:style-name="ce1">
            <text:p>243903</text:p>
          </table:table-cell>
          <table:table-cell office:value-type="date" office:date-value="2020-05-31T00:00:00" table:style-name="ce74">
            <text:p>31/05/2020</text:p>
          </table:table-cell>
          <table:table-cell office:value-type="string" table:style-name="ce1">
            <text:p>FV 000000823-001001-VIAJES DESALOJOS UNIVERSIDAD G</text:p>
          </table:table-cell>
          <table:table-cell table:number-columns-repeated="16373"/>
        </table:table-row>
        <table:table-row table:style-name="ro7">
          <table:table-cell office:value-type="float" office:value="1892" table:style-name="ce1">
            <text:p>1892</text:p>
          </table:table-cell>
          <table:table-cell office:value-type="string" table:style-name="ce67">
            <text:p><text:s/>11,651.88</text:p>
          </table:table-cell>
          <table:table-cell office:value-type="float" office:value="500" table:style-name="ce68">
            <text:p>5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003" table:style-name="ce1">
            <text:p>244003</text:p>
          </table:table-cell>
          <table:table-cell office:value-type="date" office:date-value="2020-05-31T00:00:00" table:style-name="ce74">
            <text:p>31/05/2020</text:p>
          </table:table-cell>
          <table:table-cell office:value-type="string" table:style-name="ce1">
            <text:p>FV 000002055-001001-SERV. TEC. CONSORCIO UNIVERSID</text:p>
          </table:table-cell>
          <table:table-cell table:number-columns-repeated="16373"/>
        </table:table-row>
        <table:table-row table:style-name="ro7">
          <table:table-cell office:value-type="float" office:value="1893" table:style-name="ce1">
            <text:p>1893</text:p>
          </table:table-cell>
          <table:table-cell office:value-type="string" table:style-name="ce67">
            <text:p><text:s/>15,747.38</text:p>
          </table:table-cell>
          <table:table-cell office:value-type="float" office:value="4095.5" table:style-name="ce68">
            <text:p>4.095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55" table:style-name="ce1">
            <text:p>15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7602" table:style-name="ce1">
            <text:p>277602</text:p>
          </table:table-cell>
          <table:table-cell office:value-type="date" office:date-value="2020-05-31T00:00:00" table:style-name="ce74">
            <text:p>31/05/2020</text:p>
          </table:table-cell>
          <table:table-cell office:value-type="string" table:style-name="ce1">
            <text:p>ND 56065-0 :ND:0-56065 Pago factura #820 Jose Nuñe</text:p>
          </table:table-cell>
          <table:table-cell table:number-columns-repeated="16373"/>
        </table:table-row>
        <table:table-row table:style-name="ro7">
          <table:table-cell office:value-type="float" office:value="1894" table:style-name="ce1">
            <text:p>1894</text:p>
          </table:table-cell>
          <table:table-cell office:value-type="string" table:style-name="ce67">
            <text:p><text:s/>18,460.12</text:p>
          </table:table-cell>
          <table:table-cell office:value-type="float" office:value="2712.74" table:style-name="ce68">
            <text:p>2.712,7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303" table:style-name="ce1">
            <text:p>244303</text:p>
          </table:table-cell>
          <table:table-cell office:value-type="date" office:date-value="2020-05-31T00:00:00" table:style-name="ce74">
            <text:p>31/05/2020</text:p>
          </table:table-cell>
          <table:table-cell office:value-type="string" table:style-name="ce1">
            <text:p>FV 000000103-001001-SEMANA DE TRABAJO DESDE 09-03-</text:p>
          </table:table-cell>
          <table:table-cell table:number-columns-repeated="16373"/>
        </table:table-row>
        <table:table-row table:style-name="ro7">
          <table:table-cell office:value-type="float" office:value="1895" table:style-name="ce1">
            <text:p>1895</text:p>
          </table:table-cell>
          <table:table-cell office:value-type="string" table:style-name="ce67">
            <text:p><text:s/>19,930.12</text:p>
          </table:table-cell>
          <table:table-cell office:value-type="float" office:value="1470" table:style-name="ce68">
            <text:p>1.47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403" table:style-name="ce1">
            <text:p>244403</text:p>
          </table:table-cell>
          <table:table-cell office:value-type="date" office:date-value="2020-05-31T00:00:00" table:style-name="ce74">
            <text:p>31/05/2020</text:p>
          </table:table-cell>
          <table:table-cell office:value-type="string" table:style-name="ce1">
            <text:p>FV 000000825-001001-(42 )VIAJES VOLQUETAS POR DESA</text:p>
          </table:table-cell>
          <table:table-cell table:number-columns-repeated="16373"/>
        </table:table-row>
        <table:table-row table:style-name="ro7">
          <table:table-cell office:value-type="float" office:value="1896" table:style-name="ce1">
            <text:p>1896</text:p>
          </table:table-cell>
          <table:table-cell office:value-type="string" table:style-name="ce67">
            <text:p><text:s/>15,834.62</text:p>
          </table:table-cell>
          <table:table-cell office:value-type="float" office:value="0" table:style-name="ce68">
            <text:p>-<text:s/></text:p>
          </table:table-cell>
          <table:table-cell office:value-type="float" office:value="4095.5" table:style-name="ce68">
            <text:p>4.095,50<text:s/></text:p>
          </table:table-cell>
          <table:table-cell table:style-name="ce1"/>
          <table:table-cell office:value-type="float" office:value="1550" table:style-name="ce1">
            <text:p>15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103" table:style-name="ce1">
            <text:p>246103</text:p>
          </table:table-cell>
          <table:table-cell office:value-type="date" office:date-value="2020-05-31T00:00:00" table:style-name="ce74">
            <text:p>31/05/2020</text:p>
          </table:table-cell>
          <table:table-cell office:value-type="string" table:style-name="ce1">
            <text:p>CI 000000820-000000-PAGO FACTURA 820 MEDIANTE TRAN</text:p>
          </table:table-cell>
          <table:table-cell table:number-columns-repeated="16373"/>
        </table:table-row>
        <table:table-row table:style-name="ro7">
          <table:table-cell office:value-type="float" office:value="1897" table:style-name="ce1">
            <text:p>1897</text:p>
          </table:table-cell>
          <table:table-cell office:value-type="string" table:style-name="ce67">
            <text:p><text:s/>20,646.62</text:p>
          </table:table-cell>
          <table:table-cell office:value-type="float" office:value="4812" table:style-name="ce68">
            <text:p>4.812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203" table:style-name="ce1">
            <text:p>244203</text:p>
          </table:table-cell>
          <table:table-cell office:value-type="date" office:date-value="2020-05-31T00:00:00" table:style-name="ce74">
            <text:p>31/05/2020</text:p>
          </table:table-cell>
          <table:table-cell office:value-type="string" table:style-name="ce1">
            <text:p>FB 000000100-001101-(17 ) ARENA- (108) PIEDRA 3/4</text:p>
          </table:table-cell>
          <table:table-cell table:number-columns-repeated="16373"/>
        </table:table-row>
        <table:table-row table:style-name="ro7">
          <table:table-cell office:value-type="float" office:value="1898" table:style-name="ce1">
            <text:p>1898</text:p>
          </table:table-cell>
          <table:table-cell office:value-type="string" table:style-name="ce67">
            <text:p><text:s/>22,806.62</text:p>
          </table:table-cell>
          <table:table-cell office:value-type="float" office:value="2160" table:style-name="ce68">
            <text:p>2.1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103" table:style-name="ce1">
            <text:p>244103</text:p>
          </table:table-cell>
          <table:table-cell office:value-type="date" office:date-value="2020-05-31T00:00:00" table:style-name="ce74">
            <text:p>31/05/2020</text:p>
          </table:table-cell>
          <table:table-cell office:value-type="string" table:style-name="ce1">
            <text:p>FB 000000101-001001-SUB-BASE PROYECTO UNIVERSIDAD</text:p>
          </table:table-cell>
          <table:table-cell table:number-columns-repeated="16373"/>
        </table:table-row>
        <table:table-row table:style-name="ro7">
          <table:table-cell office:value-type="float" office:value="1899" table:style-name="ce1">
            <text:p>1899</text:p>
          </table:table-cell>
          <table:table-cell office:value-type="string" table:style-name="ce67">
            <text:p><text:s/>13,422.14</text:p>
          </table:table-cell>
          <table:table-cell office:value-type="float" office:value="0" table:style-name="ce68">
            <text:p>-<text:s/></text:p>
          </table:table-cell>
          <table:table-cell office:value-type="float" office:value="9384.48" table:style-name="ce68">
            <text:p>9.384,48<text:s/></text:p>
          </table:table-cell>
          <table:table-cell table:style-name="ce1"/>
          <table:table-cell office:value-type="float" office:value="1565" table:style-name="ce1">
            <text:p>15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6-01T00:00:00" table:style-name="ce74">
            <text:p>01/06/2020</text:p>
          </table:table-cell>
          <table:table-cell office:value-type="string" table:style-name="ce1">
            <text:p>Reclasificacion transaccion #276902</text:p>
          </table:table-cell>
          <table:table-cell table:number-columns-repeated="16373"/>
        </table:table-row>
        <table:table-row table:style-name="ro7">
          <table:table-cell office:value-type="float" office:value="1900" table:style-name="ce1">
            <text:p>1900</text:p>
          </table:table-cell>
          <table:table-cell office:value-type="string" table:style-name="ce67">
            <text:p><text:s/>14,104.99</text:p>
          </table:table-cell>
          <table:table-cell office:value-type="float" office:value="682.85" table:style-name="ce68">
            <text:p>682,8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805" table:style-name="ce1">
            <text:p>183805</text:p>
          </table:table-cell>
          <table:table-cell office:value-type="date" office:date-value="2020-06-17T00:00:00" table:style-name="ce74">
            <text:p>17/06/2020</text:p>
          </table:table-cell>
          <table:table-cell office:value-type="string" table:style-name="ce1">
            <text:p>DH 2-0</text:p>
          </table:table-cell>
          <table:table-cell table:number-columns-repeated="16373"/>
        </table:table-row>
        <table:table-row table:style-name="ro7">
          <table:table-cell office:value-type="float" office:value="1901" table:style-name="ce1">
            <text:p>1901</text:p>
          </table:table-cell>
          <table:table-cell office:value-type="string" table:style-name="ce67">
            <text:p><text:s/>14,284.99</text:p>
          </table:table-cell>
          <table:table-cell office:value-type="float" office:value="180" table:style-name="ce68">
            <text:p>18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603" table:style-name="ce1">
            <text:p>2486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20966-001001-ALQUILER MENSUAL DE SANITARIO</text:p>
          </table:table-cell>
          <table:table-cell table:number-columns-repeated="16373"/>
        </table:table-row>
        <table:table-row table:style-name="ro7">
          <table:table-cell office:value-type="float" office:value="1902" table:style-name="ce1">
            <text:p>1902</text:p>
          </table:table-cell>
          <table:table-cell office:value-type="string" table:style-name="ce67">
            <text:p><text:s/>16,625.79</text:p>
          </table:table-cell>
          <table:table-cell office:value-type="float" office:value="2340.8000000000002" table:style-name="ce68">
            <text:p>2.340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703" table:style-name="ce1">
            <text:p>2487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06746-001001-HORMIGON 140KG/CM2 STANDAR-28</text:p>
          </table:table-cell>
          <table:table-cell table:number-columns-repeated="16373"/>
        </table:table-row>
        <table:table-row table:style-name="ro7">
          <table:table-cell office:value-type="float" office:value="1903" table:style-name="ce1">
            <text:p>1903</text:p>
          </table:table-cell>
          <table:table-cell office:value-type="string" table:style-name="ce67">
            <text:p><text:s/>18,072.83</text:p>
          </table:table-cell>
          <table:table-cell office:value-type="float" office:value="1447.04" table:style-name="ce68">
            <text:p>1.447,0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803" table:style-name="ce1">
            <text:p>2488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06830-001001-HORMIGON 140KG/CM2 STANDARD</text:p>
          </table:table-cell>
          <table:table-cell table:number-columns-repeated="16373"/>
        </table:table-row>
        <table:table-row table:style-name="ro7">
          <table:table-cell office:value-type="float" office:value="1904" table:style-name="ce1">
            <text:p>1904</text:p>
          </table:table-cell>
          <table:table-cell office:value-type="string" table:style-name="ce67">
            <text:p><text:s/>19,656.83</text:p>
          </table:table-cell>
          <table:table-cell office:value-type="float" office:value="1584" table:style-name="ce68">
            <text:p>1.584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003" table:style-name="ce1">
            <text:p>2490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00778-001001-ALQUILER DE EQUIPOS (RETROEXCA</text:p>
          </table:table-cell>
          <table:table-cell table:number-columns-repeated="16373"/>
        </table:table-row>
        <table:table-row table:style-name="ro7">
          <table:table-cell office:value-type="float" office:value="1905" table:style-name="ce1">
            <text:p>1905</text:p>
          </table:table-cell>
          <table:table-cell office:value-type="string" table:style-name="ce67">
            <text:p><text:s/>20,892.83</text:p>
          </table:table-cell>
          <table:table-cell office:value-type="float" office:value="1236" table:style-name="ce68">
            <text:p>1.236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103" table:style-name="ce1">
            <text:p>2491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00779-001001-ALQUILER DE EQUIPOS (RETROEXCA</text:p>
          </table:table-cell>
          <table:table-cell table:number-columns-repeated="16373"/>
        </table:table-row>
        <table:table-row table:style-name="ro7">
          <table:table-cell office:value-type="float" office:value="1906" table:style-name="ce1">
            <text:p>1906</text:p>
          </table:table-cell>
          <table:table-cell office:value-type="string" table:style-name="ce67">
            <text:p><text:s/>21,416.67</text:p>
          </table:table-cell>
          <table:table-cell office:value-type="float" office:value="523.84" table:style-name="ce68">
            <text:p>523,8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803" table:style-name="ce1">
            <text:p>2538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01845-022901-MALLA ARMEX R-196 625X240X10X5</text:p>
          </table:table-cell>
          <table:table-cell table:number-columns-repeated="16373"/>
        </table:table-row>
        <table:table-row table:style-name="ro7">
          <table:table-cell office:value-type="float" office:value="1907" table:style-name="ce1">
            <text:p>1907</text:p>
          </table:table-cell>
          <table:table-cell office:value-type="string" table:style-name="ce67">
            <text:p><text:s/>22,608.35</text:p>
          </table:table-cell>
          <table:table-cell office:value-type="float" office:value="1191.68" table:style-name="ce68">
            <text:p>1.191,6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703" table:style-name="ce1">
            <text:p>2507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06911-001001-HORMIGON 140KG/CM2 STANDARD-28</text:p>
          </table:table-cell>
          <table:table-cell table:number-columns-repeated="16373"/>
        </table:table-row>
        <table:table-row table:style-name="ro7">
          <table:table-cell office:value-type="float" office:value="1908" table:style-name="ce1">
            <text:p>1908</text:p>
          </table:table-cell>
          <table:table-cell office:value-type="string" table:style-name="ce67">
            <text:p><text:s/>22,708.35</text:p>
          </table:table-cell>
          <table:table-cell office:value-type="float" office:value="100" table:style-name="ce68">
            <text:p>1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503" table:style-name="ce1">
            <text:p>2505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01173-001001-LOGISTICA Y MOVILIZACION: MINI</text:p>
          </table:table-cell>
          <table:table-cell table:number-columns-repeated="16373"/>
        </table:table-row>
        <table:table-row table:style-name="ro7">
          <table:table-cell office:value-type="float" office:value="1909" table:style-name="ce1">
            <text:p>1909</text:p>
          </table:table-cell>
          <table:table-cell office:value-type="string" table:style-name="ce67">
            <text:p><text:s/>22,808.35</text:p>
          </table:table-cell>
          <table:table-cell office:value-type="float" office:value="100" table:style-name="ce68">
            <text:p>1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403" table:style-name="ce1">
            <text:p>2504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01176-001001-LOGISTICA Y MOVILIZACIÓN: MINI</text:p>
          </table:table-cell>
          <table:table-cell table:number-columns-repeated="16373"/>
        </table:table-row>
        <table:table-row table:style-name="ro7">
          <table:table-cell office:value-type="float" office:value="1910" table:style-name="ce1">
            <text:p>1910</text:p>
          </table:table-cell>
          <table:table-cell office:value-type="string" table:style-name="ce67">
            <text:p><text:s/>24,866.35</text:p>
          </table:table-cell>
          <table:table-cell office:value-type="float" office:value="2058" table:style-name="ce68">
            <text:p>2.05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303" table:style-name="ce1">
            <text:p>2503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00090-001002-TRANSPORTE DE DESALOJO PROYECT</text:p>
          </table:table-cell>
          <table:table-cell table:number-columns-repeated="16373"/>
        </table:table-row>
        <table:table-row table:style-name="ro7">
          <table:table-cell office:value-type="float" office:value="1911" table:style-name="ce1">
            <text:p>1911</text:p>
          </table:table-cell>
          <table:table-cell office:value-type="string" table:style-name="ce67">
            <text:p><text:s/>34,250.83</text:p>
          </table:table-cell>
          <table:table-cell office:value-type="float" office:value="9384.48" table:style-name="ce68">
            <text:p>9.384,4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6902" table:style-name="ce1">
            <text:p>2769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5-0 HOHESA, HORMIGONES :DB -1070987682: 100% an</text:p>
          </table:table-cell>
          <table:table-cell table:number-columns-repeated="16373"/>
        </table:table-row>
        <table:table-row table:style-name="ro7">
          <table:table-cell office:value-type="float" office:value="1912" table:style-name="ce1">
            <text:p>1912</text:p>
          </table:table-cell>
          <table:table-cell office:value-type="string" table:style-name="ce67">
            <text:p><text:s/>34,450.83</text:p>
          </table:table-cell>
          <table:table-cell office:value-type="float" office:value="200" table:style-name="ce68">
            <text:p>2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903" table:style-name="ce1">
            <text:p>2469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01639-001001-4 TANQUEROS DE AGUA</text:p>
          </table:table-cell>
          <table:table-cell table:number-columns-repeated="16373"/>
        </table:table-row>
        <table:table-row table:style-name="ro7">
          <table:table-cell office:value-type="float" office:value="1913" table:style-name="ce1">
            <text:p>1913</text:p>
          </table:table-cell>
          <table:table-cell office:value-type="string" table:style-name="ce67">
            <text:p><text:s/>35,496.98</text:p>
          </table:table-cell>
          <table:table-cell office:value-type="float" office:value="1046.1500000000001" table:style-name="ce68">
            <text:p>1.046,1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003" table:style-name="ce1">
            <text:p>2460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93303-001101-ELECTROMALLAS- CUARTON SEMIDUR</text:p>
          </table:table-cell>
          <table:table-cell table:number-columns-repeated="16373"/>
        </table:table-row>
        <table:table-row table:style-name="ro7">
          <table:table-cell office:value-type="float" office:value="1914" table:style-name="ce1">
            <text:p>1914</text:p>
          </table:table-cell>
          <table:table-cell office:value-type="string" table:style-name="ce67">
            <text:p><text:s/>36,459.47</text:p>
          </table:table-cell>
          <table:table-cell office:value-type="float" office:value="962.49" table:style-name="ce68">
            <text:p>962,4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903" table:style-name="ce1">
            <text:p>2459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92910-001101-PLASTICO NEGRO 1.5MTS-MARTILLO</text:p>
          </table:table-cell>
          <table:table-cell table:number-columns-repeated="16373"/>
        </table:table-row>
        <table:table-row table:style-name="ro7">
          <table:table-cell office:value-type="float" office:value="1915" table:style-name="ce1">
            <text:p>1915</text:p>
          </table:table-cell>
          <table:table-cell office:value-type="string" table:style-name="ce67">
            <text:p><text:s/>37,927.99</text:p>
          </table:table-cell>
          <table:table-cell office:value-type="float" office:value="1468.52" table:style-name="ce68">
            <text:p>1.468,5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803" table:style-name="ce1">
            <text:p>2458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13458-001003-CEMENTO HOLCIM FUERTE SACO 50K</text:p>
          </table:table-cell>
          <table:table-cell table:number-columns-repeated="16373"/>
        </table:table-row>
        <table:table-row table:style-name="ro7">
          <table:table-cell office:value-type="float" office:value="1916" table:style-name="ce1">
            <text:p>1916</text:p>
          </table:table-cell>
          <table:table-cell office:value-type="string" table:style-name="ce67">
            <text:p><text:s/>48,678.27</text:p>
          </table:table-cell>
          <table:table-cell office:value-type="float" office:value="10750.28" table:style-name="ce68">
            <text:p>10.750,2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803" table:style-name="ce1">
            <text:p>2448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00826-001001-CONSTRUCCION DE CAJAS DE 1X1X1</text:p>
          </table:table-cell>
          <table:table-cell table:number-columns-repeated="16373"/>
        </table:table-row>
        <table:table-row table:style-name="ro7">
          <table:table-cell office:value-type="float" office:value="1917" table:style-name="ce1">
            <text:p>1917</text:p>
          </table:table-cell>
          <table:table-cell office:value-type="string" table:style-name="ce67">
            <text:p><text:s/>52,301.77</text:p>
          </table:table-cell>
          <table:table-cell office:value-type="float" office:value="3623.5" table:style-name="ce68">
            <text:p>3.623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003" table:style-name="ce1">
            <text:p>2450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00582-001001-CORTE PAVIMENTO, CANALIZACION</text:p>
          </table:table-cell>
          <table:table-cell table:number-columns-repeated="16373"/>
        </table:table-row>
        <table:table-row table:style-name="ro7">
          <table:table-cell office:value-type="float" office:value="1918" table:style-name="ce1">
            <text:p>1918</text:p>
          </table:table-cell>
          <table:table-cell office:value-type="string" table:style-name="ce67">
            <text:p><text:s/>64,708.37</text:p>
          </table:table-cell>
          <table:table-cell office:value-type="float" office:value="12406.6" table:style-name="ce68">
            <text:p>12.406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703" table:style-name="ce1">
            <text:p>2537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23643-001501-ADOQUIN HOLANDES 8 CM COLOR -</text:p>
          </table:table-cell>
          <table:table-cell table:number-columns-repeated="16373"/>
        </table:table-row>
        <table:table-row table:style-name="ro7">
          <table:table-cell office:value-type="float" office:value="1919" table:style-name="ce1">
            <text:p>1919</text:p>
          </table:table-cell>
          <table:table-cell office:value-type="string" table:style-name="ce67">
            <text:p><text:s/>64,794.87</text:p>
          </table:table-cell>
          <table:table-cell office:value-type="float" office:value="86.5" table:style-name="ce68">
            <text:p>86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203" table:style-name="ce1">
            <text:p>2482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01166-001001-MANTENIMIENTO DE LA BOMBA DE F</text:p>
          </table:table-cell>
          <table:table-cell table:number-columns-repeated="16373"/>
        </table:table-row>
        <table:table-row table:style-name="ro7">
          <table:table-cell office:value-type="float" office:value="1920" table:style-name="ce1">
            <text:p>1920</text:p>
          </table:table-cell>
          <table:table-cell office:value-type="string" table:style-name="ce67">
            <text:p><text:s/>67,135.67</text:p>
          </table:table-cell>
          <table:table-cell office:value-type="float" office:value="2340.8000000000002" table:style-name="ce68">
            <text:p>2.340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003" table:style-name="ce1">
            <text:p>2480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06762-001001-HORMIGON 140KG/CM2 STANDAR-28</text:p>
          </table:table-cell>
          <table:table-cell table:number-columns-repeated="16373"/>
        </table:table-row>
        <table:table-row table:style-name="ro7">
          <table:table-cell office:value-type="float" office:value="1921" table:style-name="ce1">
            <text:p>1921</text:p>
          </table:table-cell>
          <table:table-cell office:value-type="string" table:style-name="ce67">
            <text:p><text:s/>67,333.67</text:p>
          </table:table-cell>
          <table:table-cell office:value-type="float" office:value="198" table:style-name="ce68">
            <text:p>19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903" table:style-name="ce1">
            <text:p>2479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11995-001001-88 BOTELLONES DE AGUA</text:p>
          </table:table-cell>
          <table:table-cell table:number-columns-repeated="16373"/>
        </table:table-row>
        <table:table-row table:style-name="ro7">
          <table:table-cell office:value-type="float" office:value="1922" table:style-name="ce1">
            <text:p>1922</text:p>
          </table:table-cell>
          <table:table-cell office:value-type="string" table:style-name="ce67">
            <text:p><text:s/>68,887.67</text:p>
          </table:table-cell>
          <table:table-cell office:value-type="float" office:value="1554" table:style-name="ce68">
            <text:p>1.554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803" table:style-name="ce1">
            <text:p>2478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00676-001001-SERVICIO TRANSPORTE DESALOJO 0</text:p>
          </table:table-cell>
          <table:table-cell table:number-columns-repeated="16373"/>
        </table:table-row>
        <table:table-row table:style-name="ro7">
          <table:table-cell office:value-type="float" office:value="1923" table:style-name="ce1">
            <text:p>1923</text:p>
          </table:table-cell>
          <table:table-cell office:value-type="string" table:style-name="ce67">
            <text:p><text:s/>69,025.67</text:p>
          </table:table-cell>
          <table:table-cell office:value-type="float" office:value="138" table:style-name="ce68">
            <text:p>13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003" table:style-name="ce1">
            <text:p>2500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21037-001001-ALQUILER POR 14 DIAS SANITARIO</text:p>
          </table:table-cell>
          <table:table-cell table:number-columns-repeated="16373"/>
        </table:table-row>
        <table:table-row table:style-name="ro7">
          <table:table-cell office:value-type="float" office:value="1924" table:style-name="ce1">
            <text:p>1924</text:p>
          </table:table-cell>
          <table:table-cell office:value-type="string" table:style-name="ce67">
            <text:p><text:s/>69,125.67</text:p>
          </table:table-cell>
          <table:table-cell office:value-type="float" office:value="100" table:style-name="ce68">
            <text:p>1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603" table:style-name="ce1">
            <text:p>2496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01637-001001-2 TANQUEROS DE AGUA</text:p>
          </table:table-cell>
          <table:table-cell table:number-columns-repeated="16373"/>
        </table:table-row>
        <table:table-row table:style-name="ro7">
          <table:table-cell office:value-type="float" office:value="1925" table:style-name="ce1">
            <text:p>1925</text:p>
          </table:table-cell>
          <table:table-cell office:value-type="string" table:style-name="ce67">
            <text:p><text:s/>70,424.97</text:p>
          </table:table-cell>
          <table:table-cell office:value-type="float" office:value="1299.3" table:style-name="ce68">
            <text:p>1.299,3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803" table:style-name="ce1">
            <text:p>2498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04758-001001-TRABAJOS DE INSTALACIONES ELEC</text:p>
          </table:table-cell>
          <table:table-cell table:number-columns-repeated="16373"/>
        </table:table-row>
        <table:table-row table:style-name="ro7">
          <table:table-cell office:value-type="float" office:value="1926" table:style-name="ce1">
            <text:p>1926</text:p>
          </table:table-cell>
          <table:table-cell office:value-type="string" table:style-name="ce67">
            <text:p><text:s/>76,965.25</text:p>
          </table:table-cell>
          <table:table-cell office:value-type="float" office:value="6540.28" table:style-name="ce68">
            <text:p>6.540,2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503" table:style-name="ce1">
            <text:p>2485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00827-001001-CANALIZACIÓN DE 13 VIAS, CORTE</text:p>
          </table:table-cell>
          <table:table-cell table:number-columns-repeated="16373"/>
        </table:table-row>
        <table:table-row table:style-name="ro7">
          <table:table-cell office:value-type="float" office:value="1927" table:style-name="ce1">
            <text:p>1927</text:p>
          </table:table-cell>
          <table:table-cell office:value-type="string" table:style-name="ce67">
            <text:p><text:s/>77,505.45</text:p>
          </table:table-cell>
          <table:table-cell office:value-type="float" office:value="540.20000000000005" table:style-name="ce68">
            <text:p>540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603" table:style-name="ce1">
            <text:p>2536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B 000003324-001002-CORDEL RAFIA 3H CC CON CENTRO</text:p>
          </table:table-cell>
          <table:table-cell table:number-columns-repeated="16373"/>
        </table:table-row>
        <table:table-row table:style-name="ro7">
          <table:table-cell office:value-type="float" office:value="1928" table:style-name="ce1">
            <text:p>1928</text:p>
          </table:table-cell>
          <table:table-cell office:value-type="string" table:style-name="ce67">
            <text:p><text:s/>78,891.45</text:p>
          </table:table-cell>
          <table:table-cell office:value-type="float" office:value="1386" table:style-name="ce68">
            <text:p>1.386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203" table:style-name="ce1">
            <text:p>250203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FV 000000091-001002-TRANSPORTE DE DESALOJO PROYECT</text:p>
          </table:table-cell>
          <table:table-cell table:number-columns-repeated="16373"/>
        </table:table-row>
        <table:table-row table:style-name="ro7">
          <table:table-cell office:value-type="float" office:value="1929" table:style-name="ce1">
            <text:p>1929</text:p>
          </table:table-cell>
          <table:table-cell office:value-type="string" table:style-name="ce67">
            <text:p><text:s/>78,937.81</text:p>
          </table:table-cell>
          <table:table-cell office:value-type="float" office:value="46.36" table:style-name="ce68">
            <text:p>46,3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805" table:style-name="ce1">
            <text:p>192805</text:p>
          </table:table-cell>
          <table:table-cell office:value-type="date" office:date-value="2020-07-20T00:00:00" table:style-name="ce74">
            <text:p>20/07/2020</text:p>
          </table:table-cell>
          <table:table-cell office:value-type="string" table:style-name="ce1">
            <text:p>DH 4-0</text:p>
          </table:table-cell>
          <table:table-cell table:number-columns-repeated="16373"/>
        </table:table-row>
        <table:table-row table:style-name="ro7">
          <table:table-cell office:value-type="float" office:value="1930" table:style-name="ce1">
            <text:p>1930</text:p>
          </table:table-cell>
          <table:table-cell office:value-type="string" table:style-name="ce67">
            <text:p><text:s/>76,302.28</text:p>
          </table:table-cell>
          <table:table-cell office:value-type="float" office:value="0" table:style-name="ce68">
            <text:p>-<text:s/></text:p>
          </table:table-cell>
          <table:table-cell office:value-type="float" office:value="2635.53" table:style-name="ce68">
            <text:p>2.635,53<text:s/></text:p>
          </table:table-cell>
          <table:table-cell table:style-name="ce1"/>
          <table:table-cell office:value-type="float" office:value="1651" table:style-name="ce1">
            <text:p>16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3T00:00:00" table:style-name="ce74">
            <text:p>23/07/2020</text:p>
          </table:table-cell>
          <table:table-cell office:value-type="string" table:style-name="ce1">
            <text:p>Aplicacion de saldo proveedor: Hohesa, Hormigones Hercules TR#279302</text:p>
          </table:table-cell>
          <table:table-cell table:number-columns-repeated="16373"/>
        </table:table-row>
        <table:table-row table:style-name="ro7">
          <table:table-cell office:value-type="float" office:value="1931" table:style-name="ce1">
            <text:p>1931</text:p>
          </table:table-cell>
          <table:table-cell office:value-type="string" table:style-name="ce67">
            <text:p><text:s/>76,348.64</text:p>
          </table:table-cell>
          <table:table-cell office:value-type="float" office:value="46.36" table:style-name="ce68">
            <text:p>46,3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905" table:style-name="ce1">
            <text:p>192905</text:p>
          </table:table-cell>
          <table:table-cell office:value-type="date" office:date-value="2020-07-27T00:00:00" table:style-name="ce74">
            <text:p>27/07/2020</text:p>
          </table:table-cell>
          <table:table-cell office:value-type="string" table:style-name="ce1">
            <text:p>DH 6-0</text:p>
          </table:table-cell>
          <table:table-cell table:number-columns-repeated="16373"/>
        </table:table-row>
        <table:table-row table:style-name="ro7">
          <table:table-cell office:value-type="float" office:value="1932" table:style-name="ce1">
            <text:p>1932</text:p>
          </table:table-cell>
          <table:table-cell office:value-type="string" table:style-name="ce67">
            <text:p><text:s/>76,380.67</text:p>
          </table:table-cell>
          <table:table-cell office:value-type="float" office:value="32.03" table:style-name="ce68">
            <text:p>32,0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105" table:style-name="ce1">
            <text:p>193105</text:p>
          </table:table-cell>
          <table:table-cell office:value-type="date" office:date-value="2020-07-27T00:00:00" table:style-name="ce74">
            <text:p>27/07/2020</text:p>
          </table:table-cell>
          <table:table-cell office:value-type="string" table:style-name="ce1">
            <text:p>DH 10-0</text:p>
          </table:table-cell>
          <table:table-cell table:number-columns-repeated="16373"/>
        </table:table-row>
        <table:table-row table:style-name="ro7">
          <table:table-cell office:value-type="float" office:value="1933" table:style-name="ce1">
            <text:p>1933</text:p>
          </table:table-cell>
          <table:table-cell office:value-type="string" table:style-name="ce67">
            <text:p><text:s/>76,395.00</text:p>
          </table:table-cell>
          <table:table-cell office:value-type="float" office:value="14.33" table:style-name="ce68">
            <text:p>14,3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205" table:style-name="ce1">
            <text:p>193205</text:p>
          </table:table-cell>
          <table:table-cell office:value-type="date" office:date-value="2020-07-27T00:00:00" table:style-name="ce74">
            <text:p>27/07/2020</text:p>
          </table:table-cell>
          <table:table-cell office:value-type="string" table:style-name="ce1">
            <text:p>DH 12-0</text:p>
          </table:table-cell>
          <table:table-cell table:number-columns-repeated="16373"/>
        </table:table-row>
        <table:table-row table:style-name="ro7">
          <table:table-cell office:value-type="float" office:value="1934" table:style-name="ce1">
            <text:p>1934</text:p>
          </table:table-cell>
          <table:table-cell office:value-type="string" table:style-name="ce67">
            <text:p><text:s/>76,477.00</text:p>
          </table:table-cell>
          <table:table-cell office:value-type="float" office:value="82" table:style-name="ce68">
            <text:p>82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705" table:style-name="ce1">
            <text:p>194705</text:p>
          </table:table-cell>
          <table:table-cell office:value-type="date" office:date-value="2020-07-27T00:00:00" table:style-name="ce74">
            <text:p>27/07/2020</text:p>
          </table:table-cell>
          <table:table-cell office:value-type="string" table:style-name="ce1">
            <text:p>DH 14-0</text:p>
          </table:table-cell>
          <table:table-cell table:number-columns-repeated="16373"/>
        </table:table-row>
        <table:table-row table:style-name="ro7">
          <table:table-cell office:value-type="float" office:value="1935" table:style-name="ce1">
            <text:p>1935</text:p>
          </table:table-cell>
          <table:table-cell office:value-type="string" table:style-name="ce67">
            <text:p><text:s/>76,523.36</text:p>
          </table:table-cell>
          <table:table-cell office:value-type="float" office:value="46.36" table:style-name="ce68">
            <text:p>46,3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005" table:style-name="ce1">
            <text:p>193005</text:p>
          </table:table-cell>
          <table:table-cell office:value-type="date" office:date-value="2020-07-27T00:00:00" table:style-name="ce74">
            <text:p>27/07/2020</text:p>
          </table:table-cell>
          <table:table-cell office:value-type="string" table:style-name="ce1">
            <text:p>DH 8-0</text:p>
          </table:table-cell>
          <table:table-cell table:number-columns-repeated="16373"/>
        </table:table-row>
        <table:table-row table:style-name="ro7">
          <table:table-cell office:value-type="float" office:value="1936" table:style-name="ce1">
            <text:p>1936</text:p>
          </table:table-cell>
          <table:table-cell office:value-type="string" table:style-name="ce67">
            <text:p><text:s/>79,864.16</text:p>
          </table:table-cell>
          <table:table-cell office:value-type="float" office:value="3340.8" table:style-name="ce68">
            <text:p>3.340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203" table:style-name="ce1">
            <text:p>2572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239-002002-TUBERIA PEAD 160 X 11,80MM 1.2</text:p>
          </table:table-cell>
          <table:table-cell table:number-columns-repeated="16373"/>
        </table:table-row>
        <table:table-row table:style-name="ro7">
          <table:table-cell office:value-type="float" office:value="1937" table:style-name="ce1">
            <text:p>1937</text:p>
          </table:table-cell>
          <table:table-cell office:value-type="string" table:style-name="ce67">
            <text:p><text:s/>82,536.41</text:p>
          </table:table-cell>
          <table:table-cell office:value-type="float" office:value="2672.25" table:style-name="ce68">
            <text:p>2.672,2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303" table:style-name="ce1">
            <text:p>2573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243-002002-PLAYWOOD DE 18MM -VARILLA CORR</text:p>
          </table:table-cell>
          <table:table-cell table:number-columns-repeated="16373"/>
        </table:table-row>
        <table:table-row table:style-name="ro7">
          <table:table-cell office:value-type="float" office:value="1938" table:style-name="ce1">
            <text:p>1938</text:p>
          </table:table-cell>
          <table:table-cell office:value-type="string" table:style-name="ce67">
            <text:p><text:s/>84,817.31</text:p>
          </table:table-cell>
          <table:table-cell office:value-type="float" office:value="2280.9" table:style-name="ce68">
            <text:p>2.280,9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403" table:style-name="ce1">
            <text:p>2574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244-002002-VARILLA CORRUGADA DE 14MM X 12</text:p>
          </table:table-cell>
          <table:table-cell table:number-columns-repeated="16373"/>
        </table:table-row>
        <table:table-row table:style-name="ro7">
          <table:table-cell office:value-type="float" office:value="1939" table:style-name="ce1">
            <text:p>1939</text:p>
          </table:table-cell>
          <table:table-cell office:value-type="string" table:style-name="ce67">
            <text:p><text:s/>85,593.79</text:p>
          </table:table-cell>
          <table:table-cell office:value-type="float" office:value="776.48" table:style-name="ce68">
            <text:p>776,4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503" table:style-name="ce1">
            <text:p>2575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245-002002-ADAPTADOR ROSCABLE P/LIMP 110M</text:p>
          </table:table-cell>
          <table:table-cell table:number-columns-repeated="16373"/>
        </table:table-row>
        <table:table-row table:style-name="ro7">
          <table:table-cell office:value-type="float" office:value="1940" table:style-name="ce1">
            <text:p>1940</text:p>
          </table:table-cell>
          <table:table-cell office:value-type="string" table:style-name="ce67">
            <text:p><text:s/>85,749.04</text:p>
          </table:table-cell>
          <table:table-cell office:value-type="float" office:value="155.25" table:style-name="ce68">
            <text:p>155,2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703" table:style-name="ce1">
            <text:p>2577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257-002002-PEGA TUBOS PVC KALIPEGA GALON</text:p>
          </table:table-cell>
          <table:table-cell table:number-columns-repeated="16373"/>
        </table:table-row>
        <table:table-row table:style-name="ro7">
          <table:table-cell office:value-type="float" office:value="1941" table:style-name="ce1">
            <text:p>1941</text:p>
          </table:table-cell>
          <table:table-cell office:value-type="string" table:style-name="ce67">
            <text:p><text:s/>85,851.83</text:p>
          </table:table-cell>
          <table:table-cell office:value-type="float" office:value="102.79" table:style-name="ce68">
            <text:p>102,7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903" table:style-name="ce1">
            <text:p>2579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317204-022902-ESCOBA CERDA NEGRA- CEPILLO DE</text:p>
          </table:table-cell>
          <table:table-cell table:number-columns-repeated="16373"/>
        </table:table-row>
        <table:table-row table:style-name="ro7">
          <table:table-cell office:value-type="float" office:value="1942" table:style-name="ce1">
            <text:p>1942</text:p>
          </table:table-cell>
          <table:table-cell office:value-type="string" table:style-name="ce67">
            <text:p><text:s/>86,164.58</text:p>
          </table:table-cell>
          <table:table-cell office:value-type="float" office:value="312.75" table:style-name="ce68">
            <text:p>312,7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003" table:style-name="ce1">
            <text:p>2580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12211-001001-139 BOTELLONES DE AGUA</text:p>
          </table:table-cell>
          <table:table-cell table:number-columns-repeated="16373"/>
        </table:table-row>
        <table:table-row table:style-name="ro7">
          <table:table-cell office:value-type="float" office:value="1943" table:style-name="ce1">
            <text:p>1943</text:p>
          </table:table-cell>
          <table:table-cell office:value-type="string" table:style-name="ce67">
            <text:p><text:s/>86,626.58</text:p>
          </table:table-cell>
          <table:table-cell office:value-type="float" office:value="462" table:style-name="ce68">
            <text:p>462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103" table:style-name="ce1">
            <text:p>2581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829-001001-VIAJES DE DESALOJOS PROYECTO U</text:p>
          </table:table-cell>
          <table:table-cell table:number-columns-repeated="16373"/>
        </table:table-row>
        <table:table-row table:style-name="ro7">
          <table:table-cell office:value-type="float" office:value="1944" table:style-name="ce1">
            <text:p>1944</text:p>
          </table:table-cell>
          <table:table-cell office:value-type="string" table:style-name="ce67">
            <text:p><text:s/>86,642.42</text:p>
          </table:table-cell>
          <table:table-cell office:value-type="float" office:value="15.84" table:style-name="ce68">
            <text:p>15,8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403" table:style-name="ce1">
            <text:p>2604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325-001100-PILA ALCALINA MAX "C" 1.5V ENE</text:p>
          </table:table-cell>
          <table:table-cell table:number-columns-repeated="16373"/>
        </table:table-row>
        <table:table-row table:style-name="ro7">
          <table:table-cell office:value-type="float" office:value="1945" table:style-name="ce1">
            <text:p>1945</text:p>
          </table:table-cell>
          <table:table-cell office:value-type="string" table:style-name="ce67">
            <text:p><text:s/>87,002.42</text:p>
          </table:table-cell>
          <table:table-cell office:value-type="float" office:value="360" table:style-name="ce68">
            <text:p>3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503" table:style-name="ce1">
            <text:p>2605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21089-001001-ALQUILER MENSUAL SANITARIO POR</text:p>
          </table:table-cell>
          <table:table-cell table:number-columns-repeated="16373"/>
        </table:table-row>
        <table:table-row table:style-name="ro7">
          <table:table-cell office:value-type="float" office:value="1946" table:style-name="ce1">
            <text:p>1946</text:p>
          </table:table-cell>
          <table:table-cell office:value-type="string" table:style-name="ce67">
            <text:p><text:s/>87,080.27</text:p>
          </table:table-cell>
          <table:table-cell office:value-type="float" office:value="77.849999999999994" table:style-name="ce68">
            <text:p>77,8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203" table:style-name="ce1">
            <text:p>2542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50644-001002-ZAKKA DESINFECTANTE AMONONIO C</text:p>
          </table:table-cell>
          <table:table-cell table:number-columns-repeated="16373"/>
        </table:table-row>
        <table:table-row table:style-name="ro7">
          <table:table-cell office:value-type="float" office:value="1947" table:style-name="ce1">
            <text:p>1947</text:p>
          </table:table-cell>
          <table:table-cell office:value-type="string" table:style-name="ce67">
            <text:p><text:s/>87,092.44</text:p>
          </table:table-cell>
          <table:table-cell office:value-type="float" office:value="12.17" table:style-name="ce68">
            <text:p>12,1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303" table:style-name="ce1">
            <text:p>2543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29615-003006-TUBO EMT FUNJI NAC 1/2 UNION E</text:p>
          </table:table-cell>
          <table:table-cell table:number-columns-repeated="16373"/>
        </table:table-row>
        <table:table-row table:style-name="ro7">
          <table:table-cell office:value-type="float" office:value="1948" table:style-name="ce1">
            <text:p>1948</text:p>
          </table:table-cell>
          <table:table-cell office:value-type="string" table:style-name="ce67">
            <text:p><text:s/>87,186.39</text:p>
          </table:table-cell>
          <table:table-cell office:value-type="float" office:value="93.95" table:style-name="ce68">
            <text:p>93,9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503" table:style-name="ce1">
            <text:p>2545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797-001001-DISCO DE CORTE P/HORMIGON SIMP</text:p>
          </table:table-cell>
          <table:table-cell table:number-columns-repeated="16373"/>
        </table:table-row>
        <table:table-row table:style-name="ro7">
          <table:table-cell office:value-type="float" office:value="1949" table:style-name="ce1">
            <text:p>1949</text:p>
          </table:table-cell>
          <table:table-cell office:value-type="string" table:style-name="ce67">
            <text:p><text:s/>87,948.39</text:p>
          </table:table-cell>
          <table:table-cell office:value-type="float" office:value="762" table:style-name="ce68">
            <text:p>762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603" table:style-name="ce1">
            <text:p>2546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794-001001-DISCOS DE CORTE PARA HORMIGON</text:p>
          </table:table-cell>
          <table:table-cell table:number-columns-repeated="16373"/>
        </table:table-row>
        <table:table-row table:style-name="ro7">
          <table:table-cell office:value-type="float" office:value="1950" table:style-name="ce1">
            <text:p>1950</text:p>
          </table:table-cell>
          <table:table-cell office:value-type="string" table:style-name="ce67">
            <text:p><text:s/>88,631.24</text:p>
          </table:table-cell>
          <table:table-cell office:value-type="float" office:value="682.85" table:style-name="ce68">
            <text:p>682,8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803" table:style-name="ce1">
            <text:p>2548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307-001100-MALLA HEXAGONAL 1/2" 1X50M IDE</text:p>
          </table:table-cell>
          <table:table-cell table:number-columns-repeated="16373"/>
        </table:table-row>
        <table:table-row table:style-name="ro7">
          <table:table-cell office:value-type="float" office:value="1951" table:style-name="ce1">
            <text:p>1951</text:p>
          </table:table-cell>
          <table:table-cell office:value-type="string" table:style-name="ce67">
            <text:p><text:s/>88,953.56</text:p>
          </table:table-cell>
          <table:table-cell office:value-type="float" office:value="322.32" table:style-name="ce68">
            <text:p>322,3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903" table:style-name="ce1">
            <text:p>2549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93964-001101-PLANCHA PLYWOOD 4X8X18MM-</text:p>
          </table:table-cell>
          <table:table-cell table:number-columns-repeated="16373"/>
        </table:table-row>
        <table:table-row table:style-name="ro7">
          <table:table-cell office:value-type="float" office:value="1952" table:style-name="ce1">
            <text:p>1952</text:p>
          </table:table-cell>
          <table:table-cell office:value-type="string" table:style-name="ce67">
            <text:p><text:s/>90,408.29</text:p>
          </table:table-cell>
          <table:table-cell office:value-type="float" office:value="1454.73" table:style-name="ce68">
            <text:p>1.454,7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003" table:style-name="ce1">
            <text:p>2550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53263-001102-ELECTROMALLAS 8- 15</text:p>
          </table:table-cell>
          <table:table-cell table:number-columns-repeated="16373"/>
        </table:table-row>
        <table:table-row table:style-name="ro7">
          <table:table-cell office:value-type="float" office:value="1953" table:style-name="ce1">
            <text:p>1953</text:p>
          </table:table-cell>
          <table:table-cell office:value-type="string" table:style-name="ce67">
            <text:p><text:s/>91,940.45</text:p>
          </table:table-cell>
          <table:table-cell office:value-type="float" office:value="1532.16" table:style-name="ce68">
            <text:p>1.532,1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303" table:style-name="ce1">
            <text:p>2583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6978-001001-HORMIGON140KG/CM2 STANDARD-28</text:p>
          </table:table-cell>
          <table:table-cell table:number-columns-repeated="16373"/>
        </table:table-row>
        <table:table-row table:style-name="ro7">
          <table:table-cell office:value-type="float" office:value="1954" table:style-name="ce1">
            <text:p>1954</text:p>
          </table:table-cell>
          <table:table-cell office:value-type="string" table:style-name="ce67">
            <text:p><text:s/>93,975.35</text:p>
          </table:table-cell>
          <table:table-cell office:value-type="float" office:value="2034.9" table:style-name="ce68">
            <text:p>2.034,9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103" table:style-name="ce1">
            <text:p>2641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19057-001101-CEMENTO HOLCIM FUERTE TIPO GU</text:p>
          </table:table-cell>
          <table:table-cell table:number-columns-repeated="16373"/>
        </table:table-row>
        <table:table-row table:style-name="ro7">
          <table:table-cell office:value-type="float" office:value="1955" table:style-name="ce1">
            <text:p>1955</text:p>
          </table:table-cell>
          <table:table-cell office:value-type="string" table:style-name="ce67">
            <text:p><text:s/>94,283.85</text:p>
          </table:table-cell>
          <table:table-cell office:value-type="float" office:value="308.5" table:style-name="ce68">
            <text:p>308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203" table:style-name="ce1">
            <text:p>2642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830-001001-RUEDAS LLANTAS ANTIPINCHAZO DE</text:p>
          </table:table-cell>
          <table:table-cell table:number-columns-repeated="16373"/>
        </table:table-row>
        <table:table-row table:style-name="ro7">
          <table:table-cell office:value-type="float" office:value="1956" table:style-name="ce1">
            <text:p>1956</text:p>
          </table:table-cell>
          <table:table-cell office:value-type="string" table:style-name="ce67">
            <text:p><text:s/>97,672.25</text:p>
          </table:table-cell>
          <table:table-cell office:value-type="float" office:value="3388.4" table:style-name="ce68">
            <text:p>3.388,4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303" table:style-name="ce1">
            <text:p>2643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14809-001003-CEMENTO HOLCIM FUERTE TIPO GU</text:p>
          </table:table-cell>
          <table:table-cell table:number-columns-repeated="16373"/>
        </table:table-row>
        <table:table-row table:style-name="ro7">
          <table:table-cell office:value-type="float" office:value="1957" table:style-name="ce1">
            <text:p>1957</text:p>
          </table:table-cell>
          <table:table-cell office:value-type="string" table:style-name="ce67">
            <text:p><text:s/>97,829.69</text:p>
          </table:table-cell>
          <table:table-cell office:value-type="float" office:value="157.44" table:style-name="ce68">
            <text:p>157,4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503" table:style-name="ce1">
            <text:p>2645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47601-002001-GRAPA EMT1/2" -CONECTOR EMT3/4</text:p>
          </table:table-cell>
          <table:table-cell table:number-columns-repeated="16373"/>
        </table:table-row>
        <table:table-row table:style-name="ro7">
          <table:table-cell office:value-type="float" office:value="1958" table:style-name="ce1">
            <text:p>1958</text:p>
          </table:table-cell>
          <table:table-cell office:value-type="string" table:style-name="ce67">
            <text:p><text:s/>98,766.01</text:p>
          </table:table-cell>
          <table:table-cell office:value-type="float" office:value="936.32" table:style-name="ce68">
            <text:p>936,3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203" table:style-name="ce1">
            <text:p>2592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7234-001001-HORMIGON140KG/CM2</text:p>
          </table:table-cell>
          <table:table-cell table:number-columns-repeated="16373"/>
        </table:table-row>
        <table:table-row table:style-name="ro7">
          <table:table-cell office:value-type="float" office:value="1959" table:style-name="ce1">
            <text:p>1959</text:p>
          </table:table-cell>
          <table:table-cell office:value-type="string" table:style-name="ce67">
            <text:p><text:s/>100,326.01</text:p>
          </table:table-cell>
          <table:table-cell office:value-type="float" office:value="1560" table:style-name="ce68">
            <text:p>1.5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903" table:style-name="ce1">
            <text:p>2659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584-001001-TRABAJOS DE TOPOGRAFIA-REPLANT</text:p>
          </table:table-cell>
          <table:table-cell table:number-columns-repeated="16373"/>
        </table:table-row>
        <table:table-row table:style-name="ro7">
          <table:table-cell office:value-type="float" office:value="1960" table:style-name="ce1">
            <text:p>1960</text:p>
          </table:table-cell>
          <table:table-cell office:value-type="string" table:style-name="ce67">
            <text:p><text:s/>101,314.22</text:p>
          </table:table-cell>
          <table:table-cell office:value-type="float" office:value="988.21" table:style-name="ce68">
            <text:p>988,2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003" table:style-name="ce1">
            <text:p>2660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583-001001-CORTE DE PAVIMENTO/ACERO- ROTU</text:p>
          </table:table-cell>
          <table:table-cell table:number-columns-repeated="16373"/>
        </table:table-row>
        <table:table-row table:style-name="ro7">
          <table:table-cell office:value-type="float" office:value="1961" table:style-name="ce1">
            <text:p>1961</text:p>
          </table:table-cell>
          <table:table-cell office:value-type="string" table:style-name="ce67">
            <text:p><text:s/>101,654.22</text:p>
          </table:table-cell>
          <table:table-cell office:value-type="float" office:value="340" table:style-name="ce68">
            <text:p>34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203" table:style-name="ce1">
            <text:p>2662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436-001171-SERVICIO DE TRANSPORTE</text:p>
          </table:table-cell>
          <table:table-cell table:number-columns-repeated="16373"/>
        </table:table-row>
        <table:table-row table:style-name="ro7">
          <table:table-cell office:value-type="float" office:value="1962" table:style-name="ce1">
            <text:p>1962</text:p>
          </table:table-cell>
          <table:table-cell office:value-type="string" table:style-name="ce67">
            <text:p><text:s/>111,466.79</text:p>
          </table:table-cell>
          <table:table-cell office:value-type="float" office:value="9812.57" table:style-name="ce68">
            <text:p>9.812,5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2" table:style-name="ce1">
            <text:p>16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503" table:style-name="ce1">
            <text:p>2685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1899-022901-PIEDRA ARRECIFE ARENA 50X10X2</text:p>
          </table:table-cell>
          <table:table-cell table:number-columns-repeated="16373"/>
        </table:table-row>
        <table:table-row table:style-name="ro7">
          <table:table-cell office:value-type="float" office:value="1963" table:style-name="ce1">
            <text:p>1963</text:p>
          </table:table-cell>
          <table:table-cell office:value-type="string" table:style-name="ce67">
            <text:p><text:s/>111,310.79</text:p>
          </table:table-cell>
          <table:table-cell office:value-type="float" office:value="0" table:style-name="ce68">
            <text:p>-<text:s/></text:p>
          </table:table-cell>
          <table:table-cell office:value-type="float" office:value="156" table:style-name="ce68">
            <text:p>156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503" table:style-name="ce1">
            <text:p>2655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C 000001026-001003-DEVOLUCION 26 PALLETS DE MADER</text:p>
          </table:table-cell>
          <table:table-cell table:number-columns-repeated="16373"/>
        </table:table-row>
        <table:table-row table:style-name="ro7">
          <table:table-cell office:value-type="float" office:value="1964" table:style-name="ce1">
            <text:p>1964</text:p>
          </table:table-cell>
          <table:table-cell office:value-type="string" table:style-name="ce67">
            <text:p><text:s/>112,540.79</text:p>
          </table:table-cell>
          <table:table-cell office:value-type="float" office:value="1230" table:style-name="ce68">
            <text:p>1.23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303" table:style-name="ce1">
            <text:p>2663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18328-001001-ALQUILER 20 CUERPOS DE ANDAMIO</text:p>
          </table:table-cell>
          <table:table-cell table:number-columns-repeated="16373"/>
        </table:table-row>
        <table:table-row table:style-name="ro7">
          <table:table-cell office:value-type="float" office:value="1965" table:style-name="ce1">
            <text:p>1965</text:p>
          </table:table-cell>
          <table:table-cell office:value-type="string" table:style-name="ce67">
            <text:p><text:s/>113,365.79</text:p>
          </table:table-cell>
          <table:table-cell office:value-type="float" office:value="825" table:style-name="ce68">
            <text:p>825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203" table:style-name="ce1">
            <text:p>2582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18319-001001-ALQUILER COMPACTADORA TIPO BAI</text:p>
          </table:table-cell>
          <table:table-cell table:number-columns-repeated="16373"/>
        </table:table-row>
        <table:table-row table:style-name="ro7">
          <table:table-cell office:value-type="float" office:value="1966" table:style-name="ce1">
            <text:p>1966</text:p>
          </table:table-cell>
          <table:table-cell office:value-type="string" table:style-name="ce67">
            <text:p><text:s/>115,719.77</text:p>
          </table:table-cell>
          <table:table-cell office:value-type="float" office:value="2353.98" table:style-name="ce68">
            <text:p>2.353,9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403" table:style-name="ce1">
            <text:p>2664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831-001001-REPOSICION DE ACERA (LOZA DE C</text:p>
          </table:table-cell>
          <table:table-cell table:number-columns-repeated="16373"/>
        </table:table-row>
        <table:table-row table:style-name="ro7">
          <table:table-cell office:value-type="float" office:value="1967" table:style-name="ce1">
            <text:p>1967</text:p>
          </table:table-cell>
          <table:table-cell office:value-type="string" table:style-name="ce67">
            <text:p><text:s/>128,283.14</text:p>
          </table:table-cell>
          <table:table-cell office:value-type="float" office:value="12563.37" table:style-name="ce68">
            <text:p>12.563,3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503" table:style-name="ce1">
            <text:p>2665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833-001001-CANALIZACION DE MONODUCTOS, RE</text:p>
          </table:table-cell>
          <table:table-cell table:number-columns-repeated="16373"/>
        </table:table-row>
        <table:table-row table:style-name="ro7">
          <table:table-cell office:value-type="float" office:value="1968" table:style-name="ce1">
            <text:p>1968</text:p>
          </table:table-cell>
          <table:table-cell office:value-type="string" table:style-name="ce67">
            <text:p><text:s/>135,045.14</text:p>
          </table:table-cell>
          <table:table-cell office:value-type="float" office:value="6762" table:style-name="ce68">
            <text:p>6.762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603" table:style-name="ce1">
            <text:p>2666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701-001001-SERVICIO DE TRANSPORTE DE DESA</text:p>
          </table:table-cell>
          <table:table-cell table:number-columns-repeated="16373"/>
        </table:table-row>
        <table:table-row table:style-name="ro7">
          <table:table-cell office:value-type="float" office:value="1969" table:style-name="ce1">
            <text:p>1969</text:p>
          </table:table-cell>
          <table:table-cell office:value-type="string" table:style-name="ce67">
            <text:p><text:s/>136,905.14</text:p>
          </table:table-cell>
          <table:table-cell office:value-type="float" office:value="1860" table:style-name="ce68">
            <text:p>1.8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703" table:style-name="ce1">
            <text:p>2667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698-001001-DOS MANTENIMIENTOS DE 2 MINICA</text:p>
          </table:table-cell>
          <table:table-cell table:number-columns-repeated="16373"/>
        </table:table-row>
        <table:table-row table:style-name="ro7">
          <table:table-cell office:value-type="float" office:value="1970" table:style-name="ce1">
            <text:p>1970</text:p>
          </table:table-cell>
          <table:table-cell office:value-type="string" table:style-name="ce67">
            <text:p><text:s/>140,337.14</text:p>
          </table:table-cell>
          <table:table-cell office:value-type="float" office:value="3432" table:style-name="ce68">
            <text:p>3.432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803" table:style-name="ce1">
            <text:p>2668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699-001001-SERVICIO ALQUILER DE RETROEXCA</text:p>
          </table:table-cell>
          <table:table-cell table:number-columns-repeated="16373"/>
        </table:table-row>
        <table:table-row table:style-name="ro7">
          <table:table-cell office:value-type="float" office:value="1971" table:style-name="ce1">
            <text:p>1971</text:p>
          </table:table-cell>
          <table:table-cell office:value-type="string" table:style-name="ce67">
            <text:p><text:s/>140,659.64</text:p>
          </table:table-cell>
          <table:table-cell office:value-type="float" office:value="322.5" table:style-name="ce68">
            <text:p>322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903" table:style-name="ce1">
            <text:p>2669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706-001001-GENERADOR YAMAHA- CORTADORA DE</text:p>
          </table:table-cell>
          <table:table-cell table:number-columns-repeated="16373"/>
        </table:table-row>
        <table:table-row table:style-name="ro7">
          <table:table-cell office:value-type="float" office:value="1972" table:style-name="ce1">
            <text:p>1972</text:p>
          </table:table-cell>
          <table:table-cell office:value-type="string" table:style-name="ce67">
            <text:p><text:s/>141,289.64</text:p>
          </table:table-cell>
          <table:table-cell office:value-type="float" office:value="630" table:style-name="ce68">
            <text:p>63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003" table:style-name="ce1">
            <text:p>2670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705-001001-MANTENIMIENTO CORRECTIVO Y PRE</text:p>
          </table:table-cell>
          <table:table-cell table:number-columns-repeated="16373"/>
        </table:table-row>
        <table:table-row table:style-name="ro7">
          <table:table-cell office:value-type="float" office:value="1973" table:style-name="ce1">
            <text:p>1973</text:p>
          </table:table-cell>
          <table:table-cell office:value-type="string" table:style-name="ce67">
            <text:p><text:s/>141,350.64</text:p>
          </table:table-cell>
          <table:table-cell office:value-type="float" office:value="61" table:style-name="ce68">
            <text:p>61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103" table:style-name="ce1">
            <text:p>2671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704-001001-MANTENIMIENTO DE CORRECCION Y</text:p>
          </table:table-cell>
          <table:table-cell table:number-columns-repeated="16373"/>
        </table:table-row>
        <table:table-row table:style-name="ro7">
          <table:table-cell office:value-type="float" office:value="1974" table:style-name="ce1">
            <text:p>1974</text:p>
          </table:table-cell>
          <table:table-cell office:value-type="string" table:style-name="ce67">
            <text:p><text:s/>153,886.72</text:p>
          </table:table-cell>
          <table:table-cell office:value-type="float" office:value="12536.08" table:style-name="ce68">
            <text:p>12.536,0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703" table:style-name="ce1">
            <text:p>2567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828-001001-CANALIZACION, REPOSICION DE AC</text:p>
          </table:table-cell>
          <table:table-cell table:number-columns-repeated="16373"/>
        </table:table-row>
        <table:table-row table:style-name="ro7">
          <table:table-cell office:value-type="float" office:value="1975" table:style-name="ce1">
            <text:p>1975</text:p>
          </table:table-cell>
          <table:table-cell office:value-type="string" table:style-name="ce67">
            <text:p><text:s/>153,886.73</text:p>
          </table:table-cell>
          <table:table-cell office:value-type="float" office:value="0.01" table:style-name="ce68">
            <text:p>0,0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703" table:style-name="ce1">
            <text:p>2677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JC 000002105-000000-ALCANCE A FACTURA 2105</text:p>
          </table:table-cell>
          <table:table-cell table:number-columns-repeated="16373"/>
        </table:table-row>
        <table:table-row table:style-name="ro7">
          <table:table-cell office:value-type="float" office:value="1976" table:style-name="ce1">
            <text:p>1976</text:p>
          </table:table-cell>
          <table:table-cell office:value-type="string" table:style-name="ce67">
            <text:p><text:s/>154,482.57</text:p>
          </table:table-cell>
          <table:table-cell office:value-type="float" office:value="595.84" table:style-name="ce68">
            <text:p>595,8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603" table:style-name="ce1">
            <text:p>2596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7166-001001-HORMIGON 140KG/CM2 STANDARD</text:p>
          </table:table-cell>
          <table:table-cell table:number-columns-repeated="16373"/>
        </table:table-row>
        <table:table-row table:style-name="ro7">
          <table:table-cell office:value-type="float" office:value="1977" table:style-name="ce1">
            <text:p>1977</text:p>
          </table:table-cell>
          <table:table-cell office:value-type="string" table:style-name="ce67">
            <text:p><text:s/>155,674.25</text:p>
          </table:table-cell>
          <table:table-cell office:value-type="float" office:value="1191.68" table:style-name="ce68">
            <text:p>1.191,6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703" table:style-name="ce1">
            <text:p>2597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7148-001001-HORMIGON140 KG/CM2 STANDARD-28</text:p>
          </table:table-cell>
          <table:table-cell table:number-columns-repeated="16373"/>
        </table:table-row>
        <table:table-row table:style-name="ro7">
          <table:table-cell office:value-type="float" office:value="1978" table:style-name="ce1">
            <text:p>1978</text:p>
          </table:table-cell>
          <table:table-cell office:value-type="string" table:style-name="ce67">
            <text:p><text:s/>155,675.84</text:p>
          </table:table-cell>
          <table:table-cell office:value-type="float" office:value="1.59" table:style-name="ce68">
            <text:p>1,5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603" table:style-name="ce1">
            <text:p>2576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250-002002-CODO ROSCABLE HH 1/2 X90</text:p>
          </table:table-cell>
          <table:table-cell table:number-columns-repeated="16373"/>
        </table:table-row>
        <table:table-row table:style-name="ro7">
          <table:table-cell office:value-type="float" office:value="1979" table:style-name="ce1">
            <text:p>1979</text:p>
          </table:table-cell>
          <table:table-cell office:value-type="string" table:style-name="ce67">
            <text:p><text:s/>156,867.52</text:p>
          </table:table-cell>
          <table:table-cell office:value-type="float" office:value="1191.68" table:style-name="ce68">
            <text:p>1.191,6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803" table:style-name="ce1">
            <text:p>2598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7183-001001-HORMIGON 140KG/CM2 STANDARD</text:p>
          </table:table-cell>
          <table:table-cell table:number-columns-repeated="16373"/>
        </table:table-row>
        <table:table-row table:style-name="ro7">
          <table:table-cell office:value-type="float" office:value="1980" table:style-name="ce1">
            <text:p>1980</text:p>
          </table:table-cell>
          <table:table-cell office:value-type="string" table:style-name="ce67">
            <text:p><text:s/>160,453.99</text:p>
          </table:table-cell>
          <table:table-cell office:value-type="float" office:value="3586.47" table:style-name="ce68">
            <text:p>3.586,4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403" table:style-name="ce1">
            <text:p>2634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1858-022901-SELLADOR UNISEAL-ECONOSEAL MAT</text:p>
          </table:table-cell>
          <table:table-cell table:number-columns-repeated="16373"/>
        </table:table-row>
        <table:table-row table:style-name="ro7">
          <table:table-cell office:value-type="float" office:value="1981" table:style-name="ce1">
            <text:p>1981</text:p>
          </table:table-cell>
          <table:table-cell office:value-type="string" table:style-name="ce67">
            <text:p><text:s/>161,938.99</text:p>
          </table:table-cell>
          <table:table-cell office:value-type="float" office:value="1485" table:style-name="ce68">
            <text:p>1.485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503" table:style-name="ce1">
            <text:p>2635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1207-001001-55 METROS ADOQUIN</text:p>
          </table:table-cell>
          <table:table-cell table:number-columns-repeated="16373"/>
        </table:table-row>
        <table:table-row table:style-name="ro7">
          <table:table-cell office:value-type="float" office:value="1982" table:style-name="ce1">
            <text:p>1982</text:p>
          </table:table-cell>
          <table:table-cell office:value-type="string" table:style-name="ce67">
            <text:p><text:s/>162,187.07</text:p>
          </table:table-cell>
          <table:table-cell office:value-type="float" office:value="248.08" table:style-name="ce68">
            <text:p>248,0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603" table:style-name="ce1">
            <text:p>2656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9652-001002-HOSPEDAJE HOTEL CASTELL INSTRU</text:p>
          </table:table-cell>
          <table:table-cell table:number-columns-repeated="16373"/>
        </table:table-row>
        <table:table-row table:style-name="ro7">
          <table:table-cell office:value-type="float" office:value="1983" table:style-name="ce1">
            <text:p>1983</text:p>
          </table:table-cell>
          <table:table-cell office:value-type="string" table:style-name="ce67">
            <text:p><text:s/>162,887.07</text:p>
          </table:table-cell>
          <table:table-cell office:value-type="float" office:value="700" table:style-name="ce68">
            <text:p>7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603" table:style-name="ce1">
            <text:p>2646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846-001001-SACO DE PIEDRA GRANITO LAVABLE</text:p>
          </table:table-cell>
          <table:table-cell table:number-columns-repeated="16373"/>
        </table:table-row>
        <table:table-row table:style-name="ro7">
          <table:table-cell office:value-type="float" office:value="1984" table:style-name="ce1">
            <text:p>1984</text:p>
          </table:table-cell>
          <table:table-cell office:value-type="string" table:style-name="ce67">
            <text:p><text:s/>163,379.07</text:p>
          </table:table-cell>
          <table:table-cell office:value-type="float" office:value="492" table:style-name="ce68">
            <text:p>492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803" table:style-name="ce1">
            <text:p>2648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14171-001003-PALLETS DE MADERA PINO</text:p>
          </table:table-cell>
          <table:table-cell table:number-columns-repeated="16373"/>
        </table:table-row>
        <table:table-row table:style-name="ro7">
          <table:table-cell office:value-type="float" office:value="1985" table:style-name="ce1">
            <text:p>1985</text:p>
          </table:table-cell>
          <table:table-cell office:value-type="string" table:style-name="ce67">
            <text:p><text:s/>164,379.07</text:p>
          </table:table-cell>
          <table:table-cell office:value-type="float" office:value="1000" table:style-name="ce68">
            <text:p>1.0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103" table:style-name="ce1">
            <text:p>2651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114-001101-CISCO PARA PRYECTO UG</text:p>
          </table:table-cell>
          <table:table-cell table:number-columns-repeated="16373"/>
        </table:table-row>
        <table:table-row table:style-name="ro7">
          <table:table-cell office:value-type="float" office:value="1986" table:style-name="ce1">
            <text:p>1986</text:p>
          </table:table-cell>
          <table:table-cell office:value-type="string" table:style-name="ce67">
            <text:p><text:s/>165,627.07</text:p>
          </table:table-cell>
          <table:table-cell office:value-type="float" office:value="1248" table:style-name="ce68">
            <text:p>1.24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203" table:style-name="ce1">
            <text:p>2652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115-001101-ARENA PROYECTO UG</text:p>
          </table:table-cell>
          <table:table-cell table:number-columns-repeated="16373"/>
        </table:table-row>
        <table:table-row table:style-name="ro7">
          <table:table-cell office:value-type="float" office:value="1987" table:style-name="ce1">
            <text:p>1987</text:p>
          </table:table-cell>
          <table:table-cell office:value-type="string" table:style-name="ce67">
            <text:p><text:s/>165,817.07</text:p>
          </table:table-cell>
          <table:table-cell office:value-type="float" office:value="190" table:style-name="ce68">
            <text:p>19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403" table:style-name="ce1">
            <text:p>2654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055-001001-LUBE (2)</text:p>
          </table:table-cell>
          <table:table-cell table:number-columns-repeated="16373"/>
        </table:table-row>
        <table:table-row table:style-name="ro7">
          <table:table-cell office:value-type="float" office:value="1988" table:style-name="ce1">
            <text:p>1988</text:p>
          </table:table-cell>
          <table:table-cell office:value-type="string" table:style-name="ce67">
            <text:p><text:s/>174,721.52</text:p>
          </table:table-cell>
          <table:table-cell office:value-type="float" office:value="8904.4500000000007" table:style-name="ce68">
            <text:p>8.904,4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903" table:style-name="ce1">
            <text:p>2599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17397-018501-RIVOLA 45X45 PIETRA- HYDRA 60X</text:p>
          </table:table-cell>
          <table:table-cell table:number-columns-repeated="16373"/>
        </table:table-row>
        <table:table-row table:style-name="ro7">
          <table:table-cell office:value-type="float" office:value="1989" table:style-name="ce1">
            <text:p>1989</text:p>
          </table:table-cell>
          <table:table-cell office:value-type="string" table:style-name="ce67">
            <text:p><text:s/>176,112.79</text:p>
          </table:table-cell>
          <table:table-cell office:value-type="float" office:value="1391.27" table:style-name="ce68">
            <text:p>1.391,2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003" table:style-name="ce1">
            <text:p>2600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30100-003006-ALAMBRE GALVANIZADO- CONECTOR</text:p>
          </table:table-cell>
          <table:table-cell table:number-columns-repeated="16373"/>
        </table:table-row>
        <table:table-row table:style-name="ro7">
          <table:table-cell office:value-type="float" office:value="1990" table:style-name="ce1">
            <text:p>1990</text:p>
          </table:table-cell>
          <table:table-cell office:value-type="string" table:style-name="ce67">
            <text:p><text:s/>177,012.79</text:p>
          </table:table-cell>
          <table:table-cell office:value-type="float" office:value="900" table:style-name="ce68">
            <text:p>9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103" table:style-name="ce1">
            <text:p>2601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432-001171-SERVICIO DE TRANSPORTE</text:p>
          </table:table-cell>
          <table:table-cell table:number-columns-repeated="16373"/>
        </table:table-row>
        <table:table-row table:style-name="ro7">
          <table:table-cell office:value-type="float" office:value="1991" table:style-name="ce1">
            <text:p>1991</text:p>
          </table:table-cell>
          <table:table-cell office:value-type="string" table:style-name="ce67">
            <text:p><text:s/>177,146.28</text:p>
          </table:table-cell>
          <table:table-cell office:value-type="float" office:value="133.49" table:style-name="ce68">
            <text:p>133,4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203" table:style-name="ce1">
            <text:p>2602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21389-003001-ARCHIVADOR UNICO OFICIO- RESMA</text:p>
          </table:table-cell>
          <table:table-cell table:number-columns-repeated="16373"/>
        </table:table-row>
        <table:table-row table:style-name="ro7">
          <table:table-cell office:value-type="float" office:value="1992" table:style-name="ce1">
            <text:p>1992</text:p>
          </table:table-cell>
          <table:table-cell office:value-type="string" table:style-name="ce67">
            <text:p><text:s/>177,482.28</text:p>
          </table:table-cell>
          <table:table-cell office:value-type="float" office:value="336" table:style-name="ce68">
            <text:p>336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203" table:style-name="ce1">
            <text:p>2632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093-001002-TRANSPORTE DESALOJO</text:p>
          </table:table-cell>
          <table:table-cell table:number-columns-repeated="16373"/>
        </table:table-row>
        <table:table-row table:style-name="ro7">
          <table:table-cell office:value-type="float" office:value="1993" table:style-name="ce1">
            <text:p>1993</text:p>
          </table:table-cell>
          <table:table-cell office:value-type="string" table:style-name="ce67">
            <text:p><text:s/>178,260.51</text:p>
          </table:table-cell>
          <table:table-cell office:value-type="float" office:value="778.23" table:style-name="ce68">
            <text:p>778,2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003" table:style-name="ce1">
            <text:p>2630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2105-001001-INSTALACION PUNTOS DE ENRGIA G</text:p>
          </table:table-cell>
          <table:table-cell table:number-columns-repeated="16373"/>
        </table:table-row>
        <table:table-row table:style-name="ro7">
          <table:table-cell office:value-type="float" office:value="1994" table:style-name="ce1">
            <text:p>1994</text:p>
          </table:table-cell>
          <table:table-cell office:value-type="string" table:style-name="ce67">
            <text:p><text:s/>178,380.51</text:p>
          </table:table-cell>
          <table:table-cell office:value-type="float" office:value="120" table:style-name="ce68">
            <text:p>12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603" table:style-name="ce1">
            <text:p>2636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853-001001-PLANCHA PLYWOOD 3MM - PERNO AU</text:p>
          </table:table-cell>
          <table:table-cell table:number-columns-repeated="16373"/>
        </table:table-row>
        <table:table-row table:style-name="ro7">
          <table:table-cell office:value-type="float" office:value="1995" table:style-name="ce1">
            <text:p>1995</text:p>
          </table:table-cell>
          <table:table-cell office:value-type="string" table:style-name="ce67">
            <text:p><text:s/>178,730.51</text:p>
          </table:table-cell>
          <table:table-cell office:value-type="float" office:value="350" table:style-name="ce68">
            <text:p>35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403" table:style-name="ce1">
            <text:p>2614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1664-001001-7 TANQUEROS DE AGUA PROYECTO U</text:p>
          </table:table-cell>
          <table:table-cell table:number-columns-repeated="16373"/>
        </table:table-row>
        <table:table-row table:style-name="ro7">
          <table:table-cell office:value-type="float" office:value="1996" table:style-name="ce1">
            <text:p>1996</text:p>
          </table:table-cell>
          <table:table-cell office:value-type="string" table:style-name="ce67">
            <text:p><text:s/>180,039.89</text:p>
          </table:table-cell>
          <table:table-cell office:value-type="float" office:value="1309.3800000000001" table:style-name="ce68">
            <text:p>1.309,3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803" table:style-name="ce1">
            <text:p>2618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689-001001-SERVICIO DE ALQUILER DE CAMINO</text:p>
          </table:table-cell>
          <table:table-cell table:number-columns-repeated="16373"/>
        </table:table-row>
        <table:table-row table:style-name="ro7">
          <table:table-cell office:value-type="float" office:value="1997" table:style-name="ce1">
            <text:p>1997</text:p>
          </table:table-cell>
          <table:table-cell office:value-type="string" table:style-name="ce67">
            <text:p><text:s/>191,417.44</text:p>
          </table:table-cell>
          <table:table-cell office:value-type="float" office:value="11377.55" table:style-name="ce68">
            <text:p>11.377,5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803" table:style-name="ce1">
            <text:p>2628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830-001001-CORTES PAVIMENTO EN ACERAS, CA</text:p>
          </table:table-cell>
          <table:table-cell table:number-columns-repeated="16373"/>
        </table:table-row>
        <table:table-row table:style-name="ro7">
          <table:table-cell office:value-type="float" office:value="1998" table:style-name="ce1">
            <text:p>1998</text:p>
          </table:table-cell>
          <table:table-cell office:value-type="string" table:style-name="ce67">
            <text:p><text:s/>194,357.44</text:p>
          </table:table-cell>
          <table:table-cell office:value-type="float" office:value="2940" table:style-name="ce68">
            <text:p>2.94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103" table:style-name="ce1">
            <text:p>2621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692-001001-SERVICIO ALQUILER RETROEXCAVAD</text:p>
          </table:table-cell>
          <table:table-cell table:number-columns-repeated="16373"/>
        </table:table-row>
        <table:table-row table:style-name="ro7">
          <table:table-cell office:value-type="float" office:value="1999" table:style-name="ce1">
            <text:p>1999</text:p>
          </table:table-cell>
          <table:table-cell office:value-type="string" table:style-name="ce67">
            <text:p><text:s/>200,447.44</text:p>
          </table:table-cell>
          <table:table-cell office:value-type="float" office:value="6090" table:style-name="ce68">
            <text:p>6.09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203" table:style-name="ce1">
            <text:p>2622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693-001001-SERVICIO TRANSPORTE DESALOJO D</text:p>
          </table:table-cell>
          <table:table-cell table:number-columns-repeated="16373"/>
        </table:table-row>
        <table:table-row table:style-name="ro7">
          <table:table-cell office:value-type="float" office:value="2000" table:style-name="ce1">
            <text:p>2000</text:p>
          </table:table-cell>
          <table:table-cell office:value-type="string" table:style-name="ce67">
            <text:p><text:s/>204,215.44</text:p>
          </table:table-cell>
          <table:table-cell office:value-type="float" office:value="3768" table:style-name="ce68">
            <text:p>3.76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403" table:style-name="ce1">
            <text:p>2564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680-001001-SERVICIO ALQUILER DE RETROEXCA</text:p>
          </table:table-cell>
          <table:table-cell table:number-columns-repeated="16373"/>
        </table:table-row>
        <table:table-row table:style-name="ro7">
          <table:table-cell office:value-type="float" office:value="2001" table:style-name="ce1">
            <text:p>2001</text:p>
          </table:table-cell>
          <table:table-cell office:value-type="string" table:style-name="ce67">
            <text:p><text:s/>208,247.44</text:p>
          </table:table-cell>
          <table:table-cell office:value-type="float" office:value="4032" table:style-name="ce68">
            <text:p>4.032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503" table:style-name="ce1">
            <text:p>2555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679-001001-SERVICIO TRANSPORTE DESALOJO D</text:p>
          </table:table-cell>
          <table:table-cell table:number-columns-repeated="16373"/>
        </table:table-row>
        <table:table-row table:style-name="ro7">
          <table:table-cell office:value-type="float" office:value="2002" table:style-name="ce1">
            <text:p>2002</text:p>
          </table:table-cell>
          <table:table-cell office:value-type="string" table:style-name="ce67">
            <text:p><text:s/>208,743.38</text:p>
          </table:table-cell>
          <table:table-cell office:value-type="float" office:value="495.94" table:style-name="ce68">
            <text:p>495,9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203" table:style-name="ce1">
            <text:p>2552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14433-001003-VARILLA CORRUGADA 12MM X 12 MT</text:p>
          </table:table-cell>
          <table:table-cell table:number-columns-repeated="16373"/>
        </table:table-row>
        <table:table-row table:style-name="ro7">
          <table:table-cell office:value-type="float" office:value="2003" table:style-name="ce1">
            <text:p>2003</text:p>
          </table:table-cell>
          <table:table-cell office:value-type="string" table:style-name="ce67">
            <text:p><text:s/>209,127.88</text:p>
          </table:table-cell>
          <table:table-cell office:value-type="float" office:value="384.5" table:style-name="ce68">
            <text:p>384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303" table:style-name="ce1">
            <text:p>2553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350-001100-MALLA TEJIDA IDEAL ALAMBREC</text:p>
          </table:table-cell>
          <table:table-cell table:number-columns-repeated="16373"/>
        </table:table-row>
        <table:table-row table:style-name="ro7">
          <table:table-cell office:value-type="float" office:value="2004" table:style-name="ce1">
            <text:p>2004</text:p>
          </table:table-cell>
          <table:table-cell office:value-type="string" table:style-name="ce67">
            <text:p><text:s/>213,990.88</text:p>
          </table:table-cell>
          <table:table-cell office:value-type="float" office:value="4863" table:style-name="ce68">
            <text:p>4.863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403" table:style-name="ce1">
            <text:p>2554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14126-001003-BLOQUE VICTORIA 9X20X40 - BLOQ</text:p>
          </table:table-cell>
          <table:table-cell table:number-columns-repeated="16373"/>
        </table:table-row>
        <table:table-row table:style-name="ro7">
          <table:table-cell office:value-type="float" office:value="2005" table:style-name="ce1">
            <text:p>2005</text:p>
          </table:table-cell>
          <table:table-cell office:value-type="string" table:style-name="ce67">
            <text:p><text:s/>216,374.24</text:p>
          </table:table-cell>
          <table:table-cell office:value-type="float" office:value="2383.36" table:style-name="ce68">
            <text:p>2.383,3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503" table:style-name="ce1">
            <text:p>2585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6980-001001-HORMIGON140KG/CM2 STANDARD-28</text:p>
          </table:table-cell>
          <table:table-cell table:number-columns-repeated="16373"/>
        </table:table-row>
        <table:table-row table:style-name="ro7">
          <table:table-cell office:value-type="float" office:value="2006" table:style-name="ce1">
            <text:p>2006</text:p>
          </table:table-cell>
          <table:table-cell office:value-type="string" table:style-name="ce67">
            <text:p><text:s/>216,970.08</text:p>
          </table:table-cell>
          <table:table-cell office:value-type="float" office:value="595.84" table:style-name="ce68">
            <text:p>595,8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603" table:style-name="ce1">
            <text:p>2586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7047-001001-HORMIGON140KG/CM2 STANDARD-28</text:p>
          </table:table-cell>
          <table:table-cell table:number-columns-repeated="16373"/>
        </table:table-row>
        <table:table-row table:style-name="ro7">
          <table:table-cell office:value-type="float" office:value="2007" table:style-name="ce1">
            <text:p>2007</text:p>
          </table:table-cell>
          <table:table-cell office:value-type="string" table:style-name="ce67">
            <text:p><text:s/>217,565.92</text:p>
          </table:table-cell>
          <table:table-cell office:value-type="float" office:value="595.84" table:style-name="ce68">
            <text:p>595,8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703" table:style-name="ce1">
            <text:p>2587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7071-001001-HORMIGON140KG/CM2 STANDARD-28</text:p>
          </table:table-cell>
          <table:table-cell table:number-columns-repeated="16373"/>
        </table:table-row>
        <table:table-row table:style-name="ro7">
          <table:table-cell office:value-type="float" office:value="2008" table:style-name="ce1">
            <text:p>2008</text:p>
          </table:table-cell>
          <table:table-cell office:value-type="string" table:style-name="ce67">
            <text:p><text:s/>219,956.42</text:p>
          </table:table-cell>
          <table:table-cell office:value-type="float" office:value="2390.5" table:style-name="ce68">
            <text:p>2.390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903" table:style-name="ce1">
            <text:p>2589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7165-001001-HORMIGON140KG/CM2 STANDARD</text:p>
          </table:table-cell>
          <table:table-cell table:number-columns-repeated="16373"/>
        </table:table-row>
        <table:table-row table:style-name="ro7">
          <table:table-cell office:value-type="float" office:value="2009" table:style-name="ce1">
            <text:p>2009</text:p>
          </table:table-cell>
          <table:table-cell office:value-type="string" table:style-name="ce67">
            <text:p><text:s/>221,873.46</text:p>
          </table:table-cell>
          <table:table-cell office:value-type="float" office:value="1917.04" table:style-name="ce68">
            <text:p>1.917,0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003" table:style-name="ce1">
            <text:p>2590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7134-001001-HORMIGON210KG/CM2 ESPECIAL-7 1</text:p>
          </table:table-cell>
          <table:table-cell table:number-columns-repeated="16373"/>
        </table:table-row>
        <table:table-row table:style-name="ro7">
          <table:table-cell office:value-type="float" office:value="2010" table:style-name="ce1">
            <text:p>2010</text:p>
          </table:table-cell>
          <table:table-cell office:value-type="string" table:style-name="ce67">
            <text:p><text:s/>225,460.18</text:p>
          </table:table-cell>
          <table:table-cell office:value-type="float" office:value="3586.72" table:style-name="ce68">
            <text:p>3.586,7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103" table:style-name="ce1">
            <text:p>2591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7133-001001-HORMIGON210KG/CM2 ESPECIAL-7 1</text:p>
          </table:table-cell>
          <table:table-cell table:number-columns-repeated="16373"/>
        </table:table-row>
        <table:table-row table:style-name="ro7">
          <table:table-cell office:value-type="float" office:value="2011" table:style-name="ce1">
            <text:p>2011</text:p>
          </table:table-cell>
          <table:table-cell office:value-type="string" table:style-name="ce67">
            <text:p><text:s/>225,855.18</text:p>
          </table:table-cell>
          <table:table-cell office:value-type="float" office:value="395" table:style-name="ce68">
            <text:p>395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203" table:style-name="ce1">
            <text:p>2672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702-001001-MANTENIMIENTO CONCRETERA COLOR</text:p>
          </table:table-cell>
          <table:table-cell table:number-columns-repeated="16373"/>
        </table:table-row>
        <table:table-row table:style-name="ro7">
          <table:table-cell office:value-type="float" office:value="2012" table:style-name="ce1">
            <text:p>2012</text:p>
          </table:table-cell>
          <table:table-cell office:value-type="string" table:style-name="ce67">
            <text:p><text:s/>228,064.98</text:p>
          </table:table-cell>
          <table:table-cell office:value-type="float" office:value="2209.8000000000002" table:style-name="ce68">
            <text:p>2.209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303" table:style-name="ce1">
            <text:p>2673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4915-001004-SUPREMO SATIN BLANCO- BASE SUP</text:p>
          </table:table-cell>
          <table:table-cell table:number-columns-repeated="16373"/>
        </table:table-row>
        <table:table-row table:style-name="ro7">
          <table:table-cell office:value-type="float" office:value="2013" table:style-name="ce1">
            <text:p>2013</text:p>
          </table:table-cell>
          <table:table-cell office:value-type="string" table:style-name="ce67">
            <text:p><text:s/>228,269.38</text:p>
          </table:table-cell>
          <table:table-cell office:value-type="float" office:value="204.4" table:style-name="ce68">
            <text:p>204,4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403" table:style-name="ce1">
            <text:p>2674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366-001100-CODO DESAGUE 45- CODO DESAGUE</text:p>
          </table:table-cell>
          <table:table-cell table:number-columns-repeated="16373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string" table:style-name="ce67">
            <text:p><text:s/>228,830.88</text:p>
          </table:table-cell>
          <table:table-cell office:value-type="float" office:value="561.5" table:style-name="ce68">
            <text:p>561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503" table:style-name="ce1">
            <text:p>2675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365-001100-TUBO EMT 3/4 - TUBO EMT 1"</text:p>
          </table:table-cell>
          <table:table-cell table:number-columns-repeated="16373"/>
        </table:table-row>
        <table:table-row table:style-name="ro7">
          <table:table-cell office:value-type="float" office:value="2015" table:style-name="ce1">
            <text:p>2015</text:p>
          </table:table-cell>
          <table:table-cell office:value-type="string" table:style-name="ce67">
            <text:p><text:s/>228,950.88</text:p>
          </table:table-cell>
          <table:table-cell office:value-type="float" office:value="120" table:style-name="ce68">
            <text:p>12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803" table:style-name="ce1">
            <text:p>2658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V 000000703-001001-MANTENIMIENTO DE LAS PALANCAS</text:p>
          </table:table-cell>
          <table:table-cell table:number-columns-repeated="16373"/>
        </table:table-row>
        <table:table-row table:style-name="ro7">
          <table:table-cell office:value-type="float" office:value="2016" table:style-name="ce1">
            <text:p>2016</text:p>
          </table:table-cell>
          <table:table-cell office:value-type="string" table:style-name="ce67">
            <text:p><text:s/>229,315.88</text:p>
          </table:table-cell>
          <table:table-cell office:value-type="float" office:value="365" table:style-name="ce68">
            <text:p>365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303" table:style-name="ce1">
            <text:p>2603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3348-001002-CORDEL RAFIA 3H CC CON CENTRO</text:p>
          </table:table-cell>
          <table:table-cell table:number-columns-repeated="16373"/>
        </table:table-row>
        <table:table-row table:style-name="ro7">
          <table:table-cell office:value-type="float" office:value="2017" table:style-name="ce1">
            <text:p>2017</text:p>
          </table:table-cell>
          <table:table-cell office:value-type="string" table:style-name="ce67">
            <text:p><text:s/>229,850.70</text:p>
          </table:table-cell>
          <table:table-cell office:value-type="float" office:value="534.82000000000005" table:style-name="ce68">
            <text:p>534,8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903" table:style-name="ce1">
            <text:p>2639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1881-022901-SYKA PREMIUM 5KG</text:p>
          </table:table-cell>
          <table:table-cell table:number-columns-repeated="16373"/>
        </table:table-row>
        <table:table-row table:style-name="ro7">
          <table:table-cell office:value-type="float" office:value="2018" table:style-name="ce1">
            <text:p>2018</text:p>
          </table:table-cell>
          <table:table-cell office:value-type="string" table:style-name="ce67">
            <text:p><text:s/>233,148.10</text:p>
          </table:table-cell>
          <table:table-cell office:value-type="float" office:value="3297.4" table:style-name="ce68">
            <text:p>3.297,4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003" table:style-name="ce1">
            <text:p>2570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14608-001003-VARILLA CORRUGADA 10MM X 12 MT</text:p>
          </table:table-cell>
          <table:table-cell table:number-columns-repeated="16373"/>
        </table:table-row>
        <table:table-row table:style-name="ro7">
          <table:table-cell office:value-type="float" office:value="2019" table:style-name="ce1">
            <text:p>2019</text:p>
          </table:table-cell>
          <table:table-cell office:value-type="string" table:style-name="ce67">
            <text:p><text:s/>234,162.83</text:p>
          </table:table-cell>
          <table:table-cell office:value-type="float" office:value="1014.73" table:style-name="ce68">
            <text:p>1.014,7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103" table:style-name="ce1">
            <text:p>2571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FB 000000235-002002-ALAMBRE GALVANIZADO-ALAMBRE RE</text:p>
          </table:table-cell>
          <table:table-cell table:number-columns-repeated="16373"/>
        </table:table-row>
        <table:table-row table:style-name="ro7">
          <table:table-cell office:value-type="float" office:value="2020" table:style-name="ce1">
            <text:p>2020</text:p>
          </table:table-cell>
          <table:table-cell office:value-type="string" table:style-name="ce67">
            <text:p><text:s/>234,269.29</text:p>
          </table:table-cell>
          <table:table-cell office:value-type="float" office:value="106.46" table:style-name="ce68">
            <text:p>106,4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60" table:style-name="ce1">
            <text:p>16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05T00:00:00" table:style-name="ce74">
            <text:p>05/08/2020</text:p>
          </table:table-cell>
          <table:table-cell office:value-type="string" table:style-name="ce1">
            <text:p>HORMIPISOS - N/C #845: RECLASIFICACIÓN</text:p>
          </table:table-cell>
          <table:table-cell table:number-columns-repeated="16373"/>
        </table:table-row>
        <table:table-row table:style-name="ro7">
          <table:table-cell office:value-type="float" office:value="2021" table:style-name="ce1">
            <text:p>2021</text:p>
          </table:table-cell>
          <table:table-cell office:value-type="string" table:style-name="ce67">
            <text:p><text:s/>234,826.89</text:p>
          </table:table-cell>
          <table:table-cell office:value-type="float" office:value="557.6" table:style-name="ce68">
            <text:p>557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305" table:style-name="ce1">
            <text:p>199305</text:p>
          </table:table-cell>
          <table:table-cell office:value-type="date" office:date-value="2020-08-12T00:00:00" table:style-name="ce74">
            <text:p>12/08/2020</text:p>
          </table:table-cell>
          <table:table-cell office:value-type="string" table:style-name="ce1">
            <text:p>DH 20-0</text:p>
          </table:table-cell>
          <table:table-cell table:number-columns-repeated="16373"/>
        </table:table-row>
        <table:table-row table:style-name="ro7">
          <table:table-cell office:value-type="float" office:value="2022" table:style-name="ce1">
            <text:p>2022</text:p>
          </table:table-cell>
          <table:table-cell office:value-type="string" table:style-name="ce67">
            <text:p><text:s/>234,873.25</text:p>
          </table:table-cell>
          <table:table-cell office:value-type="float" office:value="46.36" table:style-name="ce68">
            <text:p>46,3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805" table:style-name="ce1">
            <text:p>198805</text:p>
          </table:table-cell>
          <table:table-cell office:value-type="date" office:date-value="2020-08-12T00:00:00" table:style-name="ce74">
            <text:p>12/08/2020</text:p>
          </table:table-cell>
          <table:table-cell office:value-type="string" table:style-name="ce1">
            <text:p>DH 16-0</text:p>
          </table:table-cell>
          <table:table-cell table:number-columns-repeated="16373"/>
        </table:table-row>
        <table:table-row table:style-name="ro7">
          <table:table-cell office:value-type="float" office:value="2023" table:style-name="ce1">
            <text:p>2023</text:p>
          </table:table-cell>
          <table:table-cell office:value-type="string" table:style-name="ce67">
            <text:p><text:s/>234,919.61</text:p>
          </table:table-cell>
          <table:table-cell office:value-type="float" office:value="46.36" table:style-name="ce68">
            <text:p>46,3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905" table:style-name="ce1">
            <text:p>198905</text:p>
          </table:table-cell>
          <table:table-cell office:value-type="date" office:date-value="2020-08-12T00:00:00" table:style-name="ce74">
            <text:p>12/08/2020</text:p>
          </table:table-cell>
          <table:table-cell office:value-type="string" table:style-name="ce1">
            <text:p>DH 18-0</text:p>
          </table:table-cell>
          <table:table-cell table:number-columns-repeated="16373"/>
        </table:table-row>
        <table:table-row table:style-name="ro7">
          <table:table-cell office:value-type="float" office:value="2024" table:style-name="ce1">
            <text:p>2024</text:p>
          </table:table-cell>
          <table:table-cell office:value-type="string" table:style-name="ce67">
            <text:p><text:s/>235,949.98</text:p>
          </table:table-cell>
          <table:table-cell office:value-type="float" office:value="1030.3699999999999" table:style-name="ce68">
            <text:p>1.030,3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61" table:style-name="ce1">
            <text:p>16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605" table:style-name="ce1">
            <text:p>199605</text:p>
          </table:table-cell>
          <table:table-cell office:value-type="date" office:date-value="2020-08-17T00:00:00" table:style-name="ce74">
            <text:p>17/08/2020</text:p>
          </table:table-cell>
          <table:table-cell office:value-type="string" table:style-name="ce1">
            <text:p>DH 22-0</text:p>
          </table:table-cell>
          <table:table-cell table:number-columns-repeated="16373"/>
        </table:table-row>
        <table:table-row table:style-name="ro7">
          <table:table-cell office:value-type="float" office:value="2025" table:style-name="ce1">
            <text:p>2025</text:p>
          </table:table-cell>
          <table:table-cell office:value-type="string" table:style-name="ce67">
            <text:p><text:s/>236,149.98</text:p>
          </table:table-cell>
          <table:table-cell office:value-type="float" office:value="200" table:style-name="ce68">
            <text:p>2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103" table:style-name="ce1">
            <text:p>2711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428-001001-SERVICIO TRANSPORTE VIA DAULE</text:p>
          </table:table-cell>
          <table:table-cell table:number-columns-repeated="16373"/>
        </table:table-row>
        <table:table-row table:style-name="ro7">
          <table:table-cell office:value-type="float" office:value="2026" table:style-name="ce1">
            <text:p>2026</text:p>
          </table:table-cell>
          <table:table-cell office:value-type="string" table:style-name="ce67">
            <text:p><text:s/>236,509.98</text:p>
          </table:table-cell>
          <table:table-cell office:value-type="float" office:value="360" table:style-name="ce68">
            <text:p>3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203" table:style-name="ce1">
            <text:p>2712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21160-001001-ALQUILER MENSUAL SANITARIO POR</text:p>
          </table:table-cell>
          <table:table-cell table:number-columns-repeated="16373"/>
        </table:table-row>
        <table:table-row table:style-name="ro7">
          <table:table-cell office:value-type="float" office:value="2027" table:style-name="ce1">
            <text:p>2027</text:p>
          </table:table-cell>
          <table:table-cell office:value-type="string" table:style-name="ce67">
            <text:p><text:s/>237,909.98</text:p>
          </table:table-cell>
          <table:table-cell office:value-type="float" office:value="1400" table:style-name="ce68">
            <text:p>1.4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503" table:style-name="ce1">
            <text:p>2725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714-001001-F#714 SERVICIO DE ALQUILER DE</text:p>
          </table:table-cell>
          <table:table-cell table:number-columns-repeated="16373"/>
        </table:table-row>
        <table:table-row table:style-name="ro7">
          <table:table-cell office:value-type="float" office:value="2028" table:style-name="ce1">
            <text:p>2028</text:p>
          </table:table-cell>
          <table:table-cell office:value-type="string" table:style-name="ce67">
            <text:p><text:s/>241,293.98</text:p>
          </table:table-cell>
          <table:table-cell office:value-type="float" office:value="3384" table:style-name="ce68">
            <text:p>3.384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603" table:style-name="ce1">
            <text:p>2726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712-001001-F# 712 SERVICIO ALQUILER RETRO</text:p>
          </table:table-cell>
          <table:table-cell table:number-columns-repeated="16373"/>
        </table:table-row>
        <table:table-row table:style-name="ro7">
          <table:table-cell office:value-type="float" office:value="2029" table:style-name="ce1">
            <text:p>2029</text:p>
          </table:table-cell>
          <table:table-cell office:value-type="string" table:style-name="ce67">
            <text:p><text:s/>241,377.73</text:p>
          </table:table-cell>
          <table:table-cell office:value-type="float" office:value="83.75" table:style-name="ce68">
            <text:p>83,7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903" table:style-name="ce1">
            <text:p>2809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0890-001001-F# 890 COMPRA TACO DE EXPANSIO</text:p>
          </table:table-cell>
          <table:table-cell table:number-columns-repeated="16373"/>
        </table:table-row>
        <table:table-row table:style-name="ro7">
          <table:table-cell office:value-type="float" office:value="2030" table:style-name="ce1">
            <text:p>2030</text:p>
          </table:table-cell>
          <table:table-cell office:value-type="string" table:style-name="ce67">
            <text:p><text:s/>242,211.30</text:p>
          </table:table-cell>
          <table:table-cell office:value-type="float" office:value="833.57" table:style-name="ce68">
            <text:p>833,5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103" table:style-name="ce1">
            <text:p>2751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8232-001002-F# 8232 PLYWOOD ECO 122X2.44X1</text:p>
          </table:table-cell>
          <table:table-cell table:number-columns-repeated="16373"/>
        </table:table-row>
        <table:table-row table:style-name="ro7">
          <table:table-cell office:value-type="float" office:value="2031" table:style-name="ce1">
            <text:p>2031</text:p>
          </table:table-cell>
          <table:table-cell office:value-type="string" table:style-name="ce67">
            <text:p><text:s/>246,051.30</text:p>
          </table:table-cell>
          <table:table-cell office:value-type="float" office:value="3840" table:style-name="ce68">
            <text:p>3.84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503" table:style-name="ce1">
            <text:p>2715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0118-001101-SUB BASE</text:p>
          </table:table-cell>
          <table:table-cell table:number-columns-repeated="16373"/>
        </table:table-row>
        <table:table-row table:style-name="ro7">
          <table:table-cell office:value-type="float" office:value="2032" table:style-name="ce1">
            <text:p>2032</text:p>
          </table:table-cell>
          <table:table-cell office:value-type="string" table:style-name="ce67">
            <text:p><text:s/>246,961.30</text:p>
          </table:table-cell>
          <table:table-cell office:value-type="float" office:value="910" table:style-name="ce68">
            <text:p>91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803" table:style-name="ce1">
            <text:p>2758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589-001001-F# 589 TRABAJOS DE TOPOGRAFIA</text:p>
          </table:table-cell>
          <table:table-cell table:number-columns-repeated="16373"/>
        </table:table-row>
        <table:table-row table:style-name="ro7">
          <table:table-cell office:value-type="float" office:value="2033" table:style-name="ce1">
            <text:p>2033</text:p>
          </table:table-cell>
          <table:table-cell office:value-type="string" table:style-name="ce67">
            <text:p><text:s/>250,009.30</text:p>
          </table:table-cell>
          <table:table-cell office:value-type="float" office:value="3048" table:style-name="ce68">
            <text:p>3.04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303" table:style-name="ce1">
            <text:p>2773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724-001001-F# 724 SERVICIO ALQUILER RETRO</text:p>
          </table:table-cell>
          <table:table-cell table:number-columns-repeated="16373"/>
        </table:table-row>
        <table:table-row table:style-name="ro7">
          <table:table-cell office:value-type="float" office:value="2034" table:style-name="ce1">
            <text:p>2034</text:p>
          </table:table-cell>
          <table:table-cell office:value-type="string" table:style-name="ce67">
            <text:p><text:s/>253,457.61</text:p>
          </table:table-cell>
          <table:table-cell office:value-type="float" office:value="3448.31" table:style-name="ce68">
            <text:p>3.448,3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403" table:style-name="ce1">
            <text:p>2774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840-001001-F# 840 LEVANTAMIENTO DE ADOQUI</text:p>
          </table:table-cell>
          <table:table-cell table:number-columns-repeated="16373"/>
        </table:table-row>
        <table:table-row table:style-name="ro7">
          <table:table-cell office:value-type="float" office:value="2035" table:style-name="ce1">
            <text:p>2035</text:p>
          </table:table-cell>
          <table:table-cell office:value-type="string" table:style-name="ce67">
            <text:p><text:s/>254,524.16</text:p>
          </table:table-cell>
          <table:table-cell office:value-type="float" office:value="1066.55" table:style-name="ce68">
            <text:p>1.066,5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503" table:style-name="ce1">
            <text:p>2775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838-001001-F# 838 TRABAJOS DE CONSTRUCCIO</text:p>
          </table:table-cell>
          <table:table-cell table:number-columns-repeated="16373"/>
        </table:table-row>
        <table:table-row table:style-name="ro7">
          <table:table-cell office:value-type="float" office:value="2036" table:style-name="ce1">
            <text:p>2036</text:p>
          </table:table-cell>
          <table:table-cell office:value-type="string" table:style-name="ce67">
            <text:p><text:s/>257,067.48</text:p>
          </table:table-cell>
          <table:table-cell office:value-type="float" office:value="2543.3200000000002" table:style-name="ce68">
            <text:p>2.543,3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603" table:style-name="ce1">
            <text:p>2776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839-001001-F# 839 COLOCACIÓN DE ADOQUIN E</text:p>
          </table:table-cell>
          <table:table-cell table:number-columns-repeated="16373"/>
        </table:table-row>
        <table:table-row table:style-name="ro7">
          <table:table-cell office:value-type="float" office:value="2037" table:style-name="ce1">
            <text:p>2037</text:p>
          </table:table-cell>
          <table:table-cell office:value-type="string" table:style-name="ce67">
            <text:p><text:s/>257,937.48</text:p>
          </table:table-cell>
          <table:table-cell office:value-type="float" office:value="870" table:style-name="ce68">
            <text:p>87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903" table:style-name="ce1">
            <text:p>2779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006-001001-F# 006 4 PUERTAS DE MADERA DIS</text:p>
          </table:table-cell>
          <table:table-cell table:number-columns-repeated="16373"/>
        </table:table-row>
        <table:table-row table:style-name="ro7">
          <table:table-cell office:value-type="float" office:value="2038" table:style-name="ce1">
            <text:p>2038</text:p>
          </table:table-cell>
          <table:table-cell office:value-type="string" table:style-name="ce67">
            <text:p><text:s/>259,583.18</text:p>
          </table:table-cell>
          <table:table-cell office:value-type="float" office:value="1645.7" table:style-name="ce68">
            <text:p>1.645,7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003" table:style-name="ce1">
            <text:p>2720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8137-001002-CEMENTO HOLCIM FUERTE 50 KG</text:p>
          </table:table-cell>
          <table:table-cell table:number-columns-repeated="16373"/>
        </table:table-row>
        <table:table-row table:style-name="ro7">
          <table:table-cell office:value-type="float" office:value="2039" table:style-name="ce1">
            <text:p>2039</text:p>
          </table:table-cell>
          <table:table-cell office:value-type="string" table:style-name="ce67">
            <text:p><text:s/>260,408.18</text:p>
          </table:table-cell>
          <table:table-cell office:value-type="float" office:value="825" table:style-name="ce68">
            <text:p>825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703" table:style-name="ce1">
            <text:p>2697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18331-001001-ALQUILER DE COMPACTADORA TIPO</text:p>
          </table:table-cell>
          <table:table-cell table:number-columns-repeated="16373"/>
        </table:table-row>
        <table:table-row table:style-name="ro7">
          <table:table-cell office:value-type="float" office:value="2040" table:style-name="ce1">
            <text:p>2040</text:p>
          </table:table-cell>
          <table:table-cell office:value-type="string" table:style-name="ce67">
            <text:p><text:s/>260,658.18</text:p>
          </table:table-cell>
          <table:table-cell office:value-type="float" office:value="250" table:style-name="ce68">
            <text:p>25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803" table:style-name="ce1">
            <text:p>2698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2115-001001-SERVICIO TECNICO INSTALACIONES</text:p>
          </table:table-cell>
          <table:table-cell table:number-columns-repeated="16373"/>
        </table:table-row>
        <table:table-row table:style-name="ro7">
          <table:table-cell office:value-type="float" office:value="2041" table:style-name="ce1">
            <text:p>2041</text:p>
          </table:table-cell>
          <table:table-cell office:value-type="string" table:style-name="ce67">
            <text:p><text:s/>261,300.57</text:p>
          </table:table-cell>
          <table:table-cell office:value-type="float" office:value="642.39" table:style-name="ce68">
            <text:p>642,3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903" table:style-name="ce1">
            <text:p>2699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2116-001001-SERVICIO INSTALACIONES ELECTRI</text:p>
          </table:table-cell>
          <table:table-cell table:number-columns-repeated="16373"/>
        </table:table-row>
        <table:table-row table:style-name="ro7">
          <table:table-cell office:value-type="float" office:value="2042" table:style-name="ce1">
            <text:p>2042</text:p>
          </table:table-cell>
          <table:table-cell office:value-type="string" table:style-name="ce67">
            <text:p><text:s/>265,630.83</text:p>
          </table:table-cell>
          <table:table-cell office:value-type="float" office:value="4330.26" table:style-name="ce68">
            <text:p>4.330,2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003" table:style-name="ce1">
            <text:p>2700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24052-001501-ADOQUIN HOLANDES 8 CM GRIS NAT</text:p>
          </table:table-cell>
          <table:table-cell table:number-columns-repeated="16373"/>
        </table:table-row>
        <table:table-row table:style-name="ro7">
          <table:table-cell office:value-type="float" office:value="2043" table:style-name="ce1">
            <text:p>2043</text:p>
          </table:table-cell>
          <table:table-cell office:value-type="string" table:style-name="ce67">
            <text:p><text:s/>265,630.11</text:p>
          </table:table-cell>
          <table:table-cell office:value-type="float" office:value="0" table:style-name="ce68">
            <text:p>-<text:s/></text:p>
          </table:table-cell>
          <table:table-cell office:value-type="float" office:value="0.72" table:style-name="ce68">
            <text:p>0,7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803" table:style-name="ce1">
            <text:p>2808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C 000000153-001002-APLICA F# 8363 NOTA DE CREDITO</text:p>
          </table:table-cell>
          <table:table-cell table:number-columns-repeated="16373"/>
        </table:table-row>
        <table:table-row table:style-name="ro7">
          <table:table-cell office:value-type="float" office:value="2044" table:style-name="ce1">
            <text:p>2044</text:p>
          </table:table-cell>
          <table:table-cell office:value-type="string" table:style-name="ce67">
            <text:p><text:s/>255,817.54</text:p>
          </table:table-cell>
          <table:table-cell office:value-type="float" office:value="0" table:style-name="ce68">
            <text:p>-<text:s/></text:p>
          </table:table-cell>
          <table:table-cell office:value-type="float" office:value="9812.57" table:style-name="ce68">
            <text:p>9.812,5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4803" table:style-name="ce1">
            <text:p>2748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C 000017950-022901-NC APLICA A FACTURA 1899 POR C</text:p>
          </table:table-cell>
          <table:table-cell table:number-columns-repeated="16373"/>
        </table:table-row>
        <table:table-row table:style-name="ro7">
          <table:table-cell office:value-type="float" office:value="2045" table:style-name="ce1">
            <text:p>2045</text:p>
          </table:table-cell>
          <table:table-cell office:value-type="string" table:style-name="ce67">
            <text:p><text:s/>254,823.94</text:p>
          </table:table-cell>
          <table:table-cell office:value-type="float" office:value="0" table:style-name="ce68">
            <text:p>-<text:s/></text:p>
          </table:table-cell>
          <table:table-cell office:value-type="float" office:value="993.6" table:style-name="ce68">
            <text:p>993,6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603" table:style-name="ce1">
            <text:p>2686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C 000000845-001501-ADOQUIN HOLANDES 8 CM COLOR</text:p>
          </table:table-cell>
          <table:table-cell table:number-columns-repeated="16373"/>
        </table:table-row>
        <table:table-row table:style-name="ro7">
          <table:table-cell office:value-type="float" office:value="2046" table:style-name="ce1">
            <text:p>2046</text:p>
          </table:table-cell>
          <table:table-cell office:value-type="string" table:style-name="ce67">
            <text:p><text:s/>261,501.94</text:p>
          </table:table-cell>
          <table:table-cell office:value-type="float" office:value="6678" table:style-name="ce68">
            <text:p>6.67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903" table:style-name="ce1">
            <text:p>2729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711-001001-F# 711 SERVICIO DE TRANSPORTE</text:p>
          </table:table-cell>
          <table:table-cell table:number-columns-repeated="16373"/>
        </table:table-row>
        <table:table-row table:style-name="ro7">
          <table:table-cell office:value-type="float" office:value="2047" table:style-name="ce1">
            <text:p>2047</text:p>
          </table:table-cell>
          <table:table-cell office:value-type="string" table:style-name="ce67">
            <text:p><text:s/>262,701.94</text:p>
          </table:table-cell>
          <table:table-cell office:value-type="float" office:value="1200" table:style-name="ce68">
            <text:p>1.2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803" table:style-name="ce1">
            <text:p>2768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18335-001001-F# 18335 ALQUILER 20 CUERPOS D</text:p>
          </table:table-cell>
          <table:table-cell table:number-columns-repeated="16373"/>
        </table:table-row>
        <table:table-row table:style-name="ro7">
          <table:table-cell office:value-type="float" office:value="2048" table:style-name="ce1">
            <text:p>2048</text:p>
          </table:table-cell>
          <table:table-cell office:value-type="string" table:style-name="ce67">
            <text:p><text:s/>263,416.94</text:p>
          </table:table-cell>
          <table:table-cell office:value-type="float" office:value="715" table:style-name="ce68">
            <text:p>715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903" table:style-name="ce1">
            <text:p>2769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18336-001001-F# 18336 ALQUILER DE COMPACTAD</text:p>
          </table:table-cell>
          <table:table-cell table:number-columns-repeated="16373"/>
        </table:table-row>
        <table:table-row table:style-name="ro7">
          <table:table-cell office:value-type="float" office:value="2049" table:style-name="ce1">
            <text:p>2049</text:p>
          </table:table-cell>
          <table:table-cell office:value-type="string" table:style-name="ce67">
            <text:p><text:s/>263,956.94</text:p>
          </table:table-cell>
          <table:table-cell office:value-type="float" office:value="540" table:style-name="ce68">
            <text:p>54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103" table:style-name="ce1">
            <text:p>2771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1535-001001-F# 1535 COMPRA 20 METROS ADOQU</text:p>
          </table:table-cell>
          <table:table-cell table:number-columns-repeated="16373"/>
        </table:table-row>
        <table:table-row table:style-name="ro7">
          <table:table-cell office:value-type="float" office:value="2050" table:style-name="ce1">
            <text:p>2050</text:p>
          </table:table-cell>
          <table:table-cell office:value-type="string" table:style-name="ce67">
            <text:p><text:s/>265,385.07</text:p>
          </table:table-cell>
          <table:table-cell office:value-type="float" office:value="1428.13" table:style-name="ce68">
            <text:p>1.428,1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203" table:style-name="ce1">
            <text:p>2772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725-001001-F# 725 SERVICIO DE ALQUILER DE</text:p>
          </table:table-cell>
          <table:table-cell table:number-columns-repeated="16373"/>
        </table:table-row>
        <table:table-row table:style-name="ro7">
          <table:table-cell office:value-type="float" office:value="2051" table:style-name="ce1">
            <text:p>2051</text:p>
          </table:table-cell>
          <table:table-cell office:value-type="string" table:style-name="ce67">
            <text:p><text:s/>268,179.00</text:p>
          </table:table-cell>
          <table:table-cell office:value-type="float" office:value="2793.93" table:style-name="ce68">
            <text:p>2.793,9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903" table:style-name="ce1">
            <text:p>2759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591-001001-F# 591 CORTE DE PAVIMENTO-ROTU</text:p>
          </table:table-cell>
          <table:table-cell table:number-columns-repeated="16373"/>
        </table:table-row>
        <table:table-row table:style-name="ro7">
          <table:table-cell office:value-type="float" office:value="2052" table:style-name="ce1">
            <text:p>2052</text:p>
          </table:table-cell>
          <table:table-cell office:value-type="string" table:style-name="ce67">
            <text:p><text:s/>269,399.14</text:p>
          </table:table-cell>
          <table:table-cell office:value-type="float" office:value="1220.1400000000001" table:style-name="ce68">
            <text:p>1.220,1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003" table:style-name="ce1">
            <text:p>2760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590-001001-F# 590 TRABAJOS DEL 16 AL 30 D</text:p>
          </table:table-cell>
          <table:table-cell table:number-columns-repeated="16373"/>
        </table:table-row>
        <table:table-row table:style-name="ro7">
          <table:table-cell office:value-type="float" office:value="2053" table:style-name="ce1">
            <text:p>2053</text:p>
          </table:table-cell>
          <table:table-cell office:value-type="string" table:style-name="ce67">
            <text:p><text:s/>270,288.49</text:p>
          </table:table-cell>
          <table:table-cell office:value-type="float" office:value="889.35" table:style-name="ce68">
            <text:p>889,3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103" table:style-name="ce1">
            <text:p>2761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588-001001-F# 588 RETIRO DE ADOQUINES PEA</text:p>
          </table:table-cell>
          <table:table-cell table:number-columns-repeated="16373"/>
        </table:table-row>
        <table:table-row table:style-name="ro7">
          <table:table-cell office:value-type="float" office:value="2054" table:style-name="ce1">
            <text:p>2054</text:p>
          </table:table-cell>
          <table:table-cell office:value-type="string" table:style-name="ce67">
            <text:p><text:s/>270,468.49</text:p>
          </table:table-cell>
          <table:table-cell office:value-type="float" office:value="180" table:style-name="ce68">
            <text:p>18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303" table:style-name="ce1">
            <text:p>2763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3112-001001-F# 3112 ALQUILER DE RODILLO DO</text:p>
          </table:table-cell>
          <table:table-cell table:number-columns-repeated="16373"/>
        </table:table-row>
        <table:table-row table:style-name="ro7">
          <table:table-cell office:value-type="float" office:value="2055" table:style-name="ce1">
            <text:p>2055</text:p>
          </table:table-cell>
          <table:table-cell office:value-type="string" table:style-name="ce67">
            <text:p><text:s/>270,868.49</text:p>
          </table:table-cell>
          <table:table-cell office:value-type="float" office:value="400" table:style-name="ce68">
            <text:p>4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403" table:style-name="ce1">
            <text:p>2764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3111-001001-F# 3111 ALQUILER DE UNA CONCRE</text:p>
          </table:table-cell>
          <table:table-cell table:number-columns-repeated="16373"/>
        </table:table-row>
        <table:table-row table:style-name="ro7">
          <table:table-cell office:value-type="float" office:value="2056" table:style-name="ce1">
            <text:p>2056</text:p>
          </table:table-cell>
          <table:table-cell office:value-type="string" table:style-name="ce67">
            <text:p><text:s/>271,268.49</text:p>
          </table:table-cell>
          <table:table-cell office:value-type="float" office:value="400" table:style-name="ce68">
            <text:p>4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503" table:style-name="ce1">
            <text:p>2765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3110-001001-F# 3110 ALQUILER DE UNA CONCRE</text:p>
          </table:table-cell>
          <table:table-cell table:number-columns-repeated="16373"/>
        </table:table-row>
        <table:table-row table:style-name="ro7">
          <table:table-cell office:value-type="float" office:value="2057" table:style-name="ce1">
            <text:p>2057</text:p>
          </table:table-cell>
          <table:table-cell office:value-type="string" table:style-name="ce67">
            <text:p><text:s/>272,093.49</text:p>
          </table:table-cell>
          <table:table-cell office:value-type="float" office:value="825" table:style-name="ce68">
            <text:p>825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603" table:style-name="ce1">
            <text:p>2766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18334-001001-F# 18334 ALQUILER DE COMPACTAD</text:p>
          </table:table-cell>
          <table:table-cell table:number-columns-repeated="16373"/>
        </table:table-row>
        <table:table-row table:style-name="ro7">
          <table:table-cell office:value-type="float" office:value="2058" table:style-name="ce1">
            <text:p>2058</text:p>
          </table:table-cell>
          <table:table-cell office:value-type="string" table:style-name="ce67">
            <text:p><text:s/>273,739.19</text:p>
          </table:table-cell>
          <table:table-cell office:value-type="float" office:value="1645.7" table:style-name="ce68">
            <text:p>1.645,7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103" table:style-name="ce1">
            <text:p>2781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8265-001002-F# 8265 COMPRA DE 240 SACOS DE</text:p>
          </table:table-cell>
          <table:table-cell table:number-columns-repeated="16373"/>
        </table:table-row>
        <table:table-row table:style-name="ro7">
          <table:table-cell office:value-type="float" office:value="2059" table:style-name="ce1">
            <text:p>2059</text:p>
          </table:table-cell>
          <table:table-cell office:value-type="string" table:style-name="ce67">
            <text:p><text:s/>275,179.19</text:p>
          </table:table-cell>
          <table:table-cell office:value-type="float" office:value="1440" table:style-name="ce68">
            <text:p>1.44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203" table:style-name="ce1">
            <text:p>2782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0120-001101-F# 120 <text:s/>SUB BASE</text:p>
          </table:table-cell>
          <table:table-cell table:number-columns-repeated="16373"/>
        </table:table-row>
        <table:table-row table:style-name="ro7">
          <table:table-cell office:value-type="float" office:value="2060" table:style-name="ce1">
            <text:p>2060</text:p>
          </table:table-cell>
          <table:table-cell office:value-type="string" table:style-name="ce67">
            <text:p><text:s/>276,189.89</text:p>
          </table:table-cell>
          <table:table-cell office:value-type="float" office:value="1010.7" table:style-name="ce68">
            <text:p>1.010,7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303" table:style-name="ce1">
            <text:p>2783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31209-003006-F# 31209 CONECTOR EMT 1/2 IMPO</text:p>
          </table:table-cell>
          <table:table-cell table:number-columns-repeated="16373"/>
        </table:table-row>
        <table:table-row table:style-name="ro7">
          <table:table-cell office:value-type="float" office:value="2061" table:style-name="ce1">
            <text:p>2061</text:p>
          </table:table-cell>
          <table:table-cell office:value-type="string" table:style-name="ce67">
            <text:p><text:s/>276,855.97</text:p>
          </table:table-cell>
          <table:table-cell office:value-type="float" office:value="666.08" table:style-name="ce68">
            <text:p>666,0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403" table:style-name="ce1">
            <text:p>2784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2118-001001-F# 2118 REFLECTOR LED DE 100W</text:p>
          </table:table-cell>
          <table:table-cell table:number-columns-repeated="16373"/>
        </table:table-row>
        <table:table-row table:style-name="ro7">
          <table:table-cell office:value-type="float" office:value="2062" table:style-name="ce1">
            <text:p>2062</text:p>
          </table:table-cell>
          <table:table-cell office:value-type="string" table:style-name="ce67">
            <text:p><text:s/>277,242.97</text:p>
          </table:table-cell>
          <table:table-cell office:value-type="float" office:value="387" table:style-name="ce68">
            <text:p>387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503" table:style-name="ce1">
            <text:p>2785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1527-001001-F# 1527 RESINA 15 KILOS - SELL</text:p>
          </table:table-cell>
          <table:table-cell table:number-columns-repeated="16373"/>
        </table:table-row>
        <table:table-row table:style-name="ro7">
          <table:table-cell office:value-type="float" office:value="2063" table:style-name="ce1">
            <text:p>2063</text:p>
          </table:table-cell>
          <table:table-cell office:value-type="string" table:style-name="ce67">
            <text:p><text:s/>277,268.77</text:p>
          </table:table-cell>
          <table:table-cell office:value-type="float" office:value="25.8" table:style-name="ce68">
            <text:p>25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603" table:style-name="ce1">
            <text:p>2786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8349-001002-F# 8349 PORCELANA CAOBA LATINA</text:p>
          </table:table-cell>
          <table:table-cell table:number-columns-repeated="16373"/>
        </table:table-row>
        <table:table-row table:style-name="ro7">
          <table:table-cell office:value-type="float" office:value="2064" table:style-name="ce1">
            <text:p>2064</text:p>
          </table:table-cell>
          <table:table-cell office:value-type="string" table:style-name="ce67">
            <text:p><text:s/>277,348.37</text:p>
          </table:table-cell>
          <table:table-cell office:value-type="float" office:value="79.599999999999994" table:style-name="ce68">
            <text:p>79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803" table:style-name="ce1">
            <text:p>2788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0905-001001-F# 905 COMPRA TAPON HEMBRA DE</text:p>
          </table:table-cell>
          <table:table-cell table:number-columns-repeated="16373"/>
        </table:table-row>
        <table:table-row table:style-name="ro7">
          <table:table-cell office:value-type="float" office:value="2065" table:style-name="ce1">
            <text:p>2065</text:p>
          </table:table-cell>
          <table:table-cell office:value-type="string" table:style-name="ce67">
            <text:p><text:s/>279,484.37</text:p>
          </table:table-cell>
          <table:table-cell office:value-type="float" office:value="2136" table:style-name="ce68">
            <text:p>2.136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903" table:style-name="ce1">
            <text:p>2789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0343-001001-F# 343 CANALES METALICOS TIPO</text:p>
          </table:table-cell>
          <table:table-cell table:number-columns-repeated="16373"/>
        </table:table-row>
        <table:table-row table:style-name="ro7">
          <table:table-cell office:value-type="float" office:value="2066" table:style-name="ce1">
            <text:p>2066</text:p>
          </table:table-cell>
          <table:table-cell office:value-type="string" table:style-name="ce67">
            <text:p><text:s/>279,501.37</text:p>
          </table:table-cell>
          <table:table-cell office:value-type="float" office:value="17" table:style-name="ce68">
            <text:p>17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003" table:style-name="ce1">
            <text:p>2790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61469-001100-F# 61469 COMPRA CODO DESAGUE 5</text:p>
          </table:table-cell>
          <table:table-cell table:number-columns-repeated="16373"/>
        </table:table-row>
        <table:table-row table:style-name="ro7">
          <table:table-cell office:value-type="float" office:value="2067" table:style-name="ce1">
            <text:p>2067</text:p>
          </table:table-cell>
          <table:table-cell office:value-type="string" table:style-name="ce67">
            <text:p><text:s/>279,903.32</text:p>
          </table:table-cell>
          <table:table-cell office:value-type="float" office:value="401.95" table:style-name="ce68">
            <text:p>401,9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203" table:style-name="ce1">
            <text:p>2792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61525-001100-F# 61525 COMPRA CUARTON SEMIDU</text:p>
          </table:table-cell>
          <table:table-cell table:number-columns-repeated="16373"/>
        </table:table-row>
        <table:table-row table:style-name="ro7">
          <table:table-cell office:value-type="float" office:value="2068" table:style-name="ce1">
            <text:p>2068</text:p>
          </table:table-cell>
          <table:table-cell office:value-type="string" table:style-name="ce67">
            <text:p><text:s/>280,150.76</text:p>
          </table:table-cell>
          <table:table-cell office:value-type="float" office:value="247.44" table:style-name="ce68">
            <text:p>247,4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303" table:style-name="ce1">
            <text:p>2793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1941-022901-F# 1941 COMPRA 3 SELLADOR UNIS</text:p>
          </table:table-cell>
          <table:table-cell table:number-columns-repeated="16373"/>
        </table:table-row>
        <table:table-row table:style-name="ro7">
          <table:table-cell office:value-type="float" office:value="2069" table:style-name="ce1">
            <text:p>2069</text:p>
          </table:table-cell>
          <table:table-cell office:value-type="string" table:style-name="ce67">
            <text:p><text:s/>280,425.76</text:p>
          </table:table-cell>
          <table:table-cell office:value-type="float" office:value="275" table:style-name="ce68">
            <text:p>275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703" table:style-name="ce1">
            <text:p>2807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8363-001002-OC# 1944 F# 8363 COMPRA CEMENT</text:p>
          </table:table-cell>
          <table:table-cell table:number-columns-repeated="16373"/>
        </table:table-row>
        <table:table-row table:style-name="ro7">
          <table:table-cell office:value-type="float" office:value="2070" table:style-name="ce1">
            <text:p>2070</text:p>
          </table:table-cell>
          <table:table-cell office:value-type="string" table:style-name="ce67">
            <text:p><text:s/>282,071.46</text:p>
          </table:table-cell>
          <table:table-cell office:value-type="float" office:value="1645.7" table:style-name="ce68">
            <text:p>1.645,7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103" table:style-name="ce1">
            <text:p>2701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8070-001002-CEMENTO HOLCIM FUERTE TIPO GU</text:p>
          </table:table-cell>
          <table:table-cell table:number-columns-repeated="16373"/>
        </table:table-row>
        <table:table-row table:style-name="ro7">
          <table:table-cell office:value-type="float" office:value="2071" table:style-name="ce1">
            <text:p>2071</text:p>
          </table:table-cell>
          <table:table-cell office:value-type="string" table:style-name="ce67">
            <text:p><text:s/>282,208.03</text:p>
          </table:table-cell>
          <table:table-cell office:value-type="float" office:value="136.57" table:style-name="ce68">
            <text:p>136,5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203" table:style-name="ce1">
            <text:p>2702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0385-001100-MALLA HEXAGONAL 1/2" 1X50M IDE</text:p>
          </table:table-cell>
          <table:table-cell table:number-columns-repeated="16373"/>
        </table:table-row>
        <table:table-row table:style-name="ro7">
          <table:table-cell office:value-type="float" office:value="2072" table:style-name="ce1">
            <text:p>2072</text:p>
          </table:table-cell>
          <table:table-cell office:value-type="string" table:style-name="ce67">
            <text:p><text:s/>282,382.63</text:p>
          </table:table-cell>
          <table:table-cell office:value-type="float" office:value="174.6" table:style-name="ce68">
            <text:p>174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303" table:style-name="ce1">
            <text:p>2703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0393-001100-DISCO CORTE METAL 7" X 1/16" 7</text:p>
          </table:table-cell>
          <table:table-cell table:number-columns-repeated="16373"/>
        </table:table-row>
        <table:table-row table:style-name="ro7">
          <table:table-cell office:value-type="float" office:value="2073" table:style-name="ce1">
            <text:p>2073</text:p>
          </table:table-cell>
          <table:table-cell office:value-type="string" table:style-name="ce67">
            <text:p><text:s/>284,246.15</text:p>
          </table:table-cell>
          <table:table-cell office:value-type="float" office:value="1863.52" table:style-name="ce68">
            <text:p>1.863,5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703" table:style-name="ce1">
            <text:p>2797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61556-001100-F# 61556 COMPRA MAXIEMPASTE EX</text:p>
          </table:table-cell>
          <table:table-cell table:number-columns-repeated="16373"/>
        </table:table-row>
        <table:table-row table:style-name="ro7">
          <table:table-cell office:value-type="float" office:value="2074" table:style-name="ce1">
            <text:p>2074</text:p>
          </table:table-cell>
          <table:table-cell office:value-type="string" table:style-name="ce67">
            <text:p><text:s/>285,066.15</text:p>
          </table:table-cell>
          <table:table-cell office:value-type="float" office:value="820" table:style-name="ce68">
            <text:p>82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303" table:style-name="ce1">
            <text:p>2753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495-001201-F#495 TOMA CURADA Y ROTURA DE</text:p>
          </table:table-cell>
          <table:table-cell table:number-columns-repeated="16373"/>
        </table:table-row>
        <table:table-row table:style-name="ro7">
          <table:table-cell office:value-type="float" office:value="2075" table:style-name="ce1">
            <text:p>2075</text:p>
          </table:table-cell>
          <table:table-cell office:value-type="string" table:style-name="ce67">
            <text:p><text:s/>289,602.15</text:p>
          </table:table-cell>
          <table:table-cell office:value-type="float" office:value="4536" table:style-name="ce68">
            <text:p>4.536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503" table:style-name="ce1">
            <text:p>2755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723-001001-F# 723 SERVICIO TRANSPORTE DES</text:p>
          </table:table-cell>
          <table:table-cell table:number-columns-repeated="16373"/>
        </table:table-row>
        <table:table-row table:style-name="ro7">
          <table:table-cell office:value-type="float" office:value="2076" table:style-name="ce1">
            <text:p>2076</text:p>
          </table:table-cell>
          <table:table-cell office:value-type="string" table:style-name="ce67">
            <text:p><text:s/>299,414.72</text:p>
          </table:table-cell>
          <table:table-cell office:value-type="float" office:value="9812.57" table:style-name="ce68">
            <text:p>9.812,5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703" table:style-name="ce1">
            <text:p>2717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1928-022901-PIEDRA ARRECIFE ARENA 50X10X2</text:p>
          </table:table-cell>
          <table:table-cell table:number-columns-repeated="16373"/>
        </table:table-row>
        <table:table-row table:style-name="ro7">
          <table:table-cell office:value-type="float" office:value="2077" table:style-name="ce1">
            <text:p>2077</text:p>
          </table:table-cell>
          <table:table-cell office:value-type="string" table:style-name="ce67">
            <text:p><text:s/>300,414.72</text:p>
          </table:table-cell>
          <table:table-cell office:value-type="float" office:value="1000" table:style-name="ce68">
            <text:p>1.0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803" table:style-name="ce1">
            <text:p>2718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0119-001101-TRANSPORTE DE CISCO</text:p>
          </table:table-cell>
          <table:table-cell table:number-columns-repeated="16373"/>
        </table:table-row>
        <table:table-row table:style-name="ro7">
          <table:table-cell office:value-type="float" office:value="2078" table:style-name="ce1">
            <text:p>2078</text:p>
          </table:table-cell>
          <table:table-cell office:value-type="string" table:style-name="ce67">
            <text:p><text:s/>300,986.42</text:p>
          </table:table-cell>
          <table:table-cell office:value-type="float" office:value="571.70000000000005" table:style-name="ce68">
            <text:p>571,7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903" table:style-name="ce1">
            <text:p>2719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8130-001002-PLYWOOD ECO 122 - TABLAS SEMID</text:p>
          </table:table-cell>
          <table:table-cell table:number-columns-repeated="16373"/>
        </table:table-row>
        <table:table-row table:style-name="ro7">
          <table:table-cell office:value-type="float" office:value="2079" table:style-name="ce1">
            <text:p>2079</text:p>
          </table:table-cell>
          <table:table-cell office:value-type="string" table:style-name="ce67">
            <text:p><text:s/>301,277.67</text:p>
          </table:table-cell>
          <table:table-cell office:value-type="float" office:value="291.25" table:style-name="ce68">
            <text:p>291,2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103" table:style-name="ce1">
            <text:p>2721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0891-001001-CODAL ALUMINIO 6 MTS (REGLETA)</text:p>
          </table:table-cell>
          <table:table-cell table:number-columns-repeated="16373"/>
        </table:table-row>
        <table:table-row table:style-name="ro7">
          <table:table-cell office:value-type="float" office:value="2080" table:style-name="ce1">
            <text:p>2080</text:p>
          </table:table-cell>
          <table:table-cell office:value-type="string" table:style-name="ce67">
            <text:p><text:s/>301,948.52</text:p>
          </table:table-cell>
          <table:table-cell office:value-type="float" office:value="670.85" table:style-name="ce68">
            <text:p>670,8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703" table:style-name="ce1">
            <text:p>2737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586-001001-F# 586 PROYECTO EN LA UNIVERSI</text:p>
          </table:table-cell>
          <table:table-cell table:number-columns-repeated="16373"/>
        </table:table-row>
        <table:table-row table:style-name="ro7">
          <table:table-cell office:value-type="float" office:value="2081" table:style-name="ce1">
            <text:p>2081</text:p>
          </table:table-cell>
          <table:table-cell office:value-type="string" table:style-name="ce67">
            <text:p><text:s/>302,321.23</text:p>
          </table:table-cell>
          <table:table-cell office:value-type="float" office:value="372.71" table:style-name="ce68">
            <text:p>372,7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803" table:style-name="ce1">
            <text:p>2738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587-001001-F# 587 PROYECTO EN LA UNIVERSI</text:p>
          </table:table-cell>
          <table:table-cell table:number-columns-repeated="16373"/>
        </table:table-row>
        <table:table-row table:style-name="ro7">
          <table:table-cell office:value-type="float" office:value="2082" table:style-name="ce1">
            <text:p>2082</text:p>
          </table:table-cell>
          <table:table-cell office:value-type="string" table:style-name="ce67">
            <text:p><text:s/>302,971.23</text:p>
          </table:table-cell>
          <table:table-cell office:value-type="float" office:value="650" table:style-name="ce68">
            <text:p>65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903" table:style-name="ce1">
            <text:p>2739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835-001001-F# 835 REPARACIONES DE DAÑOS E</text:p>
          </table:table-cell>
          <table:table-cell table:number-columns-repeated="16373"/>
        </table:table-row>
        <table:table-row table:style-name="ro7">
          <table:table-cell office:value-type="float" office:value="2083" table:style-name="ce1">
            <text:p>2083</text:p>
          </table:table-cell>
          <table:table-cell office:value-type="string" table:style-name="ce67">
            <text:p><text:s/>303,721.23</text:p>
          </table:table-cell>
          <table:table-cell office:value-type="float" office:value="750" table:style-name="ce68">
            <text:p>75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4003" table:style-name="ce1">
            <text:p>2740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834-001001-F# 834 SERVICIO DE ALQUILER DE</text:p>
          </table:table-cell>
          <table:table-cell table:number-columns-repeated="16373"/>
        </table:table-row>
        <table:table-row table:style-name="ro7">
          <table:table-cell office:value-type="float" office:value="2084" table:style-name="ce1">
            <text:p>2084</text:p>
          </table:table-cell>
          <table:table-cell office:value-type="string" table:style-name="ce67">
            <text:p><text:s/>306,546.26</text:p>
          </table:table-cell>
          <table:table-cell office:value-type="float" office:value="2825.03" table:style-name="ce68">
            <text:p>2.825,0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303" table:style-name="ce1">
            <text:p>2713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30913-003006-ALAMBRE SOLIDO AWG #12 BLANCO-</text:p>
          </table:table-cell>
          <table:table-cell table:number-columns-repeated="16373"/>
        </table:table-row>
        <table:table-row table:style-name="ro7">
          <table:table-cell office:value-type="float" office:value="2085" table:style-name="ce1">
            <text:p>2085</text:p>
          </table:table-cell>
          <table:table-cell office:value-type="string" table:style-name="ce67">
            <text:p><text:s/>334,116.13</text:p>
          </table:table-cell>
          <table:table-cell office:value-type="float" office:value="27569.87" table:style-name="ce68">
            <text:p>27.569,8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303" table:style-name="ce1">
            <text:p>2723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341-001001-ESTRUCTURAS METALICAS: TRABAJO</text:p>
          </table:table-cell>
          <table:table-cell table:number-columns-repeated="16373"/>
        </table:table-row>
        <table:table-row table:style-name="ro7">
          <table:table-cell office:value-type="float" office:value="2086" table:style-name="ce1">
            <text:p>2086</text:p>
          </table:table-cell>
          <table:table-cell office:value-type="string" table:style-name="ce67">
            <text:p><text:s/>349,249.22</text:p>
          </table:table-cell>
          <table:table-cell office:value-type="float" office:value="15133.09" table:style-name="ce68">
            <text:p>15.133,0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403" table:style-name="ce1">
            <text:p>2724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342-001001-ESTRUCTURAS METALICAS LOS TRAB</text:p>
          </table:table-cell>
          <table:table-cell table:number-columns-repeated="16373"/>
        </table:table-row>
        <table:table-row table:style-name="ro7">
          <table:table-cell office:value-type="float" office:value="2087" table:style-name="ce1">
            <text:p>2087</text:p>
          </table:table-cell>
          <table:table-cell office:value-type="string" table:style-name="ce67">
            <text:p><text:s/>352,637.72</text:p>
          </table:table-cell>
          <table:table-cell office:value-type="float" office:value="3388.5" table:style-name="ce68">
            <text:p>3.388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703" table:style-name="ce1">
            <text:p>2687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15465-001003-CEMENTO HOLCIM FUERTE TIPO GUS</text:p>
          </table:table-cell>
          <table:table-cell table:number-columns-repeated="16373"/>
        </table:table-row>
        <table:table-row table:style-name="ro7">
          <table:table-cell office:value-type="float" office:value="2088" table:style-name="ce1">
            <text:p>2088</text:p>
          </table:table-cell>
          <table:table-cell office:value-type="string" table:style-name="ce67">
            <text:p><text:s/>352,958.52</text:p>
          </table:table-cell>
          <table:table-cell office:value-type="float" office:value="320.8" table:style-name="ce68">
            <text:p>320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803" table:style-name="ce1">
            <text:p>2688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0372-001100-TUBO PVC DESAGUE 76MM X 3M - C</text:p>
          </table:table-cell>
          <table:table-cell table:number-columns-repeated="16373"/>
        </table:table-row>
        <table:table-row table:style-name="ro7">
          <table:table-cell office:value-type="float" office:value="2089" table:style-name="ce1">
            <text:p>2089</text:p>
          </table:table-cell>
          <table:table-cell office:value-type="string" table:style-name="ce67">
            <text:p><text:s/>353,780.46</text:p>
          </table:table-cell>
          <table:table-cell office:value-type="float" office:value="821.94" table:style-name="ce68">
            <text:p>821,9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903" table:style-name="ce1">
            <text:p>2689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95331-001101-TABLA SEMIDURA- CUARTON SEMIDU</text:p>
          </table:table-cell>
          <table:table-cell table:number-columns-repeated="16373"/>
        </table:table-row>
        <table:table-row table:style-name="ro7">
          <table:table-cell office:value-type="float" office:value="2090" table:style-name="ce1">
            <text:p>2090</text:p>
          </table:table-cell>
          <table:table-cell office:value-type="string" table:style-name="ce67">
            <text:p><text:s/>354,326.74</text:p>
          </table:table-cell>
          <table:table-cell office:value-type="float" office:value="546.28" table:style-name="ce68">
            <text:p>546,2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203" table:style-name="ce1">
            <text:p>2692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0379-001100-MALLA EXAGONAL 1/2" 1X50M IDEA</text:p>
          </table:table-cell>
          <table:table-cell table:number-columns-repeated="16373"/>
        </table:table-row>
        <table:table-row table:style-name="ro7">
          <table:table-cell office:value-type="float" office:value="2091" table:style-name="ce1">
            <text:p>2091</text:p>
          </table:table-cell>
          <table:table-cell office:value-type="string" table:style-name="ce67">
            <text:p><text:s/>354,422.74</text:p>
          </table:table-cell>
          <table:table-cell office:value-type="float" office:value="96" table:style-name="ce68">
            <text:p>96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003" table:style-name="ce1">
            <text:p>2690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733-001001-CAMBIO DE UBICACION ROTULO DE</text:p>
          </table:table-cell>
          <table:table-cell table:number-columns-repeated="16373"/>
        </table:table-row>
        <table:table-row table:style-name="ro7">
          <table:table-cell office:value-type="float" office:value="2092" table:style-name="ce1">
            <text:p>2092</text:p>
          </table:table-cell>
          <table:table-cell office:value-type="string" table:style-name="ce67">
            <text:p><text:s/>354,978.74</text:p>
          </table:table-cell>
          <table:table-cell office:value-type="float" office:value="556" table:style-name="ce68">
            <text:p>556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103" table:style-name="ce1">
            <text:p>2691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0732-001001-SEÑAL DE PARED- PLACAS DE RECO</text:p>
          </table:table-cell>
          <table:table-cell table:number-columns-repeated="16373"/>
        </table:table-row>
        <table:table-row table:style-name="ro7">
          <table:table-cell office:value-type="float" office:value="2093" table:style-name="ce1">
            <text:p>2093</text:p>
          </table:table-cell>
          <table:table-cell office:value-type="string" table:style-name="ce67">
            <text:p><text:s/>355,004.95</text:p>
          </table:table-cell>
          <table:table-cell office:value-type="float" office:value="26.21" table:style-name="ce68">
            <text:p>26,2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303" table:style-name="ce1">
            <text:p>2693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15216-001001-CODO CONDUIT L/R - TUBO CONDUI</text:p>
          </table:table-cell>
          <table:table-cell table:number-columns-repeated="16373"/>
        </table:table-row>
        <table:table-row table:style-name="ro7">
          <table:table-cell office:value-type="float" office:value="2094" table:style-name="ce1">
            <text:p>2094</text:p>
          </table:table-cell>
          <table:table-cell office:value-type="string" table:style-name="ce67">
            <text:p><text:s/>355,009.11</text:p>
          </table:table-cell>
          <table:table-cell office:value-type="float" office:value="4.16" table:style-name="ce68">
            <text:p>4,1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403" table:style-name="ce1">
            <text:p>2694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15222-001001-CODO CONDUIT L/R 3/4X45</text:p>
          </table:table-cell>
          <table:table-cell table:number-columns-repeated="16373"/>
        </table:table-row>
        <table:table-row table:style-name="ro7">
          <table:table-cell office:value-type="float" office:value="2095" table:style-name="ce1">
            <text:p>2095</text:p>
          </table:table-cell>
          <table:table-cell office:value-type="string" table:style-name="ce67">
            <text:p><text:s/>356,744.99</text:p>
          </table:table-cell>
          <table:table-cell office:value-type="float" office:value="1735.88" table:style-name="ce68">
            <text:p>1.735,8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503" table:style-name="ce1">
            <text:p>2695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8015-001002-CEMENTO HOLCIM FUERTE TIPO GU-</text:p>
          </table:table-cell>
          <table:table-cell table:number-columns-repeated="16373"/>
        </table:table-row>
        <table:table-row table:style-name="ro7">
          <table:table-cell office:value-type="float" office:value="2096" table:style-name="ce1">
            <text:p>2096</text:p>
          </table:table-cell>
          <table:table-cell office:value-type="string" table:style-name="ce67">
            <text:p><text:s/>360,630.89</text:p>
          </table:table-cell>
          <table:table-cell office:value-type="float" office:value="3885.9" table:style-name="ce68">
            <text:p>3.885,9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603" table:style-name="ce1">
            <text:p>2696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1309-001001-PLANCHAS GRANITO-SACO BONDEX-D</text:p>
          </table:table-cell>
          <table:table-cell table:number-columns-repeated="16373"/>
        </table:table-row>
        <table:table-row table:style-name="ro7">
          <table:table-cell office:value-type="float" office:value="2097" table:style-name="ce1">
            <text:p>2097</text:p>
          </table:table-cell>
          <table:table-cell office:value-type="string" table:style-name="ce67">
            <text:p><text:s/>361,005.19</text:p>
          </table:table-cell>
          <table:table-cell office:value-type="float" office:value="374.3" table:style-name="ce68">
            <text:p>374,3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403" table:style-name="ce1">
            <text:p>2704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00879-001001-CORTADORA MANUAL DE PORCELANAT</text:p>
          </table:table-cell>
          <table:table-cell table:number-columns-repeated="16373"/>
        </table:table-row>
        <table:table-row table:style-name="ro7">
          <table:table-cell office:value-type="float" office:value="2098" table:style-name="ce1">
            <text:p>2098</text:p>
          </table:table-cell>
          <table:table-cell office:value-type="string" table:style-name="ce67">
            <text:p><text:s/>361,333.69</text:p>
          </table:table-cell>
          <table:table-cell office:value-type="float" office:value="328.5" table:style-name="ce68">
            <text:p>328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603" table:style-name="ce1">
            <text:p>2706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B 000012222-001001-COMPRA DE 146 BOTELLONES DE AG</text:p>
          </table:table-cell>
          <table:table-cell table:number-columns-repeated="16373"/>
        </table:table-row>
        <table:table-row table:style-name="ro7">
          <table:table-cell office:value-type="float" office:value="2099" table:style-name="ce1">
            <text:p>2099</text:p>
          </table:table-cell>
          <table:table-cell office:value-type="string" table:style-name="ce67">
            <text:p><text:s/>361,483.69</text:p>
          </table:table-cell>
          <table:table-cell office:value-type="float" office:value="150" table:style-name="ce68">
            <text:p>15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703" table:style-name="ce1">
            <text:p>2707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1709-001001-3 TANQUEROS DE AGUA PROYECTO U</text:p>
          </table:table-cell>
          <table:table-cell table:number-columns-repeated="16373"/>
        </table:table-row>
        <table:table-row table:style-name="ro7">
          <table:table-cell office:value-type="float" office:value="2100" table:style-name="ce1">
            <text:p>2100</text:p>
          </table:table-cell>
          <table:table-cell office:value-type="string" table:style-name="ce67">
            <text:p><text:s/>363,643.69</text:p>
          </table:table-cell>
          <table:table-cell office:value-type="float" office:value="2160" table:style-name="ce68">
            <text:p>2.1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803" table:style-name="ce1">
            <text:p>2708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4942-001002-SERVICIOS GUARDIANIA</text:p>
          </table:table-cell>
          <table:table-cell table:number-columns-repeated="16373"/>
        </table:table-row>
        <table:table-row table:style-name="ro7">
          <table:table-cell office:value-type="float" office:value="2101" table:style-name="ce1">
            <text:p>2101</text:p>
          </table:table-cell>
          <table:table-cell office:value-type="string" table:style-name="ce67">
            <text:p><text:s/>364,558.69</text:p>
          </table:table-cell>
          <table:table-cell office:value-type="float" office:value="915" table:style-name="ce68">
            <text:p>915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903" table:style-name="ce1">
            <text:p>2709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FV 000004943-001002-SERVICIO DE GUARDIANIA</text:p>
          </table:table-cell>
          <table:table-cell table:number-columns-repeated="16373"/>
        </table:table-row>
        <table:table-row table:style-name="ro7">
          <table:table-cell office:value-type="float" office:value="2102" table:style-name="ce1">
            <text:p>2102</text:p>
          </table:table-cell>
          <table:table-cell office:value-type="string" table:style-name="ce67">
            <text:p><text:s/>381,806.69</text:p>
          </table:table-cell>
          <table:table-cell office:value-type="float" office:value="17248" table:style-name="ce68">
            <text:p>17.24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205" table:style-name="ce1">
            <text:p>208205</text:p>
          </table:table-cell>
          <table:table-cell office:value-type="date" office:date-value="2020-09-03T00:00:00" table:style-name="ce74">
            <text:p>03/09/2020</text:p>
          </table:table-cell>
          <table:table-cell office:value-type="string" table:style-name="ce1">
            <text:p>DH 24-0</text:p>
          </table:table-cell>
          <table:table-cell table:number-columns-repeated="16373"/>
        </table:table-row>
        <table:table-row table:style-name="ro7">
          <table:table-cell office:value-type="float" office:value="2103" table:style-name="ce1">
            <text:p>2103</text:p>
          </table:table-cell>
          <table:table-cell office:value-type="string" table:style-name="ce67">
            <text:p><text:s/>382,043.15</text:p>
          </table:table-cell>
          <table:table-cell office:value-type="float" office:value="236.46" table:style-name="ce68">
            <text:p>236,4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403" table:style-name="ce1">
            <text:p>2904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2002-022901-COMERCIAL KYWI F# 2002 OC 2049</text:p>
          </table:table-cell>
          <table:table-cell table:number-columns-repeated="16373"/>
        </table:table-row>
        <table:table-row table:style-name="ro7">
          <table:table-cell office:value-type="float" office:value="2104" table:style-name="ce1">
            <text:p>2104</text:p>
          </table:table-cell>
          <table:table-cell office:value-type="string" table:style-name="ce67">
            <text:p><text:s/>436,740.26</text:p>
          </table:table-cell>
          <table:table-cell office:value-type="float" office:value="54697.11" table:style-name="ce68">
            <text:p>54.697,1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803" table:style-name="ce1">
            <text:p>2938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226-001001-MERCHAN ZAMBRANO LUIS F# 226 F</text:p>
          </table:table-cell>
          <table:table-cell table:number-columns-repeated="16373"/>
        </table:table-row>
        <table:table-row table:style-name="ro7">
          <table:table-cell office:value-type="float" office:value="2105" table:style-name="ce1">
            <text:p>2105</text:p>
          </table:table-cell>
          <table:table-cell office:value-type="string" table:style-name="ce67">
            <text:p><text:s/>437,070.26</text:p>
          </table:table-cell>
          <table:table-cell office:value-type="float" office:value="330" table:style-name="ce68">
            <text:p>33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903" table:style-name="ce1">
            <text:p>2939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491-001171-CARGARAUSTRAL SA F# 491 SERVIC</text:p>
          </table:table-cell>
          <table:table-cell table:number-columns-repeated="16373"/>
        </table:table-row>
        <table:table-row table:style-name="ro7">
          <table:table-cell office:value-type="float" office:value="2106" table:style-name="ce1">
            <text:p>2106</text:p>
          </table:table-cell>
          <table:table-cell office:value-type="string" table:style-name="ce67">
            <text:p><text:s/>437,874.26</text:p>
          </table:table-cell>
          <table:table-cell office:value-type="float" office:value="804" table:style-name="ce68">
            <text:p>804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003" table:style-name="ce1">
            <text:p>2940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492-001171-CARGARAUSTRAL SA F# 492 SERVIC</text:p>
          </table:table-cell>
          <table:table-cell table:number-columns-repeated="16373"/>
        </table:table-row>
        <table:table-row table:style-name="ro7">
          <table:table-cell office:value-type="float" office:value="2107" table:style-name="ce1">
            <text:p>2107</text:p>
          </table:table-cell>
          <table:table-cell office:value-type="string" table:style-name="ce67">
            <text:p><text:s/>441,407.64</text:p>
          </table:table-cell>
          <table:table-cell office:value-type="float" office:value="3533.38" table:style-name="ce68">
            <text:p>3.533,3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703" table:style-name="ce1">
            <text:p>2947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842-001001-NUÑEZ CALLE JOSÉ F# 842 TRABAJ</text:p>
          </table:table-cell>
          <table:table-cell table:number-columns-repeated="16373"/>
        </table:table-row>
        <table:table-row table:style-name="ro7">
          <table:table-cell office:value-type="float" office:value="2108" table:style-name="ce1">
            <text:p>2108</text:p>
          </table:table-cell>
          <table:table-cell office:value-type="string" table:style-name="ce67">
            <text:p><text:s/>443,524.81</text:p>
          </table:table-cell>
          <table:table-cell office:value-type="float" office:value="2117.17" table:style-name="ce68">
            <text:p>2.117,1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803" table:style-name="ce1">
            <text:p>2948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843-001001-NUÑEZ CALLE JOSÉ F# 843 TRABAJ</text:p>
          </table:table-cell>
          <table:table-cell table:number-columns-repeated="16373"/>
        </table:table-row>
        <table:table-row table:style-name="ro7">
          <table:table-cell office:value-type="float" office:value="2109" table:style-name="ce1">
            <text:p>2109</text:p>
          </table:table-cell>
          <table:table-cell office:value-type="string" table:style-name="ce67">
            <text:p><text:s/>443,924.81</text:p>
          </table:table-cell>
          <table:table-cell office:value-type="float" office:value="400" table:style-name="ce68">
            <text:p>4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903" table:style-name="ce1">
            <text:p>2949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628-001001-MENDEZ COGOLLO EDWIN F# 628 RE</text:p>
          </table:table-cell>
          <table:table-cell table:number-columns-repeated="16373"/>
        </table:table-row>
        <table:table-row table:style-name="ro7">
          <table:table-cell office:value-type="float" office:value="2110" table:style-name="ce1">
            <text:p>2110</text:p>
          </table:table-cell>
          <table:table-cell office:value-type="string" table:style-name="ce67">
            <text:p><text:s/>453,209.01</text:p>
          </table:table-cell>
          <table:table-cell office:value-type="float" office:value="9284.2000000000007" table:style-name="ce68">
            <text:p>9.284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003" table:style-name="ce1">
            <text:p>2930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349-001001-LIGORGURO PABLO F# 349 FABRICA</text:p>
          </table:table-cell>
          <table:table-cell table:number-columns-repeated="16373"/>
        </table:table-row>
        <table:table-row table:style-name="ro7">
          <table:table-cell office:value-type="float" office:value="2111" table:style-name="ce1">
            <text:p>2111</text:p>
          </table:table-cell>
          <table:table-cell office:value-type="string" table:style-name="ce67">
            <text:p><text:s/>458,883.07</text:p>
          </table:table-cell>
          <table:table-cell office:value-type="float" office:value="5674.06" table:style-name="ce68">
            <text:p>5.674,0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103" table:style-name="ce1">
            <text:p>2931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348-001001-LIGORGURO PABLO F# 348 ACERO E</text:p>
          </table:table-cell>
          <table:table-cell table:number-columns-repeated="16373"/>
        </table:table-row>
        <table:table-row table:style-name="ro7">
          <table:table-cell office:value-type="float" office:value="2112" table:style-name="ce1">
            <text:p>2112</text:p>
          </table:table-cell>
          <table:table-cell office:value-type="string" table:style-name="ce67">
            <text:p><text:s/>459,883.07</text:p>
          </table:table-cell>
          <table:table-cell office:value-type="float" office:value="1000" table:style-name="ce68">
            <text:p>1.0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203" table:style-name="ce1">
            <text:p>2932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347-001001-LIGORGURO PABLO F# 347 FABRICA</text:p>
          </table:table-cell>
          <table:table-cell table:number-columns-repeated="16373"/>
        </table:table-row>
        <table:table-row table:style-name="ro7">
          <table:table-cell office:value-type="float" office:value="2113" table:style-name="ce1">
            <text:p>2113</text:p>
          </table:table-cell>
          <table:table-cell office:value-type="string" table:style-name="ce67">
            <text:p><text:s/>462,043.07</text:p>
          </table:table-cell>
          <table:table-cell office:value-type="float" office:value="2160" table:style-name="ce68">
            <text:p>2.1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703" table:style-name="ce1">
            <text:p>2957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5109-001002-CAJAMARCA F# 5109 SERVICIOS DE</text:p>
          </table:table-cell>
          <table:table-cell table:number-columns-repeated="16373"/>
        </table:table-row>
        <table:table-row table:style-name="ro7">
          <table:table-cell office:value-type="float" office:value="2114" table:style-name="ce1">
            <text:p>2114</text:p>
          </table:table-cell>
          <table:table-cell office:value-type="string" table:style-name="ce67">
            <text:p><text:s/>462,363.07</text:p>
          </table:table-cell>
          <table:table-cell office:value-type="float" office:value="320" table:style-name="ce68">
            <text:p>32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203" table:style-name="ce1">
            <text:p>2902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0122-001101-BRENSAM BONILLA F# 122 COMPRA</text:p>
          </table:table-cell>
          <table:table-cell table:number-columns-repeated="16373"/>
        </table:table-row>
        <table:table-row table:style-name="ro7">
          <table:table-cell office:value-type="float" office:value="2115" table:style-name="ce1">
            <text:p>2115</text:p>
          </table:table-cell>
          <table:table-cell office:value-type="string" table:style-name="ce67">
            <text:p><text:s/>462,550.57</text:p>
          </table:table-cell>
          <table:table-cell office:value-type="float" office:value="187.5" table:style-name="ce68">
            <text:p>187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303" table:style-name="ce1">
            <text:p>2903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8715-001002-COMERC. ORTIZLOFREDO ECORLOFF</text:p>
          </table:table-cell>
          <table:table-cell table:number-columns-repeated="16373"/>
        </table:table-row>
        <table:table-row table:style-name="ro7">
          <table:table-cell office:value-type="float" office:value="2116" table:style-name="ce1">
            <text:p>2116</text:p>
          </table:table-cell>
          <table:table-cell office:value-type="string" table:style-name="ce67">
            <text:p><text:s/>463,510.58</text:p>
          </table:table-cell>
          <table:table-cell office:value-type="float" office:value="960.01" table:style-name="ce68">
            <text:p>960,0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503" table:style-name="ce1">
            <text:p>2955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8984-001002-COMERC. ORTIZLOFFREDO F# 8984</text:p>
          </table:table-cell>
          <table:table-cell table:number-columns-repeated="16373"/>
        </table:table-row>
        <table:table-row table:style-name="ro7">
          <table:table-cell office:value-type="float" office:value="2117" table:style-name="ce1">
            <text:p>2117</text:p>
          </table:table-cell>
          <table:table-cell office:value-type="string" table:style-name="ce67">
            <text:p><text:s/>463,670.58</text:p>
          </table:table-cell>
          <table:table-cell office:value-type="float" office:value="160" table:style-name="ce68">
            <text:p>1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803" table:style-name="ce1">
            <text:p>2998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0123-001101-BRENSAM BONILLA F# 123 COMPRA</text:p>
          </table:table-cell>
          <table:table-cell table:number-columns-repeated="16373"/>
        </table:table-row>
        <table:table-row table:style-name="ro7">
          <table:table-cell office:value-type="float" office:value="2118" table:style-name="ce1">
            <text:p>2118</text:p>
          </table:table-cell>
          <table:table-cell office:value-type="string" table:style-name="ce67">
            <text:p><text:s/>465,358.60</text:p>
          </table:table-cell>
          <table:table-cell office:value-type="float" office:value="1688.02" table:style-name="ce68">
            <text:p>1.688,0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103" table:style-name="ce1">
            <text:p>3001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2112-001001-FACINSER SA F# 2112 SERVICIO T</text:p>
          </table:table-cell>
          <table:table-cell table:number-columns-repeated="16373"/>
        </table:table-row>
        <table:table-row table:style-name="ro7">
          <table:table-cell office:value-type="float" office:value="2119" table:style-name="ce1">
            <text:p>2119</text:p>
          </table:table-cell>
          <table:table-cell office:value-type="string" table:style-name="ce67">
            <text:p><text:s/>468,550.60</text:p>
          </table:table-cell>
          <table:table-cell office:value-type="float" office:value="3192" table:style-name="ce68">
            <text:p>3.192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203" table:style-name="ce1">
            <text:p>3002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832-001001-NUÑEZ CALLE JOSE F# 832 ALQUIL</text:p>
          </table:table-cell>
          <table:table-cell table:number-columns-repeated="16373"/>
        </table:table-row>
        <table:table-row table:style-name="ro7">
          <table:table-cell office:value-type="float" office:value="2120" table:style-name="ce1">
            <text:p>2120</text:p>
          </table:table-cell>
          <table:table-cell office:value-type="string" table:style-name="ce67">
            <text:p><text:s/>468,634.00</text:p>
          </table:table-cell>
          <table:table-cell office:value-type="float" office:value="83.4" table:style-name="ce68">
            <text:p>83,4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403" table:style-name="ce1">
            <text:p>2924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48945-002001-JORCHU SA F# 48945 COMPRA 3 CA</text:p>
          </table:table-cell>
          <table:table-cell table:number-columns-repeated="16373"/>
        </table:table-row>
        <table:table-row table:style-name="ro7">
          <table:table-cell office:value-type="float" office:value="2121" table:style-name="ce1">
            <text:p>2121</text:p>
          </table:table-cell>
          <table:table-cell office:value-type="string" table:style-name="ce67">
            <text:p><text:s/>468,793.16</text:p>
          </table:table-cell>
          <table:table-cell office:value-type="float" office:value="159.16" table:style-name="ce68">
            <text:p>159,1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503" table:style-name="ce1">
            <text:p>2925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19435-018501-GRAIMAN F# 19435 COMPRA CERAMI</text:p>
          </table:table-cell>
          <table:table-cell table:number-columns-repeated="16373"/>
        </table:table-row>
        <table:table-row table:style-name="ro7">
          <table:table-cell office:value-type="float" office:value="2122" table:style-name="ce1">
            <text:p>2122</text:p>
          </table:table-cell>
          <table:table-cell office:value-type="string" table:style-name="ce67">
            <text:p><text:s/>468,808.30</text:p>
          </table:table-cell>
          <table:table-cell office:value-type="float" office:value="15.14" table:style-name="ce68">
            <text:p>15,1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603" table:style-name="ce1">
            <text:p>2926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62741-001100-SERVIDECONS SA F# 62741 COMPRA</text:p>
          </table:table-cell>
          <table:table-cell table:number-columns-repeated="16373"/>
        </table:table-row>
        <table:table-row table:style-name="ro7">
          <table:table-cell office:value-type="float" office:value="2123" table:style-name="ce1">
            <text:p>2123</text:p>
          </table:table-cell>
          <table:table-cell office:value-type="string" table:style-name="ce67">
            <text:p><text:s/>468,815.91</text:p>
          </table:table-cell>
          <table:table-cell office:value-type="float" office:value="7.61" table:style-name="ce68">
            <text:p>7,6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703" table:style-name="ce1">
            <text:p>2927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62739-001100-SERVIDECONS SA F# 62739 COMPRA</text:p>
          </table:table-cell>
          <table:table-cell table:number-columns-repeated="16373"/>
        </table:table-row>
        <table:table-row table:style-name="ro7">
          <table:table-cell office:value-type="float" office:value="2124" table:style-name="ce1">
            <text:p>2124</text:p>
          </table:table-cell>
          <table:table-cell office:value-type="string" table:style-name="ce67">
            <text:p><text:s/>481,210.91</text:p>
          </table:table-cell>
          <table:table-cell office:value-type="float" office:value="12395" table:style-name="ce68">
            <text:p>12.395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303" table:style-name="ce1">
            <text:p>2953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3377-001001-TECNOVIAS SA F# 3377 COMPRA 67</text:p>
          </table:table-cell>
          <table:table-cell table:number-columns-repeated="16373"/>
        </table:table-row>
        <table:table-row table:style-name="ro7">
          <table:table-cell office:value-type="float" office:value="2125" table:style-name="ce1">
            <text:p>2125</text:p>
          </table:table-cell>
          <table:table-cell office:value-type="string" table:style-name="ce67">
            <text:p><text:s/>482,170.91</text:p>
          </table:table-cell>
          <table:table-cell office:value-type="float" office:value="960" table:style-name="ce68">
            <text:p>9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403" table:style-name="ce1">
            <text:p>2934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781-001001-CORDOVA ARMIJOS JUAN F# 781 AL</text:p>
          </table:table-cell>
          <table:table-cell table:number-columns-repeated="16373"/>
        </table:table-row>
        <table:table-row table:style-name="ro7">
          <table:table-cell office:value-type="float" office:value="2126" table:style-name="ce1">
            <text:p>2126</text:p>
          </table:table-cell>
          <table:table-cell office:value-type="string" table:style-name="ce67">
            <text:p><text:s/>487,407.79</text:p>
          </table:table-cell>
          <table:table-cell office:value-type="float" office:value="5236.88" table:style-name="ce68">
            <text:p>5.236,8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603" table:style-name="ce1">
            <text:p>2936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2123-001001-FACINSER SA F# 2123 SERVICIO T</text:p>
          </table:table-cell>
          <table:table-cell table:number-columns-repeated="16373"/>
        </table:table-row>
        <table:table-row table:style-name="ro7">
          <table:table-cell office:value-type="float" office:value="2127" table:style-name="ce1">
            <text:p>2127</text:p>
          </table:table-cell>
          <table:table-cell office:value-type="string" table:style-name="ce67">
            <text:p><text:s/>488,230.65</text:p>
          </table:table-cell>
          <table:table-cell office:value-type="float" office:value="822.86" table:style-name="ce68">
            <text:p>822,8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803" table:style-name="ce1">
            <text:p>2908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8719-001002-COMERC. ORTIZLOFFREDO F# 8719</text:p>
          </table:table-cell>
          <table:table-cell table:number-columns-repeated="16373"/>
        </table:table-row>
        <table:table-row table:style-name="ro7">
          <table:table-cell office:value-type="float" office:value="2128" table:style-name="ce1">
            <text:p>2128</text:p>
          </table:table-cell>
          <table:table-cell office:value-type="string" table:style-name="ce67">
            <text:p><text:s/>488,675.43</text:p>
          </table:table-cell>
          <table:table-cell office:value-type="float" office:value="444.78" table:style-name="ce68">
            <text:p>444,7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903" table:style-name="ce1">
            <text:p>2909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97151-001101-CONTRUCC. MATUTE F# 97151 COMP</text:p>
          </table:table-cell>
          <table:table-cell table:number-columns-repeated="16373"/>
        </table:table-row>
        <table:table-row table:style-name="ro7">
          <table:table-cell office:value-type="float" office:value="2129" table:style-name="ce1">
            <text:p>2129</text:p>
          </table:table-cell>
          <table:table-cell office:value-type="string" table:style-name="ce67">
            <text:p><text:s/>488,706.68</text:p>
          </table:table-cell>
          <table:table-cell office:value-type="float" office:value="31.25" table:style-name="ce68">
            <text:p>31,2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003" table:style-name="ce1">
            <text:p>2910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97186-001101-CONTRUCC. MATUTE JIMENEZ F# 97</text:p>
          </table:table-cell>
          <table:table-cell table:number-columns-repeated="16373"/>
        </table:table-row>
        <table:table-row table:style-name="ro7">
          <table:table-cell office:value-type="float" office:value="2130" table:style-name="ce1">
            <text:p>2130</text:p>
          </table:table-cell>
          <table:table-cell office:value-type="string" table:style-name="ce67">
            <text:p><text:s/>494,053.68</text:p>
          </table:table-cell>
          <table:table-cell office:value-type="float" office:value="5347" table:style-name="ce68">
            <text:p>5.347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503" table:style-name="ce1">
            <text:p>2895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345-001001-LIGORGURO PABLO F# 345 ACERO E</text:p>
          </table:table-cell>
          <table:table-cell table:number-columns-repeated="16373"/>
        </table:table-row>
        <table:table-row table:style-name="ro7">
          <table:table-cell office:value-type="float" office:value="2131" table:style-name="ce1">
            <text:p>2131</text:p>
          </table:table-cell>
          <table:table-cell office:value-type="string" table:style-name="ce67">
            <text:p><text:s/>497,135.74</text:p>
          </table:table-cell>
          <table:table-cell office:value-type="float" office:value="3082.06" table:style-name="ce68">
            <text:p>3.082,0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603" table:style-name="ce1">
            <text:p>2896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841-001001-NUÑEZ CALLE JOSÉ F# 841 COLOCA</text:p>
          </table:table-cell>
          <table:table-cell table:number-columns-repeated="16373"/>
        </table:table-row>
        <table:table-row table:style-name="ro7">
          <table:table-cell office:value-type="float" office:value="2132" table:style-name="ce1">
            <text:p>2132</text:p>
          </table:table-cell>
          <table:table-cell office:value-type="string" table:style-name="ce67">
            <text:p><text:s/>497,680.06</text:p>
          </table:table-cell>
          <table:table-cell office:value-type="float" office:value="544.32000000000005" table:style-name="ce68">
            <text:p>544,3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003" table:style-name="ce1">
            <text:p>2860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167459-001001-RENDON DE LA CUADRA JOSE F# 16</text:p>
          </table:table-cell>
          <table:table-cell table:number-columns-repeated="16373"/>
        </table:table-row>
        <table:table-row table:style-name="ro7">
          <table:table-cell office:value-type="float" office:value="2133" table:style-name="ce1">
            <text:p>2133</text:p>
          </table:table-cell>
          <table:table-cell office:value-type="string" table:style-name="ce67">
            <text:p><text:s/>498,202.66</text:p>
          </table:table-cell>
          <table:table-cell office:value-type="float" office:value="522.6" table:style-name="ce68">
            <text:p>522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903" table:style-name="ce1">
            <text:p>2859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84905-001008-TECNOVA SA F# 84905 COMPRA BAT</text:p>
          </table:table-cell>
          <table:table-cell table:number-columns-repeated="16373"/>
        </table:table-row>
        <table:table-row table:style-name="ro7">
          <table:table-cell office:value-type="float" office:value="2134" table:style-name="ce1">
            <text:p>2134</text:p>
          </table:table-cell>
          <table:table-cell office:value-type="string" table:style-name="ce67">
            <text:p><text:s/>530,772.66</text:p>
          </table:table-cell>
          <table:table-cell office:value-type="float" office:value="32570" table:style-name="ce68">
            <text:p>32.57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803" table:style-name="ce1">
            <text:p>2958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041-001002-VIADIRECTA CONSTRUCCIONES F# 4</text:p>
          </table:table-cell>
          <table:table-cell table:number-columns-repeated="16373"/>
        </table:table-row>
        <table:table-row table:style-name="ro7">
          <table:table-cell office:value-type="float" office:value="2135" table:style-name="ce1">
            <text:p>2135</text:p>
          </table:table-cell>
          <table:table-cell office:value-type="string" table:style-name="ce67">
            <text:p><text:s/>533,156.02</text:p>
          </table:table-cell>
          <table:table-cell office:value-type="float" office:value="2383.36" table:style-name="ce68">
            <text:p>2.383,3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603" table:style-name="ce1">
            <text:p>2966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6788-001001-HORMIGONES HERCULES F# 6788 CO</text:p>
          </table:table-cell>
          <table:table-cell table:number-columns-repeated="16373"/>
        </table:table-row>
        <table:table-row table:style-name="ro7">
          <table:table-cell office:value-type="float" office:value="2136" table:style-name="ce1">
            <text:p>2136</text:p>
          </table:table-cell>
          <table:table-cell office:value-type="string" table:style-name="ce67">
            <text:p><text:s/>534,237.94</text:p>
          </table:table-cell>
          <table:table-cell office:value-type="float" office:value="1081.92" table:style-name="ce68">
            <text:p>1.081,9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103" table:style-name="ce1">
            <text:p>2911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0451-021001-UNION CEMENTERA NACIONAL F# 45</text:p>
          </table:table-cell>
          <table:table-cell table:number-columns-repeated="16373"/>
        </table:table-row>
        <table:table-row table:style-name="ro7">
          <table:table-cell office:value-type="float" office:value="2137" table:style-name="ce1">
            <text:p>2137</text:p>
          </table:table-cell>
          <table:table-cell office:value-type="string" table:style-name="ce67">
            <text:p><text:s/>534,869.06</text:p>
          </table:table-cell>
          <table:table-cell office:value-type="float" office:value="631.12" table:style-name="ce68">
            <text:p>631,1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203" table:style-name="ce1">
            <text:p>2912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0510-021001-UNION CEMENTERA NACIONAL F# 51</text:p>
          </table:table-cell>
          <table:table-cell table:number-columns-repeated="16373"/>
        </table:table-row>
        <table:table-row table:style-name="ro7">
          <table:table-cell office:value-type="float" office:value="2138" table:style-name="ce1">
            <text:p>2138</text:p>
          </table:table-cell>
          <table:table-cell office:value-type="string" table:style-name="ce67">
            <text:p><text:s/>535,410.02</text:p>
          </table:table-cell>
          <table:table-cell office:value-type="float" office:value="540.96" table:style-name="ce68">
            <text:p>540,9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303" table:style-name="ce1">
            <text:p>2913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0512-021001-UNION CEMENTERA F# 512 COMPRA</text:p>
          </table:table-cell>
          <table:table-cell table:number-columns-repeated="16373"/>
        </table:table-row>
        <table:table-row table:style-name="ro7">
          <table:table-cell office:value-type="float" office:value="2139" table:style-name="ce1">
            <text:p>2139</text:p>
          </table:table-cell>
          <table:table-cell office:value-type="string" table:style-name="ce67">
            <text:p><text:s/>536,041.14</text:p>
          </table:table-cell>
          <table:table-cell office:value-type="float" office:value="631.12" table:style-name="ce68">
            <text:p>631,1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403" table:style-name="ce1">
            <text:p>2914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0511-021001-UNION CEMENTERA NACIONAL F# 51</text:p>
          </table:table-cell>
          <table:table-cell table:number-columns-repeated="16373"/>
        </table:table-row>
        <table:table-row table:style-name="ro7">
          <table:table-cell office:value-type="float" office:value="2140" table:style-name="ce1">
            <text:p>2140</text:p>
          </table:table-cell>
          <table:table-cell office:value-type="string" table:style-name="ce67">
            <text:p><text:s/>536,256.39</text:p>
          </table:table-cell>
          <table:table-cell office:value-type="float" office:value="215.25" table:style-name="ce68">
            <text:p>215,2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603" table:style-name="ce1">
            <text:p>2916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1390-001001-JESUS GUIRACOCHA F# 1390 SIEMB</text:p>
          </table:table-cell>
          <table:table-cell table:number-columns-repeated="16373"/>
        </table:table-row>
        <table:table-row table:style-name="ro7">
          <table:table-cell office:value-type="float" office:value="2141" table:style-name="ce1">
            <text:p>2141</text:p>
          </table:table-cell>
          <table:table-cell office:value-type="string" table:style-name="ce67">
            <text:p><text:s/>537,025.59</text:p>
          </table:table-cell>
          <table:table-cell office:value-type="float" office:value="769.2" table:style-name="ce68">
            <text:p>769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903" table:style-name="ce1">
            <text:p>2899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8800-001002-COMERC. ORTIZLOFREDO F# 8800 C</text:p>
          </table:table-cell>
          <table:table-cell table:number-columns-repeated="16373"/>
        </table:table-row>
        <table:table-row table:style-name="ro7">
          <table:table-cell office:value-type="float" office:value="2142" table:style-name="ce1">
            <text:p>2142</text:p>
          </table:table-cell>
          <table:table-cell office:value-type="string" table:style-name="ce67">
            <text:p><text:s/>537,848.45</text:p>
          </table:table-cell>
          <table:table-cell office:value-type="float" office:value="822.86" table:style-name="ce68">
            <text:p>822,8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003" table:style-name="ce1">
            <text:p>2900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8782-001002-COMERC. ORTIZLOFREDO F# 8782 C</text:p>
          </table:table-cell>
          <table:table-cell table:number-columns-repeated="16373"/>
        </table:table-row>
        <table:table-row table:style-name="ro7">
          <table:table-cell office:value-type="float" office:value="2143" table:style-name="ce1">
            <text:p>2143</text:p>
          </table:table-cell>
          <table:table-cell office:value-type="string" table:style-name="ce67">
            <text:p><text:s/>543,266.45</text:p>
          </table:table-cell>
          <table:table-cell office:value-type="float" office:value="5418" table:style-name="ce68">
            <text:p>5.41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103" table:style-name="ce1">
            <text:p>2921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726-001001-FRANCISCO TORRES F# 726 SERVIC</text:p>
          </table:table-cell>
          <table:table-cell table:number-columns-repeated="16373"/>
        </table:table-row>
        <table:table-row table:style-name="ro7">
          <table:table-cell office:value-type="float" office:value="2144" table:style-name="ce1">
            <text:p>2144</text:p>
          </table:table-cell>
          <table:table-cell office:value-type="string" table:style-name="ce67">
            <text:p><text:s/>546,302.45</text:p>
          </table:table-cell>
          <table:table-cell office:value-type="float" office:value="3036" table:style-name="ce68">
            <text:p>3.036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303" table:style-name="ce1">
            <text:p>2923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727-001001-FRANCISCO TORRES F# 727 SERVIC</text:p>
          </table:table-cell>
          <table:table-cell table:number-columns-repeated="16373"/>
        </table:table-row>
        <table:table-row table:style-name="ro7">
          <table:table-cell office:value-type="float" office:value="2145" table:style-name="ce1">
            <text:p>2145</text:p>
          </table:table-cell>
          <table:table-cell office:value-type="string" table:style-name="ce67">
            <text:p><text:s/>546,702.45</text:p>
          </table:table-cell>
          <table:table-cell office:value-type="float" office:value="400" table:style-name="ce68">
            <text:p>4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303" table:style-name="ce1">
            <text:p>2963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499-001171-CARGARAUSTRAL SA F# 499 SERVIC</text:p>
          </table:table-cell>
          <table:table-cell table:number-columns-repeated="16373"/>
        </table:table-row>
        <table:table-row table:style-name="ro7">
          <table:table-cell office:value-type="float" office:value="2146" table:style-name="ce1">
            <text:p>2146</text:p>
          </table:table-cell>
          <table:table-cell office:value-type="string" table:style-name="ce67">
            <text:p><text:s/>548,348.18</text:p>
          </table:table-cell>
          <table:table-cell office:value-type="float" office:value="1645.73" table:style-name="ce68">
            <text:p>1.645,7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103" table:style-name="ce1">
            <text:p>2861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8518-001002-COMERC. ORTIZLOFREDO ECORLOFF</text:p>
          </table:table-cell>
          <table:table-cell table:number-columns-repeated="16373"/>
        </table:table-row>
        <table:table-row table:style-name="ro7">
          <table:table-cell office:value-type="float" office:value="2147" table:style-name="ce1">
            <text:p>2147</text:p>
          </table:table-cell>
          <table:table-cell office:value-type="string" table:style-name="ce67">
            <text:p><text:s/>548,529.63</text:p>
          </table:table-cell>
          <table:table-cell office:value-type="float" office:value="181.45" table:style-name="ce68">
            <text:p>181,4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303" table:style-name="ce1">
            <text:p>2863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1977-022901-COMERCIAL KYWI F# 1977 COMPRA</text:p>
          </table:table-cell>
          <table:table-cell table:number-columns-repeated="16373"/>
        </table:table-row>
        <table:table-row table:style-name="ro7">
          <table:table-cell office:value-type="float" office:value="2148" table:style-name="ce1">
            <text:p>2148</text:p>
          </table:table-cell>
          <table:table-cell office:value-type="string" table:style-name="ce67">
            <text:p><text:s/>549,494.83</text:p>
          </table:table-cell>
          <table:table-cell office:value-type="float" office:value="965.2" table:style-name="ce68">
            <text:p>965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603" table:style-name="ce1">
            <text:p>2866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2120-001001-FACINSER SA F# 2120 COMPRA MAT</text:p>
          </table:table-cell>
          <table:table-cell table:number-columns-repeated="16373"/>
        </table:table-row>
        <table:table-row table:style-name="ro7">
          <table:table-cell office:value-type="float" office:value="2149" table:style-name="ce1">
            <text:p>2149</text:p>
          </table:table-cell>
          <table:table-cell office:value-type="string" table:style-name="ce67">
            <text:p><text:s/>550,276.51</text:p>
          </table:table-cell>
          <table:table-cell office:value-type="float" office:value="781.68" table:style-name="ce68">
            <text:p>781,6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703" table:style-name="ce1">
            <text:p>2867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61972-001100-SERVIDECONS SA F# 61972 COMPRA</text:p>
          </table:table-cell>
          <table:table-cell table:number-columns-repeated="16373"/>
        </table:table-row>
        <table:table-row table:style-name="ro7">
          <table:table-cell office:value-type="float" office:value="2150" table:style-name="ce1">
            <text:p>2150</text:p>
          </table:table-cell>
          <table:table-cell office:value-type="string" table:style-name="ce67">
            <text:p><text:s/>551,922.24</text:p>
          </table:table-cell>
          <table:table-cell office:value-type="float" office:value="1645.73" table:style-name="ce68">
            <text:p>1.645,7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803" table:style-name="ce1">
            <text:p>2868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8547-001002-COMERC. ORTIZLOFREDO ECORLOFF</text:p>
          </table:table-cell>
          <table:table-cell table:number-columns-repeated="16373"/>
        </table:table-row>
        <table:table-row table:style-name="ro7">
          <table:table-cell office:value-type="float" office:value="2151" table:style-name="ce1">
            <text:p>2151</text:p>
          </table:table-cell>
          <table:table-cell office:value-type="string" table:style-name="ce67">
            <text:p><text:s/>552,073.44</text:p>
          </table:table-cell>
          <table:table-cell office:value-type="float" office:value="151.19999999999999" table:style-name="ce68">
            <text:p>151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903" table:style-name="ce1">
            <text:p>2869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48549-002001-JORCHU SA F# 48549 COMPRA 9 LA</text:p>
          </table:table-cell>
          <table:table-cell table:number-columns-repeated="16373"/>
        </table:table-row>
        <table:table-row table:style-name="ro7">
          <table:table-cell office:value-type="float" office:value="2152" table:style-name="ce1">
            <text:p>2152</text:p>
          </table:table-cell>
          <table:table-cell office:value-type="string" table:style-name="ce67">
            <text:p><text:s/>552,689.68</text:p>
          </table:table-cell>
          <table:table-cell office:value-type="float" office:value="616.24" table:style-name="ce68">
            <text:p>616,2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003" table:style-name="ce1">
            <text:p>2870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48575-002001-JORCHU SA F# 48575 COMPRA OJO</text:p>
          </table:table-cell>
          <table:table-cell table:number-columns-repeated="16373"/>
        </table:table-row>
        <table:table-row table:style-name="ro7">
          <table:table-cell office:value-type="float" office:value="2153" table:style-name="ce1">
            <text:p>2153</text:p>
          </table:table-cell>
          <table:table-cell office:value-type="string" table:style-name="ce67">
            <text:p><text:s/>559,286.66</text:p>
          </table:table-cell>
          <table:table-cell office:value-type="float" office:value="6596.98" table:style-name="ce68">
            <text:p>6.596,9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103" table:style-name="ce1">
            <text:p>2871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4539-001001-ALCIVAR BRICIO HUMBERTO F# 453</text:p>
          </table:table-cell>
          <table:table-cell table:number-columns-repeated="16373"/>
        </table:table-row>
        <table:table-row table:style-name="ro7">
          <table:table-cell office:value-type="float" office:value="2154" table:style-name="ce1">
            <text:p>2154</text:p>
          </table:table-cell>
          <table:table-cell office:value-type="string" table:style-name="ce67">
            <text:p><text:s/>560,804.73</text:p>
          </table:table-cell>
          <table:table-cell office:value-type="float" office:value="1518.07" table:style-name="ce68">
            <text:p>1.518,0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203" table:style-name="ce1">
            <text:p>2872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4895-006206-KITTON SA F# 4895 COMPRA 4 TAZ</text:p>
          </table:table-cell>
          <table:table-cell table:number-columns-repeated="16373"/>
        </table:table-row>
        <table:table-row table:style-name="ro7">
          <table:table-cell office:value-type="float" office:value="2155" table:style-name="ce1">
            <text:p>2155</text:p>
          </table:table-cell>
          <table:table-cell office:value-type="string" table:style-name="ce67">
            <text:p><text:s/>560,923.13</text:p>
          </table:table-cell>
          <table:table-cell office:value-type="float" office:value="118.4" table:style-name="ce68">
            <text:p>118,4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303" table:style-name="ce1">
            <text:p>2873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1984-022901-COMERCIAL KYWI SA F# 1984 OC#</text:p>
          </table:table-cell>
          <table:table-cell table:number-columns-repeated="16373"/>
        </table:table-row>
        <table:table-row table:style-name="ro7">
          <table:table-cell office:value-type="float" office:value="2156" table:style-name="ce1">
            <text:p>2156</text:p>
          </table:table-cell>
          <table:table-cell office:value-type="string" table:style-name="ce67">
            <text:p><text:s/>578,171.13</text:p>
          </table:table-cell>
          <table:table-cell office:value-type="float" office:value="17248" table:style-name="ce68">
            <text:p>17.24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703" table:style-name="ce1">
            <text:p>2877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0573-001104-ELECTMB SA F# 573 COMPRA UPS O</text:p>
          </table:table-cell>
          <table:table-cell table:number-columns-repeated="16373"/>
        </table:table-row>
        <table:table-row table:style-name="ro7">
          <table:table-cell office:value-type="float" office:value="2157" table:style-name="ce1">
            <text:p>2157</text:p>
          </table:table-cell>
          <table:table-cell office:value-type="string" table:style-name="ce67">
            <text:p><text:s/>578,420.39</text:p>
          </table:table-cell>
          <table:table-cell office:value-type="float" office:value="249.26" table:style-name="ce68">
            <text:p>249,2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903" table:style-name="ce1">
            <text:p>2879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4909-006206-KITTON SA F# 4909 COMPRA 5 APL</text:p>
          </table:table-cell>
          <table:table-cell table:number-columns-repeated="16373"/>
        </table:table-row>
        <table:table-row table:style-name="ro7">
          <table:table-cell office:value-type="float" office:value="2158" table:style-name="ce1">
            <text:p>2158</text:p>
          </table:table-cell>
          <table:table-cell office:value-type="string" table:style-name="ce67">
            <text:p><text:s/>579,243.25</text:p>
          </table:table-cell>
          <table:table-cell office:value-type="float" office:value="822.86" table:style-name="ce68">
            <text:p>822,8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003" table:style-name="ce1">
            <text:p>2880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8680-001002-COMERC. ORTIZLOFREDO ECORLOFF</text:p>
          </table:table-cell>
          <table:table-cell table:number-columns-repeated="16373"/>
        </table:table-row>
        <table:table-row table:style-name="ro7">
          <table:table-cell office:value-type="float" office:value="2159" table:style-name="ce1">
            <text:p>2159</text:p>
          </table:table-cell>
          <table:table-cell office:value-type="string" table:style-name="ce67">
            <text:p><text:s/>580,268.47</text:p>
          </table:table-cell>
          <table:table-cell office:value-type="float" office:value="1025.22" table:style-name="ce68">
            <text:p>1.025,2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103" table:style-name="ce1">
            <text:p>2881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62313-001100-SERVIDECONS SA F# 62313 COMPRA</text:p>
          </table:table-cell>
          <table:table-cell table:number-columns-repeated="16373"/>
        </table:table-row>
        <table:table-row table:style-name="ro7">
          <table:table-cell office:value-type="float" office:value="2160" table:style-name="ce1">
            <text:p>2160</text:p>
          </table:table-cell>
          <table:table-cell office:value-type="string" table:style-name="ce67">
            <text:p><text:s/>580,819.61</text:p>
          </table:table-cell>
          <table:table-cell office:value-type="float" office:value="551.14" table:style-name="ce68">
            <text:p>551,1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203" table:style-name="ce1">
            <text:p>2882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8548-001002-COMERC. ORTIZLOFREDO F# 8548 C</text:p>
          </table:table-cell>
          <table:table-cell table:number-columns-repeated="16373"/>
        </table:table-row>
        <table:table-row table:style-name="ro7">
          <table:table-cell office:value-type="float" office:value="2161" table:style-name="ce1">
            <text:p>2161</text:p>
          </table:table-cell>
          <table:table-cell office:value-type="string" table:style-name="ce67">
            <text:p><text:s/>581,098.61</text:p>
          </table:table-cell>
          <table:table-cell office:value-type="float" office:value="279" table:style-name="ce68">
            <text:p>279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303" table:style-name="ce1">
            <text:p>2883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12231-001001-GURUMENDI WASHINGTON F# 12231</text:p>
          </table:table-cell>
          <table:table-cell table:number-columns-repeated="16373"/>
        </table:table-row>
        <table:table-row table:style-name="ro7">
          <table:table-cell office:value-type="float" office:value="2162" table:style-name="ce1">
            <text:p>2162</text:p>
          </table:table-cell>
          <table:table-cell office:value-type="string" table:style-name="ce67">
            <text:p><text:s/>585,969.13</text:p>
          </table:table-cell>
          <table:table-cell office:value-type="float" office:value="4870.5200000000004" table:style-name="ce68">
            <text:p>4.870,5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403" table:style-name="ce1">
            <text:p>2884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346-001001-LIGORGURO PABLO F# 346 ACERO E</text:p>
          </table:table-cell>
          <table:table-cell table:number-columns-repeated="16373"/>
        </table:table-row>
        <table:table-row table:style-name="ro7">
          <table:table-cell office:value-type="float" office:value="2163" table:style-name="ce1">
            <text:p>2163</text:p>
          </table:table-cell>
          <table:table-cell office:value-type="string" table:style-name="ce67">
            <text:p><text:s/>586,529.13</text:p>
          </table:table-cell>
          <table:table-cell office:value-type="float" office:value="560" table:style-name="ce68">
            <text:p>5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803" table:style-name="ce1">
            <text:p>2888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469-001171-CARGARAUSTRAL SA F# 469 SERVIC</text:p>
          </table:table-cell>
          <table:table-cell table:number-columns-repeated="16373"/>
        </table:table-row>
        <table:table-row table:style-name="ro7">
          <table:table-cell office:value-type="float" office:value="2164" table:style-name="ce1">
            <text:p>2164</text:p>
          </table:table-cell>
          <table:table-cell office:value-type="string" table:style-name="ce67">
            <text:p><text:s/>586,769.13</text:p>
          </table:table-cell>
          <table:table-cell office:value-type="float" office:value="240" table:style-name="ce68">
            <text:p>24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003" table:style-name="ce1">
            <text:p>2890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473-001171-CARGARAUSTRAL SA F# 473 SERVIC</text:p>
          </table:table-cell>
          <table:table-cell table:number-columns-repeated="16373"/>
        </table:table-row>
        <table:table-row table:style-name="ro7">
          <table:table-cell office:value-type="float" office:value="2165" table:style-name="ce1">
            <text:p>2165</text:p>
          </table:table-cell>
          <table:table-cell office:value-type="string" table:style-name="ce67">
            <text:p><text:s/>587,129.13</text:p>
          </table:table-cell>
          <table:table-cell office:value-type="float" office:value="360" table:style-name="ce68">
            <text:p>3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203" table:style-name="ce1">
            <text:p>2892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21324-001001-SANIPORT SA F# 21324 ALQUILER</text:p>
          </table:table-cell>
          <table:table-cell table:number-columns-repeated="16373"/>
        </table:table-row>
        <table:table-row table:style-name="ro7">
          <table:table-cell office:value-type="float" office:value="2166" table:style-name="ce1">
            <text:p>2166</text:p>
          </table:table-cell>
          <table:table-cell office:value-type="string" table:style-name="ce67">
            <text:p><text:s/>587,289.13</text:p>
          </table:table-cell>
          <table:table-cell office:value-type="float" office:value="160" table:style-name="ce68">
            <text:p>1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303" table:style-name="ce1">
            <text:p>2893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0504-001201-EQUIPOS Y PRUEBAS F# 504 TOMA</text:p>
          </table:table-cell>
          <table:table-cell table:number-columns-repeated="16373"/>
        </table:table-row>
        <table:table-row table:style-name="ro7">
          <table:table-cell office:value-type="float" office:value="2167" table:style-name="ce1">
            <text:p>2167</text:p>
          </table:table-cell>
          <table:table-cell office:value-type="string" table:style-name="ce67">
            <text:p><text:s/>591,354.33</text:p>
          </table:table-cell>
          <table:table-cell office:value-type="float" office:value="4065.2" table:style-name="ce68">
            <text:p>4.065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403" table:style-name="ce1">
            <text:p>2894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V 000002119-001001-FACINSER SA F# 2119 SERVICIO T</text:p>
          </table:table-cell>
          <table:table-cell table:number-columns-repeated="16373"/>
        </table:table-row>
        <table:table-row table:style-name="ro7">
          <table:table-cell office:value-type="float" office:value="2168" table:style-name="ce1">
            <text:p>2168</text:p>
          </table:table-cell>
          <table:table-cell office:value-type="string" table:style-name="ce67">
            <text:p><text:s/>593,151.93</text:p>
          </table:table-cell>
          <table:table-cell office:value-type="float" office:value="1797.6" table:style-name="ce68">
            <text:p>1.797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703" table:style-name="ce1">
            <text:p>2937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0701-021001-UNION CEMENTERA NACIONAL F# 70</text:p>
          </table:table-cell>
          <table:table-cell table:number-columns-repeated="16373"/>
        </table:table-row>
        <table:table-row table:style-name="ro7">
          <table:table-cell office:value-type="float" office:value="2169" table:style-name="ce1">
            <text:p>2169</text:p>
          </table:table-cell>
          <table:table-cell office:value-type="string" table:style-name="ce67">
            <text:p><text:s/>594,111.93</text:p>
          </table:table-cell>
          <table:table-cell office:value-type="float" office:value="960" table:style-name="ce68">
            <text:p>9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803" table:style-name="ce1">
            <text:p>2928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0125-001101-BRENSAM BONILLA F# 125 <text:s/>SUB BA</text:p>
          </table:table-cell>
          <table:table-cell table:number-columns-repeated="16373"/>
        </table:table-row>
        <table:table-row table:style-name="ro7">
          <table:table-cell office:value-type="float" office:value="2170" table:style-name="ce1">
            <text:p>2170</text:p>
          </table:table-cell>
          <table:table-cell office:value-type="string" table:style-name="ce67">
            <text:p><text:s/>594,934.79</text:p>
          </table:table-cell>
          <table:table-cell office:value-type="float" office:value="822.86" table:style-name="ce68">
            <text:p>822,8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703" table:style-name="ce1">
            <text:p>2917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8824-001002-COMERC. ORTIZLOFREDO ECORLOFF</text:p>
          </table:table-cell>
          <table:table-cell table:number-columns-repeated="16373"/>
        </table:table-row>
        <table:table-row table:style-name="ro7">
          <table:table-cell office:value-type="float" office:value="2171" table:style-name="ce1">
            <text:p>2171</text:p>
          </table:table-cell>
          <table:table-cell office:value-type="string" table:style-name="ce67">
            <text:p><text:s/>596,349.16</text:p>
          </table:table-cell>
          <table:table-cell office:value-type="float" office:value="1414.37" table:style-name="ce68">
            <text:p>1.414,3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903" table:style-name="ce1">
            <text:p>2919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2015-022901-COMERCIAL KYWI F# 2015 COMPRA</text:p>
          </table:table-cell>
          <table:table-cell table:number-columns-repeated="16373"/>
        </table:table-row>
        <table:table-row table:style-name="ro7">
          <table:table-cell office:value-type="float" office:value="2172" table:style-name="ce1">
            <text:p>2172</text:p>
          </table:table-cell>
          <table:table-cell office:value-type="string" table:style-name="ce67">
            <text:p><text:s/>596,980.28</text:p>
          </table:table-cell>
          <table:table-cell office:value-type="float" office:value="631.12" table:style-name="ce68">
            <text:p>631,1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203" table:style-name="ce1">
            <text:p>2952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B 000000770-021001-UNION CEMENTERA NACIONAL F# 77</text:p>
          </table:table-cell>
          <table:table-cell table:number-columns-repeated="16373"/>
        </table:table-row>
        <table:table-row table:style-name="ro7">
          <table:table-cell office:value-type="float" office:value="2173" table:style-name="ce1">
            <text:p>2173</text:p>
          </table:table-cell>
          <table:table-cell office:value-type="string" table:style-name="ce67">
            <text:p><text:s/>598,465.28</text:p>
          </table:table-cell>
          <table:table-cell office:value-type="float" office:value="1485" table:style-name="ce68">
            <text:p>1.485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705" table:style-name="ce1">
            <text:p>2167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G 6-0</text:p>
          </table:table-cell>
          <table:table-cell table:number-columns-repeated="16373"/>
        </table:table-row>
        <table:table-row table:style-name="ro7">
          <table:table-cell office:value-type="float" office:value="2174" table:style-name="ce1">
            <text:p>2174</text:p>
          </table:table-cell>
          <table:table-cell office:value-type="string" table:style-name="ce67">
            <text:p><text:s/>599,312.28</text:p>
          </table:table-cell>
          <table:table-cell office:value-type="float" office:value="847" table:style-name="ce68">
            <text:p>847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905" table:style-name="ce1">
            <text:p>2169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H 30-0</text:p>
          </table:table-cell>
          <table:table-cell table:number-columns-repeated="16373"/>
        </table:table-row>
        <table:table-row table:style-name="ro7">
          <table:table-cell office:value-type="float" office:value="2175" table:style-name="ce1">
            <text:p>2175</text:p>
          </table:table-cell>
          <table:table-cell office:value-type="string" table:style-name="ce67">
            <text:p><text:s/>599,995.13</text:p>
          </table:table-cell>
          <table:table-cell office:value-type="float" office:value="682.85" table:style-name="ce68">
            <text:p>682,8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105" table:style-name="ce1">
            <text:p>2171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H 34-0</text:p>
          </table:table-cell>
          <table:table-cell table:number-columns-repeated="16373"/>
        </table:table-row>
        <table:table-row table:style-name="ro7">
          <table:table-cell office:value-type="float" office:value="2176" table:style-name="ce1">
            <text:p>2176</text:p>
          </table:table-cell>
          <table:table-cell office:value-type="string" table:style-name="ce67">
            <text:p><text:s/>600,695.13</text:p>
          </table:table-cell>
          <table:table-cell office:value-type="float" office:value="700" table:style-name="ce68">
            <text:p>7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805" table:style-name="ce1">
            <text:p>2168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G 8-0</text:p>
          </table:table-cell>
          <table:table-cell table:number-columns-repeated="16373"/>
        </table:table-row>
        <table:table-row table:style-name="ro7">
          <table:table-cell office:value-type="float" office:value="2177" table:style-name="ce1">
            <text:p>2177</text:p>
          </table:table-cell>
          <table:table-cell office:value-type="string" table:style-name="ce67">
            <text:p><text:s/>607,627.92</text:p>
          </table:table-cell>
          <table:table-cell office:value-type="float" office:value="6932.79" table:style-name="ce68">
            <text:p>6.932,7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205" table:style-name="ce1">
            <text:p>2172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H 36-0</text:p>
          </table:table-cell>
          <table:table-cell table:number-columns-repeated="16373"/>
        </table:table-row>
        <table:table-row table:style-name="ro7">
          <table:table-cell office:value-type="float" office:value="2178" table:style-name="ce1">
            <text:p>2178</text:p>
          </table:table-cell>
          <table:table-cell office:value-type="string" table:style-name="ce67">
            <text:p><text:s/>608,002.22</text:p>
          </table:table-cell>
          <table:table-cell office:value-type="float" office:value="374.3" table:style-name="ce68">
            <text:p>374,3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305" table:style-name="ce1">
            <text:p>2173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H 38-0</text:p>
          </table:table-cell>
          <table:table-cell table:number-columns-repeated="16373"/>
        </table:table-row>
        <table:table-row table:style-name="ro7">
          <table:table-cell office:value-type="float" office:value="2179" table:style-name="ce1">
            <text:p>2179</text:p>
          </table:table-cell>
          <table:table-cell office:value-type="string" table:style-name="ce67">
            <text:p><text:s/>608,020.18</text:p>
          </table:table-cell>
          <table:table-cell office:value-type="float" office:value="17.96" table:style-name="ce68">
            <text:p>17,9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8005" table:style-name="ce1">
            <text:p>2180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H 52-0</text:p>
          </table:table-cell>
          <table:table-cell table:number-columns-repeated="16373"/>
        </table:table-row>
        <table:table-row table:style-name="ro7">
          <table:table-cell office:value-type="float" office:value="2180" table:style-name="ce1">
            <text:p>2180</text:p>
          </table:table-cell>
          <table:table-cell office:value-type="string" table:style-name="ce67">
            <text:p><text:s/>609,407.78</text:p>
          </table:table-cell>
          <table:table-cell office:value-type="float" office:value="1387.6" table:style-name="ce68">
            <text:p>1.387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505" table:style-name="ce1">
            <text:p>2175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H 42-0</text:p>
          </table:table-cell>
          <table:table-cell table:number-columns-repeated="16373"/>
        </table:table-row>
        <table:table-row table:style-name="ro7">
          <table:table-cell office:value-type="float" office:value="2181" table:style-name="ce1">
            <text:p>2181</text:p>
          </table:table-cell>
          <table:table-cell office:value-type="string" table:style-name="ce67">
            <text:p><text:s/>611,561.91</text:p>
          </table:table-cell>
          <table:table-cell office:value-type="float" office:value="2154.13" table:style-name="ce68">
            <text:p>2.154,1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605" table:style-name="ce1">
            <text:p>2176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H 44-0</text:p>
          </table:table-cell>
          <table:table-cell table:number-columns-repeated="16373"/>
        </table:table-row>
        <table:table-row table:style-name="ro7">
          <table:table-cell office:value-type="float" office:value="2182" table:style-name="ce1">
            <text:p>2182</text:p>
          </table:table-cell>
          <table:table-cell office:value-type="string" table:style-name="ce67">
            <text:p><text:s/>611,580.88</text:p>
          </table:table-cell>
          <table:table-cell office:value-type="float" office:value="18.97" table:style-name="ce68">
            <text:p>18,9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705" table:style-name="ce1">
            <text:p>2177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H 46-0</text:p>
          </table:table-cell>
          <table:table-cell table:number-columns-repeated="16373"/>
        </table:table-row>
        <table:table-row table:style-name="ro7">
          <table:table-cell office:value-type="float" office:value="2183" table:style-name="ce1">
            <text:p>2183</text:p>
          </table:table-cell>
          <table:table-cell office:value-type="string" table:style-name="ce67">
            <text:p><text:s/>611,757.21</text:p>
          </table:table-cell>
          <table:table-cell office:value-type="float" office:value="176.33" table:style-name="ce68">
            <text:p>176,3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005" table:style-name="ce1">
            <text:p>2170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H 32-0</text:p>
          </table:table-cell>
          <table:table-cell table:number-columns-repeated="16373"/>
        </table:table-row>
        <table:table-row table:style-name="ro7">
          <table:table-cell office:value-type="float" office:value="2184" table:style-name="ce1">
            <text:p>2184</text:p>
          </table:table-cell>
          <table:table-cell office:value-type="string" table:style-name="ce67">
            <text:p><text:s/>611,917.21</text:p>
          </table:table-cell>
          <table:table-cell office:value-type="float" office:value="160" table:style-name="ce68">
            <text:p>1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805" table:style-name="ce1">
            <text:p>2178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H 48-0</text:p>
          </table:table-cell>
          <table:table-cell table:number-columns-repeated="16373"/>
        </table:table-row>
        <table:table-row table:style-name="ro7">
          <table:table-cell office:value-type="float" office:value="2185" table:style-name="ce1">
            <text:p>2185</text:p>
          </table:table-cell>
          <table:table-cell office:value-type="string" table:style-name="ce67">
            <text:p><text:s/>612,304.21</text:p>
          </table:table-cell>
          <table:table-cell office:value-type="float" office:value="387" table:style-name="ce68">
            <text:p>387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905" table:style-name="ce1">
            <text:p>2179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H 50-0</text:p>
          </table:table-cell>
          <table:table-cell table:number-columns-repeated="16373"/>
        </table:table-row>
        <table:table-row table:style-name="ro7">
          <table:table-cell office:value-type="float" office:value="2186" table:style-name="ce1">
            <text:p>2186</text:p>
          </table:table-cell>
          <table:table-cell office:value-type="string" table:style-name="ce67">
            <text:p><text:s/>612,387.96</text:p>
          </table:table-cell>
          <table:table-cell office:value-type="float" office:value="83.75" table:style-name="ce68">
            <text:p>83,7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405" table:style-name="ce1">
            <text:p>217405</text:p>
          </table:table-cell>
          <table:table-cell office:value-type="date" office:date-value="2020-10-07T00:00:00" table:style-name="ce74">
            <text:p>07/10/2020</text:p>
          </table:table-cell>
          <table:table-cell office:value-type="string" table:style-name="ce1">
            <text:p>DH 40-0</text:p>
          </table:table-cell>
          <table:table-cell table:number-columns-repeated="16373"/>
        </table:table-row>
        <table:table-row table:style-name="ro7">
          <table:table-cell office:value-type="float" office:value="2187" table:style-name="ce1">
            <text:p>2187</text:p>
          </table:table-cell>
          <table:table-cell office:value-type="string" table:style-name="ce67">
            <text:p><text:s/>612,866.97</text:p>
          </table:table-cell>
          <table:table-cell office:value-type="float" office:value="479.01" table:style-name="ce68">
            <text:p>479,0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005" table:style-name="ce1">
            <text:p>2200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66-0</text:p>
          </table:table-cell>
          <table:table-cell table:number-columns-repeated="16373"/>
        </table:table-row>
        <table:table-row table:style-name="ro7">
          <table:table-cell office:value-type="float" office:value="2188" table:style-name="ce1">
            <text:p>2188</text:p>
          </table:table-cell>
          <table:table-cell office:value-type="string" table:style-name="ce67">
            <text:p><text:s/>613,825.00</text:p>
          </table:table-cell>
          <table:table-cell office:value-type="float" office:value="958.03" table:style-name="ce68">
            <text:p>958,0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105" table:style-name="ce1">
            <text:p>2201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68-0</text:p>
          </table:table-cell>
          <table:table-cell table:number-columns-repeated="16373"/>
        </table:table-row>
        <table:table-row table:style-name="ro7">
          <table:table-cell office:value-type="float" office:value="2189" table:style-name="ce1">
            <text:p>2189</text:p>
          </table:table-cell>
          <table:table-cell office:value-type="string" table:style-name="ce67">
            <text:p><text:s/>616,288.50</text:p>
          </table:table-cell>
          <table:table-cell office:value-type="float" office:value="2463.5" table:style-name="ce68">
            <text:p>2.463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205" table:style-name="ce1">
            <text:p>2202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70-0</text:p>
          </table:table-cell>
          <table:table-cell table:number-columns-repeated="16373"/>
        </table:table-row>
        <table:table-row table:style-name="ro7">
          <table:table-cell office:value-type="float" office:value="2190" table:style-name="ce1">
            <text:p>2190</text:p>
          </table:table-cell>
          <table:table-cell office:value-type="string" table:style-name="ce67">
            <text:p><text:s/>620,394.33</text:p>
          </table:table-cell>
          <table:table-cell office:value-type="float" office:value="4105.83" table:style-name="ce68">
            <text:p>4.105,8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305" table:style-name="ce1">
            <text:p>2203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72-0</text:p>
          </table:table-cell>
          <table:table-cell table:number-columns-repeated="16373"/>
        </table:table-row>
        <table:table-row table:style-name="ro7">
          <table:table-cell office:value-type="float" office:value="2191" table:style-name="ce1">
            <text:p>2191</text:p>
          </table:table-cell>
          <table:table-cell office:value-type="string" table:style-name="ce67">
            <text:p><text:s/>623,815.86</text:p>
          </table:table-cell>
          <table:table-cell office:value-type="float" office:value="3421.53" table:style-name="ce68">
            <text:p>3.421,5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405" table:style-name="ce1">
            <text:p>2204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74-0</text:p>
          </table:table-cell>
          <table:table-cell table:number-columns-repeated="16373"/>
        </table:table-row>
        <table:table-row table:style-name="ro7">
          <table:table-cell office:value-type="float" office:value="2192" table:style-name="ce1">
            <text:p>2192</text:p>
          </table:table-cell>
          <table:table-cell office:value-type="string" table:style-name="ce67">
            <text:p><text:s/>627,237.39</text:p>
          </table:table-cell>
          <table:table-cell office:value-type="float" office:value="3421.53" table:style-name="ce68">
            <text:p>3.421,5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505" table:style-name="ce1">
            <text:p>2205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76-0</text:p>
          </table:table-cell>
          <table:table-cell table:number-columns-repeated="16373"/>
        </table:table-row>
        <table:table-row table:style-name="ro7">
          <table:table-cell office:value-type="float" office:value="2193" table:style-name="ce1">
            <text:p>2193</text:p>
          </table:table-cell>
          <table:table-cell office:value-type="string" table:style-name="ce67">
            <text:p><text:s/>627,289.14</text:p>
          </table:table-cell>
          <table:table-cell office:value-type="float" office:value="51.75" table:style-name="ce68">
            <text:p>51,7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505" table:style-name="ce1">
            <text:p>2195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56-0</text:p>
          </table:table-cell>
          <table:table-cell table:number-columns-repeated="16373"/>
        </table:table-row>
        <table:table-row table:style-name="ro7">
          <table:table-cell office:value-type="float" office:value="2194" table:style-name="ce1">
            <text:p>2194</text:p>
          </table:table-cell>
          <table:table-cell office:value-type="string" table:style-name="ce67">
            <text:p><text:s/>627,306.39</text:p>
          </table:table-cell>
          <table:table-cell office:value-type="float" office:value="17.25" table:style-name="ce68">
            <text:p>17,2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605" table:style-name="ce1">
            <text:p>2196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58-0</text:p>
          </table:table-cell>
          <table:table-cell table:number-columns-repeated="16373"/>
        </table:table-row>
        <table:table-row table:style-name="ro7">
          <table:table-cell office:value-type="float" office:value="2195" table:style-name="ce1">
            <text:p>2195</text:p>
          </table:table-cell>
          <table:table-cell office:value-type="string" table:style-name="ce67">
            <text:p><text:s/>627,356.82</text:p>
          </table:table-cell>
          <table:table-cell office:value-type="float" office:value="50.43" table:style-name="ce68">
            <text:p>50,4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1805" table:style-name="ce1">
            <text:p>2218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79-0</text:p>
          </table:table-cell>
          <table:table-cell table:number-columns-repeated="16373"/>
        </table:table-row>
        <table:table-row table:style-name="ro7">
          <table:table-cell office:value-type="float" office:value="2196" table:style-name="ce1">
            <text:p>2196</text:p>
          </table:table-cell>
          <table:table-cell office:value-type="string" table:style-name="ce67">
            <text:p><text:s/>627,558.54</text:p>
          </table:table-cell>
          <table:table-cell office:value-type="float" office:value="201.72" table:style-name="ce68">
            <text:p>201,7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1905" table:style-name="ce1">
            <text:p>2219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81-0</text:p>
          </table:table-cell>
          <table:table-cell table:number-columns-repeated="16373"/>
        </table:table-row>
        <table:table-row table:style-name="ro7">
          <table:table-cell office:value-type="float" office:value="2197" table:style-name="ce1">
            <text:p>2197</text:p>
          </table:table-cell>
          <table:table-cell office:value-type="string" table:style-name="ce67">
            <text:p><text:s/>627,629.14</text:p>
          </table:table-cell>
          <table:table-cell office:value-type="float" office:value="70.599999999999994" table:style-name="ce68">
            <text:p>70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2005" table:style-name="ce1">
            <text:p>2220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83-0</text:p>
          </table:table-cell>
          <table:table-cell table:number-columns-repeated="16373"/>
        </table:table-row>
        <table:table-row table:style-name="ro7">
          <table:table-cell office:value-type="float" office:value="2198" table:style-name="ce1">
            <text:p>2198</text:p>
          </table:table-cell>
          <table:table-cell office:value-type="string" table:style-name="ce67">
            <text:p><text:s/>627,633.18</text:p>
          </table:table-cell>
          <table:table-cell office:value-type="float" office:value="4.04" table:style-name="ce68">
            <text:p>4,0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705" table:style-name="ce1">
            <text:p>2197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60-0</text:p>
          </table:table-cell>
          <table:table-cell table:number-columns-repeated="16373"/>
        </table:table-row>
        <table:table-row table:style-name="ro7">
          <table:table-cell office:value-type="float" office:value="2199" table:style-name="ce1">
            <text:p>2199</text:p>
          </table:table-cell>
          <table:table-cell office:value-type="string" table:style-name="ce67">
            <text:p><text:s/>632,644.38</text:p>
          </table:table-cell>
          <table:table-cell office:value-type="float" office:value="5011.2" table:style-name="ce68">
            <text:p>5.011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205" table:style-name="ce1">
            <text:p>2192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G 10-0</text:p>
          </table:table-cell>
          <table:table-cell table:number-columns-repeated="16373"/>
        </table:table-row>
        <table:table-row table:style-name="ro7">
          <table:table-cell office:value-type="float" office:value="2200" table:style-name="ce1">
            <text:p>2200</text:p>
          </table:table-cell>
          <table:table-cell office:value-type="string" table:style-name="ce67">
            <text:p><text:s/>635,985.18</text:p>
          </table:table-cell>
          <table:table-cell office:value-type="float" office:value="3340.8" table:style-name="ce68">
            <text:p>3.340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405" table:style-name="ce1">
            <text:p>2194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G 12-0</text:p>
          </table:table-cell>
          <table:table-cell table:number-columns-repeated="16373"/>
        </table:table-row>
        <table:table-row table:style-name="ro7">
          <table:table-cell office:value-type="float" office:value="2201" table:style-name="ce1">
            <text:p>2201</text:p>
          </table:table-cell>
          <table:table-cell office:value-type="string" table:style-name="ce67">
            <text:p><text:s/>636,001.38</text:p>
          </table:table-cell>
          <table:table-cell office:value-type="float" office:value="16.2" table:style-name="ce68">
            <text:p>16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905" table:style-name="ce1">
            <text:p>2199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64-0</text:p>
          </table:table-cell>
          <table:table-cell table:number-columns-repeated="16373"/>
        </table:table-row>
        <table:table-row table:style-name="ro7">
          <table:table-cell office:value-type="float" office:value="2202" table:style-name="ce1">
            <text:p>2202</text:p>
          </table:table-cell>
          <table:table-cell office:value-type="string" table:style-name="ce67">
            <text:p><text:s/>636,087.78</text:p>
          </table:table-cell>
          <table:table-cell office:value-type="float" office:value="86.4" table:style-name="ce68">
            <text:p>86,4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805" table:style-name="ce1">
            <text:p>219805</text:p>
          </table:table-cell>
          <table:table-cell office:value-type="date" office:date-value="2020-10-10T00:00:00" table:style-name="ce74">
            <text:p>10/10/2020</text:p>
          </table:table-cell>
          <table:table-cell office:value-type="string" table:style-name="ce1">
            <text:p>DH 62-0</text:p>
          </table:table-cell>
          <table:table-cell table:number-columns-repeated="16373"/>
        </table:table-row>
        <table:table-row table:style-name="ro7">
          <table:table-cell office:value-type="float" office:value="2203" table:style-name="ce1">
            <text:p>2203</text:p>
          </table:table-cell>
          <table:table-cell office:value-type="string" table:style-name="ce67">
            <text:p><text:s/>637,087.78</text:p>
          </table:table-cell>
          <table:table-cell office:value-type="float" office:value="1000" table:style-name="ce68">
            <text:p>1.0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605" table:style-name="ce1">
            <text:p>238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41-0</text:p>
          </table:table-cell>
          <table:table-cell table:number-columns-repeated="16373"/>
        </table:table-row>
        <table:table-row table:style-name="ro7">
          <table:table-cell office:value-type="float" office:value="2204" table:style-name="ce1">
            <text:p>2204</text:p>
          </table:table-cell>
          <table:table-cell office:value-type="string" table:style-name="ce67">
            <text:p><text:s/>637,407.78</text:p>
          </table:table-cell>
          <table:table-cell office:value-type="float" office:value="320" table:style-name="ce68">
            <text:p>32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705" table:style-name="ce1">
            <text:p>238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43-0</text:p>
          </table:table-cell>
          <table:table-cell table:number-columns-repeated="16373"/>
        </table:table-row>
        <table:table-row table:style-name="ro7">
          <table:table-cell office:value-type="float" office:value="2205" table:style-name="ce1">
            <text:p>2205</text:p>
          </table:table-cell>
          <table:table-cell office:value-type="string" table:style-name="ce67">
            <text:p><text:s/>637,567.78</text:p>
          </table:table-cell>
          <table:table-cell office:value-type="float" office:value="160" table:style-name="ce68">
            <text:p>1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805" table:style-name="ce1">
            <text:p>2388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45-0</text:p>
          </table:table-cell>
          <table:table-cell table:number-columns-repeated="16373"/>
        </table:table-row>
        <table:table-row table:style-name="ro7">
          <table:table-cell office:value-type="float" office:value="2206" table:style-name="ce1">
            <text:p>2206</text:p>
          </table:table-cell>
          <table:table-cell office:value-type="string" table:style-name="ce67">
            <text:p><text:s/>637,571.30</text:p>
          </table:table-cell>
          <table:table-cell office:value-type="float" office:value="3.52" table:style-name="ce68">
            <text:p>3,5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4205" table:style-name="ce1">
            <text:p>2242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94-0</text:p>
          </table:table-cell>
          <table:table-cell table:number-columns-repeated="16373"/>
        </table:table-row>
        <table:table-row table:style-name="ro7">
          <table:table-cell office:value-type="float" office:value="2207" table:style-name="ce1">
            <text:p>2207</text:p>
          </table:table-cell>
          <table:table-cell office:value-type="string" table:style-name="ce67">
            <text:p><text:s/>637,580.10</text:p>
          </table:table-cell>
          <table:table-cell office:value-type="float" office:value="8.8000000000000007" table:style-name="ce68">
            <text:p>8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4405" table:style-name="ce1">
            <text:p>224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97-0</text:p>
          </table:table-cell>
          <table:table-cell table:number-columns-repeated="16373"/>
        </table:table-row>
        <table:table-row table:style-name="ro7">
          <table:table-cell office:value-type="float" office:value="2208" table:style-name="ce1">
            <text:p>2208</text:p>
          </table:table-cell>
          <table:table-cell office:value-type="string" table:style-name="ce67">
            <text:p><text:s/>638,687.91</text:p>
          </table:table-cell>
          <table:table-cell office:value-type="float" office:value="1107.81" table:style-name="ce68">
            <text:p>1.107,8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4505" table:style-name="ce1">
            <text:p>224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99-0</text:p>
          </table:table-cell>
          <table:table-cell table:number-columns-repeated="16373"/>
        </table:table-row>
        <table:table-row table:style-name="ro7">
          <table:table-cell office:value-type="float" office:value="2209" table:style-name="ce1">
            <text:p>2209</text:p>
          </table:table-cell>
          <table:table-cell office:value-type="string" table:style-name="ce67">
            <text:p><text:s/>639,370.76</text:p>
          </table:table-cell>
          <table:table-cell office:value-type="float" office:value="682.85" table:style-name="ce68">
            <text:p>682,8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905" table:style-name="ce1">
            <text:p>2429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93-0</text:p>
          </table:table-cell>
          <table:table-cell table:number-columns-repeated="16373"/>
        </table:table-row>
        <table:table-row table:style-name="ro7">
          <table:table-cell office:value-type="float" office:value="2210" table:style-name="ce1">
            <text:p>2210</text:p>
          </table:table-cell>
          <table:table-cell office:value-type="string" table:style-name="ce67">
            <text:p><text:s/>642,549.90</text:p>
          </table:table-cell>
          <table:table-cell office:value-type="float" office:value="3179.14" table:style-name="ce68">
            <text:p>3.179,1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805" table:style-name="ce1">
            <text:p>2318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32-0</text:p>
          </table:table-cell>
          <table:table-cell table:number-columns-repeated="16373"/>
        </table:table-row>
        <table:table-row table:style-name="ro7">
          <table:table-cell office:value-type="float" office:value="2211" table:style-name="ce1">
            <text:p>2211</text:p>
          </table:table-cell>
          <table:table-cell office:value-type="string" table:style-name="ce67">
            <text:p><text:s/>644,064.16</text:p>
          </table:table-cell>
          <table:table-cell office:value-type="float" office:value="1514.26" table:style-name="ce68">
            <text:p>1.514,2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805" table:style-name="ce1">
            <text:p>2288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41-0</text:p>
          </table:table-cell>
          <table:table-cell table:number-columns-repeated="16373"/>
        </table:table-row>
        <table:table-row table:style-name="ro7">
          <table:table-cell office:value-type="float" office:value="2212" table:style-name="ce1">
            <text:p>2212</text:p>
          </table:table-cell>
          <table:table-cell office:value-type="string" table:style-name="ce67">
            <text:p><text:s/>644,129.52</text:p>
          </table:table-cell>
          <table:table-cell office:value-type="float" office:value="65.36" table:style-name="ce68">
            <text:p>65,3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905" table:style-name="ce1">
            <text:p>2289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43-0</text:p>
          </table:table-cell>
          <table:table-cell table:number-columns-repeated="16373"/>
        </table:table-row>
        <table:table-row table:style-name="ro7">
          <table:table-cell office:value-type="float" office:value="2213" table:style-name="ce1">
            <text:p>2213</text:p>
          </table:table-cell>
          <table:table-cell office:value-type="string" table:style-name="ce67">
            <text:p><text:s/>645,028.32</text:p>
          </table:table-cell>
          <table:table-cell office:value-type="float" office:value="898.8" table:style-name="ce68">
            <text:p>898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005" table:style-name="ce1">
            <text:p>2290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45-0</text:p>
          </table:table-cell>
          <table:table-cell table:number-columns-repeated="16373"/>
        </table:table-row>
        <table:table-row table:style-name="ro7">
          <table:table-cell office:value-type="float" office:value="2214" table:style-name="ce1">
            <text:p>2214</text:p>
          </table:table-cell>
          <table:table-cell office:value-type="string" table:style-name="ce67">
            <text:p><text:s/>646,825.92</text:p>
          </table:table-cell>
          <table:table-cell office:value-type="float" office:value="1797.6" table:style-name="ce68">
            <text:p>1.797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105" table:style-name="ce1">
            <text:p>2291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47-0</text:p>
          </table:table-cell>
          <table:table-cell table:number-columns-repeated="16373"/>
        </table:table-row>
        <table:table-row table:style-name="ro7">
          <table:table-cell office:value-type="float" office:value="2215" table:style-name="ce1">
            <text:p>2215</text:p>
          </table:table-cell>
          <table:table-cell office:value-type="string" table:style-name="ce67">
            <text:p><text:s/>647,546.12</text:p>
          </table:table-cell>
          <table:table-cell office:value-type="float" office:value="720.2" table:style-name="ce68">
            <text:p>720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205" table:style-name="ce1">
            <text:p>2292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49-0</text:p>
          </table:table-cell>
          <table:table-cell table:number-columns-repeated="16373"/>
        </table:table-row>
        <table:table-row table:style-name="ro7">
          <table:table-cell office:value-type="float" office:value="2216" table:style-name="ce1">
            <text:p>2216</text:p>
          </table:table-cell>
          <table:table-cell office:value-type="string" table:style-name="ce67">
            <text:p><text:s/>648,313.13</text:p>
          </table:table-cell>
          <table:table-cell office:value-type="float" office:value="767.01" table:style-name="ce68">
            <text:p>767,0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205" table:style-name="ce1">
            <text:p>2272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21-0</text:p>
          </table:table-cell>
          <table:table-cell table:number-columns-repeated="16373"/>
        </table:table-row>
        <table:table-row table:style-name="ro7">
          <table:table-cell office:value-type="float" office:value="2217" table:style-name="ce1">
            <text:p>2217</text:p>
          </table:table-cell>
          <table:table-cell office:value-type="string" table:style-name="ce67">
            <text:p><text:s/>648,398.73</text:p>
          </table:table-cell>
          <table:table-cell office:value-type="float" office:value="85.6" table:style-name="ce68">
            <text:p>85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305" table:style-name="ce1">
            <text:p>2273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23-0</text:p>
          </table:table-cell>
          <table:table-cell table:number-columns-repeated="16373"/>
        </table:table-row>
        <table:table-row table:style-name="ro7">
          <table:table-cell office:value-type="float" office:value="2218" table:style-name="ce1">
            <text:p>2218</text:p>
          </table:table-cell>
          <table:table-cell office:value-type="string" table:style-name="ce67">
            <text:p><text:s/>648,948.70</text:p>
          </table:table-cell>
          <table:table-cell office:value-type="float" office:value="549.97" table:style-name="ce68">
            <text:p>549,9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405" table:style-name="ce1">
            <text:p>227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25-0</text:p>
          </table:table-cell>
          <table:table-cell table:number-columns-repeated="16373"/>
        </table:table-row>
        <table:table-row table:style-name="ro7">
          <table:table-cell office:value-type="float" office:value="2219" table:style-name="ce1">
            <text:p>2219</text:p>
          </table:table-cell>
          <table:table-cell office:value-type="string" table:style-name="ce67">
            <text:p><text:s/>649,477.32</text:p>
          </table:table-cell>
          <table:table-cell office:value-type="float" office:value="528.62" table:style-name="ce68">
            <text:p>528,6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505" table:style-name="ce1">
            <text:p>227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27-0</text:p>
          </table:table-cell>
          <table:table-cell table:number-columns-repeated="16373"/>
        </table:table-row>
        <table:table-row table:style-name="ro7">
          <table:table-cell office:value-type="float" office:value="2220" table:style-name="ce1">
            <text:p>2220</text:p>
          </table:table-cell>
          <table:table-cell office:value-type="string" table:style-name="ce67">
            <text:p><text:s/>650,108.44</text:p>
          </table:table-cell>
          <table:table-cell office:value-type="float" office:value="631.12" table:style-name="ce68">
            <text:p>631,1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705" table:style-name="ce1">
            <text:p>227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16-0</text:p>
          </table:table-cell>
          <table:table-cell table:number-columns-repeated="16373"/>
        </table:table-row>
        <table:table-row table:style-name="ro7">
          <table:table-cell office:value-type="float" office:value="2221" table:style-name="ce1">
            <text:p>2221</text:p>
          </table:table-cell>
          <table:table-cell office:value-type="string" table:style-name="ce67">
            <text:p><text:s/>652,362.44</text:p>
          </table:table-cell>
          <table:table-cell office:value-type="float" office:value="2254" table:style-name="ce68">
            <text:p>2.254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805" table:style-name="ce1">
            <text:p>2278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18-0</text:p>
          </table:table-cell>
          <table:table-cell table:number-columns-repeated="16373"/>
        </table:table-row>
        <table:table-row table:style-name="ro7">
          <table:table-cell office:value-type="float" office:value="2222" table:style-name="ce1">
            <text:p>2222</text:p>
          </table:table-cell>
          <table:table-cell office:value-type="string" table:style-name="ce67">
            <text:p><text:s/>655,518.04</text:p>
          </table:table-cell>
          <table:table-cell office:value-type="float" office:value="3155.6" table:style-name="ce68">
            <text:p>3.155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905" table:style-name="ce1">
            <text:p>2279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20-0</text:p>
          </table:table-cell>
          <table:table-cell table:number-columns-repeated="16373"/>
        </table:table-row>
        <table:table-row table:style-name="ro7">
          <table:table-cell office:value-type="float" office:value="2223" table:style-name="ce1">
            <text:p>2223</text:p>
          </table:table-cell>
          <table:table-cell office:value-type="string" table:style-name="ce67">
            <text:p><text:s/>656,194.24</text:p>
          </table:table-cell>
          <table:table-cell office:value-type="float" office:value="676.2" table:style-name="ce68">
            <text:p>676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005" table:style-name="ce1">
            <text:p>2280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22-0</text:p>
          </table:table-cell>
          <table:table-cell table:number-columns-repeated="16373"/>
        </table:table-row>
        <table:table-row table:style-name="ro7">
          <table:table-cell office:value-type="float" office:value="2224" table:style-name="ce1">
            <text:p>2224</text:p>
          </table:table-cell>
          <table:table-cell office:value-type="string" table:style-name="ce67">
            <text:p><text:s/>657,546.64</text:p>
          </table:table-cell>
          <table:table-cell office:value-type="float" office:value="1352.4" table:style-name="ce68">
            <text:p>1.352,4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105" table:style-name="ce1">
            <text:p>2281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31-0</text:p>
          </table:table-cell>
          <table:table-cell table:number-columns-repeated="16373"/>
        </table:table-row>
        <table:table-row table:style-name="ro7">
          <table:table-cell office:value-type="float" office:value="2225" table:style-name="ce1">
            <text:p>2225</text:p>
          </table:table-cell>
          <table:table-cell office:value-type="string" table:style-name="ce67">
            <text:p><text:s/>658,012.70</text:p>
          </table:table-cell>
          <table:table-cell office:value-type="float" office:value="466.06" table:style-name="ce68">
            <text:p>466,0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605" table:style-name="ce1">
            <text:p>228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24-0</text:p>
          </table:table-cell>
          <table:table-cell table:number-columns-repeated="16373"/>
        </table:table-row>
        <table:table-row table:style-name="ro7">
          <table:table-cell office:value-type="float" office:value="2226" table:style-name="ce1">
            <text:p>2226</text:p>
          </table:table-cell>
          <table:table-cell office:value-type="string" table:style-name="ce67">
            <text:p><text:s/>658,172.70</text:p>
          </table:table-cell>
          <table:table-cell office:value-type="float" office:value="160" table:style-name="ce68">
            <text:p>1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705" table:style-name="ce1">
            <text:p>228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26-0</text:p>
          </table:table-cell>
          <table:table-cell table:number-columns-repeated="16373"/>
        </table:table-row>
        <table:table-row table:style-name="ro7">
          <table:table-cell office:value-type="float" office:value="2227" table:style-name="ce1">
            <text:p>2227</text:p>
          </table:table-cell>
          <table:table-cell office:value-type="string" table:style-name="ce67">
            <text:p><text:s/>666,854.57</text:p>
          </table:table-cell>
          <table:table-cell office:value-type="float" office:value="8681.8700000000008" table:style-name="ce68">
            <text:p>8.681,8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805" table:style-name="ce1">
            <text:p>2378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25-0</text:p>
          </table:table-cell>
          <table:table-cell table:number-columns-repeated="16373"/>
        </table:table-row>
        <table:table-row table:style-name="ro7">
          <table:table-cell office:value-type="float" office:value="2228" table:style-name="ce1">
            <text:p>2228</text:p>
          </table:table-cell>
          <table:table-cell office:value-type="string" table:style-name="ce67">
            <text:p><text:s/>668,590.94</text:p>
          </table:table-cell>
          <table:table-cell office:value-type="float" office:value="1736.37" table:style-name="ce68">
            <text:p>1.736,3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905" table:style-name="ce1">
            <text:p>2379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27-0</text:p>
          </table:table-cell>
          <table:table-cell table:number-columns-repeated="16373"/>
        </table:table-row>
        <table:table-row table:style-name="ro7">
          <table:table-cell office:value-type="float" office:value="2229" table:style-name="ce1">
            <text:p>2229</text:p>
          </table:table-cell>
          <table:table-cell office:value-type="string" table:style-name="ce67">
            <text:p><text:s/>672,063.69</text:p>
          </table:table-cell>
          <table:table-cell office:value-type="float" office:value="3472.75" table:style-name="ce68">
            <text:p>3.472,7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005" table:style-name="ce1">
            <text:p>2380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29-0</text:p>
          </table:table-cell>
          <table:table-cell table:number-columns-repeated="16373"/>
        </table:table-row>
        <table:table-row table:style-name="ro7">
          <table:table-cell office:value-type="float" office:value="2230" table:style-name="ce1">
            <text:p>2230</text:p>
          </table:table-cell>
          <table:table-cell office:value-type="string" table:style-name="ce67">
            <text:p><text:s/>673,279.15</text:p>
          </table:table-cell>
          <table:table-cell office:value-type="float" office:value="1215.46" table:style-name="ce68">
            <text:p>1.215,4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105" table:style-name="ce1">
            <text:p>2381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31-0</text:p>
          </table:table-cell>
          <table:table-cell table:number-columns-repeated="16373"/>
        </table:table-row>
        <table:table-row table:style-name="ro7">
          <table:table-cell office:value-type="float" office:value="2231" table:style-name="ce1">
            <text:p>2231</text:p>
          </table:table-cell>
          <table:table-cell office:value-type="string" table:style-name="ce67">
            <text:p><text:s/>675,449.62</text:p>
          </table:table-cell>
          <table:table-cell office:value-type="float" office:value="2170.4699999999998" table:style-name="ce68">
            <text:p>2.170,4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205" table:style-name="ce1">
            <text:p>2382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33-0</text:p>
          </table:table-cell>
          <table:table-cell table:number-columns-repeated="16373"/>
        </table:table-row>
        <table:table-row table:style-name="ro7">
          <table:table-cell office:value-type="float" office:value="2232" table:style-name="ce1">
            <text:p>2232</text:p>
          </table:table-cell>
          <table:table-cell office:value-type="string" table:style-name="ce67">
            <text:p><text:s/>679,443.28</text:p>
          </table:table-cell>
          <table:table-cell office:value-type="float" office:value="3993.66" table:style-name="ce68">
            <text:p>3.993,6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305" table:style-name="ce1">
            <text:p>2383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35-0</text:p>
          </table:table-cell>
          <table:table-cell table:number-columns-repeated="16373"/>
        </table:table-row>
        <table:table-row table:style-name="ro7">
          <table:table-cell office:value-type="float" office:value="2233" table:style-name="ce1">
            <text:p>2233</text:p>
          </table:table-cell>
          <table:table-cell office:value-type="string" table:style-name="ce67">
            <text:p><text:s/>686,976.57</text:p>
          </table:table-cell>
          <table:table-cell office:value-type="float" office:value="7533.29" table:style-name="ce68">
            <text:p>7.533,2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405" table:style-name="ce1">
            <text:p>238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37-0</text:p>
          </table:table-cell>
          <table:table-cell table:number-columns-repeated="16373"/>
        </table:table-row>
        <table:table-row table:style-name="ro7">
          <table:table-cell office:value-type="float" office:value="2234" table:style-name="ce1">
            <text:p>2234</text:p>
          </table:table-cell>
          <table:table-cell office:value-type="string" table:style-name="ce67">
            <text:p><text:s/>687,491.04</text:p>
          </table:table-cell>
          <table:table-cell office:value-type="float" office:value="514.47" table:style-name="ce68">
            <text:p>514,4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505" table:style-name="ce1">
            <text:p>238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39-0</text:p>
          </table:table-cell>
          <table:table-cell table:number-columns-repeated="16373"/>
        </table:table-row>
        <table:table-row table:style-name="ro7">
          <table:table-cell office:value-type="float" office:value="2235" table:style-name="ce1">
            <text:p>2235</text:p>
          </table:table-cell>
          <table:table-cell office:value-type="string" table:style-name="ce67">
            <text:p><text:s/>687,629.04</text:p>
          </table:table-cell>
          <table:table-cell office:value-type="float" office:value="138" table:style-name="ce68">
            <text:p>13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105" table:style-name="ce1">
            <text:p>2351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95-0</text:p>
          </table:table-cell>
          <table:table-cell table:number-columns-repeated="16373"/>
        </table:table-row>
        <table:table-row table:style-name="ro7">
          <table:table-cell office:value-type="float" office:value="2236" table:style-name="ce1">
            <text:p>2236</text:p>
          </table:table-cell>
          <table:table-cell office:value-type="string" table:style-name="ce67">
            <text:p><text:s/>689,229.04</text:p>
          </table:table-cell>
          <table:table-cell office:value-type="float" office:value="1600" table:style-name="ce68">
            <text:p>1.6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405" table:style-name="ce1">
            <text:p>235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40-0</text:p>
          </table:table-cell>
          <table:table-cell table:number-columns-repeated="16373"/>
        </table:table-row>
        <table:table-row table:style-name="ro7">
          <table:table-cell office:value-type="float" office:value="2237" table:style-name="ce1">
            <text:p>2237</text:p>
          </table:table-cell>
          <table:table-cell office:value-type="string" table:style-name="ce67">
            <text:p><text:s/>690,909.04</text:p>
          </table:table-cell>
          <table:table-cell office:value-type="float" office:value="1680" table:style-name="ce68">
            <text:p>1.68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505" table:style-name="ce1">
            <text:p>235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42-0</text:p>
          </table:table-cell>
          <table:table-cell table:number-columns-repeated="16373"/>
        </table:table-row>
        <table:table-row table:style-name="ro7">
          <table:table-cell office:value-type="float" office:value="2238" table:style-name="ce1">
            <text:p>2238</text:p>
          </table:table-cell>
          <table:table-cell office:value-type="string" table:style-name="ce67">
            <text:p><text:s/>692,589.04</text:p>
          </table:table-cell>
          <table:table-cell office:value-type="float" office:value="1680" table:style-name="ce68">
            <text:p>1.68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705" table:style-name="ce1">
            <text:p>235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44-0</text:p>
          </table:table-cell>
          <table:table-cell table:number-columns-repeated="16373"/>
        </table:table-row>
        <table:table-row table:style-name="ro7">
          <table:table-cell office:value-type="float" office:value="2239" table:style-name="ce1">
            <text:p>2239</text:p>
          </table:table-cell>
          <table:table-cell office:value-type="string" table:style-name="ce67">
            <text:p><text:s/>693,132.45</text:p>
          </table:table-cell>
          <table:table-cell office:value-type="float" office:value="543.41" table:style-name="ce68">
            <text:p>543,4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705" table:style-name="ce1">
            <text:p>236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46-0</text:p>
          </table:table-cell>
          <table:table-cell table:number-columns-repeated="16373"/>
        </table:table-row>
        <table:table-row table:style-name="ro7">
          <table:table-cell office:value-type="float" office:value="2240" table:style-name="ce1">
            <text:p>2240</text:p>
          </table:table-cell>
          <table:table-cell office:value-type="string" table:style-name="ce67">
            <text:p><text:s/>693,144.97</text:p>
          </table:table-cell>
          <table:table-cell office:value-type="float" office:value="12.52" table:style-name="ce68">
            <text:p>12,5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805" table:style-name="ce1">
            <text:p>2368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05-0</text:p>
          </table:table-cell>
          <table:table-cell table:number-columns-repeated="16373"/>
        </table:table-row>
        <table:table-row table:style-name="ro7">
          <table:table-cell office:value-type="float" office:value="2241" table:style-name="ce1">
            <text:p>2241</text:p>
          </table:table-cell>
          <table:table-cell office:value-type="string" table:style-name="ce67">
            <text:p><text:s/>694,120.95</text:p>
          </table:table-cell>
          <table:table-cell office:value-type="float" office:value="975.98" table:style-name="ce68">
            <text:p>975,9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905" table:style-name="ce1">
            <text:p>2369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07-0</text:p>
          </table:table-cell>
          <table:table-cell table:number-columns-repeated="16373"/>
        </table:table-row>
        <table:table-row table:style-name="ro7">
          <table:table-cell office:value-type="float" office:value="2242" table:style-name="ce1">
            <text:p>2242</text:p>
          </table:table-cell>
          <table:table-cell office:value-type="string" table:style-name="ce67">
            <text:p><text:s/>694,177.81</text:p>
          </table:table-cell>
          <table:table-cell office:value-type="float" office:value="56.86" table:style-name="ce68">
            <text:p>56,8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305" table:style-name="ce1">
            <text:p>2293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51-0</text:p>
          </table:table-cell>
          <table:table-cell table:number-columns-repeated="16373"/>
        </table:table-row>
        <table:table-row table:style-name="ro7">
          <table:table-cell office:value-type="float" office:value="2243" table:style-name="ce1">
            <text:p>2243</text:p>
          </table:table-cell>
          <table:table-cell office:value-type="string" table:style-name="ce67">
            <text:p><text:s/>696,313.81</text:p>
          </table:table-cell>
          <table:table-cell office:value-type="float" office:value="2136" table:style-name="ce68">
            <text:p>2.136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405" table:style-name="ce1">
            <text:p>229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53-0</text:p>
          </table:table-cell>
          <table:table-cell table:number-columns-repeated="16373"/>
        </table:table-row>
        <table:table-row table:style-name="ro7">
          <table:table-cell office:value-type="float" office:value="2244" table:style-name="ce1">
            <text:p>2244</text:p>
          </table:table-cell>
          <table:table-cell office:value-type="string" table:style-name="ce67">
            <text:p><text:s/>696,329.60</text:p>
          </table:table-cell>
          <table:table-cell office:value-type="float" office:value="15.79" table:style-name="ce68">
            <text:p>15,7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505" table:style-name="ce1">
            <text:p>229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55-0</text:p>
          </table:table-cell>
          <table:table-cell table:number-columns-repeated="16373"/>
        </table:table-row>
        <table:table-row table:style-name="ro7">
          <table:table-cell office:value-type="float" office:value="2245" table:style-name="ce1">
            <text:p>2245</text:p>
          </table:table-cell>
          <table:table-cell office:value-type="string" table:style-name="ce67">
            <text:p><text:s/>696,343.79</text:p>
          </table:table-cell>
          <table:table-cell office:value-type="float" office:value="14.19" table:style-name="ce68">
            <text:p>14,1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605" table:style-name="ce1">
            <text:p>229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28-0</text:p>
          </table:table-cell>
          <table:table-cell table:number-columns-repeated="16373"/>
        </table:table-row>
        <table:table-row table:style-name="ro7">
          <table:table-cell office:value-type="float" office:value="2246" table:style-name="ce1">
            <text:p>2246</text:p>
          </table:table-cell>
          <table:table-cell office:value-type="string" table:style-name="ce67">
            <text:p><text:s/>698,141.39</text:p>
          </table:table-cell>
          <table:table-cell office:value-type="float" office:value="1797.6" table:style-name="ce68">
            <text:p>1.797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705" table:style-name="ce1">
            <text:p>229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57-0</text:p>
          </table:table-cell>
          <table:table-cell table:number-columns-repeated="16373"/>
        </table:table-row>
        <table:table-row table:style-name="ro7">
          <table:table-cell office:value-type="float" office:value="2247" table:style-name="ce1">
            <text:p>2247</text:p>
          </table:table-cell>
          <table:table-cell office:value-type="string" table:style-name="ce67">
            <text:p><text:s/>698,730.79</text:p>
          </table:table-cell>
          <table:table-cell office:value-type="float" office:value="589.4" table:style-name="ce68">
            <text:p>589,4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605" table:style-name="ce1">
            <text:p>237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21-0</text:p>
          </table:table-cell>
          <table:table-cell table:number-columns-repeated="16373"/>
        </table:table-row>
        <table:table-row table:style-name="ro7">
          <table:table-cell office:value-type="float" office:value="2248" table:style-name="ce1">
            <text:p>2248</text:p>
          </table:table-cell>
          <table:table-cell office:value-type="string" table:style-name="ce67">
            <text:p><text:s/>698,856.77</text:p>
          </table:table-cell>
          <table:table-cell office:value-type="float" office:value="125.98" table:style-name="ce68">
            <text:p>125,9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705" table:style-name="ce1">
            <text:p>237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23-0</text:p>
          </table:table-cell>
          <table:table-cell table:number-columns-repeated="16373"/>
        </table:table-row>
        <table:table-row table:style-name="ro7">
          <table:table-cell office:value-type="float" office:value="2249" table:style-name="ce1">
            <text:p>2249</text:p>
          </table:table-cell>
          <table:table-cell office:value-type="string" table:style-name="ce67">
            <text:p><text:s/>705,066.60</text:p>
          </table:table-cell>
          <table:table-cell office:value-type="float" office:value="6209.83" table:style-name="ce68">
            <text:p>6.209,8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205" table:style-name="ce1">
            <text:p>2262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10-0</text:p>
          </table:table-cell>
          <table:table-cell table:number-columns-repeated="16373"/>
        </table:table-row>
        <table:table-row table:style-name="ro7">
          <table:table-cell office:value-type="float" office:value="2250" table:style-name="ce1">
            <text:p>2250</text:p>
          </table:table-cell>
          <table:table-cell office:value-type="string" table:style-name="ce67">
            <text:p><text:s/>706,625.11</text:p>
          </table:table-cell>
          <table:table-cell office:value-type="float" office:value="1558.51" table:style-name="ce68">
            <text:p>1.558,5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305" table:style-name="ce1">
            <text:p>2263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14-0</text:p>
          </table:table-cell>
          <table:table-cell table:number-columns-repeated="16373"/>
        </table:table-row>
        <table:table-row table:style-name="ro7">
          <table:table-cell office:value-type="float" office:value="2251" table:style-name="ce1">
            <text:p>2251</text:p>
          </table:table-cell>
          <table:table-cell office:value-type="string" table:style-name="ce67">
            <text:p><text:s/>707,688.94</text:p>
          </table:table-cell>
          <table:table-cell office:value-type="float" office:value="1063.83" table:style-name="ce68">
            <text:p>1.063,8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005" table:style-name="ce1">
            <text:p>2370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09-0</text:p>
          </table:table-cell>
          <table:table-cell table:number-columns-repeated="16373"/>
        </table:table-row>
        <table:table-row table:style-name="ro7">
          <table:table-cell office:value-type="float" office:value="2252" table:style-name="ce1">
            <text:p>2252</text:p>
          </table:table-cell>
          <table:table-cell office:value-type="string" table:style-name="ce67">
            <text:p><text:s/>708,212.78</text:p>
          </table:table-cell>
          <table:table-cell office:value-type="float" office:value="523.84" table:style-name="ce68">
            <text:p>523,8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105" table:style-name="ce1">
            <text:p>2371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11-0</text:p>
          </table:table-cell>
          <table:table-cell table:number-columns-repeated="16373"/>
        </table:table-row>
        <table:table-row table:style-name="ro7">
          <table:table-cell office:value-type="float" office:value="2253" table:style-name="ce1">
            <text:p>2253</text:p>
          </table:table-cell>
          <table:table-cell office:value-type="string" table:style-name="ce67">
            <text:p><text:s/>719,732.17</text:p>
          </table:table-cell>
          <table:table-cell office:value-type="float" office:value="11519.39" table:style-name="ce68">
            <text:p>11.519,3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205" table:style-name="ce1">
            <text:p>2372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13-0</text:p>
          </table:table-cell>
          <table:table-cell table:number-columns-repeated="16373"/>
        </table:table-row>
        <table:table-row table:style-name="ro7">
          <table:table-cell office:value-type="float" office:value="2254" table:style-name="ce1">
            <text:p>2254</text:p>
          </table:table-cell>
          <table:table-cell office:value-type="string" table:style-name="ce67">
            <text:p><text:s/>724,062.37</text:p>
          </table:table-cell>
          <table:table-cell office:value-type="float" office:value="4330.2" table:style-name="ce68">
            <text:p>4.330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305" table:style-name="ce1">
            <text:p>2373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15-0</text:p>
          </table:table-cell>
          <table:table-cell table:number-columns-repeated="16373"/>
        </table:table-row>
        <table:table-row table:style-name="ro7">
          <table:table-cell office:value-type="float" office:value="2255" table:style-name="ce1">
            <text:p>2255</text:p>
          </table:table-cell>
          <table:table-cell office:value-type="string" table:style-name="ce67">
            <text:p><text:s/>724,211.39</text:p>
          </table:table-cell>
          <table:table-cell office:value-type="float" office:value="149.02000000000001" table:style-name="ce68">
            <text:p>149,0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405" table:style-name="ce1">
            <text:p>237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17-0</text:p>
          </table:table-cell>
          <table:table-cell table:number-columns-repeated="16373"/>
        </table:table-row>
        <table:table-row table:style-name="ro7">
          <table:table-cell office:value-type="float" office:value="2256" table:style-name="ce1">
            <text:p>2256</text:p>
          </table:table-cell>
          <table:table-cell office:value-type="string" table:style-name="ce67">
            <text:p><text:s/>724,403.64</text:p>
          </table:table-cell>
          <table:table-cell office:value-type="float" office:value="192.25" table:style-name="ce68">
            <text:p>192,2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505" table:style-name="ce1">
            <text:p>237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19-0</text:p>
          </table:table-cell>
          <table:table-cell table:number-columns-repeated="16373"/>
        </table:table-row>
        <table:table-row table:style-name="ro7">
          <table:table-cell office:value-type="float" office:value="2257" table:style-name="ce1">
            <text:p>2257</text:p>
          </table:table-cell>
          <table:table-cell office:value-type="string" table:style-name="ce67">
            <text:p><text:s/>724,561.80</text:p>
          </table:table-cell>
          <table:table-cell office:value-type="float" office:value="158.16" table:style-name="ce68">
            <text:p>158,1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605" table:style-name="ce1">
            <text:p>232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34-0</text:p>
          </table:table-cell>
          <table:table-cell table:number-columns-repeated="16373"/>
        </table:table-row>
        <table:table-row table:style-name="ro7">
          <table:table-cell office:value-type="float" office:value="2258" table:style-name="ce1">
            <text:p>2258</text:p>
          </table:table-cell>
          <table:table-cell office:value-type="string" table:style-name="ce67">
            <text:p><text:s/>724,628.13</text:p>
          </table:table-cell>
          <table:table-cell office:value-type="float" office:value="66.33" table:style-name="ce68">
            <text:p>66,3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805" table:style-name="ce1">
            <text:p>2328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87-0</text:p>
          </table:table-cell>
          <table:table-cell table:number-columns-repeated="16373"/>
        </table:table-row>
        <table:table-row table:style-name="ro7">
          <table:table-cell office:value-type="float" office:value="2259" table:style-name="ce1">
            <text:p>2259</text:p>
          </table:table-cell>
          <table:table-cell office:value-type="string" table:style-name="ce67">
            <text:p><text:s/>727,934.70</text:p>
          </table:table-cell>
          <table:table-cell office:value-type="float" office:value="3306.57" table:style-name="ce68">
            <text:p>3.306,5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505" table:style-name="ce1">
            <text:p>226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13-0</text:p>
          </table:table-cell>
          <table:table-cell table:number-columns-repeated="16373"/>
        </table:table-row>
        <table:table-row table:style-name="ro7">
          <table:table-cell office:value-type="float" office:value="2260" table:style-name="ce1">
            <text:p>2260</text:p>
          </table:table-cell>
          <table:table-cell office:value-type="string" table:style-name="ce67">
            <text:p><text:s/>728,183.96</text:p>
          </table:table-cell>
          <table:table-cell office:value-type="float" office:value="249.26" table:style-name="ce68">
            <text:p>249,2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005" table:style-name="ce1">
            <text:p>2310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73-0</text:p>
          </table:table-cell>
          <table:table-cell table:number-columns-repeated="16373"/>
        </table:table-row>
        <table:table-row table:style-name="ro7">
          <table:table-cell office:value-type="float" office:value="2261" table:style-name="ce1">
            <text:p>2261</text:p>
          </table:table-cell>
          <table:table-cell office:value-type="string" table:style-name="ce67">
            <text:p><text:s/>728,319.38</text:p>
          </table:table-cell>
          <table:table-cell office:value-type="float" office:value="135.41999999999999" table:style-name="ce68">
            <text:p>135,4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105" table:style-name="ce1">
            <text:p>2311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75-0</text:p>
          </table:table-cell>
          <table:table-cell table:number-columns-repeated="16373"/>
        </table:table-row>
        <table:table-row table:style-name="ro7">
          <table:table-cell office:value-type="float" office:value="2262" table:style-name="ce1">
            <text:p>2262</text:p>
          </table:table-cell>
          <table:table-cell office:value-type="string" table:style-name="ce67">
            <text:p><text:s/>728,506.88</text:p>
          </table:table-cell>
          <table:table-cell office:value-type="float" office:value="187.5" table:style-name="ce68">
            <text:p>187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205" table:style-name="ce1">
            <text:p>2312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77-0</text:p>
          </table:table-cell>
          <table:table-cell table:number-columns-repeated="16373"/>
        </table:table-row>
        <table:table-row table:style-name="ro7">
          <table:table-cell office:value-type="float" office:value="2263" table:style-name="ce1">
            <text:p>2263</text:p>
          </table:table-cell>
          <table:table-cell office:value-type="string" table:style-name="ce67">
            <text:p><text:s/>729,558.81</text:p>
          </table:table-cell>
          <table:table-cell office:value-type="float" office:value="1051.93" table:style-name="ce68">
            <text:p>1.051,9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305" table:style-name="ce1">
            <text:p>2313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79-0</text:p>
          </table:table-cell>
          <table:table-cell table:number-columns-repeated="16373"/>
        </table:table-row>
        <table:table-row table:style-name="ro7">
          <table:table-cell office:value-type="float" office:value="2264" table:style-name="ce1">
            <text:p>2264</text:p>
          </table:table-cell>
          <table:table-cell office:value-type="string" table:style-name="ce67">
            <text:p><text:s/>730,422.54</text:p>
          </table:table-cell>
          <table:table-cell office:value-type="float" office:value="863.73" table:style-name="ce68">
            <text:p>863,7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405" table:style-name="ce1">
            <text:p>230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61-0</text:p>
          </table:table-cell>
          <table:table-cell table:number-columns-repeated="16373"/>
        </table:table-row>
        <table:table-row table:style-name="ro7">
          <table:table-cell office:value-type="float" office:value="2265" table:style-name="ce1">
            <text:p>2265</text:p>
          </table:table-cell>
          <table:table-cell office:value-type="string" table:style-name="ce67">
            <text:p><text:s/>730,952.38</text:p>
          </table:table-cell>
          <table:table-cell office:value-type="float" office:value="529.84" table:style-name="ce68">
            <text:p>529,8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505" table:style-name="ce1">
            <text:p>230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63-0</text:p>
          </table:table-cell>
          <table:table-cell table:number-columns-repeated="16373"/>
        </table:table-row>
        <table:table-row table:style-name="ro7">
          <table:table-cell office:value-type="float" office:value="2266" table:style-name="ce1">
            <text:p>2266</text:p>
          </table:table-cell>
          <table:table-cell office:value-type="string" table:style-name="ce67">
            <text:p><text:s/>731,133.83</text:p>
          </table:table-cell>
          <table:table-cell office:value-type="float" office:value="181.45" table:style-name="ce68">
            <text:p>181,4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605" table:style-name="ce1">
            <text:p>230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65-0</text:p>
          </table:table-cell>
          <table:table-cell table:number-columns-repeated="16373"/>
        </table:table-row>
        <table:table-row table:style-name="ro7">
          <table:table-cell office:value-type="float" office:value="2267" table:style-name="ce1">
            <text:p>2267</text:p>
          </table:table-cell>
          <table:table-cell office:value-type="string" table:style-name="ce67">
            <text:p><text:s/>731,285.03</text:p>
          </table:table-cell>
          <table:table-cell office:value-type="float" office:value="151.19999999999999" table:style-name="ce68">
            <text:p>151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705" table:style-name="ce1">
            <text:p>230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67-0</text:p>
          </table:table-cell>
          <table:table-cell table:number-columns-repeated="16373"/>
        </table:table-row>
        <table:table-row table:style-name="ro7">
          <table:table-cell office:value-type="float" office:value="2268" table:style-name="ce1">
            <text:p>2268</text:p>
          </table:table-cell>
          <table:table-cell office:value-type="string" table:style-name="ce67">
            <text:p><text:s/>731,867.64</text:p>
          </table:table-cell>
          <table:table-cell office:value-type="float" office:value="582.61" table:style-name="ce68">
            <text:p>582,6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805" table:style-name="ce1">
            <text:p>2308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69-0</text:p>
          </table:table-cell>
          <table:table-cell table:number-columns-repeated="16373"/>
        </table:table-row>
        <table:table-row table:style-name="ro7">
          <table:table-cell office:value-type="float" office:value="2269" table:style-name="ce1">
            <text:p>2269</text:p>
          </table:table-cell>
          <table:table-cell office:value-type="string" table:style-name="ce67">
            <text:p><text:s/>731,933.87</text:p>
          </table:table-cell>
          <table:table-cell office:value-type="float" office:value="66.23" table:style-name="ce68">
            <text:p>66,2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905" table:style-name="ce1">
            <text:p>2309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71-0</text:p>
          </table:table-cell>
          <table:table-cell table:number-columns-repeated="16373"/>
        </table:table-row>
        <table:table-row table:style-name="ro7">
          <table:table-cell office:value-type="float" office:value="2270" table:style-name="ce1">
            <text:p>2270</text:p>
          </table:table-cell>
          <table:table-cell office:value-type="string" table:style-name="ce67">
            <text:p><text:s/>731,938.99</text:p>
          </table:table-cell>
          <table:table-cell office:value-type="float" office:value="5.12" table:style-name="ce68">
            <text:p>5,1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905" table:style-name="ce1">
            <text:p>2419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77-0</text:p>
          </table:table-cell>
          <table:table-cell table:number-columns-repeated="16373"/>
        </table:table-row>
        <table:table-row table:style-name="ro7">
          <table:table-cell office:value-type="float" office:value="2271" table:style-name="ce1">
            <text:p>2271</text:p>
          </table:table-cell>
          <table:table-cell office:value-type="string" table:style-name="ce67">
            <text:p><text:s/>732,043.70</text:p>
          </table:table-cell>
          <table:table-cell office:value-type="float" office:value="104.71" table:style-name="ce68">
            <text:p>104,7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005" table:style-name="ce1">
            <text:p>2420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79-0</text:p>
          </table:table-cell>
          <table:table-cell table:number-columns-repeated="16373"/>
        </table:table-row>
        <table:table-row table:style-name="ro7">
          <table:table-cell office:value-type="float" office:value="2272" table:style-name="ce1">
            <text:p>2272</text:p>
          </table:table-cell>
          <table:table-cell office:value-type="string" table:style-name="ce67">
            <text:p><text:s/>734,719.15</text:p>
          </table:table-cell>
          <table:table-cell office:value-type="float" office:value="2675.45" table:style-name="ce68">
            <text:p>2.675,4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105" table:style-name="ce1">
            <text:p>2421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81-0</text:p>
          </table:table-cell>
          <table:table-cell table:number-columns-repeated="16373"/>
        </table:table-row>
        <table:table-row table:style-name="ro7">
          <table:table-cell office:value-type="float" office:value="2273" table:style-name="ce1">
            <text:p>2273</text:p>
          </table:table-cell>
          <table:table-cell office:value-type="string" table:style-name="ce67">
            <text:p><text:s/>735,041.47</text:p>
          </table:table-cell>
          <table:table-cell office:value-type="float" office:value="322.32" table:style-name="ce68">
            <text:p>322,3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205" table:style-name="ce1">
            <text:p>2422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83-0</text:p>
          </table:table-cell>
          <table:table-cell table:number-columns-repeated="16373"/>
        </table:table-row>
        <table:table-row table:style-name="ro7">
          <table:table-cell office:value-type="float" office:value="2274" table:style-name="ce1">
            <text:p>2274</text:p>
          </table:table-cell>
          <table:table-cell office:value-type="string" table:style-name="ce67">
            <text:p><text:s/>735,948.26</text:p>
          </table:table-cell>
          <table:table-cell office:value-type="float" office:value="906.79" table:style-name="ce68">
            <text:p>906,7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405" table:style-name="ce1">
            <text:p>242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85-0</text:p>
          </table:table-cell>
          <table:table-cell table:number-columns-repeated="16373"/>
        </table:table-row>
        <table:table-row table:style-name="ro7">
          <table:table-cell office:value-type="float" office:value="2275" table:style-name="ce1">
            <text:p>2275</text:p>
          </table:table-cell>
          <table:table-cell office:value-type="string" table:style-name="ce67">
            <text:p><text:s/>736,162.55</text:p>
          </table:table-cell>
          <table:table-cell office:value-type="float" office:value="214.29" table:style-name="ce68">
            <text:p>214,2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105" table:style-name="ce1">
            <text:p>2331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89-0</text:p>
          </table:table-cell>
          <table:table-cell table:number-columns-repeated="16373"/>
        </table:table-row>
        <table:table-row table:style-name="ro7">
          <table:table-cell office:value-type="float" office:value="2276" table:style-name="ce1">
            <text:p>2276</text:p>
          </table:table-cell>
          <table:table-cell office:value-type="string" table:style-name="ce67">
            <text:p><text:s/>739,083.85</text:p>
          </table:table-cell>
          <table:table-cell office:value-type="float" office:value="2921.3" table:style-name="ce68">
            <text:p>2.921,3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205" table:style-name="ce1">
            <text:p>2332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38-0</text:p>
          </table:table-cell>
          <table:table-cell table:number-columns-repeated="16373"/>
        </table:table-row>
        <table:table-row table:style-name="ro7">
          <table:table-cell office:value-type="float" office:value="2277" table:style-name="ce1">
            <text:p>2277</text:p>
          </table:table-cell>
          <table:table-cell office:value-type="string" table:style-name="ce67">
            <text:p><text:s/>739,090.85</text:p>
          </table:table-cell>
          <table:table-cell office:value-type="float" office:value="7" table:style-name="ce68">
            <text:p>7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305" table:style-name="ce1">
            <text:p>2333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91-0</text:p>
          </table:table-cell>
          <table:table-cell table:number-columns-repeated="16373"/>
        </table:table-row>
        <table:table-row table:style-name="ro7">
          <table:table-cell office:value-type="float" office:value="2278" table:style-name="ce1">
            <text:p>2278</text:p>
          </table:table-cell>
          <table:table-cell office:value-type="string" table:style-name="ce67">
            <text:p><text:s/>739,151.44</text:p>
          </table:table-cell>
          <table:table-cell office:value-type="float" office:value="60.59" table:style-name="ce68">
            <text:p>60,5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405" table:style-name="ce1">
            <text:p>233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93-0</text:p>
          </table:table-cell>
          <table:table-cell table:number-columns-repeated="16373"/>
        </table:table-row>
        <table:table-row table:style-name="ro7">
          <table:table-cell office:value-type="float" office:value="2279" table:style-name="ce1">
            <text:p>2279</text:p>
          </table:table-cell>
          <table:table-cell office:value-type="string" table:style-name="ce67">
            <text:p><text:s/>747,244.72</text:p>
          </table:table-cell>
          <table:table-cell office:value-type="float" office:value="8093.28" table:style-name="ce68">
            <text:p>8.093,2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105" table:style-name="ce1">
            <text:p>2261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08-0</text:p>
          </table:table-cell>
          <table:table-cell table:number-columns-repeated="16373"/>
        </table:table-row>
        <table:table-row table:style-name="ro7">
          <table:table-cell office:value-type="float" office:value="2280" table:style-name="ce1">
            <text:p>2280</text:p>
          </table:table-cell>
          <table:table-cell office:value-type="string" table:style-name="ce67">
            <text:p><text:s/>749,454.52</text:p>
          </table:table-cell>
          <table:table-cell office:value-type="float" office:value="2209.8000000000002" table:style-name="ce68">
            <text:p>2.209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505" table:style-name="ce1">
            <text:p>239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59-0</text:p>
          </table:table-cell>
          <table:table-cell table:number-columns-repeated="16373"/>
        </table:table-row>
        <table:table-row table:style-name="ro7">
          <table:table-cell office:value-type="float" office:value="2281" table:style-name="ce1">
            <text:p>2281</text:p>
          </table:table-cell>
          <table:table-cell office:value-type="string" table:style-name="ce67">
            <text:p><text:s/>749,525.95</text:p>
          </table:table-cell>
          <table:table-cell office:value-type="float" office:value="71.430000000000007" table:style-name="ce68">
            <text:p>71,4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605" table:style-name="ce1">
            <text:p>239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61-0</text:p>
          </table:table-cell>
          <table:table-cell table:number-columns-repeated="16373"/>
        </table:table-row>
        <table:table-row table:style-name="ro7">
          <table:table-cell office:value-type="float" office:value="2282" table:style-name="ce1">
            <text:p>2282</text:p>
          </table:table-cell>
          <table:table-cell office:value-type="string" table:style-name="ce67">
            <text:p><text:s/>753,181.66</text:p>
          </table:table-cell>
          <table:table-cell office:value-type="float" office:value="3655.71" table:style-name="ce68">
            <text:p>3.655,7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705" table:style-name="ce1">
            <text:p>239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63-0</text:p>
          </table:table-cell>
          <table:table-cell table:number-columns-repeated="16373"/>
        </table:table-row>
        <table:table-row table:style-name="ro7">
          <table:table-cell office:value-type="float" office:value="2283" table:style-name="ce1">
            <text:p>2283</text:p>
          </table:table-cell>
          <table:table-cell office:value-type="string" table:style-name="ce67">
            <text:p><text:s/>753,253.69</text:p>
          </table:table-cell>
          <table:table-cell office:value-type="float" office:value="72.03" table:style-name="ce68">
            <text:p>72,0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605" table:style-name="ce1">
            <text:p>227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29-0</text:p>
          </table:table-cell>
          <table:table-cell table:number-columns-repeated="16373"/>
        </table:table-row>
        <table:table-row table:style-name="ro7">
          <table:table-cell office:value-type="float" office:value="2284" table:style-name="ce1">
            <text:p>2284</text:p>
          </table:table-cell>
          <table:table-cell office:value-type="string" table:style-name="ce67">
            <text:p><text:s/>754,096.42</text:p>
          </table:table-cell>
          <table:table-cell office:value-type="float" office:value="842.73" table:style-name="ce68">
            <text:p>842,7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4605" table:style-name="ce1">
            <text:p>224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01-0</text:p>
          </table:table-cell>
          <table:table-cell table:number-columns-repeated="16373"/>
        </table:table-row>
        <table:table-row table:style-name="ro7">
          <table:table-cell office:value-type="float" office:value="2285" table:style-name="ce1">
            <text:p>2285</text:p>
          </table:table-cell>
          <table:table-cell office:value-type="string" table:style-name="ce67">
            <text:p><text:s/>757,296.95</text:p>
          </table:table-cell>
          <table:table-cell office:value-type="float" office:value="3200.53" table:style-name="ce68">
            <text:p>3.200,5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4705" table:style-name="ce1">
            <text:p>224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03-0</text:p>
          </table:table-cell>
          <table:table-cell table:number-columns-repeated="16373"/>
        </table:table-row>
        <table:table-row table:style-name="ro7">
          <table:table-cell office:value-type="float" office:value="2286" table:style-name="ce1">
            <text:p>2286</text:p>
          </table:table-cell>
          <table:table-cell office:value-type="string" table:style-name="ce67">
            <text:p><text:s/>758,119.46</text:p>
          </table:table-cell>
          <table:table-cell office:value-type="float" office:value="822.51" table:style-name="ce68">
            <text:p>822,5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5405" table:style-name="ce1">
            <text:p>225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05-0</text:p>
          </table:table-cell>
          <table:table-cell table:number-columns-repeated="16373"/>
        </table:table-row>
        <table:table-row table:style-name="ro7">
          <table:table-cell office:value-type="float" office:value="2287" table:style-name="ce1">
            <text:p>2287</text:p>
          </table:table-cell>
          <table:table-cell office:value-type="string" table:style-name="ce67">
            <text:p><text:s/>760,151.53</text:p>
          </table:table-cell>
          <table:table-cell office:value-type="float" office:value="2032.07" table:style-name="ce68">
            <text:p>2.032,0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405" table:style-name="ce1">
            <text:p>231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81-0</text:p>
          </table:table-cell>
          <table:table-cell table:number-columns-repeated="16373"/>
        </table:table-row>
        <table:table-row table:style-name="ro7">
          <table:table-cell office:value-type="float" office:value="2288" table:style-name="ce1">
            <text:p>2288</text:p>
          </table:table-cell>
          <table:table-cell office:value-type="string" table:style-name="ce67">
            <text:p><text:s/>761,103.48</text:p>
          </table:table-cell>
          <table:table-cell office:value-type="float" office:value="951.95" table:style-name="ce68">
            <text:p>951,9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505" table:style-name="ce1">
            <text:p>231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83-0</text:p>
          </table:table-cell>
          <table:table-cell table:number-columns-repeated="16373"/>
        </table:table-row>
        <table:table-row table:style-name="ro7">
          <table:table-cell office:value-type="float" office:value="2289" table:style-name="ce1">
            <text:p>2289</text:p>
          </table:table-cell>
          <table:table-cell office:value-type="string" table:style-name="ce67">
            <text:p><text:s/>760,273.14</text:p>
          </table:table-cell>
          <table:table-cell office:value-type="float" office:value="0" table:style-name="ce68">
            <text:p>-<text:s/></text:p>
          </table:table-cell>
          <table:table-cell office:value-type="float" office:value="830.34" table:style-name="ce68">
            <text:p>830,3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505" table:style-name="ce1">
            <text:p>232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1D 232505-0</text:p>
          </table:table-cell>
          <table:table-cell table:number-columns-repeated="16373"/>
        </table:table-row>
        <table:table-row table:style-name="ro7">
          <table:table-cell office:value-type="float" office:value="2290" table:style-name="ce1">
            <text:p>2290</text:p>
          </table:table-cell>
          <table:table-cell office:value-type="string" table:style-name="ce67">
            <text:p><text:s/>760,375.95</text:p>
          </table:table-cell>
          <table:table-cell office:value-type="float" office:value="102.81" table:style-name="ce68">
            <text:p>102,8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605" table:style-name="ce1">
            <text:p>226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15-0</text:p>
          </table:table-cell>
          <table:table-cell table:number-columns-repeated="16373"/>
        </table:table-row>
        <table:table-row table:style-name="ro7">
          <table:table-cell office:value-type="float" office:value="2291" table:style-name="ce1">
            <text:p>2291</text:p>
          </table:table-cell>
          <table:table-cell office:value-type="string" table:style-name="ce67">
            <text:p><text:s/>765,254.22</text:p>
          </table:table-cell>
          <table:table-cell office:value-type="float" office:value="4878.2700000000004" table:style-name="ce68">
            <text:p>4.878,2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705" table:style-name="ce1">
            <text:p>226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17-0</text:p>
          </table:table-cell>
          <table:table-cell table:number-columns-repeated="16373"/>
        </table:table-row>
        <table:table-row table:style-name="ro7">
          <table:table-cell office:value-type="float" office:value="2292" table:style-name="ce1">
            <text:p>2292</text:p>
          </table:table-cell>
          <table:table-cell office:value-type="string" table:style-name="ce67">
            <text:p><text:s/>765,303.78</text:p>
          </table:table-cell>
          <table:table-cell office:value-type="float" office:value="49.56" table:style-name="ce68">
            <text:p>49,5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805" table:style-name="ce1">
            <text:p>2268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19-0</text:p>
          </table:table-cell>
          <table:table-cell table:number-columns-repeated="16373"/>
        </table:table-row>
        <table:table-row table:style-name="ro7">
          <table:table-cell office:value-type="float" office:value="2293" table:style-name="ce1">
            <text:p>2293</text:p>
          </table:table-cell>
          <table:table-cell office:value-type="string" table:style-name="ce67">
            <text:p><text:s/>765,733.29</text:p>
          </table:table-cell>
          <table:table-cell office:value-type="float" office:value="429.51" table:style-name="ce68">
            <text:p>429,5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105" table:style-name="ce1">
            <text:p>2361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97-0</text:p>
          </table:table-cell>
          <table:table-cell table:number-columns-repeated="16373"/>
        </table:table-row>
        <table:table-row table:style-name="ro7">
          <table:table-cell office:value-type="float" office:value="2294" table:style-name="ce1">
            <text:p>2294</text:p>
          </table:table-cell>
          <table:table-cell office:value-type="string" table:style-name="ce67">
            <text:p><text:s/>766,448.76</text:p>
          </table:table-cell>
          <table:table-cell office:value-type="float" office:value="715.47" table:style-name="ce68">
            <text:p>715,4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405" table:style-name="ce1">
            <text:p>236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99-0</text:p>
          </table:table-cell>
          <table:table-cell table:number-columns-repeated="16373"/>
        </table:table-row>
        <table:table-row table:style-name="ro7">
          <table:table-cell office:value-type="float" office:value="2295" table:style-name="ce1">
            <text:p>2295</text:p>
          </table:table-cell>
          <table:table-cell office:value-type="string" table:style-name="ce67">
            <text:p><text:s/>768,365.80</text:p>
          </table:table-cell>
          <table:table-cell office:value-type="float" office:value="1917.04" table:style-name="ce68">
            <text:p>1.917,0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505" table:style-name="ce1">
            <text:p>236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01-0</text:p>
          </table:table-cell>
          <table:table-cell table:number-columns-repeated="16373"/>
        </table:table-row>
        <table:table-row table:style-name="ro7">
          <table:table-cell office:value-type="float" office:value="2296" table:style-name="ce1">
            <text:p>2296</text:p>
          </table:table-cell>
          <table:table-cell office:value-type="string" table:style-name="ce67">
            <text:p><text:s/>771,952.53</text:p>
          </table:table-cell>
          <table:table-cell office:value-type="float" office:value="3586.73" table:style-name="ce68">
            <text:p>3.586,7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605" table:style-name="ce1">
            <text:p>236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03-0</text:p>
          </table:table-cell>
          <table:table-cell table:number-columns-repeated="16373"/>
        </table:table-row>
        <table:table-row table:style-name="ro7">
          <table:table-cell office:value-type="float" office:value="2297" table:style-name="ce1">
            <text:p>2297</text:p>
          </table:table-cell>
          <table:table-cell office:value-type="string" table:style-name="ce67">
            <text:p><text:s/>772,748.43</text:p>
          </table:table-cell>
          <table:table-cell office:value-type="float" office:value="795.9" table:style-name="ce68">
            <text:p>795,9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505" table:style-name="ce1">
            <text:p>242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87-0</text:p>
          </table:table-cell>
          <table:table-cell table:number-columns-repeated="16373"/>
        </table:table-row>
        <table:table-row table:style-name="ro7">
          <table:table-cell office:value-type="float" office:value="2298" table:style-name="ce1">
            <text:p>2298</text:p>
          </table:table-cell>
          <table:table-cell office:value-type="string" table:style-name="ce67">
            <text:p><text:s/>775,021.44</text:p>
          </table:table-cell>
          <table:table-cell office:value-type="float" office:value="2273.0100000000002" table:style-name="ce68">
            <text:p>2.273,0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605" table:style-name="ce1">
            <text:p>242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89-0</text:p>
          </table:table-cell>
          <table:table-cell table:number-columns-repeated="16373"/>
        </table:table-row>
        <table:table-row table:style-name="ro7">
          <table:table-cell office:value-type="float" office:value="2299" table:style-name="ce1">
            <text:p>2299</text:p>
          </table:table-cell>
          <table:table-cell office:value-type="string" table:style-name="ce67">
            <text:p><text:s/>775,316.42</text:p>
          </table:table-cell>
          <table:table-cell office:value-type="float" office:value="294.98" table:style-name="ce68">
            <text:p>294,9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705" table:style-name="ce1">
            <text:p>242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91-0</text:p>
          </table:table-cell>
          <table:table-cell table:number-columns-repeated="16373"/>
        </table:table-row>
        <table:table-row table:style-name="ro7">
          <table:table-cell office:value-type="float" office:value="2300" table:style-name="ce1">
            <text:p>2300</text:p>
          </table:table-cell>
          <table:table-cell office:value-type="string" table:style-name="ce67">
            <text:p><text:s/>775,456.54</text:p>
          </table:table-cell>
          <table:table-cell office:value-type="float" office:value="140.12" table:style-name="ce68">
            <text:p>140,1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105" table:style-name="ce1">
            <text:p>2411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67-0</text:p>
          </table:table-cell>
          <table:table-cell table:number-columns-repeated="16373"/>
        </table:table-row>
        <table:table-row table:style-name="ro7">
          <table:table-cell office:value-type="float" office:value="2301" table:style-name="ce1">
            <text:p>2301</text:p>
          </table:table-cell>
          <table:table-cell office:value-type="string" table:style-name="ce67">
            <text:p><text:s/>781,759.61</text:p>
          </table:table-cell>
          <table:table-cell office:value-type="float" office:value="6303.07" table:style-name="ce68">
            <text:p>6.303,0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205" table:style-name="ce1">
            <text:p>2412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69-0</text:p>
          </table:table-cell>
          <table:table-cell table:number-columns-repeated="16373"/>
        </table:table-row>
        <table:table-row table:style-name="ro7">
          <table:table-cell office:value-type="float" office:value="2302" table:style-name="ce1">
            <text:p>2302</text:p>
          </table:table-cell>
          <table:table-cell office:value-type="string" table:style-name="ce67">
            <text:p><text:s/>782,366.65</text:p>
          </table:table-cell>
          <table:table-cell office:value-type="float" office:value="607.04" table:style-name="ce68">
            <text:p>607,0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305" table:style-name="ce1">
            <text:p>2413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48-0</text:p>
          </table:table-cell>
          <table:table-cell table:number-columns-repeated="16373"/>
        </table:table-row>
        <table:table-row table:style-name="ro7">
          <table:table-cell office:value-type="float" office:value="2303" table:style-name="ce1">
            <text:p>2303</text:p>
          </table:table-cell>
          <table:table-cell office:value-type="string" table:style-name="ce67">
            <text:p><text:s/>783,327.86</text:p>
          </table:table-cell>
          <table:table-cell office:value-type="float" office:value="961.21" table:style-name="ce68">
            <text:p>961,2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405" table:style-name="ce1">
            <text:p>241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71-0</text:p>
          </table:table-cell>
          <table:table-cell table:number-columns-repeated="16373"/>
        </table:table-row>
        <table:table-row table:style-name="ro7">
          <table:table-cell office:value-type="float" office:value="2304" table:style-name="ce1">
            <text:p>2304</text:p>
          </table:table-cell>
          <table:table-cell office:value-type="string" table:style-name="ce67">
            <text:p><text:s/>784,167.86</text:p>
          </table:table-cell>
          <table:table-cell office:value-type="float" office:value="840" table:style-name="ce68">
            <text:p>84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605" table:style-name="ce1">
            <text:p>2416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50-0</text:p>
          </table:table-cell>
          <table:table-cell table:number-columns-repeated="16373"/>
        </table:table-row>
        <table:table-row table:style-name="ro7">
          <table:table-cell office:value-type="float" office:value="2305" table:style-name="ce1">
            <text:p>2305</text:p>
          </table:table-cell>
          <table:table-cell office:value-type="string" table:style-name="ce67">
            <text:p><text:s/>788,007.86</text:p>
          </table:table-cell>
          <table:table-cell office:value-type="float" office:value="3840" table:style-name="ce68">
            <text:p>3.84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705" table:style-name="ce1">
            <text:p>241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73-0</text:p>
          </table:table-cell>
          <table:table-cell table:number-columns-repeated="16373"/>
        </table:table-row>
        <table:table-row table:style-name="ro7">
          <table:table-cell office:value-type="float" office:value="2306" table:style-name="ce1">
            <text:p>2306</text:p>
          </table:table-cell>
          <table:table-cell office:value-type="string" table:style-name="ce67">
            <text:p><text:s/>792,567.86</text:p>
          </table:table-cell>
          <table:table-cell office:value-type="float" office:value="4560" table:style-name="ce68">
            <text:p>4.5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805" table:style-name="ce1">
            <text:p>2418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75-0</text:p>
          </table:table-cell>
          <table:table-cell table:number-columns-repeated="16373"/>
        </table:table-row>
        <table:table-row table:style-name="ro7">
          <table:table-cell office:value-type="float" office:value="2307" table:style-name="ce1">
            <text:p>2307</text:p>
          </table:table-cell>
          <table:table-cell office:value-type="string" table:style-name="ce67">
            <text:p><text:s/>792,720.28</text:p>
          </table:table-cell>
          <table:table-cell office:value-type="float" office:value="152.41999999999999" table:style-name="ce68">
            <text:p>152,4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705" table:style-name="ce1">
            <text:p>245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95-0</text:p>
          </table:table-cell>
          <table:table-cell table:number-columns-repeated="16373"/>
        </table:table-row>
        <table:table-row table:style-name="ro7">
          <table:table-cell office:value-type="float" office:value="2308" table:style-name="ce1">
            <text:p>2308</text:p>
          </table:table-cell>
          <table:table-cell office:value-type="string" table:style-name="ce67">
            <text:p><text:s/>794,785.19</text:p>
          </table:table-cell>
          <table:table-cell office:value-type="float" office:value="2064.91" table:style-name="ce68">
            <text:p>2.064,9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005" table:style-name="ce1">
            <text:p>2330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36-0</text:p>
          </table:table-cell>
          <table:table-cell table:number-columns-repeated="16373"/>
        </table:table-row>
        <table:table-row table:style-name="ro7">
          <table:table-cell office:value-type="float" office:value="2309" table:style-name="ce1">
            <text:p>2309</text:p>
          </table:table-cell>
          <table:table-cell office:value-type="string" table:style-name="ce67">
            <text:p><text:s/>795,135.50</text:p>
          </table:table-cell>
          <table:table-cell office:value-type="float" office:value="350.31" table:style-name="ce68">
            <text:p>350,3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005" table:style-name="ce1">
            <text:p>2410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65-0</text:p>
          </table:table-cell>
          <table:table-cell table:number-columns-repeated="16373"/>
        </table:table-row>
        <table:table-row table:style-name="ro7">
          <table:table-cell office:value-type="float" office:value="2310" table:style-name="ce1">
            <text:p>2310</text:p>
          </table:table-cell>
          <table:table-cell office:value-type="string" table:style-name="ce67">
            <text:p><text:s/>795,388.54</text:p>
          </table:table-cell>
          <table:table-cell office:value-type="float" office:value="253.04" table:style-name="ce68">
            <text:p>253,0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805" table:style-name="ce1">
            <text:p>2298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59-0</text:p>
          </table:table-cell>
          <table:table-cell table:number-columns-repeated="16373"/>
        </table:table-row>
        <table:table-row table:style-name="ro7">
          <table:table-cell office:value-type="float" office:value="2311" table:style-name="ce1">
            <text:p>2311</text:p>
          </table:table-cell>
          <table:table-cell office:value-type="string" table:style-name="ce67">
            <text:p><text:s/>795,442.54</text:p>
          </table:table-cell>
          <table:table-cell office:value-type="float" office:value="54" table:style-name="ce68">
            <text:p>54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905" table:style-name="ce1">
            <text:p>2299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G 30-0</text:p>
          </table:table-cell>
          <table:table-cell table:number-columns-repeated="16373"/>
        </table:table-row>
        <table:table-row table:style-name="ro7">
          <table:table-cell office:value-type="float" office:value="2312" table:style-name="ce1">
            <text:p>2312</text:p>
          </table:table-cell>
          <table:table-cell office:value-type="string" table:style-name="ce67">
            <text:p><text:s/>798,576.85</text:p>
          </table:table-cell>
          <table:table-cell office:value-type="float" office:value="3134.31" table:style-name="ce68">
            <text:p>3.134,3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405" table:style-name="ce1">
            <text:p>228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37-0</text:p>
          </table:table-cell>
          <table:table-cell table:number-columns-repeated="16373"/>
        </table:table-row>
        <table:table-row table:style-name="ro7">
          <table:table-cell office:value-type="float" office:value="2313" table:style-name="ce1">
            <text:p>2313</text:p>
          </table:table-cell>
          <table:table-cell office:value-type="string" table:style-name="ce67">
            <text:p><text:s/>798,798.88</text:p>
          </table:table-cell>
          <table:table-cell office:value-type="float" office:value="222.03" table:style-name="ce68">
            <text:p>222,0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905" table:style-name="ce1">
            <text:p>2389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47-0</text:p>
          </table:table-cell>
          <table:table-cell table:number-columns-repeated="16373"/>
        </table:table-row>
        <table:table-row table:style-name="ro7">
          <table:table-cell office:value-type="float" office:value="2314" table:style-name="ce1">
            <text:p>2314</text:p>
          </table:table-cell>
          <table:table-cell office:value-type="string" table:style-name="ce67">
            <text:p><text:s/>798,907.68</text:p>
          </table:table-cell>
          <table:table-cell office:value-type="float" office:value="108.8" table:style-name="ce68">
            <text:p>108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005" table:style-name="ce1">
            <text:p>2390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49-0</text:p>
          </table:table-cell>
          <table:table-cell table:number-columns-repeated="16373"/>
        </table:table-row>
        <table:table-row table:style-name="ro7">
          <table:table-cell office:value-type="float" office:value="2315" table:style-name="ce1">
            <text:p>2315</text:p>
          </table:table-cell>
          <table:table-cell office:value-type="string" table:style-name="ce67">
            <text:p><text:s/>799,460.93</text:p>
          </table:table-cell>
          <table:table-cell office:value-type="float" office:value="553.25" table:style-name="ce68">
            <text:p>553,2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105" table:style-name="ce1">
            <text:p>2391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51-0</text:p>
          </table:table-cell>
          <table:table-cell table:number-columns-repeated="16373"/>
        </table:table-row>
        <table:table-row table:style-name="ro7">
          <table:table-cell office:value-type="float" office:value="2316" table:style-name="ce1">
            <text:p>2316</text:p>
          </table:table-cell>
          <table:table-cell office:value-type="string" table:style-name="ce67">
            <text:p><text:s/>808,219.42</text:p>
          </table:table-cell>
          <table:table-cell office:value-type="float" office:value="8758.49" table:style-name="ce68">
            <text:p>8.758,4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205" table:style-name="ce1">
            <text:p>2392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53-0</text:p>
          </table:table-cell>
          <table:table-cell table:number-columns-repeated="16373"/>
        </table:table-row>
        <table:table-row table:style-name="ro7">
          <table:table-cell office:value-type="float" office:value="2317" table:style-name="ce1">
            <text:p>2317</text:p>
          </table:table-cell>
          <table:table-cell office:value-type="string" table:style-name="ce67">
            <text:p><text:s/>810,735.08</text:p>
          </table:table-cell>
          <table:table-cell office:value-type="float" office:value="2515.66" table:style-name="ce68">
            <text:p>2.515,6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305" table:style-name="ce1">
            <text:p>2393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55-0</text:p>
          </table:table-cell>
          <table:table-cell table:number-columns-repeated="16373"/>
        </table:table-row>
        <table:table-row table:style-name="ro7">
          <table:table-cell office:value-type="float" office:value="2318" table:style-name="ce1">
            <text:p>2318</text:p>
          </table:table-cell>
          <table:table-cell office:value-type="string" table:style-name="ce67">
            <text:p><text:s/>811,401.16</text:p>
          </table:table-cell>
          <table:table-cell office:value-type="float" office:value="666.08" table:style-name="ce68">
            <text:p>666,0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405" table:style-name="ce1">
            <text:p>2394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257-0</text:p>
          </table:table-cell>
          <table:table-cell table:number-columns-repeated="16373"/>
        </table:table-row>
        <table:table-row table:style-name="ro7">
          <table:table-cell office:value-type="float" office:value="2319" table:style-name="ce1">
            <text:p>2319</text:p>
          </table:table-cell>
          <table:table-cell office:value-type="string" table:style-name="ce67">
            <text:p><text:s/>811,486.35</text:p>
          </table:table-cell>
          <table:table-cell office:value-type="float" office:value="85.19" table:style-name="ce68">
            <text:p>85,1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705" table:style-name="ce1">
            <text:p>2327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85-0</text:p>
          </table:table-cell>
          <table:table-cell table:number-columns-repeated="16373"/>
        </table:table-row>
        <table:table-row table:style-name="ro7">
          <table:table-cell office:value-type="float" office:value="2320" table:style-name="ce1">
            <text:p>2320</text:p>
          </table:table-cell>
          <table:table-cell office:value-type="string" table:style-name="ce67">
            <text:p><text:s/>814,641.95</text:p>
          </table:table-cell>
          <table:table-cell office:value-type="float" office:value="3155.6" table:style-name="ce68">
            <text:p>3.155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205" table:style-name="ce1">
            <text:p>2282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33-0</text:p>
          </table:table-cell>
          <table:table-cell table:number-columns-repeated="16373"/>
        </table:table-row>
        <table:table-row table:style-name="ro7">
          <table:table-cell office:value-type="float" office:value="2321" table:style-name="ce1">
            <text:p>2321</text:p>
          </table:table-cell>
          <table:table-cell office:value-type="string" table:style-name="ce67">
            <text:p><text:s/>816,535.31</text:p>
          </table:table-cell>
          <table:table-cell office:value-type="float" office:value="1893.36" table:style-name="ce68">
            <text:p>1.893,3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305" table:style-name="ce1">
            <text:p>2283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35-0</text:p>
          </table:table-cell>
          <table:table-cell table:number-columns-repeated="16373"/>
        </table:table-row>
        <table:table-row table:style-name="ro7">
          <table:table-cell office:value-type="float" office:value="2322" table:style-name="ce1">
            <text:p>2322</text:p>
          </table:table-cell>
          <table:table-cell office:value-type="string" table:style-name="ce67">
            <text:p><text:s/>816,777.12</text:p>
          </table:table-cell>
          <table:table-cell office:value-type="float" office:value="241.81" table:style-name="ce68">
            <text:p>241,8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505" table:style-name="ce1">
            <text:p>228505</text:p>
          </table:table-cell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DH 139-0</text:p>
          </table:table-cell>
          <table:table-cell table:number-columns-repeated="16373"/>
        </table:table-row>
        <table:table-row table:style-name="ro7">
          <table:table-cell office:value-type="float" office:value="2323" table:style-name="ce1">
            <text:p>2323</text:p>
          </table:table-cell>
          <table:table-cell office:value-type="string" table:style-name="ce67">
            <text:p><text:s/>817,097.12</text:p>
          </table:table-cell>
          <table:table-cell office:value-type="float" office:value="320" table:style-name="ce68">
            <text:p>32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603" table:style-name="ce1">
            <text:p>3076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3189-001001-VINITALY F# 3189 ALQUILER DE M</text:p>
          </table:table-cell>
          <table:table-cell table:number-columns-repeated="16373"/>
        </table:table-row>
        <table:table-row table:style-name="ro7">
          <table:table-cell office:value-type="float" office:value="2324" table:style-name="ce1">
            <text:p>2324</text:p>
          </table:table-cell>
          <table:table-cell office:value-type="string" table:style-name="ce67">
            <text:p><text:s/>817,497.12</text:p>
          </table:table-cell>
          <table:table-cell office:value-type="float" office:value="400" table:style-name="ce68">
            <text:p>4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503" table:style-name="ce1">
            <text:p>3075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3188-001001-VINITALY F# 3188 ALQUILER DE M</text:p>
          </table:table-cell>
          <table:table-cell table:number-columns-repeated="16373"/>
        </table:table-row>
        <table:table-row table:style-name="ro7">
          <table:table-cell office:value-type="float" office:value="2325" table:style-name="ce1">
            <text:p>2325</text:p>
          </table:table-cell>
          <table:table-cell office:value-type="string" table:style-name="ce67">
            <text:p><text:s/>817,568.55</text:p>
          </table:table-cell>
          <table:table-cell office:value-type="float" office:value="71.430000000000007" table:style-name="ce68">
            <text:p>71,4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203" table:style-name="ce1">
            <text:p>3082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6794-001004-PINTUSARIATO F# 6794 COMPRA 1</text:p>
          </table:table-cell>
          <table:table-cell table:number-columns-repeated="16373"/>
        </table:table-row>
        <table:table-row table:style-name="ro7">
          <table:table-cell office:value-type="float" office:value="2326" table:style-name="ce1">
            <text:p>2326</text:p>
          </table:table-cell>
          <table:table-cell office:value-type="string" table:style-name="ce67">
            <text:p><text:s/>818,181.15</text:p>
          </table:table-cell>
          <table:table-cell office:value-type="float" office:value="612.6" table:style-name="ce68">
            <text:p>612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303" table:style-name="ce1">
            <text:p>3083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9474-001002-COMERC. ORTIZLOFFREDO F# 9474</text:p>
          </table:table-cell>
          <table:table-cell table:number-columns-repeated="16373"/>
        </table:table-row>
        <table:table-row table:style-name="ro7">
          <table:table-cell office:value-type="float" office:value="2327" table:style-name="ce1">
            <text:p>2327</text:p>
          </table:table-cell>
          <table:table-cell office:value-type="string" table:style-name="ce67">
            <text:p><text:s/>818,315.33</text:p>
          </table:table-cell>
          <table:table-cell office:value-type="float" office:value="134.18" table:style-name="ce68">
            <text:p>134,1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403" table:style-name="ce1">
            <text:p>3084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9489-001002-COMERC. ORTIZLOFFREDO F# 9489</text:p>
          </table:table-cell>
          <table:table-cell table:number-columns-repeated="16373"/>
        </table:table-row>
        <table:table-row table:style-name="ro7">
          <table:table-cell office:value-type="float" office:value="2328" table:style-name="ce1">
            <text:p>2328</text:p>
          </table:table-cell>
          <table:table-cell office:value-type="string" table:style-name="ce67">
            <text:p><text:s/>841,705.89</text:p>
          </table:table-cell>
          <table:table-cell office:value-type="float" office:value="23390.560000000001" table:style-name="ce68">
            <text:p>23.390,5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503" table:style-name="ce1">
            <text:p>3085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2130-001001-FACINSER SA F# 2130 TRABAJOS E</text:p>
          </table:table-cell>
          <table:table-cell table:number-columns-repeated="16373"/>
        </table:table-row>
        <table:table-row table:style-name="ro7">
          <table:table-cell office:value-type="float" office:value="2329" table:style-name="ce1">
            <text:p>2329</text:p>
          </table:table-cell>
          <table:table-cell office:value-type="string" table:style-name="ce67">
            <text:p><text:s/>842,085.89</text:p>
          </table:table-cell>
          <table:table-cell office:value-type="float" office:value="380" table:style-name="ce68">
            <text:p>38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603" table:style-name="ce1">
            <text:p>3086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11664-001001-JULIO ANDRADE F# 11664 ALQUILE</text:p>
          </table:table-cell>
          <table:table-cell table:number-columns-repeated="16373"/>
        </table:table-row>
        <table:table-row table:style-name="ro7">
          <table:table-cell office:value-type="float" office:value="2330" table:style-name="ce1">
            <text:p>2330</text:p>
          </table:table-cell>
          <table:table-cell office:value-type="string" table:style-name="ce67">
            <text:p><text:s/>843,348.13</text:p>
          </table:table-cell>
          <table:table-cell office:value-type="float" office:value="1262.24" table:style-name="ce68">
            <text:p>1.262,2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903" table:style-name="ce1">
            <text:p>3079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1209-021001-UCEM F# 1209 COMPRA DE 14M3 HO</text:p>
          </table:table-cell>
          <table:table-cell table:number-columns-repeated="16373"/>
        </table:table-row>
        <table:table-row table:style-name="ro7">
          <table:table-cell office:value-type="float" office:value="2331" table:style-name="ce1">
            <text:p>2331</text:p>
          </table:table-cell>
          <table:table-cell office:value-type="string" table:style-name="ce67">
            <text:p><text:s/>844,108.13</text:p>
          </table:table-cell>
          <table:table-cell office:value-type="float" office:value="760" table:style-name="ce68">
            <text:p>7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703" table:style-name="ce1">
            <text:p>3087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18344-001001-MARCELO NARVAEZ F# 18344 ALQUI</text:p>
          </table:table-cell>
          <table:table-cell table:number-columns-repeated="16373"/>
        </table:table-row>
        <table:table-row table:style-name="ro7">
          <table:table-cell office:value-type="float" office:value="2332" table:style-name="ce1">
            <text:p>2332</text:p>
          </table:table-cell>
          <table:table-cell office:value-type="string" table:style-name="ce67">
            <text:p><text:s/>845,888.03</text:p>
          </table:table-cell>
          <table:table-cell office:value-type="float" office:value="1779.9" table:style-name="ce68">
            <text:p>1.779,9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803" table:style-name="ce1">
            <text:p>3088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0605-001001-SUMBA ORTEGA IVAN F# 605 REPOS</text:p>
          </table:table-cell>
          <table:table-cell table:number-columns-repeated="16373"/>
        </table:table-row>
        <table:table-row table:style-name="ro7">
          <table:table-cell office:value-type="float" office:value="2333" table:style-name="ce1">
            <text:p>2333</text:p>
          </table:table-cell>
          <table:table-cell office:value-type="string" table:style-name="ce67">
            <text:p><text:s/>848,353.02</text:p>
          </table:table-cell>
          <table:table-cell office:value-type="float" office:value="2464.9899999999998" table:style-name="ce68">
            <text:p>2.464,9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103" table:style-name="ce1">
            <text:p>3071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0357-001001-LIGORGURO PABLO F# 357 OC 1759</text:p>
          </table:table-cell>
          <table:table-cell table:number-columns-repeated="16373"/>
        </table:table-row>
        <table:table-row table:style-name="ro7">
          <table:table-cell office:value-type="float" office:value="2334" table:style-name="ce1">
            <text:p>2334</text:p>
          </table:table-cell>
          <table:table-cell office:value-type="string" table:style-name="ce67">
            <text:p><text:s/>848,585.33</text:p>
          </table:table-cell>
          <table:table-cell office:value-type="float" office:value="232.31" table:style-name="ce68">
            <text:p>232,3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202" table:style-name="ce1">
            <text:p>3352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CK 952-0 FRANCISCO LUVER QU :DB -1070987682: REPOS</text:p>
          </table:table-cell>
          <table:table-cell table:number-columns-repeated="16373"/>
        </table:table-row>
        <table:table-row table:style-name="ro7">
          <table:table-cell office:value-type="float" office:value="2335" table:style-name="ce1">
            <text:p>2335</text:p>
          </table:table-cell>
          <table:table-cell office:value-type="string" table:style-name="ce67">
            <text:p><text:s/>848,815.71</text:p>
          </table:table-cell>
          <table:table-cell office:value-type="float" office:value="230.38" table:style-name="ce68">
            <text:p>230,3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402" table:style-name="ce1">
            <text:p>3384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TR 247-0 FRANCISCO LUVER QU :DB -1070987682: FRANC</text:p>
          </table:table-cell>
          <table:table-cell table:number-columns-repeated="16373"/>
        </table:table-row>
        <table:table-row table:style-name="ro7">
          <table:table-cell office:value-type="float" office:value="2336" table:style-name="ce1">
            <text:p>2336</text:p>
          </table:table-cell>
          <table:table-cell office:value-type="string" table:style-name="ce67">
            <text:p><text:s/>849,489.01</text:p>
          </table:table-cell>
          <table:table-cell office:value-type="float" office:value="673.3" table:style-name="ce68">
            <text:p>673,3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502" table:style-name="ce1">
            <text:p>3405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TR 268-0 MORAN MAZZINI DOUG :DB -1070987682: REEMB</text:p>
          </table:table-cell>
          <table:table-cell table:number-columns-repeated="16373"/>
        </table:table-row>
        <table:table-row table:style-name="ro7">
          <table:table-cell office:value-type="float" office:value="2337" table:style-name="ce1">
            <text:p>2337</text:p>
          </table:table-cell>
          <table:table-cell office:value-type="string" table:style-name="ce67">
            <text:p><text:s/>849,588.21</text:p>
          </table:table-cell>
          <table:table-cell office:value-type="float" office:value="99.2" table:style-name="ce68">
            <text:p>99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502" table:style-name="ce1">
            <text:p>3405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TR 268-0 MORAN MAZZINI DOUG :DB -1070987682: REEMB</text:p>
          </table:table-cell>
          <table:table-cell table:number-columns-repeated="16373"/>
        </table:table-row>
        <table:table-row table:style-name="ro7">
          <table:table-cell office:value-type="float" office:value="2338" table:style-name="ce1">
            <text:p>2338</text:p>
          </table:table-cell>
          <table:table-cell office:value-type="string" table:style-name="ce67">
            <text:p><text:s/>849,840.12</text:p>
          </table:table-cell>
          <table:table-cell office:value-type="float" office:value="251.91" table:style-name="ce68">
            <text:p>251,9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502" table:style-name="ce1">
            <text:p>3405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TR 268-0 MORAN MAZZINI DOUG :DB -1070987682: REEMB</text:p>
          </table:table-cell>
          <table:table-cell table:number-columns-repeated="16373"/>
        </table:table-row>
        <table:table-row table:style-name="ro7">
          <table:table-cell office:value-type="float" office:value="2339" table:style-name="ce1">
            <text:p>2339</text:p>
          </table:table-cell>
          <table:table-cell office:value-type="string" table:style-name="ce67">
            <text:p><text:s/>851,004.80</text:p>
          </table:table-cell>
          <table:table-cell office:value-type="float" office:value="1164.68" table:style-name="ce68">
            <text:p>1.164,6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502" table:style-name="ce1">
            <text:p>3405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TR 268-0 MORAN MAZZINI DOUG :DB -1070987682: REEMB</text:p>
          </table:table-cell>
          <table:table-cell table:number-columns-repeated="16373"/>
        </table:table-row>
        <table:table-row table:style-name="ro7">
          <table:table-cell office:value-type="float" office:value="2340" table:style-name="ce1">
            <text:p>2340</text:p>
          </table:table-cell>
          <table:table-cell office:value-type="string" table:style-name="ce67">
            <text:p><text:s/>851,105.29</text:p>
          </table:table-cell>
          <table:table-cell office:value-type="float" office:value="100.49" table:style-name="ce68">
            <text:p>100,4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502" table:style-name="ce1">
            <text:p>3405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TR 268-0 MORAN MAZZINI DOUG :DB -1070987682: REEMB</text:p>
          </table:table-cell>
          <table:table-cell table:number-columns-repeated="16373"/>
        </table:table-row>
        <table:table-row table:style-name="ro7">
          <table:table-cell office:value-type="float" office:value="2341" table:style-name="ce1">
            <text:p>2341</text:p>
          </table:table-cell>
          <table:table-cell office:value-type="string" table:style-name="ce67">
            <text:p><text:s/>858,046.09</text:p>
          </table:table-cell>
          <table:table-cell office:value-type="float" office:value="6940.8" table:style-name="ce68">
            <text:p>6.940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003" table:style-name="ce1">
            <text:p>3070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0358-001001-LIGORGURO PABLO F# 358 INSTALA</text:p>
          </table:table-cell>
          <table:table-cell table:number-columns-repeated="16373"/>
        </table:table-row>
        <table:table-row table:style-name="ro7">
          <table:table-cell office:value-type="float" office:value="2342" table:style-name="ce1">
            <text:p>2342</text:p>
          </table:table-cell>
          <table:table-cell office:value-type="string" table:style-name="ce67">
            <text:p><text:s/>871,091.30</text:p>
          </table:table-cell>
          <table:table-cell office:value-type="float" office:value="13045.21" table:style-name="ce68">
            <text:p>13.045,2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903" table:style-name="ce1">
            <text:p>3089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0364-001001-LIGORGURO PABLO F# 364 OC 2103</text:p>
          </table:table-cell>
          <table:table-cell table:number-columns-repeated="16373"/>
        </table:table-row>
        <table:table-row table:style-name="ro7">
          <table:table-cell office:value-type="float" office:value="2343" table:style-name="ce1">
            <text:p>2343</text:p>
          </table:table-cell>
          <table:table-cell office:value-type="string" table:style-name="ce67">
            <text:p><text:s/>871,140.86</text:p>
          </table:table-cell>
          <table:table-cell office:value-type="float" office:value="49.56" table:style-name="ce68">
            <text:p>49,5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803" table:style-name="ce1">
            <text:p>3078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6751-001004-PINTUSARIATO F# 6751 COMPRA 3</text:p>
          </table:table-cell>
          <table:table-cell table:number-columns-repeated="16373"/>
        </table:table-row>
        <table:table-row table:style-name="ro7">
          <table:table-cell office:value-type="float" office:value="2344" table:style-name="ce1">
            <text:p>2344</text:p>
          </table:table-cell>
          <table:table-cell office:value-type="string" table:style-name="ce67">
            <text:p><text:s/>874,260.86</text:p>
          </table:table-cell>
          <table:table-cell office:value-type="float" office:value="3120" table:style-name="ce68">
            <text:p>3.12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703" table:style-name="ce1">
            <text:p>3017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1214-001001-TOPIC G. MARIA LJUBICA F# 1214</text:p>
          </table:table-cell>
          <table:table-cell table:number-columns-repeated="16373"/>
        </table:table-row>
        <table:table-row table:style-name="ro7">
          <table:table-cell office:value-type="float" office:value="2345" table:style-name="ce1">
            <text:p>2345</text:p>
          </table:table-cell>
          <table:table-cell office:value-type="string" table:style-name="ce67">
            <text:p><text:s/>880,969.28</text:p>
          </table:table-cell>
          <table:table-cell office:value-type="float" office:value="6708.42" table:style-name="ce68">
            <text:p>6.708,4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003" table:style-name="ce1">
            <text:p>3020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0903-001001-NUÑEZ CALLE JOSÉ F# 903 TRABAJ</text:p>
          </table:table-cell>
          <table:table-cell table:number-columns-repeated="16373"/>
        </table:table-row>
        <table:table-row table:style-name="ro7">
          <table:table-cell office:value-type="float" office:value="2346" table:style-name="ce1">
            <text:p>2346</text:p>
          </table:table-cell>
          <table:table-cell office:value-type="string" table:style-name="ce67">
            <text:p><text:s/>882,409.28</text:p>
          </table:table-cell>
          <table:table-cell office:value-type="float" office:value="1440" table:style-name="ce68">
            <text:p>1.44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003" table:style-name="ce1">
            <text:p>3040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0141-001101-BRENSAM BONILLA F# 141 <text:s/>SUB BA</text:p>
          </table:table-cell>
          <table:table-cell table:number-columns-repeated="16373"/>
        </table:table-row>
        <table:table-row table:style-name="ro7">
          <table:table-cell office:value-type="float" office:value="2347" table:style-name="ce1">
            <text:p>2347</text:p>
          </table:table-cell>
          <table:table-cell office:value-type="string" table:style-name="ce67">
            <text:p><text:s/>882,620.05</text:p>
          </table:table-cell>
          <table:table-cell office:value-type="float" office:value="210.77" table:style-name="ce68">
            <text:p>210,7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103" table:style-name="ce1">
            <text:p>3041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60708-001102-CONTRUCC. MATUTE F# 60708 COMP</text:p>
          </table:table-cell>
          <table:table-cell table:number-columns-repeated="16373"/>
        </table:table-row>
        <table:table-row table:style-name="ro7">
          <table:table-cell office:value-type="float" office:value="2348" table:style-name="ce1">
            <text:p>2348</text:p>
          </table:table-cell>
          <table:table-cell office:value-type="string" table:style-name="ce67">
            <text:p><text:s/>882,645.05</text:p>
          </table:table-cell>
          <table:table-cell office:value-type="float" office:value="25" table:style-name="ce68">
            <text:p>25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203" table:style-name="ce1">
            <text:p>3042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60705-001102-CONTRUCC. MATUTE JIMENEZ F# 60</text:p>
          </table:table-cell>
          <table:table-cell table:number-columns-repeated="16373"/>
        </table:table-row>
        <table:table-row table:style-name="ro7">
          <table:table-cell office:value-type="float" office:value="2349" table:style-name="ce1">
            <text:p>2349</text:p>
          </table:table-cell>
          <table:table-cell office:value-type="string" table:style-name="ce67">
            <text:p><text:s/>883,183.76</text:p>
          </table:table-cell>
          <table:table-cell office:value-type="float" office:value="538.71" table:style-name="ce68">
            <text:p>538,7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303" table:style-name="ce1">
            <text:p>3043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32449-003006-ELECTROLEG SA F# 32449 COMPRA</text:p>
          </table:table-cell>
          <table:table-cell table:number-columns-repeated="16373"/>
        </table:table-row>
        <table:table-row table:style-name="ro7">
          <table:table-cell office:value-type="float" office:value="2350" table:style-name="ce1">
            <text:p>2350</text:p>
          </table:table-cell>
          <table:table-cell office:value-type="string" table:style-name="ce67">
            <text:p><text:s/>884,803.74</text:p>
          </table:table-cell>
          <table:table-cell office:value-type="float" office:value="1619.98" table:style-name="ce68">
            <text:p>1.619,9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403" table:style-name="ce1">
            <text:p>3044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32492-003006-ELECTROLEG SA F# 32492 COMPRA</text:p>
          </table:table-cell>
          <table:table-cell table:number-columns-repeated="16373"/>
        </table:table-row>
        <table:table-row table:style-name="ro7">
          <table:table-cell office:value-type="float" office:value="2351" table:style-name="ce1">
            <text:p>2351</text:p>
          </table:table-cell>
          <table:table-cell office:value-type="string" table:style-name="ce67">
            <text:p><text:s/>885,929.96</text:p>
          </table:table-cell>
          <table:table-cell office:value-type="float" office:value="1126.22" table:style-name="ce68">
            <text:p>1.126,2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503" table:style-name="ce1">
            <text:p>3045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32554-003006-ELECTROLEG SA F# 32554 COMPRA</text:p>
          </table:table-cell>
          <table:table-cell table:number-columns-repeated="16373"/>
        </table:table-row>
        <table:table-row table:style-name="ro7">
          <table:table-cell office:value-type="float" office:value="2352" table:style-name="ce1">
            <text:p>2352</text:p>
          </table:table-cell>
          <table:table-cell office:value-type="string" table:style-name="ce67">
            <text:p><text:s/>886,089.96</text:p>
          </table:table-cell>
          <table:table-cell office:value-type="float" office:value="160" table:style-name="ce68">
            <text:p>1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603" table:style-name="ce1">
            <text:p>3046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0144-001101-BRENSAM BONILLA F# 144 COMPRA</text:p>
          </table:table-cell>
          <table:table-cell table:number-columns-repeated="16373"/>
        </table:table-row>
        <table:table-row table:style-name="ro7">
          <table:table-cell office:value-type="float" office:value="2353" table:style-name="ce1">
            <text:p>2353</text:p>
          </table:table-cell>
          <table:table-cell office:value-type="string" table:style-name="ce67">
            <text:p><text:s/>886,106.76</text:p>
          </table:table-cell>
          <table:table-cell office:value-type="float" office:value="16.8" table:style-name="ce68">
            <text:p>16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703" table:style-name="ce1">
            <text:p>3047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49328-002001-JORCHU SA F# 49328 COMPRA 1 LA</text:p>
          </table:table-cell>
          <table:table-cell table:number-columns-repeated="16373"/>
        </table:table-row>
        <table:table-row table:style-name="ro7">
          <table:table-cell office:value-type="float" office:value="2354" table:style-name="ce1">
            <text:p>2354</text:p>
          </table:table-cell>
          <table:table-cell office:value-type="string" table:style-name="ce67">
            <text:p><text:s/>886,826.76</text:p>
          </table:table-cell>
          <table:table-cell office:value-type="float" office:value="720" table:style-name="ce68">
            <text:p>72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803" table:style-name="ce1">
            <text:p>3048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0145-001101-BRENSAM BONILLA F# 145 <text:s/>SUB BA</text:p>
          </table:table-cell>
          <table:table-cell table:number-columns-repeated="16373"/>
        </table:table-row>
        <table:table-row table:style-name="ro7">
          <table:table-cell office:value-type="float" office:value="2355" table:style-name="ce1">
            <text:p>2355</text:p>
          </table:table-cell>
          <table:table-cell office:value-type="string" table:style-name="ce67">
            <text:p><text:s/>887,306.76</text:p>
          </table:table-cell>
          <table:table-cell office:value-type="float" office:value="480" table:style-name="ce68">
            <text:p>48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903" table:style-name="ce1">
            <text:p>3049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9207-001002-COMERC. ORTIZLOFFREDO F# 9207</text:p>
          </table:table-cell>
          <table:table-cell table:number-columns-repeated="16373"/>
        </table:table-row>
        <table:table-row table:style-name="ro7">
          <table:table-cell office:value-type="float" office:value="2356" table:style-name="ce1">
            <text:p>2356</text:p>
          </table:table-cell>
          <table:table-cell office:value-type="string" table:style-name="ce67">
            <text:p><text:s/>889,104.36</text:p>
          </table:table-cell>
          <table:table-cell office:value-type="float" office:value="1797.6" table:style-name="ce68">
            <text:p>1.797,6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003" table:style-name="ce1">
            <text:p>3050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1123-021001-UCEM F# 1123 COMPRA DE 14M3 HO</text:p>
          </table:table-cell>
          <table:table-cell table:number-columns-repeated="16373"/>
        </table:table-row>
        <table:table-row table:style-name="ro7">
          <table:table-cell office:value-type="float" office:value="2357" table:style-name="ce1">
            <text:p>2357</text:p>
          </table:table-cell>
          <table:table-cell office:value-type="string" table:style-name="ce67">
            <text:p><text:s/>890,366.60</text:p>
          </table:table-cell>
          <table:table-cell office:value-type="float" office:value="1262.24" table:style-name="ce68">
            <text:p>1.262,2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103" table:style-name="ce1">
            <text:p>3051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1043-021001-UCEM F# 1043 COMPRA DE 7M3 HOR</text:p>
          </table:table-cell>
          <table:table-cell table:number-columns-repeated="16373"/>
        </table:table-row>
        <table:table-row table:style-name="ro7">
          <table:table-cell office:value-type="float" office:value="2358" table:style-name="ce1">
            <text:p>2358</text:p>
          </table:table-cell>
          <table:table-cell office:value-type="string" table:style-name="ce67">
            <text:p><text:s/>890,997.72</text:p>
          </table:table-cell>
          <table:table-cell office:value-type="float" office:value="631.12" table:style-name="ce68">
            <text:p>631,1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203" table:style-name="ce1">
            <text:p>3052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1087-021001-UCEM F# 1087 COMPRA DE 7M3 HOR</text:p>
          </table:table-cell>
          <table:table-cell table:number-columns-repeated="16373"/>
        </table:table-row>
        <table:table-row table:style-name="ro7">
          <table:table-cell office:value-type="float" office:value="2359" table:style-name="ce1">
            <text:p>2359</text:p>
          </table:table-cell>
          <table:table-cell office:value-type="string" table:style-name="ce67">
            <text:p><text:s/>891,673.92</text:p>
          </table:table-cell>
          <table:table-cell office:value-type="float" office:value="676.2" table:style-name="ce68">
            <text:p>676,2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303" table:style-name="ce1">
            <text:p>3053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1140-021001-UCEM F# 1140 COMPRA DE 14M3 HO</text:p>
          </table:table-cell>
          <table:table-cell table:number-columns-repeated="16373"/>
        </table:table-row>
        <table:table-row table:style-name="ro7">
          <table:table-cell office:value-type="float" office:value="2360" table:style-name="ce1">
            <text:p>2360</text:p>
          </table:table-cell>
          <table:table-cell office:value-type="string" table:style-name="ce67">
            <text:p><text:s/>891,680.92</text:p>
          </table:table-cell>
          <table:table-cell office:value-type="float" office:value="7" table:style-name="ce68">
            <text:p>7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503" table:style-name="ce1">
            <text:p>3055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1025-001001-GARCIA ALAÑA VICTOR F# 1025 CO</text:p>
          </table:table-cell>
          <table:table-cell table:number-columns-repeated="16373"/>
        </table:table-row>
        <table:table-row table:style-name="ro7">
          <table:table-cell office:value-type="float" office:value="2361" table:style-name="ce1">
            <text:p>2361</text:p>
          </table:table-cell>
          <table:table-cell office:value-type="string" table:style-name="ce67">
            <text:p><text:s/>891,734.92</text:p>
          </table:table-cell>
          <table:table-cell office:value-type="float" office:value="54" table:style-name="ce68">
            <text:p>54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603" table:style-name="ce1">
            <text:p>3056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0092-001001-JC PORTAL DRILLING F# 92 COMPR</text:p>
          </table:table-cell>
          <table:table-cell table:number-columns-repeated="16373"/>
        </table:table-row>
        <table:table-row table:style-name="ro7">
          <table:table-cell office:value-type="float" office:value="2362" table:style-name="ce1">
            <text:p>2362</text:p>
          </table:table-cell>
          <table:table-cell office:value-type="string" table:style-name="ce67">
            <text:p><text:s/>898,979.88</text:p>
          </table:table-cell>
          <table:table-cell office:value-type="float" office:value="7244.96" table:style-name="ce68">
            <text:p>7.244,9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803" table:style-name="ce1">
            <text:p>3058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2240-001001-PRIN-IT SA F# 2240 LETREROS-LE</text:p>
          </table:table-cell>
          <table:table-cell table:number-columns-repeated="16373"/>
        </table:table-row>
        <table:table-row table:style-name="ro7">
          <table:table-cell office:value-type="float" office:value="2363" table:style-name="ce1">
            <text:p>2363</text:p>
          </table:table-cell>
          <table:table-cell office:value-type="string" table:style-name="ce67">
            <text:p><text:s/>906,539.92</text:p>
          </table:table-cell>
          <table:table-cell office:value-type="float" office:value="7560.04" table:style-name="ce68">
            <text:p>7.560,0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703" table:style-name="ce1">
            <text:p>3057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2239-001001-PRIN-IT SA F# 2239 LETREROS -</text:p>
          </table:table-cell>
          <table:table-cell table:number-columns-repeated="16373"/>
        </table:table-row>
        <table:table-row table:style-name="ro7">
          <table:table-cell office:value-type="float" office:value="2364" table:style-name="ce1">
            <text:p>2364</text:p>
          </table:table-cell>
          <table:table-cell office:value-type="string" table:style-name="ce67">
            <text:p><text:s/>906,818.28</text:p>
          </table:table-cell>
          <table:table-cell office:value-type="float" office:value="278.36" table:style-name="ce68">
            <text:p>278,3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903" table:style-name="ce1">
            <text:p>3059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2107-022901-COMERCIAL KYWI F# 2107 COMPRA</text:p>
          </table:table-cell>
          <table:table-cell table:number-columns-repeated="16373"/>
        </table:table-row>
        <table:table-row table:style-name="ro7">
          <table:table-cell office:value-type="float" office:value="2365" table:style-name="ce1">
            <text:p>2365</text:p>
          </table:table-cell>
          <table:table-cell office:value-type="string" table:style-name="ce67">
            <text:p><text:s/>907,091.49</text:p>
          </table:table-cell>
          <table:table-cell office:value-type="float" office:value="273.20999999999998" table:style-name="ce68">
            <text:p>273,2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003" table:style-name="ce1">
            <text:p>3060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6579-001004-PINTUSARIATO F# 6579 COMPRA 3</text:p>
          </table:table-cell>
          <table:table-cell table:number-columns-repeated="16373"/>
        </table:table-row>
        <table:table-row table:style-name="ro7">
          <table:table-cell office:value-type="float" office:value="2366" table:style-name="ce1">
            <text:p>2366</text:p>
          </table:table-cell>
          <table:table-cell office:value-type="string" table:style-name="ce67">
            <text:p><text:s/>908,301.49</text:p>
          </table:table-cell>
          <table:table-cell office:value-type="float" office:value="1210" table:style-name="ce68">
            <text:p>1.21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203" table:style-name="ce1">
            <text:p>3062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0519-001201-EQUIPOS Y PRUEBAS F# 519 ENSAY</text:p>
          </table:table-cell>
          <table:table-cell table:number-columns-repeated="16373"/>
        </table:table-row>
        <table:table-row table:style-name="ro7">
          <table:table-cell office:value-type="float" office:value="2367" table:style-name="ce1">
            <text:p>2367</text:p>
          </table:table-cell>
          <table:table-cell office:value-type="string" table:style-name="ce67">
            <text:p><text:s/>910,100.86</text:p>
          </table:table-cell>
          <table:table-cell office:value-type="float" office:value="1799.37" table:style-name="ce68">
            <text:p>1.799,3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503" table:style-name="ce1">
            <text:p>3025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0844-001001-NUÑEZ CALLE JOSÉ F# 844 TRABAJ</text:p>
          </table:table-cell>
          <table:table-cell table:number-columns-repeated="16373"/>
        </table:table-row>
        <table:table-row table:style-name="ro7">
          <table:table-cell office:value-type="float" office:value="2368" table:style-name="ce1">
            <text:p>2368</text:p>
          </table:table-cell>
          <table:table-cell office:value-type="string" table:style-name="ce67">
            <text:p><text:s/>910,388.86</text:p>
          </table:table-cell>
          <table:table-cell office:value-type="float" office:value="288" table:style-name="ce68">
            <text:p>28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803" table:style-name="ce1">
            <text:p>3028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12245-001001-GURUMENDI WASHINGTON F# 12245</text:p>
          </table:table-cell>
          <table:table-cell table:number-columns-repeated="16373"/>
        </table:table-row>
        <table:table-row table:style-name="ro7">
          <table:table-cell office:value-type="float" office:value="2369" table:style-name="ce1">
            <text:p>2369</text:p>
          </table:table-cell>
          <table:table-cell office:value-type="string" table:style-name="ce67">
            <text:p><text:s/>910,556.73</text:p>
          </table:table-cell>
          <table:table-cell office:value-type="float" office:value="167.87" table:style-name="ce68">
            <text:p>167,8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003" table:style-name="ce1">
            <text:p>3030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2062-022901-COMERCIAL KYWI F# 2062 COMPRA</text:p>
          </table:table-cell>
          <table:table-cell table:number-columns-repeated="16373"/>
        </table:table-row>
        <table:table-row table:style-name="ro7">
          <table:table-cell office:value-type="float" office:value="2370" table:style-name="ce1">
            <text:p>2370</text:p>
          </table:table-cell>
          <table:table-cell office:value-type="string" table:style-name="ce67">
            <text:p><text:s/>919,856.58</text:p>
          </table:table-cell>
          <table:table-cell office:value-type="float" office:value="9299.85" table:style-name="ce68">
            <text:p>9.299,8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103" table:style-name="ce1">
            <text:p>3031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0602-001001-SUMBA ORTEGA IVAN F# 602 REPOS</text:p>
          </table:table-cell>
          <table:table-cell table:number-columns-repeated="16373"/>
        </table:table-row>
        <table:table-row table:style-name="ro7">
          <table:table-cell office:value-type="float" office:value="2371" table:style-name="ce1">
            <text:p>2371</text:p>
          </table:table-cell>
          <table:table-cell office:value-type="string" table:style-name="ce67">
            <text:p><text:s/>921,118.82</text:p>
          </table:table-cell>
          <table:table-cell office:value-type="float" office:value="1262.24" table:style-name="ce68">
            <text:p>1.262,2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203" table:style-name="ce1">
            <text:p>3032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0984-021001-UCEM F# 984 COMPRA DE 14M3 HOR</text:p>
          </table:table-cell>
          <table:table-cell table:number-columns-repeated="16373"/>
        </table:table-row>
        <table:table-row table:style-name="ro7">
          <table:table-cell office:value-type="float" office:value="2372" table:style-name="ce1">
            <text:p>2372</text:p>
          </table:table-cell>
          <table:table-cell office:value-type="string" table:style-name="ce67">
            <text:p><text:s/>922,381.06</text:p>
          </table:table-cell>
          <table:table-cell office:value-type="float" office:value="1262.24" table:style-name="ce68">
            <text:p>1.262,2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303" table:style-name="ce1">
            <text:p>3033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0983-021001-UCEM F# 983 COMPRA DE 14M3 HOR</text:p>
          </table:table-cell>
          <table:table-cell table:number-columns-repeated="16373"/>
        </table:table-row>
        <table:table-row table:style-name="ro7">
          <table:table-cell office:value-type="float" office:value="2373" table:style-name="ce1">
            <text:p>2373</text:p>
          </table:table-cell>
          <table:table-cell office:value-type="string" table:style-name="ce67">
            <text:p><text:s/>923,733.46</text:p>
          </table:table-cell>
          <table:table-cell office:value-type="float" office:value="1352.4" table:style-name="ce68">
            <text:p>1.352,4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403" table:style-name="ce1">
            <text:p>3034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0982-021001-UCEM F# 982 COMPRA DE 7,5 M3 H</text:p>
          </table:table-cell>
          <table:table-cell table:number-columns-repeated="16373"/>
        </table:table-row>
        <table:table-row table:style-name="ro7">
          <table:table-cell office:value-type="float" office:value="2374" table:style-name="ce1">
            <text:p>2374</text:p>
          </table:table-cell>
          <table:table-cell office:value-type="string" table:style-name="ce67">
            <text:p><text:s/>924,632.26</text:p>
          </table:table-cell>
          <table:table-cell office:value-type="float" office:value="898.8" table:style-name="ce68">
            <text:p>898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503" table:style-name="ce1">
            <text:p>3035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0981-021001-UCEM F# 981 COMPRA DE 7M3 HORM</text:p>
          </table:table-cell>
          <table:table-cell table:number-columns-repeated="16373"/>
        </table:table-row>
        <table:table-row table:style-name="ro7">
          <table:table-cell office:value-type="float" office:value="2375" table:style-name="ce1">
            <text:p>2375</text:p>
          </table:table-cell>
          <table:table-cell office:value-type="string" table:style-name="ce67">
            <text:p><text:s/>925,894.50</text:p>
          </table:table-cell>
          <table:table-cell office:value-type="float" office:value="1262.24" table:style-name="ce68">
            <text:p>1.262,2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603" table:style-name="ce1">
            <text:p>3036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0980-021001-UCEM F# 980 COMPRA DE 14M3 HOR</text:p>
          </table:table-cell>
          <table:table-cell table:number-columns-repeated="16373"/>
        </table:table-row>
        <table:table-row table:style-name="ro7">
          <table:table-cell office:value-type="float" office:value="2376" table:style-name="ce1">
            <text:p>2376</text:p>
          </table:table-cell>
          <table:table-cell office:value-type="string" table:style-name="ce67">
            <text:p><text:s/>925,912.00</text:p>
          </table:table-cell>
          <table:table-cell office:value-type="float" office:value="17.5" table:style-name="ce68">
            <text:p>17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703" table:style-name="ce1">
            <text:p>3037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1002-001001-GARCIA ALAÑA VICTOR F# 1002 CO</text:p>
          </table:table-cell>
          <table:table-cell table:number-columns-repeated="16373"/>
        </table:table-row>
        <table:table-row table:style-name="ro7">
          <table:table-cell office:value-type="float" office:value="2377" table:style-name="ce1">
            <text:p>2377</text:p>
          </table:table-cell>
          <table:table-cell office:value-type="string" table:style-name="ce67">
            <text:p><text:s/>932,452.00</text:p>
          </table:table-cell>
          <table:table-cell office:value-type="float" office:value="6540" table:style-name="ce68">
            <text:p>6.54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803" table:style-name="ce1">
            <text:p>3038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0732-001001-TORRES FRANCISCO F# 732 SERVIC</text:p>
          </table:table-cell>
          <table:table-cell table:number-columns-repeated="16373"/>
        </table:table-row>
        <table:table-row table:style-name="ro7">
          <table:table-cell office:value-type="float" office:value="2378" table:style-name="ce1">
            <text:p>2378</text:p>
          </table:table-cell>
          <table:table-cell office:value-type="string" table:style-name="ce67">
            <text:p><text:s/>941,146.00</text:p>
          </table:table-cell>
          <table:table-cell office:value-type="float" office:value="8694" table:style-name="ce68">
            <text:p>8.694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903" table:style-name="ce1">
            <text:p>3039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0735-001001-TORRES FRANCISCO F# 735 SERVIC</text:p>
          </table:table-cell>
          <table:table-cell table:number-columns-repeated="16373"/>
        </table:table-row>
        <table:table-row table:style-name="ro7">
          <table:table-cell office:value-type="float" office:value="2379" table:style-name="ce1">
            <text:p>2379</text:p>
          </table:table-cell>
          <table:table-cell office:value-type="string" table:style-name="ce67">
            <text:p><text:s/>945,690.77</text:p>
          </table:table-cell>
          <table:table-cell office:value-type="float" office:value="4544.7700000000004" table:style-name="ce68">
            <text:p>4.544,7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203" table:style-name="ce1">
            <text:p>3072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2127-001001-FACINSER SA F# 2127 INSTALACIO</text:p>
          </table:table-cell>
          <table:table-cell table:number-columns-repeated="16373"/>
        </table:table-row>
        <table:table-row table:style-name="ro7">
          <table:table-cell office:value-type="float" office:value="2380" table:style-name="ce1">
            <text:p>2380</text:p>
          </table:table-cell>
          <table:table-cell office:value-type="string" table:style-name="ce67">
            <text:p><text:s/>949,790.39</text:p>
          </table:table-cell>
          <table:table-cell office:value-type="float" office:value="4099.62" table:style-name="ce68">
            <text:p>4.099,6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303" table:style-name="ce1">
            <text:p>3073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00905-001001-NUÑEZ CALLE JOSÉ F# 905 TRABAJ</text:p>
          </table:table-cell>
          <table:table-cell table:number-columns-repeated="16373"/>
        </table:table-row>
        <table:table-row table:style-name="ro7">
          <table:table-cell office:value-type="float" office:value="2381" table:style-name="ce1">
            <text:p>2381</text:p>
          </table:table-cell>
          <table:table-cell office:value-type="string" table:style-name="ce67">
            <text:p><text:s/>950,150.39</text:p>
          </table:table-cell>
          <table:table-cell office:value-type="float" office:value="360" table:style-name="ce68">
            <text:p>3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403" table:style-name="ce1">
            <text:p>3074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V 000021459-001001-SANIPORT SA F# 21459 ALQUILER</text:p>
          </table:table-cell>
          <table:table-cell table:number-columns-repeated="16373"/>
        </table:table-row>
        <table:table-row table:style-name="ro7">
          <table:table-cell office:value-type="float" office:value="2382" table:style-name="ce1">
            <text:p>2382</text:p>
          </table:table-cell>
          <table:table-cell office:value-type="string" table:style-name="ce67">
            <text:p><text:s/>950,781.51</text:p>
          </table:table-cell>
          <table:table-cell office:value-type="float" office:value="631.12" table:style-name="ce68">
            <text:p>631,1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703" table:style-name="ce1">
            <text:p>307703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FB 000001235-021001-UCEM F# 1235 COMPRA DE 14M3 HO</text:p>
          </table:table-cell>
          <table:table-cell table:number-columns-repeated="16373"/>
        </table:table-row>
        <table:table-row table:style-name="ro7">
          <table:table-cell office:value-type="float" office:value="2394" table:style-name="ce1">
            <text:p>2394</text:p>
          </table:table-cell>
          <table:table-cell office:value-type="string" table:style-name="ce67">
            <text:p>1-1-1-07</text:p>
          </table:table-cell>
          <table:table-cell office:value-type="float" office:value="15740.89" table:style-name="ce68">
            <text:p>15.740,89<text:s/></text:p>
          </table:table-cell>
          <table:table-cell office:value-type="string" table:style-name="ce68">
            <text:p>SERV Y OTROS CONTRATOS ANTIC.</text:p>
          </table:table-cell>
          <table:table-cell table:style-name="ce1"/>
          <table:table-cell table:number-columns-repeated="3" table:style-name="ce69"/>
          <table:table-cell table:number-columns-repeated="2" table:style-name="ce1"/>
          <table:table-cell table:style-name="ce69"/>
          <table:table-cell table:number-columns-repeated="16373"/>
        </table:table-row>
        <table:table-row table:style-name="ro7">
          <table:table-cell office:value-type="float" office:value="2395" table:style-name="ce1">
            <text:p>2395</text:p>
          </table:table-cell>
          <table:table-cell office:value-type="string" table:style-name="ce67">
            <text:p>1-1-1-07-01</text:p>
          </table:table-cell>
          <table:table-cell office:value-type="float" office:value="5780.2" table:style-name="ce68">
            <text:p>5.780,20<text:s/></text:p>
          </table:table-cell>
          <table:table-cell office:value-type="string" table:style-name="ce68">
            <text:p>ANTICIPO A PROVEEDORES</text:p>
          </table:table-cell>
          <table:table-cell table:style-name="ce1"/>
          <table:table-cell table:number-columns-repeated="3" table:style-name="ce69"/>
          <table:table-cell table:number-columns-repeated="2" table:style-name="ce1"/>
          <table:table-cell table:style-name="ce69"/>
          <table:table-cell table:number-columns-repeated="16373"/>
        </table:table-row>
        <table:table-row table:style-name="ro8">
          <table:table-cell office:value-type="float" office:value="2396" table:style-name="ce70">
            <text:p>2396</text:p>
          </table:table-cell>
          <table:table-cell office:value-type="string" table:style-name="ce71">
            <text:p>1-1-1-07-01-002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Construccion Matute Jimenez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397" table:style-name="ce1">
            <text:p>2397</text:p>
          </table:table-cell>
          <table:table-cell office:value-type="string" table:style-name="ce67">
            <text:p><text:s/>945.65</text:p>
          </table:table-cell>
          <table:table-cell office:value-type="float" office:value="945.65" table:style-name="ce68">
            <text:p>945,6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902" table:style-name="ce1">
            <text:p>2789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21-0 CONSTRUCCION MATUT :DB -1070987682: Antici</text:p>
          </table:table-cell>
          <table:table-cell table:number-columns-repeated="16373"/>
        </table:table-row>
        <table:table-row table:style-name="ro7">
          <table:table-cell office:value-type="float" office:value="2398" table:style-name="ce1">
            <text:p>2398</text:p>
          </table:table-cell>
          <table:table-cell office:value-type="string" table:style-name="ce67">
            <text:p><text:s/>945.95</text:p>
          </table:table-cell>
          <table:table-cell office:value-type="float" office:value="0.3" table:style-name="ce68">
            <text:p>0,3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502" table:style-name="ce1">
            <text:p>2815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TR 39-0 CONSTRUCCION MATUT :DB -1070987682: CANCEL</text:p>
          </table:table-cell>
          <table:table-cell table:number-columns-repeated="16373"/>
        </table:table-row>
        <table:table-row table:style-name="ro7">
          <table:table-cell office:value-type="float" office:value="2399" table:style-name="ce1">
            <text:p>2399</text:p>
          </table:table-cell>
          <table:table-cell office:value-type="string" table:style-name="ce67">
            <text:p><text:s/>455.58</text:p>
          </table:table-cell>
          <table:table-cell office:value-type="float" office:value="0" table:style-name="ce68">
            <text:p>-<text:s/></text:p>
          </table:table-cell>
          <table:table-cell office:value-type="float" office:value="490.37" table:style-name="ce68">
            <text:p>490,37<text:s/></text:p>
          </table:table-cell>
          <table:table-cell table:style-name="ce1"/>
          <table:table-cell office:value-type="float" office:value="1733" table:style-name="ce1">
            <text:p>17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6T00:00:00" table:style-name="ce74">
            <text:p>16/09/2020</text:p>
          </table:table-cell>
          <table:table-cell office:value-type="string" table:style-name="ce1">
            <text:p>CONSTRUCCION MATUTE APLICACIÓN DE SALDO A FAVOR F# 97151-97186</text:p>
          </table:table-cell>
          <table:table-cell table:number-columns-repeated="16373"/>
        </table:table-row>
        <table:table-row table:style-name="ro7">
          <table:table-cell office:value-type="float" office:value="2400" table:style-name="ce1">
            <text:p>2400</text:p>
          </table:table-cell>
          <table:table-cell office:value-type="string" table:style-name="ce67">
            <text:p><text:s/>420.89</text:p>
          </table:table-cell>
          <table:table-cell office:value-type="float" office:value="0" table:style-name="ce68">
            <text:p>-<text:s/></text:p>
          </table:table-cell>
          <table:table-cell office:value-type="float" office:value="34.69" table:style-name="ce68">
            <text:p>34,69<text:s/></text:p>
          </table:table-cell>
          <table:table-cell table:style-name="ce1"/>
          <table:table-cell office:value-type="float" office:value="1733" table:style-name="ce1">
            <text:p>17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6T00:00:00" table:style-name="ce74">
            <text:p>16/09/2020</text:p>
          </table:table-cell>
          <table:table-cell office:value-type="string" table:style-name="ce1">
            <text:p>CONSTRUCCION MATUTE APLICACIÓN DE SALDO A FAVOR F# 97151-97186</text:p>
          </table:table-cell>
          <table:table-cell table:number-columns-repeated="16373"/>
        </table:table-row>
        <table:table-row table:style-name="ro7">
          <table:table-cell office:value-type="float" office:value="2401" table:style-name="ce1">
            <text:p>2401</text:p>
          </table:table-cell>
          <table:table-cell office:value-type="string" table:style-name="ce67">
            <text:p><text:s/>196.11</text:p>
          </table:table-cell>
          <table:table-cell office:value-type="float" office:value="0" table:style-name="ce68">
            <text:p>-<text:s/></text:p>
          </table:table-cell>
          <table:table-cell office:value-type="float" office:value="224.78" table:style-name="ce68">
            <text:p>224,78<text:s/></text:p>
          </table:table-cell>
          <table:table-cell table:style-name="ce1"/>
          <table:table-cell office:value-type="float" office:value="1791" table:style-name="ce1">
            <text:p>17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8T00:00:00" table:style-name="ce74">
            <text:p>18/10/2020</text:p>
          </table:table-cell>
          <table:table-cell office:value-type="string" table:style-name="ce1">
            <text:p>Construccion Matute: Aplicación saldo a favor TR 21 aplica a F# 60708 - 60705</text:p>
          </table:table-cell>
          <table:table-cell table:number-columns-repeated="16373"/>
        </table:table-row>
        <table:table-row table:style-name="ro7">
          <table:table-cell office:value-type="float" office:value="2402" table:style-name="ce1">
            <text:p>2402</text:p>
          </table:table-cell>
          <table:table-cell office:value-type="string" table:style-name="ce67">
            <text:p><text:s/>170.46</text:p>
          </table:table-cell>
          <table:table-cell office:value-type="float" office:value="0" table:style-name="ce68">
            <text:p>-<text:s/></text:p>
          </table:table-cell>
          <table:table-cell office:value-type="float" office:value="25.65" table:style-name="ce68">
            <text:p>25,65<text:s/></text:p>
          </table:table-cell>
          <table:table-cell table:style-name="ce1"/>
          <table:table-cell office:value-type="float" office:value="1791" table:style-name="ce1">
            <text:p>17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8T00:00:00" table:style-name="ce74">
            <text:p>18/10/2020</text:p>
          </table:table-cell>
          <table:table-cell office:value-type="string" table:style-name="ce1">
            <text:p>Construccion Matute: Aplicación saldo a favor TR 21 aplica a F# 60708 - 60705</text:p>
          </table:table-cell>
          <table:table-cell table:number-columns-repeated="16373"/>
        </table:table-row>
        <table:table-row table:style-name="ro8">
          <table:table-cell office:value-type="float" office:value="2403" table:style-name="ce70">
            <text:p>2403</text:p>
          </table:table-cell>
          <table:table-cell office:value-type="string" table:style-name="ce71">
            <text:p>1-1-1-07-01-004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SGS del Ecuador S.A.</text:p>
          </table:table-cell>
          <table:table-cell table:number-columns-repeated="7" table:style-name="ce70"/>
          <table:table-cell table:number-columns-repeated="16373"/>
        </table:table-row>
        <table:table-row table:style-name="ro8">
          <table:table-cell office:value-type="float" office:value="2405" table:style-name="ce70">
            <text:p>2405</text:p>
          </table:table-cell>
          <table:table-cell office:value-type="string" table:style-name="ce71">
            <text:p>1-1-1-07-01-012</text:p>
          </table:table-cell>
          <table:table-cell office:value-type="float" office:value="990" table:style-name="ce72">
            <text:p>990,00<text:s/></text:p>
          </table:table-cell>
          <table:table-cell office:value-type="string" table:style-name="ce72">
            <text:p>Willian Hernan Mero Meza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406" table:style-name="ce1">
            <text:p>2406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990" table:style-name="ce68">
            <text:p>990,00<text:s/></text:p>
          </table:table-cell>
          <table:table-cell table:style-name="ce1"/>
          <table:table-cell office:value-type="float" office:value="1465" table:style-name="ce1">
            <text:p>14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3T00:00:00" table:style-name="ce74">
            <text:p>03/01/2020</text:p>
          </table:table-cell>
          <table:table-cell office:value-type="string" table:style-name="ce1">
            <text:p>CK#821 F. #1670 Aplicacion anicipo proveedor William Mero Meza</text:p>
          </table:table-cell>
          <table:table-cell table:number-columns-repeated="16373"/>
        </table:table-row>
        <table:table-row table:style-name="ro8">
          <table:table-cell office:value-type="float" office:value="2407" table:style-name="ce70">
            <text:p>2407</text:p>
          </table:table-cell>
          <table:table-cell office:value-type="string" table:style-name="ce71">
            <text:p>1-1-1-07-01-013</text:p>
          </table:table-cell>
          <table:table-cell office:value-type="float" office:value="29.97" table:style-name="ce72">
            <text:p>29,97<text:s/></text:p>
          </table:table-cell>
          <table:table-cell office:value-type="string" table:style-name="ce72">
            <text:p>Comercial Kywi S.A.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408" table:style-name="ce1">
            <text:p>2408</text:p>
          </table:table-cell>
          <table:table-cell office:value-type="string" table:style-name="ce67">
            <text:p><text:s/>130.97</text:p>
          </table:table-cell>
          <table:table-cell office:value-type="float" office:value="101" table:style-name="ce68">
            <text:p>101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802" table:style-name="ce1">
            <text:p>2788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20-0 COMERCIAL KYWI S.A :DB -1070987682: Antici</text:p>
          </table:table-cell>
          <table:table-cell table:number-columns-repeated="16373"/>
        </table:table-row>
        <table:table-row table:style-name="ro7">
          <table:table-cell office:value-type="float" office:value="2409" table:style-name="ce1">
            <text:p>2409</text:p>
          </table:table-cell>
          <table:table-cell office:value-type="string" table:style-name="ce67">
            <text:p><text:s/>17.65</text:p>
          </table:table-cell>
          <table:table-cell office:value-type="float" office:value="0" table:style-name="ce68">
            <text:p>-<text:s/></text:p>
          </table:table-cell>
          <table:table-cell office:value-type="float" office:value="113.32" table:style-name="ce68">
            <text:p>113,32<text:s/></text:p>
          </table:table-cell>
          <table:table-cell table:style-name="ce1"/>
          <table:table-cell office:value-type="float" office:value="1606" table:style-name="ce1">
            <text:p>16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3T00:00:00" table:style-name="ce74">
            <text:p>23/07/2020</text:p>
          </table:table-cell>
          <table:table-cell office:value-type="string" table:style-name="ce1">
            <text:p>Aplicacion de saldo proveedor: Comercial Kywi</text:p>
          </table:table-cell>
          <table:table-cell table:number-columns-repeated="16373"/>
        </table:table-row>
        <table:table-row table:style-name="ro7">
          <table:table-cell office:value-type="float" office:value="2410" table:style-name="ce1">
            <text:p>2410</text:p>
          </table:table-cell>
          <table:table-cell office:value-type="string" table:style-name="ce67">
            <text:p><text:s/>17.63</text:p>
          </table:table-cell>
          <table:table-cell office:value-type="float" office:value="0" table:style-name="ce68">
            <text:p>-<text:s/></text:p>
          </table:table-cell>
          <table:table-cell office:value-type="float" office:value="0.02" table:style-name="ce68">
            <text:p>0,02<text:s/></text:p>
          </table:table-cell>
          <table:table-cell table:style-name="ce1"/>
          <table:table-cell office:value-type="float" office:value="1727" table:style-name="ce1">
            <text:p>17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1T00:00:00" table:style-name="ce74">
            <text:p>01/09/2020</text:p>
          </table:table-cell>
          <table:table-cell office:value-type="string" table:style-name="ce1">
            <text:p>Comercial Kywi Aplicación de saldo a favor TR# 20 aplica a F# 1858</text:p>
          </table:table-cell>
          <table:table-cell table:number-columns-repeated="16373"/>
        </table:table-row>
        <table:table-row table:style-name="ro7">
          <table:table-cell office:value-type="float" office:value="2411" table:style-name="ce1">
            <text:p>2411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17.63" table:style-name="ce68">
            <text:p>17,63<text:s/></text:p>
          </table:table-cell>
          <table:table-cell table:style-name="ce1"/>
          <table:table-cell office:value-type="float" office:value="1773" table:style-name="ce1">
            <text:p>17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Comercial Kywi: Aplicación de Anticipo Años Anteriores</text:p>
          </table:table-cell>
          <table:table-cell table:number-columns-repeated="16373"/>
        </table:table-row>
        <table:table-row table:style-name="ro7">
          <table:table-cell office:value-type="float" office:value="2412" table:style-name="ce1">
            <text:p>2412</text:p>
          </table:table-cell>
          <table:table-cell office:value-type="string" table:style-name="ce67">
            <text:p>1-1-1-07-01-018</text:p>
          </table:table-cell>
          <table:table-cell office:value-type="float" office:value="994.75" table:style-name="ce68">
            <text:p>994,75<text:s/></text:p>
          </table:table-cell>
          <table:table-cell office:value-type="string" table:style-name="ce68">
            <text:p>Narcisa Josefin Chong Villega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4.75" table:style-name="ce1">
            <text:p>994,75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69">
            <text:p>12.310.110,18</text:p>
          </table:table-cell>
          <table:table-cell table:number-columns-repeated="16373"/>
        </table:table-row>
        <table:table-row table:style-name="ro8">
          <table:table-cell office:value-type="float" office:value="2413" table:style-name="ce70">
            <text:p>2413</text:p>
          </table:table-cell>
          <table:table-cell office:value-type="string" table:style-name="ce71">
            <text:p>1-1-1-07-01-025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CORDELERIA NACIONAL S.A.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414" table:style-name="ce1">
            <text:p>2414</text:p>
          </table:table-cell>
          <table:table-cell office:value-type="string" table:style-name="ce67">
            <text:p>-402.41</text:p>
          </table:table-cell>
          <table:table-cell office:value-type="float" office:value="0" table:style-name="ce68">
            <text:p>-<text:s/></text:p>
          </table:table-cell>
          <table:table-cell office:value-type="float" office:value="402.41" table:style-name="ce68">
            <text:p>402,41<text:s/></text:p>
          </table:table-cell>
          <table:table-cell table:style-name="ce1"/>
          <table:table-cell office:value-type="float" office:value="1632" table:style-name="ce1">
            <text:p>16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2T00:00:00" table:style-name="ce74">
            <text:p>22/07/2020</text:p>
          </table:table-cell>
          <table:table-cell office:value-type="string" table:style-name="ce1">
            <text:p>APLICACION SALDO PROVEEDOR, CORDELERIA NACIONAL TRANSACCION#280802</text:p>
          </table:table-cell>
          <table:table-cell table:number-columns-repeated="16373"/>
        </table:table-row>
        <table:table-row table:style-name="ro7">
          <table:table-cell office:value-type="float" office:value="2415" table:style-name="ce1">
            <text:p>2415</text:p>
          </table:table-cell>
          <table:table-cell office:value-type="string" table:style-name="ce67">
            <text:p><text:s/>.00</text:p>
          </table:table-cell>
          <table:table-cell office:value-type="float" office:value="402.41" table:style-name="ce68">
            <text:p>402,4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802" table:style-name="ce1">
            <text:p>2808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TR 44-0 CORDELERIA NACIONA :DB -1070987682: Antici</text:p>
          </table:table-cell>
          <table:table-cell table:number-columns-repeated="16373"/>
        </table:table-row>
        <table:table-row table:style-name="ro7">
          <table:table-cell office:value-type="float" office:value="2416" table:style-name="ce1">
            <text:p>2416</text:p>
          </table:table-cell>
          <table:table-cell office:value-type="string" table:style-name="ce67">
            <text:p><text:s/>193.16</text:p>
          </table:table-cell>
          <table:table-cell office:value-type="float" office:value="193.16" table:style-name="ce68">
            <text:p>193,1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48" table:style-name="ce1">
            <text:p>16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6402" table:style-name="ce1">
            <text:p>3064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D 622916-0 :ND:0-622916 Pago diferencia proveedor</text:p>
          </table:table-cell>
          <table:table-cell table:number-columns-repeated="16373"/>
        </table:table-row>
        <table:table-row table:style-name="ro7">
          <table:table-cell office:value-type="float" office:value="2417" table:style-name="ce1">
            <text:p>2417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193.16" table:style-name="ce68">
            <text:p>193,16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1802" table:style-name="ce1">
            <text:p>3218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C 54438406-0 :NC:0-54438406 ND #306402 MACHALA: D</text:p>
          </table:table-cell>
          <table:table-cell table:number-columns-repeated="16373"/>
        </table:table-row>
        <table:table-row table:style-name="ro8">
          <table:table-cell office:value-type="float" office:value="2418" table:style-name="ce70">
            <text:p>2418</text:p>
          </table:table-cell>
          <table:table-cell office:value-type="string" table:style-name="ce71">
            <text:p>1-1-1-07-01-028</text:p>
          </table:table-cell>
          <table:table-cell office:value-type="float" office:value="35.99" table:style-name="ce72">
            <text:p>35,99<text:s/></text:p>
          </table:table-cell>
          <table:table-cell office:value-type="string" table:style-name="ce72">
            <text:p>Janeth America Chunga Lopez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419" table:style-name="ce1">
            <text:p>2419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35.99" table:style-name="ce68">
            <text:p>35,99<text:s/></text:p>
          </table:table-cell>
          <table:table-cell table:style-name="ce1"/>
          <table:table-cell office:value-type="float" office:value="1672" table:style-name="ce1">
            <text:p>16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CHK #895: APLICACIÓN DE ANTICIPO</text:p>
          </table:table-cell>
          <table:table-cell table:number-columns-repeated="16373"/>
        </table:table-row>
        <table:table-row table:style-name="ro8">
          <table:table-cell office:value-type="float" office:value="2420" table:style-name="ce70">
            <text:p>2420</text:p>
          </table:table-cell>
          <table:table-cell office:value-type="string" table:style-name="ce71">
            <text:p>1-1-1-07-01-037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Jose Antonio Nuñez Calle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421" table:style-name="ce1">
            <text:p>2421</text:p>
          </table:table-cell>
          <table:table-cell office:value-type="string" table:style-name="ce67">
            <text:p><text:s/>2,391.64</text:p>
          </table:table-cell>
          <table:table-cell office:value-type="float" office:value="2391.64" table:style-name="ce68">
            <text:p>2.391,6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402" table:style-name="ce1">
            <text:p>3074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D 656741-0 :ND:0-656741 Pago anticipo proveedor J</text:p>
          </table:table-cell>
          <table:table-cell table:number-columns-repeated="16373"/>
        </table:table-row>
        <table:table-row table:style-name="ro7">
          <table:table-cell office:value-type="float" office:value="2422" table:style-name="ce1">
            <text:p>2422</text:p>
          </table:table-cell>
          <table:table-cell office:value-type="string" table:style-name="ce67">
            <text:p><text:s/>5,634.71</text:p>
          </table:table-cell>
          <table:table-cell office:value-type="float" office:value="3243.07" table:style-name="ce68">
            <text:p>3.243,0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502" table:style-name="ce1">
            <text:p>3075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D 656793-0 :ND:0-656793 Pago anticipo proveedor J</text:p>
          </table:table-cell>
          <table:table-cell table:number-columns-repeated="16373"/>
        </table:table-row>
        <table:table-row table:style-name="ro7">
          <table:table-cell office:value-type="float" office:value="2423" table:style-name="ce1">
            <text:p>2423</text:p>
          </table:table-cell>
          <table:table-cell office:value-type="string" table:style-name="ce67">
            <text:p><text:s/>3,243.07</text:p>
          </table:table-cell>
          <table:table-cell office:value-type="float" office:value="0" table:style-name="ce68">
            <text:p>-<text:s/></text:p>
          </table:table-cell>
          <table:table-cell office:value-type="float" office:value="2391.64" table:style-name="ce68">
            <text:p>2.391,6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4103" table:style-name="ce1">
            <text:p>284103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CI 000307402-000000-JOSE NUÑEZ CALLE - N/D # 30740</text:p>
          </table:table-cell>
          <table:table-cell table:number-columns-repeated="16373"/>
        </table:table-row>
        <table:table-row table:style-name="ro7">
          <table:table-cell office:value-type="float" office:value="2424" table:style-name="ce1">
            <text:p>2424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3243.07" table:style-name="ce68">
            <text:p>3.243,0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603" table:style-name="ce1">
            <text:p>3006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CI 000656793-000000-NUÑEZ CALLE JOSE CI POR ND# 65</text:p>
          </table:table-cell>
          <table:table-cell table:number-columns-repeated="16373"/>
        </table:table-row>
        <table:table-row table:style-name="ro7">
          <table:table-cell office:value-type="float" office:value="2425" table:style-name="ce1">
            <text:p>2425</text:p>
          </table:table-cell>
          <table:table-cell office:value-type="string" table:style-name="ce67">
            <text:p>1-1-1-07-01-040</text:p>
          </table:table-cell>
          <table:table-cell office:value-type="float" office:value="2049.19" table:style-name="ce68">
            <text:p>2.049,19<text:s/></text:p>
          </table:table-cell>
          <table:table-cell office:value-type="string" table:style-name="ce68">
            <text:p>Fatima Narcisa Moreira Zambrano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49.19" table:style-name="ce69">
            <text:p>2.049,19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69">
            <text:p>12.310.110,18</text:p>
          </table:table-cell>
          <table:table-cell table:number-columns-repeated="16373"/>
        </table:table-row>
        <table:table-row table:style-name="ro8">
          <table:table-cell office:value-type="float" office:value="2426" table:style-name="ce70">
            <text:p>2426</text:p>
          </table:table-cell>
          <table:table-cell office:value-type="string" table:style-name="ce71">
            <text:p>1-1-1-07-01-045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Ivan Trajano Sumba Ortega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427" table:style-name="ce1">
            <text:p>2427</text:p>
          </table:table-cell>
          <table:table-cell office:value-type="string" table:style-name="ce67">
            <text:p><text:s/>670.85</text:p>
          </table:table-cell>
          <table:table-cell office:value-type="float" office:value="670.85" table:style-name="ce68">
            <text:p>670,8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602" table:style-name="ce1">
            <text:p>2816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TR 40-0 SUMBA ORTEGA IVAN <text:s/>:DB -1070987682: ANTICI</text:p>
          </table:table-cell>
          <table:table-cell table:number-columns-repeated="16373"/>
        </table:table-row>
        <table:table-row table:style-name="ro7">
          <table:table-cell office:value-type="float" office:value="2428" table:style-name="ce1">
            <text:p>2428</text:p>
          </table:table-cell>
          <table:table-cell office:value-type="string" table:style-name="ce67">
            <text:p><text:s/>2,255.81</text:p>
          </table:table-cell>
          <table:table-cell office:value-type="float" office:value="1584.96" table:style-name="ce68">
            <text:p>1.584,9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302" table:style-name="ce1">
            <text:p>3073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D 656733-0 :ND:0-656733 Pago anticipo Ivan Sumba</text:p>
          </table:table-cell>
          <table:table-cell table:number-columns-repeated="16373"/>
        </table:table-row>
        <table:table-row table:style-name="ro7">
          <table:table-cell office:value-type="float" office:value="2429" table:style-name="ce1">
            <text:p>2429</text:p>
          </table:table-cell>
          <table:table-cell office:value-type="string" table:style-name="ce67">
            <text:p><text:s/>670.85</text:p>
          </table:table-cell>
          <table:table-cell office:value-type="float" office:value="0" table:style-name="ce68">
            <text:p>-<text:s/></text:p>
          </table:table-cell>
          <table:table-cell office:value-type="float" office:value="1584.96" table:style-name="ce68">
            <text:p>1.584,96<text:s/></text:p>
          </table:table-cell>
          <table:table-cell table:style-name="ce1"/>
          <table:table-cell office:value-type="float" office:value="1619" table:style-name="ce1">
            <text:p>16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4303" table:style-name="ce1">
            <text:p>284303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CI 000307302-000000-IVAN SUMBA - ND #307302: APLIC</text:p>
          </table:table-cell>
          <table:table-cell table:number-columns-repeated="16373"/>
        </table:table-row>
        <table:table-row table:style-name="ro7">
          <table:table-cell office:value-type="float" office:value="2430" table:style-name="ce1">
            <text:p>2430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670.85" table:style-name="ce68">
            <text:p>670,85<text:s/></text:p>
          </table:table-cell>
          <table:table-cell table:style-name="ce1"/>
          <table:table-cell office:value-type="float" office:value="1666" table:style-name="ce1">
            <text:p>16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9T00:00:00" table:style-name="ce74">
            <text:p>19/08/2020</text:p>
          </table:table-cell>
          <table:table-cell office:value-type="string" table:style-name="ce1">
            <text:p>APLICACION SALDO A FAVOR SUMBA ORTEGA IVAN TRAJANO F#0586 TRANSF# 40</text:p>
          </table:table-cell>
          <table:table-cell table:number-columns-repeated="16373"/>
        </table:table-row>
        <table:table-row table:style-name="ro7">
          <table:table-cell office:value-type="float" office:value="2431" table:style-name="ce1">
            <text:p>2431</text:p>
          </table:table-cell>
          <table:table-cell office:value-type="string" table:style-name="ce67">
            <text:p><text:s/>6,510.00</text:p>
          </table:table-cell>
          <table:table-cell office:value-type="float" office:value="6510" table:style-name="ce68">
            <text:p>6.51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702" table:style-name="ce1">
            <text:p>3267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TR 165-0 SUMBA ORTEGA IVAN <text:s/>:DB -1070987682: Sumba</text:p>
          </table:table-cell>
          <table:table-cell table:number-columns-repeated="16373"/>
        </table:table-row>
        <table:table-row table:style-name="ro7">
          <table:table-cell office:value-type="float" office:value="2432" table:style-name="ce1">
            <text:p>2432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6510" table:style-name="ce68">
            <text:p>6.510,00<text:s/></text:p>
          </table:table-cell>
          <table:table-cell table:style-name="ce1"/>
          <table:table-cell office:value-type="float" office:value="1779" table:style-name="ce1">
            <text:p>17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74">
            <text:p>17/10/2020</text:p>
          </table:table-cell>
          <table:table-cell office:value-type="string" table:style-name="ce1">
            <text:p>Sumba Ortega Ivan: Aplicación de saldo a favor TR# 165 F# 602</text:p>
          </table:table-cell>
          <table:table-cell table:number-columns-repeated="16373"/>
        </table:table-row>
        <table:table-row table:style-name="ro8">
          <table:table-cell office:value-type="float" office:value="2433" table:style-name="ce70">
            <text:p>2433</text:p>
          </table:table-cell>
          <table:table-cell office:value-type="string" table:style-name="ce71">
            <text:p>1-1-1-07-01-047</text:p>
          </table:table-cell>
          <table:table-cell office:value-type="float" office:value="2.6" table:style-name="ce72">
            <text:p>2,60<text:s/></text:p>
          </table:table-cell>
          <table:table-cell office:value-type="string" table:style-name="ce72">
            <text:p>Jose Luis Miño Briones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434" table:style-name="ce1">
            <text:p>2434</text:p>
          </table:table-cell>
          <table:table-cell office:value-type="string" table:style-name="ce67">
            <text:p><text:s/>1.00</text:p>
          </table:table-cell>
          <table:table-cell office:value-type="float" office:value="0" table:style-name="ce68">
            <text:p>-<text:s/></text:p>
          </table:table-cell>
          <table:table-cell office:value-type="float" office:value="1.6" table:style-name="ce68">
            <text:p>1,60<text:s/></text:p>
          </table:table-cell>
          <table:table-cell table:style-name="ce1"/>
          <table:table-cell office:value-type="float" office:value="1681" table:style-name="ce1">
            <text:p>16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CHK #903 MACHALA: APLICACIÓN DE ANTICIPO A PROVEEDOR</text:p>
          </table:table-cell>
          <table:table-cell table:number-columns-repeated="16373"/>
        </table:table-row>
        <table:table-row table:style-name="ro7">
          <table:table-cell office:value-type="float" office:value="2435" table:style-name="ce1">
            <text:p>2435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1" table:style-name="ce68">
            <text:p>1,00<text:s/></text:p>
          </table:table-cell>
          <table:table-cell table:style-name="ce1"/>
          <table:table-cell office:value-type="float" office:value="1681" table:style-name="ce1">
            <text:p>16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CHK #900 MACHALA: APLICACIÓN DE ANTICIPO A PROVEEDOR</text:p>
          </table:table-cell>
          <table:table-cell table:number-columns-repeated="16373"/>
        </table:table-row>
        <table:table-row table:style-name="ro8">
          <table:table-cell office:value-type="float" office:value="2436" table:style-name="ce70">
            <text:p>2436</text:p>
          </table:table-cell>
          <table:table-cell office:value-type="string" table:style-name="ce71">
            <text:p>1-1-1-07-01-053</text:p>
          </table:table-cell>
          <table:table-cell office:value-type="float" office:value="1677.7" table:style-name="ce72">
            <text:p>1.677,70<text:s/></text:p>
          </table:table-cell>
          <table:table-cell office:value-type="string" table:style-name="ce72">
            <text:p>Patricio Armijos Herrera (NO USAR)</text:p>
          </table:table-cell>
          <table:table-cell table:number-columns-repeated="2" table:style-name="ce70"/>
          <table:table-cell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437" table:style-name="ce1">
            <text:p>2437</text:p>
          </table:table-cell>
          <table:table-cell office:value-type="string" table:style-name="ce67">
            <text:p><text:s/>1,197.39</text:p>
          </table:table-cell>
          <table:table-cell office:value-type="float" office:value="0" table:style-name="ce68">
            <text:p>-<text:s/></text:p>
          </table:table-cell>
          <table:table-cell office:value-type="float" office:value="480.31" table:style-name="ce68">
            <text:p>480,31<text:s/></text:p>
          </table:table-cell>
          <table:table-cell table:style-name="ce1"/>
          <table:table-cell office:value-type="float" office:value="1633" table:style-name="ce1">
            <text:p>16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74">
            <text:p>01/07/2020</text:p>
          </table:table-cell>
          <table:table-cell office:value-type="string" table:style-name="ce1">
            <text:p>Ck #618 Patricio Armijos Liquidacion Obra Urdesa</text:p>
          </table:table-cell>
          <table:table-cell table:number-columns-repeated="16373"/>
        </table:table-row>
        <table:table-row table:style-name="ro7">
          <table:table-cell office:value-type="float" office:value="2438" table:style-name="ce1">
            <text:p>2438</text:p>
          </table:table-cell>
          <table:table-cell office:value-type="string" table:style-name="ce67">
            <text:p><text:s/>700.89</text:p>
          </table:table-cell>
          <table:table-cell office:value-type="float" office:value="0" table:style-name="ce68">
            <text:p>-<text:s/></text:p>
          </table:table-cell>
          <table:table-cell office:value-type="float" office:value="496.5" table:style-name="ce68">
            <text:p>496,50<text:s/></text:p>
          </table:table-cell>
          <table:table-cell table:style-name="ce1"/>
          <table:table-cell office:value-type="float" office:value="1634" table:style-name="ce1">
            <text:p>16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74">
            <text:p>01/07/2020</text:p>
          </table:table-cell>
          <table:table-cell office:value-type="string" table:style-name="ce1">
            <text:p>Ck #618 Patricio Armijos Liquidacion Cruce Riobamba y ambato</text:p>
          </table:table-cell>
          <table:table-cell table:number-columns-repeated="16373"/>
        </table:table-row>
        <table:table-row table:style-name="ro7">
          <table:table-cell office:value-type="float" office:value="2439" table:style-name="ce1">
            <text:p>2439</text:p>
          </table:table-cell>
          <table:table-cell office:value-type="string" table:style-name="ce67">
            <text:p><text:s/>467.61</text:p>
          </table:table-cell>
          <table:table-cell office:value-type="float" office:value="0" table:style-name="ce68">
            <text:p>-<text:s/></text:p>
          </table:table-cell>
          <table:table-cell office:value-type="float" office:value="233.28" table:style-name="ce68">
            <text:p>233,28<text:s/></text:p>
          </table:table-cell>
          <table:table-cell table:style-name="ce1"/>
          <table:table-cell office:value-type="float" office:value="1635" table:style-name="ce1">
            <text:p>16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74">
            <text:p>01/07/2020</text:p>
          </table:table-cell>
          <table:table-cell office:value-type="string" table:style-name="ce1">
            <text:p>Ck #618 Patricio Armijos Liquidacion Obra Narcisa de Jesus</text:p>
          </table:table-cell>
          <table:table-cell table:number-columns-repeated="16373"/>
        </table:table-row>
        <table:table-row table:style-name="ro7">
          <table:table-cell office:value-type="float" office:value="2440" table:style-name="ce1">
            <text:p>2440</text:p>
          </table:table-cell>
          <table:table-cell office:value-type="string" table:style-name="ce67">
            <text:p><text:s/>270.70</text:p>
          </table:table-cell>
          <table:table-cell office:value-type="float" office:value="0" table:style-name="ce68">
            <text:p>-<text:s/></text:p>
          </table:table-cell>
          <table:table-cell office:value-type="float" office:value="196.91" table:style-name="ce68">
            <text:p>196,91<text:s/></text:p>
          </table:table-cell>
          <table:table-cell table:style-name="ce1"/>
          <table:table-cell office:value-type="float" office:value="1637" table:style-name="ce1">
            <text:p>163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74">
            <text:p>01/07/2020</text:p>
          </table:table-cell>
          <table:table-cell office:value-type="string" table:style-name="ce1">
            <text:p>Ck #618 Patricio Armijos Liquidacion Obra Puerto Hondo km271/2</text:p>
          </table:table-cell>
          <table:table-cell table:number-columns-repeated="16373"/>
        </table:table-row>
        <table:table-row table:style-name="ro7">
          <table:table-cell office:value-type="float" office:value="2441" table:style-name="ce1">
            <text:p>2441</text:p>
          </table:table-cell>
          <table:table-cell office:value-type="string" table:style-name="ce67">
            <text:p><text:s/>126.70</text:p>
          </table:table-cell>
          <table:table-cell office:value-type="float" office:value="0" table:style-name="ce68">
            <text:p>-<text:s/></text:p>
          </table:table-cell>
          <table:table-cell office:value-type="float" office:value="144" table:style-name="ce68">
            <text:p>144,00<text:s/></text:p>
          </table:table-cell>
          <table:table-cell table:style-name="ce1"/>
          <table:table-cell office:value-type="float" office:value="1638" table:style-name="ce1">
            <text:p>16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74">
            <text:p>01/07/2020</text:p>
          </table:table-cell>
          <table:table-cell office:value-type="string" table:style-name="ce1">
            <text:p>Ck #618 Patricio Armijos Liquidacion Obras varias</text:p>
          </table:table-cell>
          <table:table-cell table:number-columns-repeated="16373"/>
        </table:table-row>
        <table:table-row table:style-name="ro7">
          <table:table-cell office:value-type="float" office:value="2442" table:style-name="ce1">
            <text:p>2442</text:p>
          </table:table-cell>
          <table:table-cell office:value-type="string" table:style-name="ce67">
            <text:p><text:s/>24.35</text:p>
          </table:table-cell>
          <table:table-cell office:value-type="float" office:value="0" table:style-name="ce68">
            <text:p>-<text:s/></text:p>
          </table:table-cell>
          <table:table-cell office:value-type="float" office:value="102.35" table:style-name="ce68">
            <text:p>102,35<text:s/></text:p>
          </table:table-cell>
          <table:table-cell table:style-name="ce1"/>
          <table:table-cell office:value-type="float" office:value="1639" table:style-name="ce1">
            <text:p>16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74">
            <text:p>01/07/2020</text:p>
          </table:table-cell>
          <table:table-cell office:value-type="string" table:style-name="ce1">
            <text:p>Ck #618 Patricio Armijos Liquidacion Obra Urdesa acera norte</text:p>
          </table:table-cell>
          <table:table-cell table:number-columns-repeated="16373"/>
        </table:table-row>
        <table:table-row table:style-name="ro7">
          <table:table-cell office:value-type="float" office:value="2443" table:style-name="ce1">
            <text:p>2443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24.35" table:style-name="ce68">
            <text:p>24,35<text:s/></text:p>
          </table:table-cell>
          <table:table-cell table:style-name="ce1"/>
          <table:table-cell office:value-type="float" office:value="1682" table:style-name="ce1">
            <text:p>16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CHK #618 MACHALA: RECLASIFICACIÓN</text:p>
          </table:table-cell>
          <table:table-cell table:number-columns-repeated="16373"/>
        </table:table-row>
        <table:table-row table:style-name="ro8">
          <table:table-cell office:value-type="float" office:value="2444" table:style-name="ce70">
            <text:p>2444</text:p>
          </table:table-cell>
          <table:table-cell office:value-type="string" table:style-name="ce71">
            <text:p>1-1-1-07-01-054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DBA Tecmeco SAS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445" table:style-name="ce1">
            <text:p>2445</text:p>
          </table:table-cell>
          <table:table-cell office:value-type="string" table:style-name="ce67">
            <text:p>-1,762.83</text:p>
          </table:table-cell>
          <table:table-cell office:value-type="float" office:value="0" table:style-name="ce68">
            <text:p>-<text:s/></text:p>
          </table:table-cell>
          <table:table-cell office:value-type="float" office:value="1762.83" table:style-name="ce68">
            <text:p>1.762,83<text:s/></text:p>
          </table:table-cell>
          <table:table-cell table:style-name="ce1"/>
          <table:table-cell office:value-type="float" office:value="1667" table:style-name="ce1">
            <text:p>16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4603" table:style-name="ce1">
            <text:p>284603</text:p>
          </table:table-cell>
          <table:table-cell office:value-type="date" office:date-value="2020-01-31T00:00:00" table:style-name="ce74">
            <text:p>31/01/2020</text:p>
          </table:table-cell>
          <table:table-cell office:value-type="string" table:style-name="ce1">
            <text:p>CI 00TFVE-20-000001-TR #3 MACHALA - F #TFVE-20: AP</text:p>
          </table:table-cell>
          <table:table-cell table:number-columns-repeated="16373"/>
        </table:table-row>
        <table:table-row table:style-name="ro7">
          <table:table-cell office:value-type="float" office:value="2446" table:style-name="ce1">
            <text:p>2446</text:p>
          </table:table-cell>
          <table:table-cell office:value-type="string" table:style-name="ce67">
            <text:p><text:s/>.00</text:p>
          </table:table-cell>
          <table:table-cell office:value-type="float" office:value="1762.83" table:style-name="ce68">
            <text:p>1.762,8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75" table:style-name="ce1">
            <text:p>16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31T00:00:00" table:style-name="ce74">
            <text:p>31/01/2020</text:p>
          </table:table-cell>
          <table:table-cell office:value-type="string" table:style-name="ce1">
            <text:p>TR #3 MACHALA: PO #TS02-2019 - COMPRA DE BOQUILLAS ASPERSORAS, KIT DE REPARACION DE SELLO</text:p>
          </table:table-cell>
          <table:table-cell table:number-columns-repeated="16373"/>
        </table:table-row>
        <table:table-row table:style-name="ro8">
          <table:table-cell office:value-type="float" office:value="2447" table:style-name="ce70">
            <text:p>2447</text:p>
          </table:table-cell>
          <table:table-cell office:value-type="string" table:style-name="ce71">
            <text:p>1-1-1-07-01-056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Tecnova S.A.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448" table:style-name="ce1">
            <text:p>2448</text:p>
          </table:table-cell>
          <table:table-cell office:value-type="string" table:style-name="ce67">
            <text:p><text:s/>381.46</text:p>
          </table:table-cell>
          <table:table-cell office:value-type="float" office:value="381.46" table:style-name="ce68">
            <text:p>381,4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302" table:style-name="ce1">
            <text:p>2783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17-0 TECNOVA S.A. :DB -1070987682: Anticipo ent</text:p>
          </table:table-cell>
          <table:table-cell table:number-columns-repeated="16373"/>
        </table:table-row>
        <table:table-row table:style-name="ro7">
          <table:table-cell office:value-type="float" office:value="2449" table:style-name="ce1">
            <text:p>2449</text:p>
          </table:table-cell>
          <table:table-cell office:value-type="string" table:style-name="ce67">
            <text:p><text:s/>133.51</text:p>
          </table:table-cell>
          <table:table-cell office:value-type="float" office:value="0" table:style-name="ce68">
            <text:p>-<text:s/></text:p>
          </table:table-cell>
          <table:table-cell office:value-type="float" office:value="247.95" table:style-name="ce68">
            <text:p>247,95<text:s/></text:p>
          </table:table-cell>
          <table:table-cell table:style-name="ce1"/>
          <table:table-cell office:value-type="float" office:value="1647" table:style-name="ce1">
            <text:p>16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13T00:00:00" table:style-name="ce74">
            <text:p>13/07/2020</text:p>
          </table:table-cell>
          <table:table-cell office:value-type="string" table:style-name="ce1">
            <text:p>Tecnova: aplicacion saldo transaccion #278302</text:p>
          </table:table-cell>
          <table:table-cell table:number-columns-repeated="16373"/>
        </table:table-row>
        <table:table-row table:style-name="ro7">
          <table:table-cell office:value-type="float" office:value="2450" table:style-name="ce1">
            <text:p>2450</text:p>
          </table:table-cell>
          <table:table-cell office:value-type="string" table:style-name="ce67">
            <text:p><text:s/>586.45</text:p>
          </table:table-cell>
          <table:table-cell office:value-type="float" office:value="452.94" table:style-name="ce68">
            <text:p>452,9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402" table:style-name="ce1">
            <text:p>3204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R 133-0 TECNOVA S.A. :DB -1070987682: ANTICIPO OC</text:p>
          </table:table-cell>
          <table:table-cell table:number-columns-repeated="16373"/>
        </table:table-row>
        <table:table-row table:style-name="ro7">
          <table:table-cell office:value-type="float" office:value="2451" table:style-name="ce1">
            <text:p>2451</text:p>
          </table:table-cell>
          <table:table-cell office:value-type="string" table:style-name="ce67">
            <text:p><text:s/>452.94</text:p>
          </table:table-cell>
          <table:table-cell office:value-type="float" office:value="0" table:style-name="ce68">
            <text:p>-<text:s/></text:p>
          </table:table-cell>
          <table:table-cell office:value-type="float" office:value="133.51" table:style-name="ce68">
            <text:p>133,51<text:s/></text:p>
          </table:table-cell>
          <table:table-cell table:style-name="ce1"/>
          <table:table-cell office:value-type="float" office:value="1751" table:style-name="ce1">
            <text:p>17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8T00:00:00" table:style-name="ce74">
            <text:p>08/09/2020</text:p>
          </table:table-cell>
          <table:table-cell office:value-type="string" table:style-name="ce1">
            <text:p>TECNOVA SA APLICACION DE SALDO A FAVOR TR# 17 - 133 F# 84905</text:p>
          </table:table-cell>
          <table:table-cell table:number-columns-repeated="16373"/>
        </table:table-row>
        <table:table-row table:style-name="ro7">
          <table:table-cell office:value-type="float" office:value="2452" table:style-name="ce1">
            <text:p>2452</text:p>
          </table:table-cell>
          <table:table-cell office:value-type="string" table:style-name="ce67">
            <text:p><text:s/>10.29</text:p>
          </table:table-cell>
          <table:table-cell office:value-type="float" office:value="0" table:style-name="ce68">
            <text:p>-<text:s/></text:p>
          </table:table-cell>
          <table:table-cell office:value-type="float" office:value="442.65" table:style-name="ce68">
            <text:p>442,65<text:s/></text:p>
          </table:table-cell>
          <table:table-cell table:style-name="ce1"/>
          <table:table-cell office:value-type="float" office:value="1751" table:style-name="ce1">
            <text:p>17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8T00:00:00" table:style-name="ce74">
            <text:p>08/09/2020</text:p>
          </table:table-cell>
          <table:table-cell office:value-type="string" table:style-name="ce1">
            <text:p>TECNOVA SA APLICACION DE SALDO A FAVOR TR# 17 - 133 F# 84905</text:p>
          </table:table-cell>
          <table:table-cell table:number-columns-repeated="16373"/>
        </table:table-row>
        <table:table-row table:style-name="ro7">
          <table:table-cell office:value-type="float" office:value="2453" table:style-name="ce1">
            <text:p>2453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10.29" table:style-name="ce68">
            <text:p>10,29<text:s/></text:p>
          </table:table-cell>
          <table:table-cell table:style-name="ce1"/>
          <table:table-cell office:value-type="float" office:value="1723" table:style-name="ce1">
            <text:p>17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7T00:00:00" table:style-name="ce74">
            <text:p>17/09/2020</text:p>
          </table:table-cell>
          <table:table-cell office:value-type="string" table:style-name="ce1">
            <text:p>TECNOVA SA APLICACIÓN DE SALDO A FAVOR F# 85529 TR# 133</text:p>
          </table:table-cell>
          <table:table-cell table:number-columns-repeated="16373"/>
        </table:table-row>
        <table:table-row table:style-name="ro7">
          <table:table-cell office:value-type="float" office:value="2454" table:style-name="ce1">
            <text:p>2454</text:p>
          </table:table-cell>
          <table:table-cell office:value-type="string" table:style-name="ce67">
            <text:p>-100.42</text:p>
          </table:table-cell>
          <table:table-cell office:value-type="float" office:value="0" table:style-name="ce68">
            <text:p>-<text:s/></text:p>
          </table:table-cell>
          <table:table-cell office:value-type="float" office:value="100.42" table:style-name="ce68">
            <text:p>100,42<text:s/></text:p>
          </table:table-cell>
          <table:table-cell table:style-name="ce1"/>
          <table:table-cell office:value-type="float" office:value="1724" table:style-name="ce1">
            <text:p>17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7T00:00:00" table:style-name="ce74">
            <text:p>17/09/2020</text:p>
          </table:table-cell>
          <table:table-cell office:value-type="string" table:style-name="ce1">
            <text:p>TECNOVA SA APLICACIÓN DE SALDO A FAVOR F# 85529 TR# 151</text:p>
          </table:table-cell>
          <table:table-cell table:number-columns-repeated="16373"/>
        </table:table-row>
        <table:table-row table:style-name="ro7">
          <table:table-cell office:value-type="float" office:value="2455" table:style-name="ce1">
            <text:p>2455</text:p>
          </table:table-cell>
          <table:table-cell office:value-type="string" table:style-name="ce67">
            <text:p><text:s/>.00</text:p>
          </table:table-cell>
          <table:table-cell office:value-type="float" office:value="100.42" table:style-name="ce68">
            <text:p>100,4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202" table:style-name="ce1">
            <text:p>3252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TR 151-0 TECNOVA S.A. :DB -1070987682: Tecnova SA</text:p>
          </table:table-cell>
          <table:table-cell table:number-columns-repeated="16373"/>
        </table:table-row>
        <table:table-row table:style-name="ro8">
          <table:table-cell office:value-type="float" office:value="2456" table:style-name="ce70">
            <text:p>2456</text:p>
          </table:table-cell>
          <table:table-cell office:value-type="string" table:style-name="ce71">
            <text:p>1-1-1-07-01-057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Hohesa, Hormigones Hercules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457" table:style-name="ce1">
            <text:p>2457</text:p>
          </table:table-cell>
          <table:table-cell office:value-type="string" table:style-name="ce67">
            <text:p><text:s/>9,384.48</text:p>
          </table:table-cell>
          <table:table-cell office:value-type="float" office:value="9384.48" table:style-name="ce68">
            <text:p>9.384,4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65" table:style-name="ce1">
            <text:p>15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6-01T00:00:00" table:style-name="ce74">
            <text:p>01/06/2020</text:p>
          </table:table-cell>
          <table:table-cell office:value-type="string" table:style-name="ce1">
            <text:p>Reclasificacion transaccion #276902</text:p>
          </table:table-cell>
          <table:table-cell table:number-columns-repeated="16373"/>
        </table:table-row>
        <table:table-row table:style-name="ro7">
          <table:table-cell office:value-type="float" office:value="2458" table:style-name="ce1">
            <text:p>2458</text:p>
          </table:table-cell>
          <table:table-cell office:value-type="string" table:style-name="ce67">
            <text:p><text:s/>6,803.74</text:p>
          </table:table-cell>
          <table:table-cell office:value-type="float" office:value="0" table:style-name="ce68">
            <text:p>-<text:s/></text:p>
          </table:table-cell>
          <table:table-cell office:value-type="float" office:value="2580.7399999999998" table:style-name="ce68">
            <text:p>2.580,74<text:s/></text:p>
          </table:table-cell>
          <table:table-cell table:style-name="ce1"/>
          <table:table-cell office:value-type="float" office:value="1678" table:style-name="ce1">
            <text:p>16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#5 MACHALA - F #6762: APLICACIÓN DE ANTICIPO</text:p>
          </table:table-cell>
          <table:table-cell table:number-columns-repeated="16373"/>
        </table:table-row>
        <table:table-row table:style-name="ro7">
          <table:table-cell office:value-type="float" office:value="2459" table:style-name="ce1">
            <text:p>2459</text:p>
          </table:table-cell>
          <table:table-cell office:value-type="string" table:style-name="ce67">
            <text:p><text:s/>9,439.27</text:p>
          </table:table-cell>
          <table:table-cell office:value-type="float" office:value="2635.53" table:style-name="ce68">
            <text:p>2.635,5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302" table:style-name="ce1">
            <text:p>2793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23-0 HOHESA, HORMIGONES :DB -1070987682: ANTICI</text:p>
          </table:table-cell>
          <table:table-cell table:number-columns-repeated="16373"/>
        </table:table-row>
        <table:table-row table:style-name="ro7">
          <table:table-cell office:value-type="float" office:value="2460" table:style-name="ce1">
            <text:p>2460</text:p>
          </table:table-cell>
          <table:table-cell office:value-type="string" table:style-name="ce67">
            <text:p><text:s/>11,316.17</text:p>
          </table:table-cell>
          <table:table-cell office:value-type="float" office:value="1876.9" table:style-name="ce68">
            <text:p>1.876,9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402" table:style-name="ce1">
            <text:p>2794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24-0 HOHESA, HORMIGONES :DB -1070987682: ANTICI</text:p>
          </table:table-cell>
          <table:table-cell table:number-columns-repeated="16373"/>
        </table:table-row>
        <table:table-row table:style-name="ro7">
          <table:table-cell office:value-type="float" office:value="2461" table:style-name="ce1">
            <text:p>2461</text:p>
          </table:table-cell>
          <table:table-cell office:value-type="string" table:style-name="ce67">
            <text:p><text:s/>16,946.85</text:p>
          </table:table-cell>
          <table:table-cell office:value-type="float" office:value="5630.68" table:style-name="ce68">
            <text:p>5.630,6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202" table:style-name="ce1">
            <text:p>2782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16-0 HOHESA, HORMIGONES :DB -1070987682: Antici</text:p>
          </table:table-cell>
          <table:table-cell table:number-columns-repeated="16373"/>
        </table:table-row>
        <table:table-row table:style-name="ro7">
          <table:table-cell office:value-type="float" office:value="2462" table:style-name="ce1">
            <text:p>2462</text:p>
          </table:table-cell>
          <table:table-cell office:value-type="string" table:style-name="ce67">
            <text:p><text:s/>20,901.21</text:p>
          </table:table-cell>
          <table:table-cell office:value-type="float" office:value="3954.36" table:style-name="ce68">
            <text:p>3.954,3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102" table:style-name="ce1">
            <text:p>2781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15-0 HOHESA, HORMIGONES :DB -1070987682: Antici</text:p>
          </table:table-cell>
          <table:table-cell table:number-columns-repeated="16373"/>
        </table:table-row>
        <table:table-row table:style-name="ro7">
          <table:table-cell office:value-type="float" office:value="2463" table:style-name="ce1">
            <text:p>2463</text:p>
          </table:table-cell>
          <table:table-cell office:value-type="string" table:style-name="ce67">
            <text:p><text:s/>19,305.85</text:p>
          </table:table-cell>
          <table:table-cell office:value-type="float" office:value="0" table:style-name="ce68">
            <text:p>-<text:s/></text:p>
          </table:table-cell>
          <table:table-cell office:value-type="float" office:value="1595.36" table:style-name="ce68">
            <text:p>1.595,36<text:s/></text:p>
          </table:table-cell>
          <table:table-cell table:style-name="ce1"/>
          <table:table-cell office:value-type="float" office:value="1678" table:style-name="ce1">
            <text:p>16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#5 MACHALA - F #6830: APLICACIÓN DE ANTICIPO</text:p>
          </table:table-cell>
          <table:table-cell table:number-columns-repeated="16373"/>
        </table:table-row>
        <table:table-row table:style-name="ro7">
          <table:table-cell office:value-type="float" office:value="2464" table:style-name="ce1">
            <text:p>2464</text:p>
          </table:table-cell>
          <table:table-cell office:value-type="string" table:style-name="ce67">
            <text:p><text:s/>16,725.11</text:p>
          </table:table-cell>
          <table:table-cell office:value-type="float" office:value="0" table:style-name="ce68">
            <text:p>-<text:s/></text:p>
          </table:table-cell>
          <table:table-cell office:value-type="float" office:value="2580.7399999999998" table:style-name="ce68">
            <text:p>2.580,74<text:s/></text:p>
          </table:table-cell>
          <table:table-cell table:style-name="ce1"/>
          <table:table-cell office:value-type="float" office:value="1678" table:style-name="ce1">
            <text:p>16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#5 MACHALA - F #6746: APLICACIÓN DE ANTICIPO</text:p>
          </table:table-cell>
          <table:table-cell table:number-columns-repeated="16373"/>
        </table:table-row>
        <table:table-row table:style-name="ro7">
          <table:table-cell office:value-type="float" office:value="2465" table:style-name="ce1">
            <text:p>2465</text:p>
          </table:table-cell>
          <table:table-cell office:value-type="string" table:style-name="ce67">
            <text:p><text:s/>20,478.91</text:p>
          </table:table-cell>
          <table:table-cell office:value-type="float" office:value="3753.8" table:style-name="ce68">
            <text:p>3.753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202" table:style-name="ce1">
            <text:p>2792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22-0 HOHESA, HORMIGONES :DB -1070987682: Antici</text:p>
          </table:table-cell>
          <table:table-cell table:number-columns-repeated="16373"/>
        </table:table-row>
        <table:table-row table:style-name="ro7">
          <table:table-cell office:value-type="float" office:value="2466" table:style-name="ce1">
            <text:p>2466</text:p>
          </table:table-cell>
          <table:table-cell office:value-type="string" table:style-name="ce67">
            <text:p><text:s/>19,165.08</text:p>
          </table:table-cell>
          <table:table-cell office:value-type="float" office:value="0" table:style-name="ce68">
            <text:p>-<text:s/></text:p>
          </table:table-cell>
          <table:table-cell office:value-type="float" office:value="1313.83" table:style-name="ce68">
            <text:p>1.313,83<text:s/></text:p>
          </table:table-cell>
          <table:table-cell table:style-name="ce1"/>
          <table:table-cell office:value-type="float" office:value="1599" table:style-name="ce1">
            <text:p>15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#22 Machala - F #6911: Aplicacion de Anticipo (Hohesa, Hormigones Hercules)</text:p>
          </table:table-cell>
          <table:table-cell table:number-columns-repeated="16373"/>
        </table:table-row>
        <table:table-row table:style-name="ro7">
          <table:table-cell office:value-type="float" office:value="2467" table:style-name="ce1">
            <text:p>2467</text:p>
          </table:table-cell>
          <table:table-cell office:value-type="string" table:style-name="ce67">
            <text:p><text:s/>16,529.55</text:p>
          </table:table-cell>
          <table:table-cell office:value-type="float" office:value="0" table:style-name="ce68">
            <text:p>-<text:s/></text:p>
          </table:table-cell>
          <table:table-cell office:value-type="float" office:value="2635.53" table:style-name="ce68">
            <text:p>2.635,53<text:s/></text:p>
          </table:table-cell>
          <table:table-cell table:style-name="ce1"/>
          <table:table-cell office:value-type="float" office:value="1679" table:style-name="ce1">
            <text:p>16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#23 MACHALA - F #7165: APLICACIÓN DE ANTICIPO</text:p>
          </table:table-cell>
          <table:table-cell table:number-columns-repeated="16373"/>
        </table:table-row>
        <table:table-row table:style-name="ro7">
          <table:table-cell office:value-type="float" office:value="2468" table:style-name="ce1">
            <text:p>2468</text:p>
          </table:table-cell>
          <table:table-cell office:value-type="string" table:style-name="ce67">
            <text:p><text:s/>14,416.02</text:p>
          </table:table-cell>
          <table:table-cell office:value-type="float" office:value="0" table:style-name="ce68">
            <text:p>-<text:s/></text:p>
          </table:table-cell>
          <table:table-cell office:value-type="float" office:value="2113.5300000000002" table:style-name="ce68">
            <text:p>2.113,53<text:s/></text:p>
          </table:table-cell>
          <table:table-cell table:style-name="ce1"/>
          <table:table-cell office:value-type="float" office:value="1631" table:style-name="ce1">
            <text:p>16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2T00:00:00" table:style-name="ce74">
            <text:p>22/07/2020</text:p>
          </table:table-cell>
          <table:table-cell office:value-type="string" table:style-name="ce1">
            <text:p>Aplicacion saldo proveedor Hohesa, Hormigones Hercules</text:p>
          </table:table-cell>
          <table:table-cell table:number-columns-repeated="16373"/>
        </table:table-row>
        <table:table-row table:style-name="ro7">
          <table:table-cell office:value-type="float" office:value="2469" table:style-name="ce1">
            <text:p>2469</text:p>
          </table:table-cell>
          <table:table-cell office:value-type="string" table:style-name="ce67">
            <text:p><text:s/>8,785.34</text:p>
          </table:table-cell>
          <table:table-cell office:value-type="float" office:value="0" table:style-name="ce68">
            <text:p>-<text:s/></text:p>
          </table:table-cell>
          <table:table-cell office:value-type="float" office:value="5630.68" table:style-name="ce68">
            <text:p>5.630,68<text:s/></text:p>
          </table:table-cell>
          <table:table-cell table:style-name="ce1"/>
          <table:table-cell office:value-type="float" office:value="1620" table:style-name="ce1">
            <text:p>16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3T00:00:00" table:style-name="ce74">
            <text:p>23/07/2020</text:p>
          </table:table-cell>
          <table:table-cell office:value-type="string" table:style-name="ce1">
            <text:p>Aplicacion de saldo Proveedor: Hohesa, Hormigones Hercules TR#278202</text:p>
          </table:table-cell>
          <table:table-cell table:number-columns-repeated="16373"/>
        </table:table-row>
        <table:table-row table:style-name="ro7">
          <table:table-cell office:value-type="float" office:value="2470" table:style-name="ce1">
            <text:p>2470</text:p>
          </table:table-cell>
          <table:table-cell office:value-type="string" table:style-name="ce67">
            <text:p><text:s/>4,830.98</text:p>
          </table:table-cell>
          <table:table-cell office:value-type="float" office:value="0" table:style-name="ce68">
            <text:p>-<text:s/></text:p>
          </table:table-cell>
          <table:table-cell office:value-type="float" office:value="3954.36" table:style-name="ce68">
            <text:p>3.954,36<text:s/></text:p>
          </table:table-cell>
          <table:table-cell table:style-name="ce1"/>
          <table:table-cell office:value-type="float" office:value="1617" table:style-name="ce1">
            <text:p>16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3T00:00:00" table:style-name="ce74">
            <text:p>23/07/2020</text:p>
          </table:table-cell>
          <table:table-cell office:value-type="string" table:style-name="ce1">
            <text:p>Aplicacion saldo proveedor: Hohesa, Hormigones Hercules TR#278102</text:p>
          </table:table-cell>
          <table:table-cell table:number-columns-repeated="16373"/>
        </table:table-row>
        <table:table-row table:style-name="ro7">
          <table:table-cell office:value-type="float" office:value="2471" table:style-name="ce1">
            <text:p>2471</text:p>
          </table:table-cell>
          <table:table-cell office:value-type="string" table:style-name="ce67">
            <text:p><text:s/>2,203.34</text:p>
          </table:table-cell>
          <table:table-cell office:value-type="float" office:value="0" table:style-name="ce68">
            <text:p>-<text:s/></text:p>
          </table:table-cell>
          <table:table-cell office:value-type="float" office:value="2627.64" table:style-name="ce68">
            <text:p>2.627,64<text:s/></text:p>
          </table:table-cell>
          <table:table-cell table:style-name="ce1"/>
          <table:table-cell office:value-type="float" office:value="1616" table:style-name="ce1">
            <text:p>16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3T00:00:00" table:style-name="ce74">
            <text:p>23/07/2020</text:p>
          </table:table-cell>
          <table:table-cell office:value-type="string" table:style-name="ce1">
            <text:p>Aplicación de saldo proveedor: Hohesa, Hormigones Hercules TR#276902</text:p>
          </table:table-cell>
          <table:table-cell table:number-columns-repeated="16373"/>
        </table:table-row>
        <table:table-row table:style-name="ro7">
          <table:table-cell office:value-type="float" office:value="2472" table:style-name="ce1">
            <text:p>2472</text:p>
          </table:table-cell>
          <table:table-cell office:value-type="string" table:style-name="ce67">
            <text:p><text:s/>2,203.33</text:p>
          </table:table-cell>
          <table:table-cell office:value-type="float" office:value="0" table:style-name="ce68">
            <text:p>-<text:s/></text:p>
          </table:table-cell>
          <table:table-cell office:value-type="float" office:value="0.01" table:style-name="ce68">
            <text:p>0,01<text:s/></text:p>
          </table:table-cell>
          <table:table-cell table:style-name="ce1"/>
          <table:table-cell office:value-type="float" office:value="1644" table:style-name="ce1">
            <text:p>164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TR #22 MACHALA - F #6980: APLICACION DE ANTICIPO (HOHESA, HORMIGONES HERCULES)</text:p>
          </table:table-cell>
          <table:table-cell table:number-columns-repeated="16373"/>
        </table:table-row>
        <table:table-row table:style-name="ro7">
          <table:table-cell office:value-type="float" office:value="2473" table:style-name="ce1">
            <text:p>2473</text:p>
          </table:table-cell>
          <table:table-cell office:value-type="string" table:style-name="ce67">
            <text:p><text:s/>514.12</text:p>
          </table:table-cell>
          <table:table-cell office:value-type="float" office:value="0" table:style-name="ce68">
            <text:p>-<text:s/></text:p>
          </table:table-cell>
          <table:table-cell office:value-type="float" office:value="1689.21" table:style-name="ce68">
            <text:p>1.689,21<text:s/></text:p>
          </table:table-cell>
          <table:table-cell table:style-name="ce1"/>
          <table:table-cell office:value-type="float" office:value="1644" table:style-name="ce1">
            <text:p>164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TR #22 MACHALA - F #6978: APLICACION DE ANTICIPO (HOHESA, HORMIGONES HERCULES)</text:p>
          </table:table-cell>
          <table:table-cell table:number-columns-repeated="16373"/>
        </table:table-row>
        <table:table-row table:style-name="ro7">
          <table:table-cell office:value-type="float" office:value="2474" table:style-name="ce1">
            <text:p>2474</text:p>
          </table:table-cell>
          <table:table-cell office:value-type="string" table:style-name="ce67">
            <text:p><text:s/>2,627.65</text:p>
          </table:table-cell>
          <table:table-cell office:value-type="float" office:value="2113.5300000000002" table:style-name="ce68">
            <text:p>2.113,5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802" table:style-name="ce1">
            <text:p>2818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TR 42-0 HOHESA, HORMIGONES :DB -1070987682: ANTICI</text:p>
          </table:table-cell>
          <table:table-cell table:number-columns-repeated="16373"/>
        </table:table-row>
        <table:table-row table:style-name="ro7">
          <table:table-cell office:value-type="float" office:value="2475" table:style-name="ce1">
            <text:p>2475</text:p>
          </table:table-cell>
          <table:table-cell office:value-type="string" table:style-name="ce67">
            <text:p><text:s/>5,808.49</text:p>
          </table:table-cell>
          <table:table-cell office:value-type="float" office:value="3180.84" table:style-name="ce68">
            <text:p>3.180,84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902" table:style-name="ce1">
            <text:p>3209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R 138-0 HOHESA, HORMIGONES :DB -1070987682: ANTIC</text:p>
          </table:table-cell>
          <table:table-cell table:number-columns-repeated="16373"/>
        </table:table-row>
        <table:table-row table:style-name="ro7">
          <table:table-cell office:value-type="float" office:value="2476" table:style-name="ce1">
            <text:p>2476</text:p>
          </table:table-cell>
          <table:table-cell office:value-type="string" table:style-name="ce67">
            <text:p><text:s/>3,931.59</text:p>
          </table:table-cell>
          <table:table-cell office:value-type="float" office:value="0" table:style-name="ce68">
            <text:p>-<text:s/></text:p>
          </table:table-cell>
          <table:table-cell office:value-type="float" office:value="1876.9" table:style-name="ce68">
            <text:p>1.876,90<text:s/></text:p>
          </table:table-cell>
          <table:table-cell table:style-name="ce1"/>
          <table:table-cell office:value-type="float" office:value="1728" table:style-name="ce1">
            <text:p>17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2T00:00:00" table:style-name="ce74">
            <text:p>02/09/2020</text:p>
          </table:table-cell>
          <table:table-cell office:value-type="string" table:style-name="ce1">
            <text:p>Hohesa Hormigones Hercules Aplicacion saldo a favor TR# 22-24 aplica a F# 6788</text:p>
          </table:table-cell>
          <table:table-cell table:number-columns-repeated="16373"/>
        </table:table-row>
        <table:table-row table:style-name="ro7">
          <table:table-cell office:value-type="float" office:value="2477" table:style-name="ce1">
            <text:p>2477</text:p>
          </table:table-cell>
          <table:table-cell office:value-type="string" table:style-name="ce67">
            <text:p><text:s/>3,180.84</text:p>
          </table:table-cell>
          <table:table-cell office:value-type="float" office:value="0" table:style-name="ce68">
            <text:p>-<text:s/></text:p>
          </table:table-cell>
          <table:table-cell office:value-type="float" office:value="750.75" table:style-name="ce68">
            <text:p>750,75<text:s/></text:p>
          </table:table-cell>
          <table:table-cell table:style-name="ce1"/>
          <table:table-cell office:value-type="float" office:value="1728" table:style-name="ce1">
            <text:p>17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2T00:00:00" table:style-name="ce74">
            <text:p>02/09/2020</text:p>
          </table:table-cell>
          <table:table-cell office:value-type="string" table:style-name="ce1">
            <text:p>Hohesa Hormigones Hercules Aplicacion saldo a favor TR# 22-24 aplica a F# 6788</text:p>
          </table:table-cell>
          <table:table-cell table:number-columns-repeated="16373"/>
        </table:table-row>
        <table:table-row table:style-name="ro7">
          <table:table-cell office:value-type="float" office:value="2478" table:style-name="ce1">
            <text:p>2478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3180.84" table:style-name="ce68">
            <text:p>3.180,8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003" table:style-name="ce1">
            <text:p>2970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CI 000000138-000000-UNION CEMENTERA TR#138 APLICA</text:p>
          </table:table-cell>
          <table:table-cell table:number-columns-repeated="16373"/>
        </table:table-row>
        <table:table-row table:style-name="ro8">
          <table:table-cell office:value-type="float" office:value="2479" table:style-name="ce70">
            <text:p>2479</text:p>
          </table:table-cell>
          <table:table-cell office:value-type="string" table:style-name="ce71">
            <text:p>1-1-1-07-01-058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Equipos &amp; Prueba E.Q.P S.A.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480" table:style-name="ce1">
            <text:p>2480</text:p>
          </table:table-cell>
          <table:table-cell office:value-type="string" table:style-name="ce67">
            <text:p><text:s/>1,008.00</text:p>
          </table:table-cell>
          <table:table-cell office:value-type="float" office:value="1008" table:style-name="ce68">
            <text:p>1.008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002" table:style-name="ce1">
            <text:p>2780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14-0 EQUIPOS &amp; PRUEBAS <text:s/>:DB -1070987682: Antici</text:p>
          </table:table-cell>
          <table:table-cell table:number-columns-repeated="16373"/>
        </table:table-row>
        <table:table-row table:style-name="ro7">
          <table:table-cell office:value-type="float" office:value="2481" table:style-name="ce1">
            <text:p>2481</text:p>
          </table:table-cell>
          <table:table-cell office:value-type="string" table:style-name="ce67">
            <text:p><text:s/>1,910.00</text:p>
          </table:table-cell>
          <table:table-cell office:value-type="float" office:value="902" table:style-name="ce68">
            <text:p>902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80" table:style-name="ce1">
            <text:p>16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Diario #1598: Reverso de Registro Contable</text:p>
          </table:table-cell>
          <table:table-cell table:number-columns-repeated="16373"/>
        </table:table-row>
        <table:table-row table:style-name="ro7">
          <table:table-cell office:value-type="float" office:value="2482" table:style-name="ce1">
            <text:p>2482</text:p>
          </table:table-cell>
          <table:table-cell office:value-type="string" table:style-name="ce67">
            <text:p><text:s/>1,008.00</text:p>
          </table:table-cell>
          <table:table-cell office:value-type="float" office:value="0" table:style-name="ce68">
            <text:p>-<text:s/></text:p>
          </table:table-cell>
          <table:table-cell office:value-type="float" office:value="902" table:style-name="ce68">
            <text:p>902,00<text:s/></text:p>
          </table:table-cell>
          <table:table-cell table:style-name="ce1"/>
          <table:table-cell office:value-type="float" office:value="1598" table:style-name="ce1">
            <text:p>15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#14 Machala - F #495: Aplicación de Anticipo (Equipos &amp; Pruebas S.A.)</text:p>
          </table:table-cell>
          <table:table-cell table:number-columns-repeated="16373"/>
        </table:table-row>
        <table:table-row table:style-name="ro7">
          <table:table-cell office:value-type="float" office:value="2483" table:style-name="ce1">
            <text:p>2483</text:p>
          </table:table-cell>
          <table:table-cell office:value-type="string" table:style-name="ce67">
            <text:p><text:s/>902.00</text:p>
          </table:table-cell>
          <table:table-cell office:value-type="float" office:value="0" table:style-name="ce68">
            <text:p>-<text:s/></text:p>
          </table:table-cell>
          <table:table-cell office:value-type="float" office:value="106" table:style-name="ce68">
            <text:p>106,00<text:s/></text:p>
          </table:table-cell>
          <table:table-cell table:style-name="ce1"/>
          <table:table-cell office:value-type="float" office:value="1699" table:style-name="ce1">
            <text:p>16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1T00:00:00" table:style-name="ce74">
            <text:p>01/08/2020</text:p>
          </table:table-cell>
          <table:table-cell office:value-type="string" table:style-name="ce1">
            <text:p>EQUIPOS Y PRUEBAS: APLICA SALDO A FAVOR F# 504 TRANSFERENCIA #14</text:p>
          </table:table-cell>
          <table:table-cell table:number-columns-repeated="16373"/>
        </table:table-row>
        <table:table-row table:style-name="ro7">
          <table:table-cell office:value-type="float" office:value="2484" table:style-name="ce1">
            <text:p>2484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902" table:style-name="ce68">
            <text:p>902,00<text:s/></text:p>
          </table:table-cell>
          <table:table-cell table:style-name="ce1"/>
          <table:table-cell office:value-type="float" office:value="1665" table:style-name="ce1">
            <text:p>16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4T00:00:00" table:style-name="ce74">
            <text:p>24/08/2020</text:p>
          </table:table-cell>
          <table:table-cell office:value-type="string" table:style-name="ce1">
            <text:p>APLICACION SALDO A FAVOR EQUIPOS Y PRUEBAS S.A F#495 TRANSF#14</text:p>
          </table:table-cell>
          <table:table-cell table:number-columns-repeated="16373"/>
        </table:table-row>
        <table:table-row table:style-name="ro7">
          <table:table-cell office:value-type="float" office:value="2485" table:style-name="ce1">
            <text:p>2485</text:p>
          </table:table-cell>
          <table:table-cell office:value-type="string" table:style-name="ce67">
            <text:p>-847.00</text:p>
          </table:table-cell>
          <table:table-cell office:value-type="float" office:value="0" table:style-name="ce68">
            <text:p>-<text:s/></text:p>
          </table:table-cell>
          <table:table-cell office:value-type="float" office:value="847" table:style-name="ce68">
            <text:p>847,00<text:s/></text:p>
          </table:table-cell>
          <table:table-cell table:style-name="ce1"/>
          <table:table-cell office:value-type="float" office:value="1792" table:style-name="ce1">
            <text:p>17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9T00:00:00" table:style-name="ce74">
            <text:p>19/10/2020</text:p>
          </table:table-cell>
          <table:table-cell office:value-type="string" table:style-name="ce1">
            <text:p>Equipos y Pruebas SA: Aplicación de saldo a favor TR# 222 a F# 519</text:p>
          </table:table-cell>
          <table:table-cell table:number-columns-repeated="16373"/>
        </table:table-row>
        <table:table-row table:style-name="ro7">
          <table:table-cell office:value-type="float" office:value="2486" table:style-name="ce1">
            <text:p>2486</text:p>
          </table:table-cell>
          <table:table-cell office:value-type="string" table:style-name="ce67">
            <text:p><text:s/>.00</text:p>
          </table:table-cell>
          <table:table-cell office:value-type="float" office:value="847" table:style-name="ce68">
            <text:p>847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902" table:style-name="ce1">
            <text:p>3359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TR 222-0 EQUIPOS &amp; PRUEBAS <text:s/>:DB -1070987682: EQUIP</text:p>
          </table:table-cell>
          <table:table-cell table:number-columns-repeated="16373"/>
        </table:table-row>
        <table:table-row table:style-name="ro8">
          <table:table-cell office:value-type="float" office:value="2487" table:style-name="ce70">
            <text:p>2487</text:p>
          </table:table-cell>
          <table:table-cell office:value-type="string" table:style-name="ce71">
            <text:p>1-1-1-07-01-059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Luis Alberto Merchan Zambrano</text:p>
          </table:table-cell>
          <table:table-cell table:style-name="ce70"/>
          <table:table-cell table:number-columns-repeated="3" table:style-name="ce73"/>
          <table:table-cell table:number-columns-repeated="3" table:style-name="ce70"/>
          <table:table-cell table:number-columns-repeated="16373"/>
        </table:table-row>
        <table:table-row table:style-name="ro7">
          <table:table-cell office:value-type="float" office:value="2488" table:style-name="ce1">
            <text:p>2488</text:p>
          </table:table-cell>
          <table:table-cell office:value-type="string" table:style-name="ce67">
            <text:p><text:s/>30,482.21</text:p>
          </table:table-cell>
          <table:table-cell office:value-type="float" office:value="30482.21" table:style-name="ce68">
            <text:p>30.482,2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002" table:style-name="ce1">
            <text:p>2790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25-0 MERCHAN ZAMBRANO L :DB -1070987682: ANTICI</text:p>
          </table:table-cell>
          <table:table-cell table:number-columns-repeated="16373"/>
        </table:table-row>
        <table:table-row table:style-name="ro7">
          <table:table-cell office:value-type="float" office:value="2489" table:style-name="ce1">
            <text:p>2489</text:p>
          </table:table-cell>
          <table:table-cell office:value-type="string" table:style-name="ce67">
            <text:p><text:s/>36,993.27</text:p>
          </table:table-cell>
          <table:table-cell office:value-type="float" office:value="6511.06" table:style-name="ce68">
            <text:p>6.511,0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202" table:style-name="ce1">
            <text:p>2822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TR 52-0 MERCHAN ZAMBRANO L :DB -1070987682: 50% an</text:p>
          </table:table-cell>
          <table:table-cell table:number-columns-repeated="16373"/>
        </table:table-row>
        <table:table-row table:style-name="ro7">
          <table:table-cell office:value-type="float" office:value="2490" table:style-name="ce1">
            <text:p>2490</text:p>
          </table:table-cell>
          <table:table-cell office:value-type="string" table:style-name="ce67">
            <text:p><text:s/>44,627.69</text:p>
          </table:table-cell>
          <table:table-cell office:value-type="float" office:value="7634.42" table:style-name="ce68">
            <text:p>7.634,4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302" table:style-name="ce1">
            <text:p>2823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TR 53-0 MERCHAN ZAMBRANO L :DB -1070987682: 50% AN</text:p>
          </table:table-cell>
          <table:table-cell table:number-columns-repeated="16373"/>
        </table:table-row>
        <table:table-row table:style-name="ro8">
          <table:table-cell office:value-type="float" office:value="2492" table:style-name="ce70">
            <text:p>2492</text:p>
          </table:table-cell>
          <table:table-cell office:value-type="string" table:style-name="ce71">
            <text:p>1-1-1-07-01-060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Pablo Eduardo Ligorguro Falcones</text:p>
          </table:table-cell>
          <table:table-cell table:style-name="ce70"/>
          <table:table-cell table:number-columns-repeated="3" table:style-name="ce73"/>
          <table:table-cell table:number-columns-repeated="3" table:style-name="ce70"/>
          <table:table-cell table:number-columns-repeated="16373"/>
        </table:table-row>
        <table:table-row table:style-name="ro7">
          <table:table-cell office:value-type="float" office:value="2493" table:style-name="ce1">
            <text:p>2493</text:p>
          </table:table-cell>
          <table:table-cell office:value-type="string" table:style-name="ce67">
            <text:p><text:s/>30,482.21</text:p>
          </table:table-cell>
          <table:table-cell office:value-type="float" office:value="30482.21" table:style-name="ce68">
            <text:p>30.482,2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102" table:style-name="ce1">
            <text:p>2791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TR 26-0 LIGORGURO FALCONES :DB -1070987682: ANTICI</text:p>
          </table:table-cell>
          <table:table-cell table:number-columns-repeated="16373"/>
        </table:table-row>
        <table:table-row table:style-name="ro7">
          <table:table-cell office:value-type="float" office:value="2494" table:style-name="ce1">
            <text:p>2494</text:p>
          </table:table-cell>
          <table:table-cell office:value-type="string" table:style-name="ce67">
            <text:p><text:s/>35,402.10</text:p>
          </table:table-cell>
          <table:table-cell office:value-type="float" office:value="4919.8900000000003" table:style-name="ce68">
            <text:p>4.919,89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102" table:style-name="ce1">
            <text:p>2821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TR 51-0 LIGORGURO FALCONES :DB -1070987682: ANTICI</text:p>
          </table:table-cell>
          <table:table-cell table:number-columns-repeated="16373"/>
        </table:table-row>
        <table:table-row table:style-name="ro7">
          <table:table-cell office:value-type="float" office:value="2495" table:style-name="ce1">
            <text:p>2495</text:p>
          </table:table-cell>
          <table:table-cell office:value-type="string" table:style-name="ce67">
            <text:p><text:s/>40,862.10</text:p>
          </table:table-cell>
          <table:table-cell office:value-type="float" office:value="5460" table:style-name="ce68">
            <text:p>5.46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402" table:style-name="ce1">
            <text:p>2824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TR 54-0 LIGORGURO FALCONES :DB -1070987682: Antici</text:p>
          </table:table-cell>
          <table:table-cell table:number-columns-repeated="16373"/>
        </table:table-row>
        <table:table-row table:style-name="ro7">
          <table:table-cell office:value-type="float" office:value="2496" table:style-name="ce1">
            <text:p>2496</text:p>
          </table:table-cell>
          <table:table-cell office:value-type="string" table:style-name="ce67">
            <text:p><text:s/>54,647.03</text:p>
          </table:table-cell>
          <table:table-cell office:value-type="float" office:value="13784.93" table:style-name="ce68">
            <text:p>13.784,9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48" table:style-name="ce1">
            <text:p>16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6802" table:style-name="ce1">
            <text:p>3068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D 647930-0 :ND:0-647930 Pago anticipo Pablo Ligor</text:p>
          </table:table-cell>
          <table:table-cell table:number-columns-repeated="16373"/>
        </table:table-row>
        <table:table-row table:style-name="ro7">
          <table:table-cell office:value-type="float" office:value="2497" table:style-name="ce1">
            <text:p>2497</text:p>
          </table:table-cell>
          <table:table-cell office:value-type="string" table:style-name="ce67">
            <text:p><text:s/>48,195.03</text:p>
          </table:table-cell>
          <table:table-cell office:value-type="float" office:value="0" table:style-name="ce68">
            <text:p>-<text:s/></text:p>
          </table:table-cell>
          <table:table-cell office:value-type="float" office:value="6452" table:style-name="ce68">
            <text:p>6.452,00<text:s/></text:p>
          </table:table-cell>
          <table:table-cell table:style-name="ce1"/>
          <table:table-cell office:value-type="float" office:value="1656" table:style-name="ce1">
            <text:p>16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9T00:00:00" table:style-name="ce74">
            <text:p>19/08/2020</text:p>
          </table:table-cell>
          <table:table-cell office:value-type="string" table:style-name="ce1">
            <text:p>Aplicacion saldo: Proveedor Pablo Ligorguro Tr #306802</text:p>
          </table:table-cell>
          <table:table-cell table:number-columns-repeated="16373"/>
        </table:table-row>
        <table:table-row table:style-name="ro7">
          <table:table-cell office:value-type="float" office:value="2498" table:style-name="ce1">
            <text:p>2498</text:p>
          </table:table-cell>
          <table:table-cell office:value-type="string" table:style-name="ce67">
            <text:p><text:s/>20,184.05</text:p>
          </table:table-cell>
          <table:table-cell office:value-type="float" office:value="0" table:style-name="ce68">
            <text:p>-<text:s/></text:p>
          </table:table-cell>
          <table:table-cell office:value-type="float" office:value="28010.98" table:style-name="ce68">
            <text:p>28.010,98<text:s/></text:p>
          </table:table-cell>
          <table:table-cell table:style-name="ce1"/>
          <table:table-cell office:value-type="float" office:value="1656" table:style-name="ce1">
            <text:p>16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9T00:00:00" table:style-name="ce74">
            <text:p>19/08/2020</text:p>
          </table:table-cell>
          <table:table-cell office:value-type="string" table:style-name="ce1">
            <text:p>APLICACION SALDO: PROVEEDOR PABLO LIGORGURO TR #272303</text:p>
          </table:table-cell>
          <table:table-cell table:number-columns-repeated="16373"/>
        </table:table-row>
        <table:table-row table:style-name="ro7">
          <table:table-cell office:value-type="float" office:value="2499" table:style-name="ce1">
            <text:p>2499</text:p>
          </table:table-cell>
          <table:table-cell office:value-type="string" table:style-name="ce67">
            <text:p><text:s/>17,712.82</text:p>
          </table:table-cell>
          <table:table-cell office:value-type="float" office:value="0" table:style-name="ce68">
            <text:p>-<text:s/></text:p>
          </table:table-cell>
          <table:table-cell office:value-type="float" office:value="2471.23" table:style-name="ce68">
            <text:p>2.471,23<text:s/></text:p>
          </table:table-cell>
          <table:table-cell table:style-name="ce1"/>
          <table:table-cell office:value-type="float" office:value="1656" table:style-name="ce1">
            <text:p>16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9T00:00:00" table:style-name="ce74">
            <text:p>19/08/2020</text:p>
          </table:table-cell>
          <table:table-cell office:value-type="string" table:style-name="ce1">
            <text:p>APLICACION SALDO: PROVEEDOR PABLO LIGORGURO TR #272403</text:p>
          </table:table-cell>
          <table:table-cell table:number-columns-repeated="16373"/>
        </table:table-row>
        <table:table-row table:style-name="ro7">
          <table:table-cell office:value-type="float" office:value="2500" table:style-name="ce1">
            <text:p>2500</text:p>
          </table:table-cell>
          <table:table-cell office:value-type="string" table:style-name="ce67">
            <text:p><text:s/>14,664.75</text:p>
          </table:table-cell>
          <table:table-cell office:value-type="float" office:value="0" table:style-name="ce68">
            <text:p>-<text:s/></text:p>
          </table:table-cell>
          <table:table-cell office:value-type="float" office:value="3048.07" table:style-name="ce68">
            <text:p>3.048,07<text:s/></text:p>
          </table:table-cell>
          <table:table-cell table:style-name="ce1"/>
          <table:table-cell office:value-type="float" office:value="1737" table:style-name="ce1">
            <text:p>173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3T00:00:00" table:style-name="ce74">
            <text:p>03/09/2020</text:p>
          </table:table-cell>
          <table:table-cell office:value-type="string" table:style-name="ce1">
            <text:p>PABLO LIGORGURO APLICACIÓN DE SALDO A FAVOR F#346 TR#141</text:p>
          </table:table-cell>
          <table:table-cell table:number-columns-repeated="16373"/>
        </table:table-row>
        <table:table-row table:style-name="ro7">
          <table:table-cell office:value-type="float" office:value="2501" table:style-name="ce1">
            <text:p>2501</text:p>
          </table:table-cell>
          <table:table-cell office:value-type="string" table:style-name="ce67">
            <text:p><text:s/>9,744.86</text:p>
          </table:table-cell>
          <table:table-cell office:value-type="float" office:value="0" table:style-name="ce68">
            <text:p>-<text:s/></text:p>
          </table:table-cell>
          <table:table-cell office:value-type="float" office:value="4919.8900000000003" table:style-name="ce68">
            <text:p>4.919,89<text:s/></text:p>
          </table:table-cell>
          <table:table-cell table:style-name="ce1"/>
          <table:table-cell office:value-type="float" office:value="1747" table:style-name="ce1">
            <text:p>17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3T00:00:00" table:style-name="ce74">
            <text:p>23/09/2020</text:p>
          </table:table-cell>
          <table:table-cell office:value-type="string" table:style-name="ce1">
            <text:p>PABLO LIGORGURO APLICACIÓN DE SALDO A FAVOR F#349 TR# 51</text:p>
          </table:table-cell>
          <table:table-cell table:number-columns-repeated="16373"/>
        </table:table-row>
        <table:table-row table:style-name="ro7">
          <table:table-cell office:value-type="float" office:value="2502" table:style-name="ce1">
            <text:p>2502</text:p>
          </table:table-cell>
          <table:table-cell office:value-type="string" table:style-name="ce67">
            <text:p><text:s/>7,684.17</text:p>
          </table:table-cell>
          <table:table-cell office:value-type="float" office:value="0" table:style-name="ce68">
            <text:p>-<text:s/></text:p>
          </table:table-cell>
          <table:table-cell office:value-type="float" office:value="2060.69" table:style-name="ce68">
            <text:p>2.060,69<text:s/></text:p>
          </table:table-cell>
          <table:table-cell table:style-name="ce1"/>
          <table:table-cell office:value-type="float" office:value="1748" table:style-name="ce1">
            <text:p>17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3T00:00:00" table:style-name="ce74">
            <text:p>23/09/2020</text:p>
          </table:table-cell>
          <table:table-cell office:value-type="string" table:style-name="ce1">
            <text:p>PABLO LIGORGURO APLICACIÓN DE SALDO A FAVOR F# 348 TR# 141</text:p>
          </table:table-cell>
          <table:table-cell table:number-columns-repeated="16373"/>
        </table:table-row>
        <table:table-row table:style-name="ro7">
          <table:table-cell office:value-type="float" office:value="2503" table:style-name="ce1">
            <text:p>2503</text:p>
          </table:table-cell>
          <table:table-cell office:value-type="string" table:style-name="ce67">
            <text:p><text:s/>17,385.19</text:p>
          </table:table-cell>
          <table:table-cell office:value-type="float" office:value="9701.02" table:style-name="ce68">
            <text:p>9.701,0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766" table:style-name="ce1">
            <text:p>17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3T00:00:00" table:style-name="ce74">
            <text:p>23/09/2020</text:p>
          </table:table-cell>
          <table:table-cell office:value-type="string" table:style-name="ce1">
            <text:p>Ligorguro Pablo: Regularizac. Anticipo 70% OC 2103 CK# 33543 girado por relacionada Tn</text:p>
          </table:table-cell>
          <table:table-cell table:number-columns-repeated="16373"/>
        </table:table-row>
        <table:table-row table:style-name="ro7">
          <table:table-cell office:value-type="float" office:value="2504" table:style-name="ce1">
            <text:p>2504</text:p>
          </table:table-cell>
          <table:table-cell office:value-type="string" table:style-name="ce67">
            <text:p><text:s/>10,052.26</text:p>
          </table:table-cell>
          <table:table-cell office:value-type="float" office:value="0" table:style-name="ce68">
            <text:p>-<text:s/></text:p>
          </table:table-cell>
          <table:table-cell office:value-type="float" office:value="7332.93" table:style-name="ce68">
            <text:p>7.332,9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703" table:style-name="ce1">
            <text:p>2897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CI 000000345-000000-PABLO LIGORGURO FALCONES CI AP</text:p>
          </table:table-cell>
          <table:table-cell table:number-columns-repeated="16373"/>
        </table:table-row>
        <table:table-row table:style-name="ro7">
          <table:table-cell office:value-type="float" office:value="2505" table:style-name="ce1">
            <text:p>2505</text:p>
          </table:table-cell>
          <table:table-cell office:value-type="string" table:style-name="ce67">
            <text:p><text:s/>15,161.02</text:p>
          </table:table-cell>
          <table:table-cell office:value-type="float" office:value="5108.76" table:style-name="ce68">
            <text:p>5.108,7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102" table:style-name="ce1">
            <text:p>3241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TR 141-0 LIGORGURO FALCONES :DB -1070987682: PABLO</text:p>
          </table:table-cell>
          <table:table-cell table:number-columns-repeated="16373"/>
        </table:table-row>
        <table:table-row table:style-name="ro7">
          <table:table-cell office:value-type="float" office:value="2506" table:style-name="ce1">
            <text:p>2506</text:p>
          </table:table-cell>
          <table:table-cell office:value-type="string" table:style-name="ce67">
            <text:p><text:s/>27,315.70</text:p>
          </table:table-cell>
          <table:table-cell office:value-type="float" office:value="12154.68" table:style-name="ce68">
            <text:p>12.154,6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3502" table:style-name="ce1">
            <text:p>3235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CK 946-0 LIGORGURO FALCONES :DB -1070987682: Pablo</text:p>
          </table:table-cell>
          <table:table-cell table:number-columns-repeated="16373"/>
        </table:table-row>
        <table:table-row table:style-name="ro7">
          <table:table-cell office:value-type="float" office:value="2507" table:style-name="ce1">
            <text:p>2507</text:p>
          </table:table-cell>
          <table:table-cell office:value-type="string" table:style-name="ce67">
            <text:p><text:s/>21,855.70</text:p>
          </table:table-cell>
          <table:table-cell office:value-type="float" office:value="0" table:style-name="ce68">
            <text:p>-<text:s/></text:p>
          </table:table-cell>
          <table:table-cell office:value-type="float" office:value="5460" table:style-name="ce68">
            <text:p>5.460,00<text:s/></text:p>
          </table:table-cell>
          <table:table-cell table:style-name="ce1"/>
          <table:table-cell office:value-type="float" office:value="1780" table:style-name="ce1">
            <text:p>17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0T00:00:00" table:style-name="ce74">
            <text:p>20/10/2020</text:p>
          </table:table-cell>
          <table:table-cell office:value-type="string" table:style-name="ce1">
            <text:p>Ligorguro Pablo: Aplicación saldo a favor TR# 54 aplica F# 358</text:p>
          </table:table-cell>
          <table:table-cell table:number-columns-repeated="16373"/>
        </table:table-row>
        <table:table-row table:style-name="ro7">
          <table:table-cell office:value-type="float" office:value="2508" table:style-name="ce1">
            <text:p>2508</text:p>
          </table:table-cell>
          <table:table-cell office:value-type="string" table:style-name="ce67">
            <text:p><text:s/>12,154.68</text:p>
          </table:table-cell>
          <table:table-cell office:value-type="float" office:value="0" table:style-name="ce68">
            <text:p>-<text:s/></text:p>
          </table:table-cell>
          <table:table-cell office:value-type="float" office:value="9701.02" table:style-name="ce68">
            <text:p>9.701,02<text:s/></text:p>
          </table:table-cell>
          <table:table-cell table:style-name="ce1"/>
          <table:table-cell office:value-type="float" office:value="1783" table:style-name="ce1">
            <text:p>17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74">
            <text:p>29/10/2020</text:p>
          </table:table-cell>
          <table:table-cell office:value-type="string" table:style-name="ce1">
            <text:p>Ligorguro Pablo: Aplicac. saldo a favor F# 364 aplica CK# 33543 girado por relacionada Tn</text:p>
          </table:table-cell>
          <table:table-cell table:number-columns-repeated="16373"/>
        </table:table-row>
        <table:table-row table:style-name="ro8">
          <table:table-cell office:value-type="float" office:value="2509" table:style-name="ce70">
            <text:p>2509</text:p>
          </table:table-cell>
          <table:table-cell office:value-type="string" table:style-name="ce71">
            <text:p>1-1-1-07-01-061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Facinser S.A.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510" table:style-name="ce1">
            <text:p>2510</text:p>
          </table:table-cell>
          <table:table-cell office:value-type="string" table:style-name="ce67">
            <text:p><text:s/>1,856.82</text:p>
          </table:table-cell>
          <table:table-cell office:value-type="float" office:value="1856.82" table:style-name="ce68">
            <text:p>1.856,8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202" table:style-name="ce1">
            <text:p>3072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D 649544-0 :ND:0-649544 Anticipo pagado Facinser</text:p>
          </table:table-cell>
          <table:table-cell table:number-columns-repeated="16373"/>
        </table:table-row>
        <table:table-row table:style-name="ro7">
          <table:table-cell office:value-type="float" office:value="2511" table:style-name="ce1">
            <text:p>2511</text:p>
          </table:table-cell>
          <table:table-cell office:value-type="string" table:style-name="ce67">
            <text:p><text:s/>2,492.90</text:p>
          </table:table-cell>
          <table:table-cell office:value-type="float" office:value="636.08000000000004" table:style-name="ce68">
            <text:p>636,0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602" table:style-name="ce1">
            <text:p>3076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D 656799-0 :ND:0-656799 Pago anticipo proveedor F</text:p>
          </table:table-cell>
          <table:table-cell table:number-columns-repeated="16373"/>
        </table:table-row>
        <table:table-row table:style-name="ro7">
          <table:table-cell office:value-type="float" office:value="2512" table:style-name="ce1">
            <text:p>2512</text:p>
          </table:table-cell>
          <table:table-cell office:value-type="string" table:style-name="ce67">
            <text:p><text:s/>4,310.80</text:p>
          </table:table-cell>
          <table:table-cell office:value-type="float" office:value="1817.9" table:style-name="ce68">
            <text:p>1.817,9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702" table:style-name="ce1">
            <text:p>3077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D 661497-0 :ND:0-661497 Pago anticipo 40% proveed</text:p>
          </table:table-cell>
          <table:table-cell table:number-columns-repeated="16373"/>
        </table:table-row>
        <table:table-row table:style-name="ro7">
          <table:table-cell office:value-type="float" office:value="2513" table:style-name="ce1">
            <text:p>2513</text:p>
          </table:table-cell>
          <table:table-cell office:value-type="string" table:style-name="ce67">
            <text:p><text:s/>3,674.72</text:p>
          </table:table-cell>
          <table:table-cell office:value-type="float" office:value="0" table:style-name="ce68">
            <text:p>-<text:s/></text:p>
          </table:table-cell>
          <table:table-cell office:value-type="float" office:value="636.08000000000004" table:style-name="ce68">
            <text:p>636,08<text:s/></text:p>
          </table:table-cell>
          <table:table-cell table:style-name="ce1"/>
          <table:table-cell office:value-type="float" office:value="1683" table:style-name="ce1">
            <text:p>16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ND #307602 MACHALA - F #2118: APLICACIÓN DE ANTICIPO</text:p>
          </table:table-cell>
          <table:table-cell table:number-columns-repeated="16373"/>
        </table:table-row>
        <table:table-row table:style-name="ro7">
          <table:table-cell office:value-type="float" office:value="2514" table:style-name="ce1">
            <text:p>2514</text:p>
          </table:table-cell>
          <table:table-cell office:value-type="string" table:style-name="ce67">
            <text:p><text:s/>1,817.90</text:p>
          </table:table-cell>
          <table:table-cell office:value-type="float" office:value="0" table:style-name="ce68">
            <text:p>-<text:s/></text:p>
          </table:table-cell>
          <table:table-cell office:value-type="float" office:value="1856.82" table:style-name="ce68">
            <text:p>1.856,82<text:s/></text:p>
          </table:table-cell>
          <table:table-cell table:style-name="ce1"/>
          <table:table-cell office:value-type="float" office:value="1742" table:style-name="ce1">
            <text:p>174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Facinser SA Aplicacion de saldo a favor TR# 649544 aplica a F# 000002112</text:p>
          </table:table-cell>
          <table:table-cell table:number-columns-repeated="16373"/>
        </table:table-row>
        <table:table-row table:style-name="ro7">
          <table:table-cell office:value-type="float" office:value="2515" table:style-name="ce1">
            <text:p>2515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1817.9" table:style-name="ce68">
            <text:p>1.817,90<text:s/></text:p>
          </table:table-cell>
          <table:table-cell table:style-name="ce1"/>
          <table:table-cell office:value-type="float" office:value="1797" table:style-name="ce1">
            <text:p>17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1T00:00:00" table:style-name="ce74">
            <text:p>21/10/2020</text:p>
          </table:table-cell>
          <table:table-cell office:value-type="string" table:style-name="ce1">
            <text:p>Facinser SA: Aplicacion saldo a favor aplica a F# 2127 TR# 301003</text:p>
          </table:table-cell>
          <table:table-cell table:number-columns-repeated="16373"/>
        </table:table-row>
        <table:table-row table:style-name="ro8">
          <table:table-cell office:value-type="float" office:value="2516" table:style-name="ce70">
            <text:p>2516</text:p>
          </table:table-cell>
          <table:table-cell office:value-type="string" table:style-name="ce71">
            <text:p>1-1-1-07-01-062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Tecnovias S.A.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517" table:style-name="ce1">
            <text:p>2517</text:p>
          </table:table-cell>
          <table:table-cell office:value-type="string" table:style-name="ce67">
            <text:p><text:s/>8,676.50</text:p>
          </table:table-cell>
          <table:table-cell office:value-type="float" office:value="8676.5" table:style-name="ce68">
            <text:p>8.676,5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802" table:style-name="ce1">
            <text:p>3048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R 100-0 TECNOVIAS S.A. :DB -1070987682: Anticipo</text:p>
          </table:table-cell>
          <table:table-cell table:number-columns-repeated="16373"/>
        </table:table-row>
        <table:table-row table:style-name="ro7">
          <table:table-cell office:value-type="float" office:value="2518" table:style-name="ce1">
            <text:p>2518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8676.5" table:style-name="ce68">
            <text:p>8.676,50<text:s/></text:p>
          </table:table-cell>
          <table:table-cell table:style-name="ce1"/>
          <table:table-cell office:value-type="float" office:value="1741" table:style-name="ce1">
            <text:p>17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8T00:00:00" table:style-name="ce74">
            <text:p>28/09/2020</text:p>
          </table:table-cell>
          <table:table-cell office:value-type="string" table:style-name="ce1">
            <text:p>Tecnovias SA Aplicacion saldo a favor TR# 100 F# 3377</text:p>
          </table:table-cell>
          <table:table-cell table:number-columns-repeated="16373"/>
        </table:table-row>
        <table:table-row table:style-name="ro8">
          <table:table-cell office:value-type="float" office:value="2519" table:style-name="ce70">
            <text:p>2519</text:p>
          </table:table-cell>
          <table:table-cell office:value-type="string" table:style-name="ce71">
            <text:p>1-1-1-07-01-063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Print-It S.A.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520" table:style-name="ce1">
            <text:p>2520</text:p>
          </table:table-cell>
          <table:table-cell office:value-type="string" table:style-name="ce67">
            <text:p><text:s/>3,780.02</text:p>
          </table:table-cell>
          <table:table-cell office:value-type="float" office:value="3780.02" table:style-name="ce68">
            <text:p>3.780,0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402" table:style-name="ce1">
            <text:p>3034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R 87-0 PRIN-IT S.A. :DB -1070987682: ANTICIPO 50%</text:p>
          </table:table-cell>
          <table:table-cell table:number-columns-repeated="16373"/>
        </table:table-row>
        <table:table-row table:style-name="ro7">
          <table:table-cell office:value-type="float" office:value="2521" table:style-name="ce1">
            <text:p>2521</text:p>
          </table:table-cell>
          <table:table-cell office:value-type="string" table:style-name="ce67">
            <text:p><text:s/>7,402.50</text:p>
          </table:table-cell>
          <table:table-cell office:value-type="float" office:value="3622.48" table:style-name="ce68">
            <text:p>3.622,4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802" table:style-name="ce1">
            <text:p>3248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TR 148-0 PRIN-IT S.A. :DB -1070987682: Prin-it SA</text:p>
          </table:table-cell>
          <table:table-cell table:number-columns-repeated="16373"/>
        </table:table-row>
        <table:table-row table:style-name="ro7">
          <table:table-cell office:value-type="float" office:value="2522" table:style-name="ce1">
            <text:p>2522</text:p>
          </table:table-cell>
          <table:table-cell office:value-type="string" table:style-name="ce67">
            <text:p><text:s/>3,622.48</text:p>
          </table:table-cell>
          <table:table-cell office:value-type="float" office:value="0" table:style-name="ce68">
            <text:p>-<text:s/></text:p>
          </table:table-cell>
          <table:table-cell office:value-type="float" office:value="3780.02" table:style-name="ce68">
            <text:p>3.780,02<text:s/></text:p>
          </table:table-cell>
          <table:table-cell table:style-name="ce1"/>
          <table:table-cell office:value-type="float" office:value="1793" table:style-name="ce1">
            <text:p>17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9T00:00:00" table:style-name="ce74">
            <text:p>19/10/2020</text:p>
          </table:table-cell>
          <table:table-cell office:value-type="string" table:style-name="ce1">
            <text:p>Prin-it SA: Aplicación de saldo a favor TR# 87 aplica Fact# 2239</text:p>
          </table:table-cell>
          <table:table-cell table:number-columns-repeated="16373"/>
        </table:table-row>
        <table:table-row table:style-name="ro7">
          <table:table-cell office:value-type="float" office:value="2523" table:style-name="ce1">
            <text:p>2523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3622.48" table:style-name="ce68">
            <text:p>3.622,48<text:s/></text:p>
          </table:table-cell>
          <table:table-cell table:style-name="ce1"/>
          <table:table-cell office:value-type="float" office:value="1794" table:style-name="ce1">
            <text:p>17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9T00:00:00" table:style-name="ce74">
            <text:p>19/10/2020</text:p>
          </table:table-cell>
          <table:table-cell office:value-type="string" table:style-name="ce1">
            <text:p>Prin-it SA: Aplicación de saldo a favor TR# 148 aplica F# 2240</text:p>
          </table:table-cell>
          <table:table-cell table:number-columns-repeated="16373"/>
        </table:table-row>
        <table:table-row table:style-name="ro8">
          <table:table-cell office:value-type="float" office:value="2524" table:style-name="ce70">
            <text:p>2524</text:p>
          </table:table-cell>
          <table:table-cell office:value-type="string" table:style-name="ce71">
            <text:p>1-1-1-07-01-064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Manuel Fernando Siguencia Yanez</text:p>
          </table:table-cell>
          <table:table-cell table:style-name="ce70"/>
          <table:table-cell table:style-name="ce73"/>
          <table:table-cell table:style-name="ce70"/>
          <table:table-cell table:style-name="ce73"/>
          <table:table-cell table:number-columns-repeated="3" table:style-name="ce70"/>
          <table:table-cell table:number-columns-repeated="16373"/>
        </table:table-row>
        <table:table-row table:style-name="ro7">
          <table:table-cell office:value-type="float" office:value="2525" table:style-name="ce1">
            <text:p>2525</text:p>
          </table:table-cell>
          <table:table-cell office:value-type="string" table:style-name="ce67">
            <text:p><text:s/>3,303.41</text:p>
          </table:table-cell>
          <table:table-cell office:value-type="float" office:value="3303.41" table:style-name="ce68">
            <text:p>3.303,41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6502" table:style-name="ce1">
            <text:p>3065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R 110-0 SIGUENCIA YANEZ MA :DB -1070987682: ANTIC</text:p>
          </table:table-cell>
          <table:table-cell table:number-columns-repeated="16373"/>
        </table:table-row>
        <table:table-row table:style-name="ro8">
          <table:table-cell office:value-type="float" office:value="2526" table:style-name="ce70">
            <text:p>2526</text:p>
          </table:table-cell>
          <table:table-cell office:value-type="string" table:style-name="ce71">
            <text:p>1-1-1-07-01-065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Edwin Jose Mendez Cogollo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527" table:style-name="ce1">
            <text:p>2527</text:p>
          </table:table-cell>
          <table:table-cell office:value-type="string" table:style-name="ce67">
            <text:p><text:s/>200.00</text:p>
          </table:table-cell>
          <table:table-cell office:value-type="float" office:value="200" table:style-name="ce68">
            <text:p>2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802" table:style-name="ce1">
            <text:p>3208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R 137-0 MENDEZ COGOLLO EDW :DB -1070987682: ANTIC</text:p>
          </table:table-cell>
          <table:table-cell table:number-columns-repeated="16373"/>
        </table:table-row>
        <table:table-row table:style-name="ro7">
          <table:table-cell office:value-type="float" office:value="2528" table:style-name="ce1">
            <text:p>2528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200" table:style-name="ce68">
            <text:p>200,00<text:s/></text:p>
          </table:table-cell>
          <table:table-cell table:style-name="ce1"/>
          <table:table-cell office:value-type="float" office:value="1749" table:style-name="ce1">
            <text:p>17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4T00:00:00" table:style-name="ce74">
            <text:p>24/09/2020</text:p>
          </table:table-cell>
          <table:table-cell office:value-type="string" table:style-name="ce1">
            <text:p>EDWIN MENDEZ COGOLLO APLICACION SALDO A FAVOR F# 628 TR# 137</text:p>
          </table:table-cell>
          <table:table-cell table:number-columns-repeated="16373"/>
        </table:table-row>
        <table:table-row table:style-name="ro8">
          <table:table-cell office:value-type="float" office:value="2529" table:style-name="ce70">
            <text:p>2529</text:p>
          </table:table-cell>
          <table:table-cell office:value-type="string" table:style-name="ce71">
            <text:p>1-1-1-07-01-066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Jose Guill Rendón de la Cuadra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530" table:style-name="ce1">
            <text:p>2530</text:p>
          </table:table-cell>
          <table:table-cell office:value-type="string" table:style-name="ce67">
            <text:p><text:s/>580.52</text:p>
          </table:table-cell>
          <table:table-cell office:value-type="float" office:value="580.52" table:style-name="ce68">
            <text:p>580,5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102" table:style-name="ce1">
            <text:p>3211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R 140-0 RENDON DE LA CUADR :DB -1070987682: ANTIC</text:p>
          </table:table-cell>
          <table:table-cell table:number-columns-repeated="16373"/>
        </table:table-row>
        <table:table-row table:style-name="ro7">
          <table:table-cell office:value-type="float" office:value="2531" table:style-name="ce1">
            <text:p>2531</text:p>
          </table:table-cell>
          <table:table-cell office:value-type="string" table:style-name="ce67">
            <text:p><text:s/>.00</text:p>
          </table:table-cell>
          <table:table-cell office:value-type="float" office:value="0" table:style-name="ce68">
            <text:p>-<text:s/></text:p>
          </table:table-cell>
          <table:table-cell office:value-type="float" office:value="580.52" table:style-name="ce68">
            <text:p>580,52<text:s/></text:p>
          </table:table-cell>
          <table:table-cell table:style-name="ce1"/>
          <table:table-cell office:value-type="float" office:value="1763" table:style-name="ce1">
            <text:p>17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TR #140 MACHALA - F #167459: APLICACIÓN DE ANTICIPO</text:p>
          </table:table-cell>
          <table:table-cell table:number-columns-repeated="16373"/>
        </table:table-row>
        <table:table-row table:style-name="ro8">
          <table:table-cell office:value-type="float" office:value="2532" table:style-name="ce70">
            <text:p>2532</text:p>
          </table:table-cell>
          <table:table-cell office:value-type="string" table:style-name="ce71">
            <text:p>1-1-1-07-01-067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Kitton S.A.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533" table:style-name="ce1">
            <text:p>2533</text:p>
          </table:table-cell>
          <table:table-cell office:value-type="string" table:style-name="ce67">
            <text:p><text:s/>1,740.56</text:p>
          </table:table-cell>
          <table:table-cell office:value-type="float" office:value="1740.56" table:style-name="ce68">
            <text:p>1.740,56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002" table:style-name="ce1">
            <text:p>3210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R 139-0 KITTON S.A. :DB -1070987682: ANTICIPO OC</text:p>
          </table:table-cell>
          <table:table-cell table:number-columns-repeated="16373"/>
        </table:table-row>
        <table:table-row table:style-name="ro7">
          <table:table-cell office:value-type="float" office:value="2534" table:style-name="ce1">
            <text:p>2534</text:p>
          </table:table-cell>
          <table:table-cell office:value-type="string" table:style-name="ce67">
            <text:p><text:s/>1,469.48</text:p>
          </table:table-cell>
          <table:table-cell office:value-type="float" office:value="0" table:style-name="ce68">
            <text:p>-<text:s/></text:p>
          </table:table-cell>
          <table:table-cell office:value-type="float" office:value="271.08" table:style-name="ce68">
            <text:p>271,08<text:s/></text:p>
          </table:table-cell>
          <table:table-cell table:style-name="ce1"/>
          <table:table-cell office:value-type="float" office:value="1740" table:style-name="ce1">
            <text:p>17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7T00:00:00" table:style-name="ce74">
            <text:p>07/09/2020</text:p>
          </table:table-cell>
          <table:table-cell office:value-type="string" table:style-name="ce1">
            <text:p>KITTON SA APLICACIÓN DE SALDO A FAVOR F# 4909 TR# 143</text:p>
          </table:table-cell>
          <table:table-cell table:number-columns-repeated="16373"/>
        </table:table-row>
        <table:table-row table:style-name="ro7">
          <table:table-cell office:value-type="float" office:value="2535" table:style-name="ce1">
            <text:p>2535</text:p>
          </table:table-cell>
          <table:table-cell office:value-type="string" table:style-name="ce67">
            <text:p>-204.19</text:p>
          </table:table-cell>
          <table:table-cell office:value-type="float" office:value="0" table:style-name="ce68">
            <text:p>-<text:s/></text:p>
          </table:table-cell>
          <table:table-cell office:value-type="float" office:value="1673.67" table:style-name="ce68">
            <text:p>1.673,67<text:s/></text:p>
          </table:table-cell>
          <table:table-cell table:style-name="ce1"/>
          <table:table-cell office:value-type="float" office:value="1750" table:style-name="ce1">
            <text:p>17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8T00:00:00" table:style-name="ce74">
            <text:p>08/09/2020</text:p>
          </table:table-cell>
          <table:table-cell office:value-type="string" table:style-name="ce1">
            <text:p>KITTON SA APLICACION DE SALDO A FAVOR TR# 139 F# 4895</text:p>
          </table:table-cell>
          <table:table-cell table:number-columns-repeated="16373"/>
        </table:table-row>
        <table:table-row table:style-name="ro7">
          <table:table-cell office:value-type="float" office:value="2536" table:style-name="ce1">
            <text:p>2536</text:p>
          </table:table-cell>
          <table:table-cell office:value-type="string" table:style-name="ce67">
            <text:p><text:s/>66.96</text:p>
          </table:table-cell>
          <table:table-cell office:value-type="float" office:value="271.14999999999998" table:style-name="ce68">
            <text:p>271,1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302" table:style-name="ce1">
            <text:p>3243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TR 143-0 KITTON S.A. :DB -1070987682: KITTON SA OC</text:p>
          </table:table-cell>
          <table:table-cell table:number-columns-repeated="16373"/>
        </table:table-row>
        <table:table-row table:style-name="ro8">
          <table:table-cell office:value-type="float" office:value="2537" table:style-name="ce70">
            <text:p>2537</text:p>
          </table:table-cell>
          <table:table-cell office:value-type="string" table:style-name="ce71">
            <text:p>1-1-1-07-01-068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Graiman Cia. Ltda.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538" table:style-name="ce1">
            <text:p>2538</text:p>
          </table:table-cell>
          <table:table-cell office:value-type="string" table:style-name="ce67">
            <text:p><text:s/>.30</text:p>
          </table:table-cell>
          <table:table-cell office:value-type="float" office:value="0.3" table:style-name="ce68">
            <text:p>0,3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04" table:style-name="ce1">
            <text:p>16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1602" table:style-name="ce1">
            <text:p>321602</text:p>
          </table:table-cell>
          <table:table-cell office:value-type="date" office:date-value="2020-07-31T00:00:00" table:style-name="ce74">
            <text:p>31/07/2020</text:p>
          </table:table-cell>
          <table:table-cell office:value-type="string" table:style-name="ce1">
            <text:p>ND 72-0 :ND:0-72 Graiman Cia. Ltda: Excedente Acre</text:p>
          </table:table-cell>
          <table:table-cell table:number-columns-repeated="16373"/>
        </table:table-row>
        <table:table-row table:style-name="ro7">
          <table:table-cell office:value-type="float" office:value="2539" table:style-name="ce1">
            <text:p>2539</text:p>
          </table:table-cell>
          <table:table-cell office:value-type="string" table:style-name="ce67">
            <text:p>-175.17</text:p>
          </table:table-cell>
          <table:table-cell office:value-type="float" office:value="0" table:style-name="ce68">
            <text:p>-<text:s/></text:p>
          </table:table-cell>
          <table:table-cell office:value-type="float" office:value="175.47" table:style-name="ce68">
            <text:p>175,47<text:s/></text:p>
          </table:table-cell>
          <table:table-cell table:style-name="ce1"/>
          <table:table-cell office:value-type="float" office:value="1726" table:style-name="ce1">
            <text:p>17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2T00:00:00" table:style-name="ce74">
            <text:p>22/09/2020</text:p>
          </table:table-cell>
          <table:table-cell office:value-type="string" table:style-name="ce1">
            <text:p>GRAIMAN CIA APLICACIÓN DE SALDO A FAVOR F# 19435 TR# 154</text:p>
          </table:table-cell>
          <table:table-cell table:number-columns-repeated="16373"/>
        </table:table-row>
        <table:table-row table:style-name="ro7">
          <table:table-cell office:value-type="float" office:value="2540" table:style-name="ce1">
            <text:p>2540</text:p>
          </table:table-cell>
          <table:table-cell office:value-type="string" table:style-name="ce67">
            <text:p>-175.18</text:p>
          </table:table-cell>
          <table:table-cell office:value-type="float" office:value="0" table:style-name="ce68">
            <text:p>-<text:s/></text:p>
          </table:table-cell>
          <table:table-cell office:value-type="float" office:value="0.01" table:style-name="ce68">
            <text:p>0,01<text:s/></text:p>
          </table:table-cell>
          <table:table-cell table:style-name="ce1"/>
          <table:table-cell office:value-type="float" office:value="1762" table:style-name="ce1">
            <text:p>17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Graiman: Aplicación de Anticipo</text:p>
          </table:table-cell>
          <table:table-cell table:number-columns-repeated="16373"/>
        </table:table-row>
        <table:table-row table:style-name="ro7">
          <table:table-cell office:value-type="float" office:value="2541" table:style-name="ce1">
            <text:p>2541</text:p>
          </table:table-cell>
          <table:table-cell office:value-type="string" table:style-name="ce67">
            <text:p>-175.48</text:p>
          </table:table-cell>
          <table:table-cell office:value-type="float" office:value="0" table:style-name="ce68">
            <text:p>-<text:s/></text:p>
          </table:table-cell>
          <table:table-cell office:value-type="float" office:value="0.3" table:style-name="ce68">
            <text:p>0,30<text:s/></text:p>
          </table:table-cell>
          <table:table-cell table:style-name="ce1"/>
          <table:table-cell office:value-type="float" office:value="1769" table:style-name="ce1">
            <text:p>17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503" table:style-name="ce1">
            <text:p>306503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CI 000000002-000002-GRAIMAN: REGULARIZACION DE SAL</text:p>
          </table:table-cell>
          <table:table-cell table:number-columns-repeated="16373"/>
        </table:table-row>
        <table:table-row table:style-name="ro7">
          <table:table-cell office:value-type="float" office:value="2542" table:style-name="ce1">
            <text:p>2542</text:p>
          </table:table-cell>
          <table:table-cell office:value-type="string" table:style-name="ce67">
            <text:p><text:s/>.00</text:p>
          </table:table-cell>
          <table:table-cell office:value-type="float" office:value="175.48" table:style-name="ce68">
            <text:p>175,4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502" table:style-name="ce1">
            <text:p>3255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TR 154-0 GRAIMAN CIA. LTDA :DB -1070987682: Graima</text:p>
          </table:table-cell>
          <table:table-cell table:number-columns-repeated="16373"/>
        </table:table-row>
        <table:table-row table:style-name="ro8">
          <table:table-cell office:value-type="float" office:value="2543" table:style-name="ce70">
            <text:p>2543</text:p>
          </table:table-cell>
          <table:table-cell office:value-type="string" table:style-name="ce71">
            <text:p>1-1-1-07-01-069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Union Cementera Nacional UCEM S.A.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544" table:style-name="ce1">
            <text:p>2544</text:p>
          </table:table-cell>
          <table:table-cell office:value-type="string" table:style-name="ce67">
            <text:p>-1,981.85</text:p>
          </table:table-cell>
          <table:table-cell office:value-type="float" office:value="0" table:style-name="ce68">
            <text:p>-<text:s/></text:p>
          </table:table-cell>
          <table:table-cell office:value-type="float" office:value="1981.85" table:style-name="ce68">
            <text:p>1.981,85<text:s/></text:p>
          </table:table-cell>
          <table:table-cell table:style-name="ce1"/>
          <table:table-cell office:value-type="float" office:value="1744" table:style-name="ce1">
            <text:p>174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4T00:00:00" table:style-name="ce74">
            <text:p>24/09/2020</text:p>
          </table:table-cell>
          <table:table-cell office:value-type="string" table:style-name="ce1">
            <text:p>Union Cementera Nacional Aplicacion saldo favor TR# 201 F# 701</text:p>
          </table:table-cell>
          <table:table-cell table:number-columns-repeated="16373"/>
        </table:table-row>
        <table:table-row table:style-name="ro7">
          <table:table-cell office:value-type="float" office:value="2545" table:style-name="ce1">
            <text:p>2545</text:p>
          </table:table-cell>
          <table:table-cell office:value-type="string" table:style-name="ce67">
            <text:p>-2,677.66</text:p>
          </table:table-cell>
          <table:table-cell office:value-type="float" office:value="0" table:style-name="ce68">
            <text:p>-<text:s/></text:p>
          </table:table-cell>
          <table:table-cell office:value-type="float" office:value="695.81" table:style-name="ce68">
            <text:p>695,81<text:s/></text:p>
          </table:table-cell>
          <table:table-cell table:style-name="ce1"/>
          <table:table-cell office:value-type="float" office:value="1745" table:style-name="ce1">
            <text:p>17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8T00:00:00" table:style-name="ce74">
            <text:p>28/09/2020</text:p>
          </table:table-cell>
          <table:table-cell office:value-type="string" table:style-name="ce1">
            <text:p>Union Cementera Nacional Aplicacion saldo a favor TR# 202 F# 770</text:p>
          </table:table-cell>
          <table:table-cell table:number-columns-repeated="16373"/>
        </table:table-row>
        <table:table-row table:style-name="ro7">
          <table:table-cell office:value-type="float" office:value="2546" table:style-name="ce1">
            <text:p>2546</text:p>
          </table:table-cell>
          <table:table-cell office:value-type="string" table:style-name="ce67">
            <text:p><text:s/>2,292.41</text:p>
          </table:table-cell>
          <table:table-cell office:value-type="float" office:value="4970.07" table:style-name="ce68">
            <text:p>4.970,0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202" table:style-name="ce1">
            <text:p>3312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TR 202-0 UNION CEMENTERA NA :DB -1070987682: UNION</text:p>
          </table:table-cell>
          <table:table-cell table:number-columns-repeated="16373"/>
        </table:table-row>
        <table:table-row table:style-name="ro7">
          <table:table-cell office:value-type="float" office:value="2547" table:style-name="ce1">
            <text:p>2547</text:p>
          </table:table-cell>
          <table:table-cell office:value-type="string" table:style-name="ce67">
            <text:p><text:s/>5,265.19</text:p>
          </table:table-cell>
          <table:table-cell office:value-type="float" office:value="2972.78" table:style-name="ce68">
            <text:p>2.972,7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102" table:style-name="ce1">
            <text:p>3311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TR 201-0 UNION CEMENTERA NA :DB -1070987682: UNION</text:p>
          </table:table-cell>
          <table:table-cell table:number-columns-repeated="16373"/>
        </table:table-row>
        <table:table-row table:style-name="ro7">
          <table:table-cell office:value-type="float" office:value="2548" table:style-name="ce1">
            <text:p>2548</text:p>
          </table:table-cell>
          <table:table-cell office:value-type="string" table:style-name="ce67">
            <text:p><text:s/>10,235.26</text:p>
          </table:table-cell>
          <table:table-cell office:value-type="float" office:value="4970.07" table:style-name="ce68">
            <text:p>4.970,07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402" table:style-name="ce1">
            <text:p>3314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TR 204-0 UNION CEMENTERA NA :DB -1070987682: UNION</text:p>
          </table:table-cell>
          <table:table-cell table:number-columns-repeated="16373"/>
        </table:table-row>
        <table:table-row table:style-name="ro7">
          <table:table-cell office:value-type="float" office:value="2549" table:style-name="ce1">
            <text:p>2549</text:p>
          </table:table-cell>
          <table:table-cell office:value-type="string" table:style-name="ce67">
            <text:p><text:s/>8,744.24</text:p>
          </table:table-cell>
          <table:table-cell office:value-type="float" office:value="0" table:style-name="ce68">
            <text:p>-<text:s/></text:p>
          </table:table-cell>
          <table:table-cell office:value-type="float" office:value="1491.02" table:style-name="ce68">
            <text:p>1.491,02<text:s/></text:p>
          </table:table-cell>
          <table:table-cell table:style-name="ce1"/>
          <table:table-cell office:value-type="float" office:value="1801" table:style-name="ce1">
            <text:p>18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74">
            <text:p>17/10/2020</text:p>
          </table:table-cell>
          <table:table-cell office:value-type="string" table:style-name="ce1">
            <text:p>Union Cementera Nacional: Aplicación saldo a favor TR# 202 F# 982-983-984</text:p>
          </table:table-cell>
          <table:table-cell table:number-columns-repeated="16373"/>
        </table:table-row>
        <table:table-row table:style-name="ro7">
          <table:table-cell office:value-type="float" office:value="2550" table:style-name="ce1">
            <text:p>2550</text:p>
          </table:table-cell>
          <table:table-cell office:value-type="string" table:style-name="ce67">
            <text:p><text:s/>7,352.62</text:p>
          </table:table-cell>
          <table:table-cell office:value-type="float" office:value="0" table:style-name="ce68">
            <text:p>-<text:s/></text:p>
          </table:table-cell>
          <table:table-cell office:value-type="float" office:value="1391.62" table:style-name="ce68">
            <text:p>1.391,62<text:s/></text:p>
          </table:table-cell>
          <table:table-cell table:style-name="ce1"/>
          <table:table-cell office:value-type="float" office:value="1801" table:style-name="ce1">
            <text:p>18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74">
            <text:p>17/10/2020</text:p>
          </table:table-cell>
          <table:table-cell office:value-type="string" table:style-name="ce1">
            <text:p>Union Cementera Nacional: Aplicación saldo a favor TR# 202 F# 982-983-984</text:p>
          </table:table-cell>
          <table:table-cell table:number-columns-repeated="16373"/>
        </table:table-row>
        <table:table-row table:style-name="ro7">
          <table:table-cell office:value-type="float" office:value="2551" table:style-name="ce1">
            <text:p>2551</text:p>
          </table:table-cell>
          <table:table-cell office:value-type="string" table:style-name="ce67">
            <text:p><text:s/>5,961.00</text:p>
          </table:table-cell>
          <table:table-cell office:value-type="float" office:value="0" table:style-name="ce68">
            <text:p>-<text:s/></text:p>
          </table:table-cell>
          <table:table-cell office:value-type="float" office:value="1391.62" table:style-name="ce68">
            <text:p>1.391,62<text:s/></text:p>
          </table:table-cell>
          <table:table-cell table:style-name="ce1"/>
          <table:table-cell office:value-type="float" office:value="1801" table:style-name="ce1">
            <text:p>18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74">
            <text:p>17/10/2020</text:p>
          </table:table-cell>
          <table:table-cell office:value-type="string" table:style-name="ce1">
            <text:p>Union Cementera Nacional: Aplicación saldo a favor TR# 202 F# 982-983-984</text:p>
          </table:table-cell>
          <table:table-cell table:number-columns-repeated="16373"/>
        </table:table-row>
        <table:table-row table:style-name="ro7">
          <table:table-cell office:value-type="float" office:value="2552" table:style-name="ce1">
            <text:p>2552</text:p>
          </table:table-cell>
          <table:table-cell office:value-type="string" table:style-name="ce67">
            <text:p><text:s/>4,970.07</text:p>
          </table:table-cell>
          <table:table-cell office:value-type="float" office:value="0" table:style-name="ce68">
            <text:p>-<text:s/></text:p>
          </table:table-cell>
          <table:table-cell office:value-type="float" office:value="990.93" table:style-name="ce68">
            <text:p>990,93<text:s/></text:p>
          </table:table-cell>
          <table:table-cell table:style-name="ce1"/>
          <table:table-cell office:value-type="float" office:value="1802" table:style-name="ce1">
            <text:p>18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74">
            <text:p>17/10/2020</text:p>
          </table:table-cell>
          <table:table-cell office:value-type="string" table:style-name="ce1">
            <text:p>Union Cementera Nacional: Aplicación saldo a favor TR# 201 F# 981</text:p>
          </table:table-cell>
          <table:table-cell table:number-columns-repeated="16373"/>
        </table:table-row>
        <table:table-row table:style-name="ro7">
          <table:table-cell office:value-type="float" office:value="2553" table:style-name="ce1">
            <text:p>2553</text:p>
          </table:table-cell>
          <table:table-cell office:value-type="string" table:style-name="ce67">
            <text:p><text:s/>4,224.56</text:p>
          </table:table-cell>
          <table:table-cell office:value-type="float" office:value="0" table:style-name="ce68">
            <text:p>-<text:s/></text:p>
          </table:table-cell>
          <table:table-cell office:value-type="float" office:value="745.51" table:style-name="ce68">
            <text:p>745,51<text:s/></text:p>
          </table:table-cell>
          <table:table-cell table:style-name="ce1"/>
          <table:table-cell office:value-type="float" office:value="1803" table:style-name="ce1">
            <text:p>18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74">
            <text:p>17/10/2020</text:p>
          </table:table-cell>
          <table:table-cell office:value-type="string" table:style-name="ce1">
            <text:p>Union Cementera Naciona: Aplicación saldo a favor TR# 204 F# 980-1043-1087-1140</text:p>
          </table:table-cell>
          <table:table-cell table:number-columns-repeated="16373"/>
        </table:table-row>
        <table:table-row table:style-name="ro7">
          <table:table-cell office:value-type="float" office:value="2554" table:style-name="ce1">
            <text:p>2554</text:p>
          </table:table-cell>
          <table:table-cell office:value-type="string" table:style-name="ce67">
            <text:p><text:s/>3,528.75</text:p>
          </table:table-cell>
          <table:table-cell office:value-type="float" office:value="0" table:style-name="ce68">
            <text:p>-<text:s/></text:p>
          </table:table-cell>
          <table:table-cell office:value-type="float" office:value="695.81" table:style-name="ce68">
            <text:p>695,81<text:s/></text:p>
          </table:table-cell>
          <table:table-cell table:style-name="ce1"/>
          <table:table-cell office:value-type="float" office:value="1803" table:style-name="ce1">
            <text:p>18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74">
            <text:p>17/10/2020</text:p>
          </table:table-cell>
          <table:table-cell office:value-type="string" table:style-name="ce1">
            <text:p>Union Cementera Naciona: Aplicación saldo a favor TR# 204 F# 980-1043-1087-1140</text:p>
          </table:table-cell>
          <table:table-cell table:number-columns-repeated="16373"/>
        </table:table-row>
        <table:table-row table:style-name="ro7">
          <table:table-cell office:value-type="float" office:value="2555" table:style-name="ce1">
            <text:p>2555</text:p>
          </table:table-cell>
          <table:table-cell office:value-type="string" table:style-name="ce67">
            <text:p><text:s/>2,137.13</text:p>
          </table:table-cell>
          <table:table-cell office:value-type="float" office:value="0" table:style-name="ce68">
            <text:p>-<text:s/></text:p>
          </table:table-cell>
          <table:table-cell office:value-type="float" office:value="1391.62" table:style-name="ce68">
            <text:p>1.391,62<text:s/></text:p>
          </table:table-cell>
          <table:table-cell table:style-name="ce1"/>
          <table:table-cell office:value-type="float" office:value="1803" table:style-name="ce1">
            <text:p>18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74">
            <text:p>17/10/2020</text:p>
          </table:table-cell>
          <table:table-cell office:value-type="string" table:style-name="ce1">
            <text:p>Union Cementera Naciona: Aplicación saldo a favor TR# 204 F# 980-1043-1087-1140</text:p>
          </table:table-cell>
          <table:table-cell table:number-columns-repeated="16373"/>
        </table:table-row>
        <table:table-row table:style-name="ro7">
          <table:table-cell office:value-type="float" office:value="2556" table:style-name="ce1">
            <text:p>2556</text:p>
          </table:table-cell>
          <table:table-cell office:value-type="string" table:style-name="ce67">
            <text:p><text:s/>745.51</text:p>
          </table:table-cell>
          <table:table-cell office:value-type="float" office:value="0" table:style-name="ce68">
            <text:p>-<text:s/></text:p>
          </table:table-cell>
          <table:table-cell office:value-type="float" office:value="1391.62" table:style-name="ce68">
            <text:p>1.391,62<text:s/></text:p>
          </table:table-cell>
          <table:table-cell table:style-name="ce1"/>
          <table:table-cell office:value-type="float" office:value="1803" table:style-name="ce1">
            <text:p>18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74">
            <text:p>17/10/2020</text:p>
          </table:table-cell>
          <table:table-cell office:value-type="string" table:style-name="ce1">
            <text:p>Union Cementera Naciona: Aplicación saldo a favor TR# 204 F# 980-1043-1087-1140</text:p>
          </table:table-cell>
          <table:table-cell table:number-columns-repeated="16373"/>
        </table:table-row>
        <table:table-row table:style-name="ro7">
          <table:table-cell office:value-type="float" office:value="2557" table:style-name="ce1">
            <text:p>2557</text:p>
          </table:table-cell>
          <table:table-cell office:value-type="string" table:style-name="ce67">
            <text:p>-1,236.34</text:p>
          </table:table-cell>
          <table:table-cell office:value-type="float" office:value="0" table:style-name="ce68">
            <text:p>-<text:s/></text:p>
          </table:table-cell>
          <table:table-cell office:value-type="float" office:value="1981.85" table:style-name="ce68">
            <text:p>1.981,85<text:s/></text:p>
          </table:table-cell>
          <table:table-cell table:style-name="ce1"/>
          <table:table-cell office:value-type="float" office:value="1804" table:style-name="ce1">
            <text:p>18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9T00:00:00" table:style-name="ce74">
            <text:p>19/10/2020</text:p>
          </table:table-cell>
          <table:table-cell office:value-type="string" table:style-name="ce1">
            <text:p>Union Cementera Nacional: Aplicacion saldo a favor TR# 220 F# 1123</text:p>
          </table:table-cell>
          <table:table-cell table:number-columns-repeated="16373"/>
        </table:table-row>
        <table:table-row table:style-name="ro7">
          <table:table-cell office:value-type="float" office:value="2558" table:style-name="ce1">
            <text:p>2558</text:p>
          </table:table-cell>
          <table:table-cell office:value-type="string" table:style-name="ce67">
            <text:p>-2,627.96</text:p>
          </table:table-cell>
          <table:table-cell office:value-type="float" office:value="0" table:style-name="ce68">
            <text:p>-<text:s/></text:p>
          </table:table-cell>
          <table:table-cell office:value-type="float" office:value="1391.62" table:style-name="ce68">
            <text:p>1.391,62<text:s/></text:p>
          </table:table-cell>
          <table:table-cell table:style-name="ce1"/>
          <table:table-cell office:value-type="float" office:value="1805" table:style-name="ce1">
            <text:p>18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Union Cementera Nac.: Aplicación saldo a favor TR# 221 aplica a fact# 1235-1209</text:p>
          </table:table-cell>
          <table:table-cell table:number-columns-repeated="16373"/>
        </table:table-row>
        <table:table-row table:style-name="ro7">
          <table:table-cell office:value-type="float" office:value="2559" table:style-name="ce1">
            <text:p>2559</text:p>
          </table:table-cell>
          <table:table-cell office:value-type="string" table:style-name="ce67">
            <text:p>-3,323.77</text:p>
          </table:table-cell>
          <table:table-cell office:value-type="float" office:value="0" table:style-name="ce68">
            <text:p>-<text:s/></text:p>
          </table:table-cell>
          <table:table-cell office:value-type="float" office:value="695.81" table:style-name="ce68">
            <text:p>695,81<text:s/></text:p>
          </table:table-cell>
          <table:table-cell table:style-name="ce1"/>
          <table:table-cell office:value-type="float" office:value="1805" table:style-name="ce1">
            <text:p>18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2T00:00:00" table:style-name="ce74">
            <text:p>22/10/2020</text:p>
          </table:table-cell>
          <table:table-cell office:value-type="string" table:style-name="ce1">
            <text:p>Union Cementera Nac.: Aplicación saldo a favor TR# 221 aplica a fact# 1235-1209</text:p>
          </table:table-cell>
          <table:table-cell table:number-columns-repeated="16373"/>
        </table:table-row>
        <table:table-row table:style-name="ro7">
          <table:table-cell office:value-type="float" office:value="2560" table:style-name="ce1">
            <text:p>2560</text:p>
          </table:table-cell>
          <table:table-cell office:value-type="string" table:style-name="ce67">
            <text:p>-1,341.92</text:p>
          </table:table-cell>
          <table:table-cell office:value-type="float" office:value="1981.85" table:style-name="ce68">
            <text:p>1.981,8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702" table:style-name="ce1">
            <text:p>3357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TR 220-0 UNION CEMENTERA NA :DB -1070987682: UNION</text:p>
          </table:table-cell>
          <table:table-cell table:number-columns-repeated="16373"/>
        </table:table-row>
        <table:table-row table:style-name="ro7">
          <table:table-cell office:value-type="float" office:value="2561" table:style-name="ce1">
            <text:p>2561</text:p>
          </table:table-cell>
          <table:table-cell office:value-type="string" table:style-name="ce67">
            <text:p><text:s/>745.51</text:p>
          </table:table-cell>
          <table:table-cell office:value-type="float" office:value="2087.4299999999998" table:style-name="ce68">
            <text:p>2.087,43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802" table:style-name="ce1">
            <text:p>3358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TR 221-0 UNION CEMENTERA NA :UNION CEMENTERA NACIO</text:p>
          </table:table-cell>
          <table:table-cell table:number-columns-repeated="16373"/>
        </table:table-row>
        <table:table-row table:style-name="ro8">
          <table:table-cell office:value-type="float" office:value="2562" table:style-name="ce70">
            <text:p>2562</text:p>
          </table:table-cell>
          <table:table-cell office:value-type="string" table:style-name="ce71">
            <text:p>1-1-1-07-01-070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Jonathan Andres Carrera Llaguno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563" table:style-name="ce1">
            <text:p>2563</text:p>
          </table:table-cell>
          <table:table-cell office:value-type="string" table:style-name="ce67">
            <text:p>-113.79</text:p>
          </table:table-cell>
          <table:table-cell office:value-type="float" office:value="0" table:style-name="ce68">
            <text:p>-<text:s/></text:p>
          </table:table-cell>
          <table:table-cell office:value-type="float" office:value="113.79" table:style-name="ce68">
            <text:p>113,79<text:s/></text:p>
          </table:table-cell>
          <table:table-cell table:style-name="ce1"/>
          <table:table-cell office:value-type="float" office:value="1739" table:style-name="ce1">
            <text:p>17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Carrera Llaguno Jonathan Aplicacion saldo a favor TR# 203 F# 12273</text:p>
          </table:table-cell>
          <table:table-cell table:number-columns-repeated="16373"/>
        </table:table-row>
        <table:table-row table:style-name="ro7">
          <table:table-cell office:value-type="float" office:value="2564" table:style-name="ce1">
            <text:p>2564</text:p>
          </table:table-cell>
          <table:table-cell office:value-type="string" table:style-name="ce67">
            <text:p>-113.80</text:p>
          </table:table-cell>
          <table:table-cell office:value-type="float" office:value="0" table:style-name="ce68">
            <text:p>-<text:s/></text:p>
          </table:table-cell>
          <table:table-cell office:value-type="float" office:value="0.01" table:style-name="ce68">
            <text:p>0,01<text:s/></text:p>
          </table:table-cell>
          <table:table-cell table:style-name="ce1"/>
          <table:table-cell office:value-type="float" office:value="1764" table:style-name="ce1">
            <text:p>17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Jonathan Carrera: Aplicación de Saldo</text:p>
          </table:table-cell>
          <table:table-cell table:number-columns-repeated="16373"/>
        </table:table-row>
        <table:table-row table:style-name="ro7">
          <table:table-cell office:value-type="float" office:value="2565" table:style-name="ce1">
            <text:p>2565</text:p>
          </table:table-cell>
          <table:table-cell office:value-type="string" table:style-name="ce67">
            <text:p><text:s/>.00</text:p>
          </table:table-cell>
          <table:table-cell office:value-type="float" office:value="113.8" table:style-name="ce68">
            <text:p>113,8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302" table:style-name="ce1">
            <text:p>331302</text:p>
          </table:table-cell>
          <table:table-cell office:value-type="date" office:date-value="2020-09-30T00:00:00" table:style-name="ce74">
            <text:p>30/09/2020</text:p>
          </table:table-cell>
          <table:table-cell office:value-type="string" table:style-name="ce1">
            <text:p>TR 203-0 CARRERA LLAGUNO JO :DB -1070987682: CARRE</text:p>
          </table:table-cell>
          <table:table-cell table:number-columns-repeated="16373"/>
        </table:table-row>
        <table:table-row table:style-name="ro8">
          <table:table-cell office:value-type="float" office:value="2566" table:style-name="ce70">
            <text:p>2566</text:p>
          </table:table-cell>
          <table:table-cell office:value-type="string" table:style-name="ce71">
            <text:p>1-1-1-07-01-071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Maria Ljubica Topic Granados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567" table:style-name="ce1">
            <text:p>2567</text:p>
          </table:table-cell>
          <table:table-cell office:value-type="string" table:style-name="ce67">
            <text:p>-3,169.92</text:p>
          </table:table-cell>
          <table:table-cell office:value-type="float" office:value="0" table:style-name="ce68">
            <text:p>-<text:s/></text:p>
          </table:table-cell>
          <table:table-cell office:value-type="float" office:value="3169.92" table:style-name="ce68">
            <text:p>3.169,92<text:s/></text:p>
          </table:table-cell>
          <table:table-cell table:style-name="ce1"/>
          <table:table-cell office:value-type="float" office:value="1795" table:style-name="ce1">
            <text:p>17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6T00:00:00" table:style-name="ce74">
            <text:p>16/10/2020</text:p>
          </table:table-cell>
          <table:table-cell office:value-type="string" table:style-name="ce1">
            <text:p>Topic Grandados LJubica: Aplicación saldo a favor TR# 219 a Fact# 1214</text:p>
          </table:table-cell>
          <table:table-cell table:number-columns-repeated="16373"/>
        </table:table-row>
        <table:table-row table:style-name="ro7">
          <table:table-cell office:value-type="float" office:value="2568" table:style-name="ce1">
            <text:p>2568</text:p>
          </table:table-cell>
          <table:table-cell office:value-type="string" table:style-name="ce67">
            <text:p><text:s/>.00</text:p>
          </table:table-cell>
          <table:table-cell office:value-type="float" office:value="3169.92" table:style-name="ce68">
            <text:p>3.169,92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602" table:style-name="ce1">
            <text:p>3356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TR 219-0 TOPIC GRANADOS MAR :DB -1070987682: TOPIC</text:p>
          </table:table-cell>
          <table:table-cell table:number-columns-repeated="16373"/>
        </table:table-row>
        <table:table-row table:style-name="ro8">
          <table:table-cell office:value-type="float" office:value="2569" table:style-name="ce70">
            <text:p>2569</text:p>
          </table:table-cell>
          <table:table-cell office:value-type="string" table:style-name="ce71">
            <text:p>1-1-1-07-01-072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Camara de la Construcción de Gye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572" table:style-name="ce1">
            <text:p>2572</text:p>
          </table:table-cell>
          <table:table-cell office:value-type="string" table:style-name="ce67">
            <text:p>1-1-1-07-02</text:p>
          </table:table-cell>
          <table:table-cell office:value-type="float" office:value="9960.69" table:style-name="ce68">
            <text:p>9.960,69<text:s/></text:p>
          </table:table-cell>
          <table:table-cell office:value-type="string" table:style-name="ce68">
            <text:p>ANTICIPO GASTOS DE VIAJE</text:p>
          </table:table-cell>
          <table:table-cell table:style-name="ce1"/>
          <table:table-cell table:number-columns-repeated="3" table:style-name="ce69"/>
          <table:table-cell table:number-columns-repeated="2" table:style-name="ce1"/>
          <table:table-cell table:style-name="ce69"/>
          <table:table-cell table:number-columns-repeated="16373"/>
        </table:table-row>
        <table:table-row table:style-name="ro8">
          <table:table-cell office:value-type="float" office:value="2573" table:style-name="ce70">
            <text:p>2573</text:p>
          </table:table-cell>
          <table:table-cell office:value-type="string" table:style-name="ce71">
            <text:p>1-1-1-07-02-001</text:p>
          </table:table-cell>
          <table:table-cell office:value-type="float" office:value="771.87" table:style-name="ce72">
            <text:p>771,87<text:s/></text:p>
          </table:table-cell>
          <table:table-cell office:value-type="string" table:style-name="ce72">
            <text:p>Douglas Xavier Moran Mazzini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574" table:style-name="ce1">
            <text:p>2574</text:p>
          </table:table-cell>
          <table:table-cell office:value-type="string" table:style-name="ce67">
            <text:p><text:s/>651.27</text:p>
          </table:table-cell>
          <table:table-cell office:value-type="float" office:value="0" table:style-name="ce68">
            <text:p>-<text:s/></text:p>
          </table:table-cell>
          <table:table-cell office:value-type="float" office:value="120.6" table:style-name="ce68">
            <text:p>120,60<text:s/></text:p>
          </table:table-cell>
          <table:table-cell table:style-name="ce1"/>
          <table:table-cell office:value-type="float" office:value="1485" table:style-name="ce1">
            <text:p>14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74">
            <text:p>02/01/2020</text:p>
          </table:table-cell>
          <table:table-cell office:value-type="string" table:style-name="ce1">
            <text:p>Liquidacion por visitas a clientes Douglas Moran</text:p>
          </table:table-cell>
          <table:table-cell table:number-columns-repeated="16373"/>
        </table:table-row>
        <table:table-row table:style-name="ro7">
          <table:table-cell office:value-type="float" office:value="2575" table:style-name="ce1">
            <text:p>2575</text:p>
          </table:table-cell>
          <table:table-cell office:value-type="string" table:style-name="ce67">
            <text:p><text:s/>339.55</text:p>
          </table:table-cell>
          <table:table-cell office:value-type="float" office:value="0" table:style-name="ce68">
            <text:p>-<text:s/></text:p>
          </table:table-cell>
          <table:table-cell office:value-type="float" office:value="311.72000000000003" table:style-name="ce68">
            <text:p>311,72<text:s/></text:p>
          </table:table-cell>
          <table:table-cell table:style-name="ce1"/>
          <table:table-cell office:value-type="float" office:value="1484" table:style-name="ce1">
            <text:p>14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74">
            <text:p>02/01/2020</text:p>
          </table:table-cell>
          <table:table-cell office:value-type="string" table:style-name="ce1">
            <text:p>Liquidación Proyecto telefónica 2-seguridad cruce Boliche</text:p>
          </table:table-cell>
          <table:table-cell table:number-columns-repeated="16373"/>
        </table:table-row>
        <table:table-row table:style-name="ro8">
          <table:table-cell office:value-type="float" office:value="2576" table:style-name="ce70">
            <text:p>2576</text:p>
          </table:table-cell>
          <table:table-cell office:value-type="string" table:style-name="ce71">
            <text:p>1-1-1-07-02-002</text:p>
          </table:table-cell>
          <table:table-cell office:value-type="float" office:value="1157.6300000000001" table:style-name="ce72">
            <text:p>1.157,63<text:s/></text:p>
          </table:table-cell>
          <table:table-cell office:value-type="string" table:style-name="ce72">
            <text:p>Francisco Xavier Montiel Garcia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577" table:style-name="ce1">
            <text:p>2577</text:p>
          </table:table-cell>
          <table:table-cell office:value-type="string" table:style-name="ce67">
            <text:p><text:s/>1,052.98</text:p>
          </table:table-cell>
          <table:table-cell office:value-type="float" office:value="0" table:style-name="ce68">
            <text:p>-<text:s/></text:p>
          </table:table-cell>
          <table:table-cell office:value-type="float" office:value="104.65" table:style-name="ce68">
            <text:p>104,65<text:s/></text:p>
          </table:table-cell>
          <table:table-cell table:style-name="ce1"/>
          <table:table-cell office:value-type="float" office:value="1806" table:style-name="ce1">
            <text:p>18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6T00:00:00" table:style-name="ce74">
            <text:p>16/10/2020</text:p>
          </table:table-cell>
          <table:table-cell office:value-type="string" table:style-name="ce1">
            <text:p>Liq. gastos viáticos CK# 565 Francisco Montiel Obra: Cruce Entre Rios - Amagua</text:p>
          </table:table-cell>
          <table:table-cell table:number-columns-repeated="16373"/>
        </table:table-row>
        <table:table-row table:style-name="ro8">
          <table:table-cell office:value-type="float" office:value="2579" table:style-name="ce70">
            <text:p>2579</text:p>
          </table:table-cell>
          <table:table-cell office:value-type="string" table:style-name="ce71">
            <text:p>1-1-1-07-02-003</text:p>
          </table:table-cell>
          <table:table-cell office:value-type="float" office:value="2700" table:style-name="ce72">
            <text:p>2.700,00<text:s/></text:p>
          </table:table-cell>
          <table:table-cell office:value-type="string" table:style-name="ce72">
            <text:p>Javier Paul Cornejo Espinoza</text:p>
          </table:table-cell>
          <table:table-cell table:style-name="ce70"/>
          <table:table-cell table:number-columns-repeated="2" table:style-name="ce73"/>
          <table:table-cell table:number-columns-repeated="4" table:style-name="ce70"/>
          <table:table-cell table:number-columns-repeated="16373"/>
        </table:table-row>
        <table:table-row table:style-name="ro7">
          <table:table-cell office:value-type="float" office:value="2580" table:style-name="ce1">
            <text:p>2580</text:p>
          </table:table-cell>
          <table:table-cell office:value-type="string" table:style-name="ce67">
            <text:p><text:s/>700.00</text:p>
          </table:table-cell>
          <table:table-cell office:value-type="float" office:value="0" table:style-name="ce68">
            <text:p>-<text:s/></text:p>
          </table:table-cell>
          <table:table-cell office:value-type="float" office:value="2000" table:style-name="ce68">
            <text:p>2.000,0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102" table:style-name="ce1">
            <text:p>253102</text:p>
          </table:table-cell>
          <table:table-cell office:value-type="date" office:date-value="2020-01-31T00:00:00" table:style-name="ce74">
            <text:p>31/01/2020</text:p>
          </table:table-cell>
          <table:table-cell office:value-type="string" table:style-name="ce1">
            <text:p>CK 822-0 JAVIER PAUL CORNEJ :DB -1070987682: LIQUI</text:p>
          </table:table-cell>
          <table:table-cell table:number-columns-repeated="16373"/>
        </table:table-row>
        <table:table-row table:style-name="ro7">
          <table:table-cell office:value-type="float" office:value="2581" table:style-name="ce1">
            <text:p>2581</text:p>
          </table:table-cell>
          <table:table-cell office:value-type="string" table:style-name="ce67">
            <text:p><text:s/>5,050.00</text:p>
          </table:table-cell>
          <table:table-cell office:value-type="float" office:value="4350" table:style-name="ce68">
            <text:p>4.35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585" table:style-name="ce1">
            <text:p>15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4-30T00:00:00" table:style-name="ce74">
            <text:p>30/04/2020</text:p>
          </table:table-cell>
          <table:table-cell office:value-type="string" table:style-name="ce1">
            <text:p>Reclasificacion N/D 526516 TR #292302</text:p>
          </table:table-cell>
          <table:table-cell table:number-columns-repeated="16373"/>
        </table:table-row>
        <table:table-row table:style-name="ro7">
          <table:table-cell office:value-type="float" office:value="2582" table:style-name="ce1">
            <text:p>2582</text:p>
          </table:table-cell>
          <table:table-cell office:value-type="string" table:style-name="ce67">
            <text:p><text:s/>700.00</text:p>
          </table:table-cell>
          <table:table-cell office:value-type="float" office:value="0" table:style-name="ce68">
            <text:p>-<text:s/></text:p>
          </table:table-cell>
          <table:table-cell office:value-type="float" office:value="4350" table:style-name="ce68">
            <text:p>4.350,00<text:s/>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97702" table:style-name="ce1">
            <text:p>297702</text:p>
          </table:table-cell>
          <table:table-cell office:value-type="date" office:date-value="2020-06-30T00:00:00" table:style-name="ce74">
            <text:p>30/06/2020</text:p>
          </table:table-cell>
          <table:table-cell office:value-type="string" table:style-name="ce1">
            <text:p>DP 39770342-0 :DP:0-39770342 Javier Cornejo: Devol</text:p>
          </table:table-cell>
          <table:table-cell table:number-columns-repeated="16373"/>
        </table:table-row>
        <table:table-row table:style-name="ro7">
          <table:table-cell office:value-type="float" office:value="2583" table:style-name="ce1">
            <text:p>2583</text:p>
          </table:table-cell>
          <table:table-cell office:value-type="string" table:style-name="ce67">
            <text:p><text:s/>2,700.00</text:p>
          </table:table-cell>
          <table:table-cell office:value-type="float" office:value="2000" table:style-name="ce68">
            <text:p>2.0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702" table:style-name="ce1">
            <text:p>320702</text:p>
          </table:table-cell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TR 136-0 CORNEJO ESPINOZA J :DB -1070987682: PROVI</text:p>
          </table:table-cell>
          <table:table-cell table:number-columns-repeated="16373"/>
        </table:table-row>
        <table:table-row table:style-name="ro7">
          <table:table-cell office:value-type="float" office:value="2584" table:style-name="ce1">
            <text:p>2584</text:p>
          </table:table-cell>
          <table:table-cell office:value-type="string" table:style-name="ce67">
            <text:p><text:s/>694.62</text:p>
          </table:table-cell>
          <table:table-cell office:value-type="float" office:value="0" table:style-name="ce68">
            <text:p>-<text:s/></text:p>
          </table:table-cell>
          <table:table-cell office:value-type="float" office:value="2005.38" table:style-name="ce68">
            <text:p>2.005,38<text:s/>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74">
            <text:p>29/10/2020</text:p>
          </table:table-cell>
          <table:table-cell office:value-type="string" table:style-name="ce1">
            <text:p>Liquidac.gastos de viaje TR# 136 Javier Cornejo Proyecto: Hcda. Sarita 3 Cruce Zapotal - Sta. Elena</text:p>
          </table:table-cell>
          <table:table-cell table:number-columns-repeated="16373"/>
        </table:table-row>
        <table:table-row table:style-name="ro7">
          <table:table-cell office:value-type="float" office:value="2585" table:style-name="ce1">
            <text:p>2585</text:p>
          </table:table-cell>
          <table:table-cell office:value-type="string" table:style-name="ce67">
            <text:p><text:s/>894.62</text:p>
          </table:table-cell>
          <table:table-cell office:value-type="float" office:value="200" table:style-name="ce68">
            <text:p>200,00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502" table:style-name="ce1">
            <text:p>3385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TR 248-0 CORNEJO ESPINOZA J :DB -1070987682: PROVI</text:p>
          </table:table-cell>
          <table:table-cell table:number-columns-repeated="16373"/>
        </table:table-row>
        <table:table-row table:style-name="ro7">
          <table:table-cell office:value-type="float" office:value="2586" table:style-name="ce1">
            <text:p>2586</text:p>
          </table:table-cell>
          <table:table-cell office:value-type="string" table:style-name="ce67">
            <text:p><text:s/>900.00</text:p>
          </table:table-cell>
          <table:table-cell office:value-type="float" office:value="5.38" table:style-name="ce68">
            <text:p>5,38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102" table:style-name="ce1">
            <text:p>340102</text:p>
          </table:table-cell>
          <table:table-cell office:value-type="date" office:date-value="2020-10-31T00:00:00" table:style-name="ce74">
            <text:p>31/10/2020</text:p>
          </table:table-cell>
          <table:table-cell office:value-type="string" table:style-name="ce1">
            <text:p>TR 264-0 CORNEJO ESPINOZA J :DB -1070987682: PAGO</text:p>
          </table:table-cell>
          <table:table-cell table:number-columns-repeated="16373"/>
        </table:table-row>
        <table:table-row table:style-name="ro8">
          <table:table-cell office:value-type="float" office:value="2589" table:style-name="ce70">
            <text:p>2589</text:p>
          </table:table-cell>
          <table:table-cell office:value-type="string" table:style-name="ce71">
            <text:p>1-1-1-07-02-004</text:p>
          </table:table-cell>
          <table:table-cell office:value-type="float" office:value="108.12" table:style-name="ce72">
            <text:p>108,12<text:s/></text:p>
          </table:table-cell>
          <table:table-cell office:value-type="string" table:style-name="ce72">
            <text:p>Teodoro Fernando Lino Tubay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590" table:style-name="ce1">
            <text:p>2590</text:p>
          </table:table-cell>
          <table:table-cell office:value-type="string" table:style-name="ce67">
            <text:p><text:s/>74.74</text:p>
          </table:table-cell>
          <table:table-cell office:value-type="float" office:value="0" table:style-name="ce68">
            <text:p>-<text:s/></text:p>
          </table:table-cell>
          <table:table-cell office:value-type="float" office:value="33.380000000000003" table:style-name="ce68">
            <text:p>33,38<text:s/>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62302" table:style-name="ce1">
            <text:p>262302</text:p>
          </table:table-cell>
          <table:table-cell office:value-type="date" office:date-value="2020-01-31T00:00:00" table:style-name="ce74">
            <text:p>31/01/2020</text:p>
          </table:table-cell>
          <table:table-cell office:value-type="string" table:style-name="ce1">
            <text:p>DP 43536374-0 :DP:0-43536374 Deposito de Fernando</text:p>
          </table:table-cell>
          <table:table-cell table:number-columns-repeated="16373"/>
        </table:table-row>
        <table:table-row table:style-name="ro7">
          <table:table-cell office:value-type="float" office:value="2591" table:style-name="ce1">
            <text:p>2591</text:p>
          </table:table-cell>
          <table:table-cell office:value-type="string" table:style-name="ce67">
            <text:p><text:s/>50.13</text:p>
          </table:table-cell>
          <table:table-cell office:value-type="float" office:value="0" table:style-name="ce68">
            <text:p>-<text:s/></text:p>
          </table:table-cell>
          <table:table-cell office:value-type="float" office:value="24.61" table:style-name="ce68">
            <text:p>24,61<text:s/>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62302" table:style-name="ce1">
            <text:p>262302</text:p>
          </table:table-cell>
          <table:table-cell office:value-type="date" office:date-value="2020-01-31T00:00:00" table:style-name="ce74">
            <text:p>31/01/2020</text:p>
          </table:table-cell>
          <table:table-cell office:value-type="string" table:style-name="ce1">
            <text:p>DP 43536374-0 :DP:0-43536374 Deposito de Fernando</text:p>
          </table:table-cell>
          <table:table-cell table:number-columns-repeated="16373"/>
        </table:table-row>
        <table:table-row table:style-name="ro8">
          <table:table-cell office:value-type="float" office:value="2592" table:style-name="ce70">
            <text:p>2592</text:p>
          </table:table-cell>
          <table:table-cell office:value-type="string" table:style-name="ce71">
            <text:p>1-1-1-07-02-005</text:p>
          </table:table-cell>
          <table:table-cell office:value-type="float" office:value="3223.07" table:style-name="ce72">
            <text:p>3.223,07<text:s/></text:p>
          </table:table-cell>
          <table:table-cell office:value-type="string" table:style-name="ce72">
            <text:p>Wilmiton Enrique Pincay Gutierres</text:p>
          </table:table-cell>
          <table:table-cell table:number-columns-repeated="3" table:style-name="ce70"/>
          <table:table-cell table:style-name="ce73"/>
          <table:table-cell table:number-columns-repeated="3" table:style-name="ce70"/>
          <table:table-cell table:number-columns-repeated="16373"/>
        </table:table-row>
        <table:table-row table:style-name="ro8">
          <table:table-cell office:value-type="float" office:value="2595" table:style-name="ce70">
            <text:p>2595</text:p>
          </table:table-cell>
          <table:table-cell office:value-type="string" table:style-name="ce71">
            <text:p>1-1-1-07-02-007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Alejandro Raul Cacurri Garcia</text:p>
          </table:table-cell>
          <table:table-cell table:number-columns-repeated="7" table:style-name="ce70"/>
          <table:table-cell table:number-columns-repeated="16373"/>
        </table:table-row>
        <table:table-row table:style-name="ro8">
          <table:table-cell office:value-type="float" office:value="2597" table:style-name="ce70">
            <text:p>2597</text:p>
          </table:table-cell>
          <table:table-cell office:value-type="string" table:style-name="ce71">
            <text:p>1-1-1-07-02-008</text:p>
          </table:table-cell>
          <table:table-cell office:value-type="float" office:value="2000" table:style-name="ce72">
            <text:p>2.000,00<text:s/></text:p>
          </table:table-cell>
          <table:table-cell office:value-type="string" table:style-name="ce72">
            <text:p>Carlos Julio Moreno Zambrano</text:p>
          </table:table-cell>
          <table:table-cell table:style-name="ce70"/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2000" table:style-name="ce70">
            <text:p>2000</text:p>
          </table:table-cell>
          <table:table-cell office:value-type="string" table:style-name="ce70">
            <text:p>Totales &gt;&gt;&gt;&gt;&gt;&gt;&gt;&gt;&gt;&gt;&gt; :</text:p>
          </table:table-cell>
          <table:table-cell office:value-type="float" office:value="0" table:style-name="ce70">
            <text:p>0</text:p>
          </table:table-cell>
          <table:table-cell office:value-type="float" office:value="12310110.18" table:style-name="ce70">
            <text:p>12310110,18</text:p>
          </table:table-cell>
          <table:table-cell table:number-columns-repeated="16373"/>
        </table:table-row>
        <table:table-row table:style-name="ro8">
          <table:table-cell office:value-type="float" office:value="2598" table:style-name="ce70">
            <text:p>2598</text:p>
          </table:table-cell>
          <table:table-cell office:value-type="string" table:style-name="ce71">
            <text:p>1-1-1-07-02-009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Patricio Leonardo Armijos Herrera</text:p>
          </table:table-cell>
          <table:table-cell table:number-columns-repeated="7" table:style-name="ce70"/>
          <table:table-cell table:number-columns-repeated="16373"/>
        </table:table-row>
        <table:table-row table:style-name="ro7">
          <table:table-cell office:value-type="float" office:value="2599" table:style-name="ce1">
            <text:p>2599</text:p>
          </table:table-cell>
          <table:table-cell office:value-type="string" table:style-name="ce67">
            <text:p><text:s/>24.35</text:p>
          </table:table-cell>
          <table:table-cell office:value-type="float" office:value="24.35" table:style-name="ce68">
            <text:p>24,35<text:s/></text:p>
          </table:table-cell>
          <table:table-cell office:value-type="float" office:value="0" table:style-name="ce68">
            <text:p>-<text:s/></text:p>
          </table:table-cell>
          <table:table-cell table:style-name="ce1"/>
          <table:table-cell office:value-type="float" office:value="1682" table:style-name="ce1">
            <text:p>16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4">
            <text:p>31/08/2020</text:p>
          </table:table-cell>
          <table:table-cell office:value-type="string" table:style-name="ce1">
            <text:p>CHK #618 MACHALA: SALDO PROVISIONAL PROYECTO AV. NARCISA DE JESUS</text:p>
          </table:table-cell>
          <table:table-cell table:number-columns-repeated="16373"/>
        </table:table-row>
        <table:table-row table:style-name="ro8">
          <table:table-cell office:value-type="float" office:value="2600" table:style-name="ce70">
            <text:p>2600</text:p>
          </table:table-cell>
          <table:table-cell office:value-type="string" table:style-name="ce71">
            <text:p>1-1-1-07-02-010</text:p>
          </table:table-cell>
          <table:table-cell office:value-type="float" office:value="0" table:style-name="ce72">
            <text:p>-<text:s/></text:p>
          </table:table-cell>
          <table:table-cell office:value-type="string" table:style-name="ce72">
            <text:p>Julian David Cipagauta Buitrago</text:p>
          </table:table-cell>
          <table:table-cell table:style-name="ce70"/>
          <table:table-cell table:style-name="ce73"/>
          <table:table-cell table:style-name="ce70"/>
          <table:table-cell table:style-name="ce73"/>
          <table:table-cell table:number-columns-repeated="3" table:style-name="ce70"/>
          <table:table-cell table:number-columns-repeated="16373"/>
        </table:table-row>
        <table:table-row table:style-name="ro7">
          <table:table-cell table:style-name="ce1"/>
          <table:table-cell table:style-name="ce67"/>
          <table:table-cell table:number-columns-repeated="2" table:style-name="ce68"/>
          <table:table-cell table:style-name="ce1"/>
          <table:table-cell table:number-columns-repeated="3" table:style-name="ce69"/>
          <table:table-cell table:number-columns-repeated="2" table:style-name="ce1"/>
          <table:table-cell table:style-name="ce69"/>
          <table:table-cell table:number-columns-repeated="16373"/>
        </table:table-row>
        <table:table-row table:number-rows-repeated="1047732" table:style-name="ro3">
          <table:table-cell table:number-columns-repeated="16384"/>
        </table:table-row>
      </table:table>
      <table:table table:name="Clientes_Oct-20" table:style-name="ta1">
        <table:table-column table:style-name="co21" table:default-cell-style-name="ce77"/>
        <table:table-column table:style-name="co22" table:default-cell-style-name="ce76"/>
        <table:table-column table:style-name="co22" table:number-columns-repeated="2" table:default-cell-style-name="ce77"/>
        <table:table-column table:style-name="co23" table:default-cell-style-name="ce78"/>
        <table:table-column table:style-name="co24" table:default-cell-style-name="ce78"/>
        <table:table-column table:style-name="co25" table:default-cell-style-name="ce77"/>
        <table:table-column table:style-name="co10" table:number-columns-repeated="1017" table:default-cell-style-name="ce77"/>
        <table:table-column table:style-name="co11" table:number-columns-repeated="15360" table:default-cell-style-name="ce1"/>
        <table:table-row table:style-name="ro3">
          <table:table-cell office:value-type="string" table:style-name="ce75">
            <text:p>TELSOTERRA S.A.</text:p>
          </table:table-cell>
          <table:table-cell table:style-name="ce76"/>
          <table:table-cell table:number-columns-repeated="2" table:style-name="ce77"/>
          <table:table-cell table:number-columns-repeated="2" table:style-name="ce78"/>
          <table:table-cell office:value-type="string" table:style-name="ce77">
            <text:p><text:s/></text:p>
          </table:table-cell>
          <table:table-cell table:number-columns-repeated="16377"/>
        </table:table-row>
        <table:table-row table:style-name="ro3">
          <table:table-cell office:value-type="string" table:style-name="ce75">
            <text:p>REPORTE DE CARTERA DE CLIENTES</text:p>
          </table:table-cell>
          <table:table-cell table:style-name="ce76"/>
          <table:table-cell table:number-columns-repeated="2" table:style-name="ce77"/>
          <table:table-cell table:number-columns-repeated="2" table:style-name="ce78"/>
          <table:table-cell table:number-columns-repeated="1018" table:style-name="ce77"/>
          <table:table-cell table:number-columns-repeated="15360"/>
        </table:table-row>
        <table:table-row table:style-name="ro3">
          <table:table-cell office:value-type="string" table:style-name="ce75">
            <text:p>CORTE: 31/10/2020</text:p>
          </table:table-cell>
          <table:table-cell table:style-name="ce76"/>
          <table:table-cell table:number-columns-repeated="2" table:style-name="ce77"/>
          <table:table-cell table:number-columns-repeated="2" table:style-name="ce78"/>
          <table:table-cell table:number-columns-repeated="1018" table:style-name="ce77"/>
          <table:table-cell table:number-columns-repeated="15360"/>
        </table:table-row>
        <table:table-row table:style-name="ro3">
          <table:table-cell table:style-name="ce77"/>
          <table:table-cell table:style-name="ce76"/>
          <table:table-cell table:number-columns-repeated="2" table:style-name="ce77"/>
          <table:table-cell table:number-columns-repeated="2" table:style-name="ce78"/>
          <table:table-cell table:number-columns-repeated="1018" table:style-name="ce77"/>
          <table:table-cell table:number-columns-repeated="15360"/>
        </table:table-row>
        <table:table-row table:style-name="ro9">
          <table:table-cell office:value-type="string" table:style-name="ce79">
            <text:p>CLIENTE</text:p>
          </table:table-cell>
          <table:table-cell office:value-type="string" table:style-name="ce79">
            <text:p>FECHA</text:p>
          </table:table-cell>
          <table:table-cell office:value-type="string" table:style-name="ce79">
            <text:p>DOCUMENTO</text:p>
          </table:table-cell>
          <table:table-cell office:value-type="string" table:style-name="ce79">
            <text:p>REFERENCIA</text:p>
          </table:table-cell>
          <table:table-cell office:value-type="string" table:style-name="ce80">
            <text:p>VALOR</text:p>
          </table:table-cell>
          <table:table-cell office:value-type="string" table:style-name="ce79">
            <text:p>DETALLE</text:p>
          </table:table-cell>
          <table:table-cell table:number-columns-repeated="1018" table:style-name="ce77"/>
          <table:table-cell table:number-columns-repeated="15360"/>
        </table:table-row>
        <table:table-row table:style-name="ro3">
          <table:table-cell office:value-type="string" table:style-name="ce81">
            <text:p>AGRO-NIDOMAR</text:p>
          </table:table-cell>
          <table:table-cell office:value-type="date" office:date-value="2020-06-29T00:00:00" table:style-name="ce82">
            <text:p>29/06/2020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65</text:p>
          </table:table-cell>
          <table:table-cell office:value-type="float" office:value="392" table:style-name="ce83">
            <text:p>392,00</text:p>
          </table:table-cell>
          <table:table-cell office:value-type="string" table:style-name="ce81">
            <text:p>VENTA FACTURA #165 AGRO-NIDOMAR</text:p>
          </table:table-cell>
          <table:table-cell table:number-columns-repeated="1018" table:style-name="ce77"/>
          <table:table-cell table:number-columns-repeated="15360"/>
        </table:table-row>
        <table:table-row table:style-name="ro3">
          <table:table-cell office:value-type="string" table:style-name="ce81">
            <text:p>AGRO-NIDOMAR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82">
            <text:p>DEPOSITO</text:p>
          </table:table-cell>
          <table:table-cell office:value-type="string" table:style-name="ce82">
            <text:p>FACT 165</text:p>
          </table:table-cell>
          <table:table-cell office:value-type="float" office:value="-360" table:style-name="ce83">
            <text:p>-360,00</text:p>
          </table:table-cell>
          <table:table-cell office:value-type="string" table:style-name="ce81">
            <text:p>DP 56773012-0 :DP:0-56773012 Pago factura 165 clie</text:p>
          </table:table-cell>
          <table:table-cell table:number-columns-repeated="1018" table:style-name="ce77"/>
          <table:table-cell table:number-columns-repeated="15360"/>
        </table:table-row>
        <table:table-row table:style-name="ro3">
          <table:table-cell office:value-type="string" table:style-name="ce84">
            <text:p>Total AGRO-NIDOMAR</text:p>
          </table:table-cell>
          <table:table-cell table:style-name="ce85"/>
          <table:table-cell table:number-columns-repeated="2" table:style-name="ce82"/>
          <table:table-cell office:value-type="float" office:value="32" table:formula="of:=SUBTOTAL(9;[.E6:.E7])" table:style-name="ce86">
            <text:p>32,00</text:p>
          </table:table-cell>
          <table:table-cell table:style-name="ce81"/>
          <table:table-cell table:number-columns-repeated="1018" table:style-name="ce77"/>
          <table:table-cell table:number-columns-repeated="15360"/>
        </table:table-row>
        <table:table-row table:style-name="ro3">
          <table:table-cell office:value-type="string" table:style-name="ce81">
            <text:p>AMAGUA C.EM.</text:p>
          </table:table-cell>
          <table:table-cell office:value-type="date" office:date-value="2020-08-17T00:00:00" table:style-name="ce82">
            <text:p>17/08/2020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66</text:p>
          </table:table-cell>
          <table:table-cell office:value-type="float" office:value="4088" table:style-name="ce83">
            <text:p>4.088,00</text:p>
          </table:table-cell>
          <table:table-cell office:value-type="string" table:style-name="ce81">
            <text:p>Amagua C.E.M.: Fact. # 166 mes Agosto 2020 (OT167543 Proforma 0034 Cruce La Joya Telso2020-0034)</text:p>
          </table:table-cell>
          <table:table-cell table:number-columns-repeated="1018" table:style-name="ce77"/>
          <table:table-cell table:number-columns-repeated="15360"/>
        </table:table-row>
        <table:table-row table:style-name="ro3">
          <table:table-cell office:value-type="string" table:style-name="ce81">
            <text:p>AMAGUA C.EM.</text:p>
          </table:table-cell>
          <table:table-cell office:value-type="date" office:date-value="2020-08-17T00:00:00" table:style-name="ce82">
            <text:p>17/08/2020</text:p>
          </table:table-cell>
          <table:table-cell office:value-type="string" table:style-name="ce82">
            <text:p>RETENCION</text:p>
          </table:table-cell>
          <table:table-cell office:value-type="string" table:style-name="ce82">
            <text:p>FACT 166</text:p>
          </table:table-cell>
          <table:table-cell office:value-type="float" office:value="-195.28" table:style-name="ce83">
            <text:p>-195,28</text:p>
          </table:table-cell>
          <table:table-cell office:value-type="string" table:style-name="ce81">
            <text:p>POR PAGO DE RETENCION # 001-001-000051132 AMAGUA CEM - FACT. # 001-001-000000166</text:p>
          </table:table-cell>
          <table:table-cell table:number-columns-repeated="1018" table:style-name="ce77"/>
          <table:table-cell table:number-columns-repeated="15360"/>
        </table:table-row>
        <table:table-row table:style-name="ro3">
          <table:table-cell office:value-type="string" table:style-name="ce84">
            <text:p>Total AMAGUA C.EM.</text:p>
          </table:table-cell>
          <table:table-cell table:style-name="ce85"/>
          <table:table-cell table:number-columns-repeated="2" table:style-name="ce82"/>
          <table:table-cell office:value-type="float" office:value="3892.72" table:formula="of:=SUBTOTAL(9;[.E9:.E10])" table:style-name="ce86">
            <text:p>3.892,72</text:p>
          </table:table-cell>
          <table:table-cell table:style-name="ce81"/>
          <table:table-cell table:number-columns-repeated="1018" table:style-name="ce77"/>
          <table:table-cell table:number-columns-repeated="15360"/>
        </table:table-row>
        <table:table-row table:style-name="ro3">
          <table:table-cell office:value-type="string" table:style-name="ce77">
            <text:p>CONSORCIO UNIVERSIDAD SEGURA</text:p>
          </table:table-cell>
          <table:table-cell office:value-type="date" office:date-value="2020-10-07T00:00:00" table:style-name="ce87">
            <text:p>07/10/2020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72</text:p>
          </table:table-cell>
          <table:table-cell office:value-type="float" office:value="679240.18" table:style-name="ce78">
            <text:p>679.240,18</text:p>
          </table:table-cell>
          <table:table-cell office:value-type="string" table:style-name="ce77">
            <text:p>VENTA FACT# 172 CONSORCIO UNIVERSIDAD SEGURA - CLIENTE</text:p>
          </table:table-cell>
          <table:table-cell table:number-columns-repeated="1018" table:style-name="ce77"/>
          <table:table-cell table:number-columns-repeated="15360"/>
        </table:table-row>
        <table:table-row table:style-name="ro3">
          <table:table-cell office:value-type="string" table:style-name="ce75">
            <text:p>Total CONSORCIO UNIVERSIDAD SEGURA</text:p>
          </table:table-cell>
          <table:table-cell table:style-name="ce76"/>
          <table:table-cell table:number-columns-repeated="2" table:style-name="ce82"/>
          <table:table-cell office:value-type="float" office:value="679240.18" table:formula="of:=SUBTOTAL(9;[.E12:.E12])" table:style-name="ce88">
            <text:p>679.240,18</text:p>
          </table:table-cell>
          <table:table-cell table:number-columns-repeated="1019" table:style-name="ce77"/>
          <table:table-cell table:number-columns-repeated="15360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19-10-18T00:00:00" table:style-name="ce82">
            <text:p>18/10/2019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21</text:p>
          </table:table-cell>
          <table:table-cell office:value-type="float" office:value="4747.47" table:style-name="ce83">
            <text:p>4.747,47</text:p>
          </table:table-cell>
          <table:table-cell office:value-type="string" table:style-name="ce81">
            <text:p>Venta fact #121, cliente Ductos de Guayaquil Fideicomiso Mercantil</text:p>
          </table:table-cell>
          <table:table-cell table:number-columns-repeated="1018" table:style-name="ce77"/>
          <table:table-cell table:number-columns-repeated="15360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19-12-30T00:00:00" table:style-name="ce82">
            <text:p>30/12/2019</text:p>
          </table:table-cell>
          <table:table-cell office:value-type="string" table:style-name="ce82">
            <text:p>RETENCION</text:p>
          </table:table-cell>
          <table:table-cell office:value-type="string" table:style-name="ce82">
            <text:p>FACT 121</text:p>
          </table:table-cell>
          <table:table-cell office:value-type="float" office:value="-84.78" table:style-name="ce83">
            <text:p>-84,78</text:p>
          </table:table-cell>
          <table:table-cell office:value-type="string" table:style-name="ce81">
            <text:p>Retencion #291 Cliente: Ductos de Guayaquil Fideicomiso Mercantil factura #121</text:p>
          </table:table-cell>
          <table:table-cell table:number-columns-repeated="1018" table:style-name="ce77"/>
          <table:table-cell table:number-columns-repeated="15360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19-12-02T00:00:00" table:style-name="ce82">
            <text:p>02/12/2019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31</text:p>
          </table:table-cell>
          <table:table-cell office:value-type="float" office:value="42942.09" table:style-name="ce83">
            <text:p>42.942,09</text:p>
          </table:table-cell>
          <table:table-cell office:value-type="string" table:style-name="ce81">
            <text:p>Venta fact #131 Cliente: Ductos Guayaquil</text:p>
          </table:table-cell>
          <table:table-cell table:number-columns-repeated="1018" table:style-name="ce77"/>
          <table:table-cell table:number-columns-repeated="15360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19-12-05T00:00:00" table:style-name="ce82">
            <text:p>05/12/2019</text:p>
          </table:table-cell>
          <table:table-cell office:value-type="string" table:style-name="ce82">
            <text:p>RETENCION</text:p>
          </table:table-cell>
          <table:table-cell office:value-type="string" table:style-name="ce82">
            <text:p>FACT 131</text:p>
          </table:table-cell>
          <table:table-cell office:value-type="float" office:value="-766.82" table:style-name="ce83">
            <text:p>-766,82</text:p>
          </table:table-cell>
          <table:table-cell office:value-type="string" table:style-name="ce81">
            <text:p>Retencion #001-002-000000408 Cliente:Ductos Gye factura #131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2-29T00:00:00" table:style-name="ce82">
            <text:p>29/02/2020</text:p>
          </table:table-cell>
          <table:table-cell office:value-type="string" table:style-name="ce82">
            <text:p>DEPOSITO</text:p>
          </table:table-cell>
          <table:table-cell office:value-type="string" table:style-name="ce82">
            <text:p>FACT 131</text:p>
          </table:table-cell>
          <table:table-cell office:value-type="float" office:value="-41494.980000000003" table:style-name="ce83">
            <text:p>-41.494,98</text:p>
          </table:table-cell>
          <table:table-cell office:value-type="string" table:style-name="ce81">
            <text:p>DP 56773067-0 :DP:0-56773067 PAGO FACT #131 CLIENTE (CHK #2208)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1-07T00:00:00" table:style-name="ce82">
            <text:p>07/01/2020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38</text:p>
          </table:table-cell>
          <table:table-cell office:value-type="float" office:value="126" table:style-name="ce83">
            <text:p>126,00</text:p>
          </table:table-cell>
          <table:table-cell office:value-type="string" table:style-name="ce81">
            <text:p>Factura #138 cliente: ductos gye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1-14T00:00:00" table:style-name="ce82">
            <text:p>14/01/2020</text:p>
          </table:table-cell>
          <table:table-cell office:value-type="string" table:style-name="ce82">
            <text:p>RETENCION</text:p>
          </table:table-cell>
          <table:table-cell office:value-type="string" table:style-name="ce82">
            <text:p>FACT 138</text:p>
          </table:table-cell>
          <table:table-cell office:value-type="float" office:value="-2.25" table:style-name="ce83">
            <text:p>-2,25</text:p>
          </table:table-cell>
          <table:table-cell office:value-type="string" table:style-name="ce81">
            <text:p>Retención #447 aplica fact #138 cliente : Ductos de Gye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1-07T00:00:00" table:style-name="ce82">
            <text:p>07/01/2020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40</text:p>
          </table:table-cell>
          <table:table-cell office:value-type="float" office:value="32586.639999999999" table:style-name="ce83">
            <text:p>32.586,64</text:p>
          </table:table-cell>
          <table:table-cell office:value-type="string" table:style-name="ce81">
            <text:p>Factura #140 cliente: ductos gye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1-14T00:00:00" table:style-name="ce82">
            <text:p>14/01/2020</text:p>
          </table:table-cell>
          <table:table-cell office:value-type="string" table:style-name="ce82">
            <text:p>RETENCION</text:p>
          </table:table-cell>
          <table:table-cell office:value-type="string" table:style-name="ce82">
            <text:p>FACT 140</text:p>
          </table:table-cell>
          <table:table-cell office:value-type="float" office:value="-581.9" table:style-name="ce83">
            <text:p>-581,90</text:p>
          </table:table-cell>
          <table:table-cell office:value-type="string" table:style-name="ce81">
            <text:p>Retención #443 aplica fact #140 cliente : Ductos de Gye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82">
            <text:p>N/. CREDITO</text:p>
          </table:table-cell>
          <table:table-cell office:value-type="string" table:style-name="ce82">
            <text:p>FACT 140</text:p>
          </table:table-cell>
          <table:table-cell office:value-type="float" office:value="-31953.89" table:style-name="ce83">
            <text:p>-31.953,89</text:p>
          </table:table-cell>
          <table:table-cell office:value-type="string" table:style-name="ce81">
            <text:p>NC 015584330-0 :NC:0-015584330 Pago cliente (TR #25 DUCTOS GYE)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6-22T00:00:00" table:style-name="ce82">
            <text:p>22/06/2020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60</text:p>
          </table:table-cell>
          <table:table-cell office:value-type="float" office:value="441.41" table:style-name="ce83">
            <text:p>441,41</text:p>
          </table:table-cell>
          <table:table-cell office:value-type="string" table:style-name="ce81">
            <text:p>VENTA FACTURA #160 CLIENTE DUCTO FIDEICOMISO GYE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8-03T00:00:00" table:style-name="ce82">
            <text:p>03/08/2020</text:p>
          </table:table-cell>
          <table:table-cell office:value-type="string" table:style-name="ce82">
            <text:p>RETENCION</text:p>
          </table:table-cell>
          <table:table-cell office:value-type="string" table:style-name="ce82">
            <text:p>FACT 160</text:p>
          </table:table-cell>
          <table:table-cell office:value-type="float" office:value="-10.84" table:style-name="ce83">
            <text:p>-10,84</text:p>
          </table:table-cell>
          <table:table-cell office:value-type="string" table:style-name="ce81">
            <text:p>RETENCIÓN #578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6-22T00:00:00" table:style-name="ce82">
            <text:p>22/06/2020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61</text:p>
          </table:table-cell>
          <table:table-cell office:value-type="float" office:value="277.16000000000003" table:style-name="ce83">
            <text:p>277,16</text:p>
          </table:table-cell>
          <table:table-cell office:value-type="string" table:style-name="ce81">
            <text:p>VENTA FACTURA #161 CLIENTE DUCTOS FIDEICOMISO GYE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8-03T00:00:00" table:style-name="ce82">
            <text:p>03/08/2020</text:p>
          </table:table-cell>
          <table:table-cell office:value-type="string" table:style-name="ce82">
            <text:p>RETENCION</text:p>
          </table:table-cell>
          <table:table-cell office:value-type="string" table:style-name="ce82">
            <text:p>FACT 161</text:p>
          </table:table-cell>
          <table:table-cell office:value-type="float" office:value="-6.8" table:style-name="ce83">
            <text:p>-6,80</text:p>
          </table:table-cell>
          <table:table-cell office:value-type="string" table:style-name="ce81">
            <text:p>RETENCIÓN #580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8-11T00:00:00" table:style-name="ce82">
            <text:p>11/08/2020</text:p>
          </table:table-cell>
          <table:table-cell office:value-type="string" table:style-name="ce82">
            <text:p>N/. CREDITO</text:p>
          </table:table-cell>
          <table:table-cell office:value-type="string" table:style-name="ce82">
            <text:p>FACT 161</text:p>
          </table:table-cell>
          <table:table-cell office:value-type="float" office:value="-270.35000000000002" table:style-name="ce83">
            <text:p>-270,35</text:p>
          </table:table-cell>
          <table:table-cell office:value-type="string" table:style-name="ce81">
            <text:p>NC Pago fact #159-161 Cliente: Ductos de Guayaquil Fideicomiso Mercantil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6-22T00:00:00" table:style-name="ce82">
            <text:p>22/06/2020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62</text:p>
          </table:table-cell>
          <table:table-cell office:value-type="float" office:value="277.16000000000003" table:style-name="ce83">
            <text:p>277,16</text:p>
          </table:table-cell>
          <table:table-cell office:value-type="string" table:style-name="ce81">
            <text:p>VENTA FACTURA #162 DUCTOS FIDEICOMISO GYE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DUCTOS GUAYAQUIL</text:p>
          </table:table-cell>
          <table:table-cell office:value-type="date" office:date-value="2020-08-03T00:00:00" table:style-name="ce82">
            <text:p>03/08/2020</text:p>
          </table:table-cell>
          <table:table-cell office:value-type="string" table:style-name="ce82">
            <text:p>RETENCION</text:p>
          </table:table-cell>
          <table:table-cell office:value-type="string" table:style-name="ce82">
            <text:p>FACT 162</text:p>
          </table:table-cell>
          <table:table-cell office:value-type="float" office:value="-6.81" table:style-name="ce83">
            <text:p>-6,81</text:p>
          </table:table-cell>
          <table:table-cell office:value-type="string" table:style-name="ce81">
            <text:p>RETENCIÓN #581</text:p>
          </table:table-cell>
          <table:table-cell table:number-columns-repeated="16378"/>
        </table:table-row>
        <table:table-row table:style-name="ro10">
          <table:table-cell office:value-type="string" table:style-name="ce77">
            <text:p>DUCTOS GUAYAQUIL</text:p>
          </table:table-cell>
          <table:table-cell office:value-type="date" office:date-value="2020-09-11T00:00:00" table:style-name="ce87">
            <text:p>11/09/2020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68</text:p>
          </table:table-cell>
          <table:table-cell office:value-type="float" office:value="441.41" table:style-name="ce78">
            <text:p>441,41</text:p>
          </table:table-cell>
          <table:table-cell office:value-type="string" table:style-name="ce77">
            <text:p>VENTA FACT# 168 DUCTOS DE GUAYAQUIL FIDEICOMISO MERCANTIL</text:p>
          </table:table-cell>
          <table:table-cell table:number-columns-repeated="16378" table:style-name="ce77"/>
        </table:table-row>
        <table:table-row table:style-name="ro10">
          <table:table-cell office:value-type="string" table:style-name="ce77">
            <text:p>DUCTOS GUAYAQUIL</text:p>
          </table:table-cell>
          <table:table-cell office:value-type="date" office:date-value="2020-09-11T00:00:00" table:style-name="ce87">
            <text:p>11/09/2020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69</text:p>
          </table:table-cell>
          <table:table-cell office:value-type="float" office:value="277.16000000000003" table:style-name="ce78">
            <text:p>277,16</text:p>
          </table:table-cell>
          <table:table-cell office:value-type="string" table:style-name="ce77">
            <text:p>VENTA FACT# 169 DUCTOS DE GUAYAQUIL FIDEICOMISO MERCANTIL</text:p>
          </table:table-cell>
          <table:table-cell table:number-columns-repeated="16378" table:style-name="ce77"/>
        </table:table-row>
        <table:table-row table:style-name="ro10">
          <table:table-cell office:value-type="string" table:style-name="ce75">
            <text:p>Total DUCTOS GUAYAQUIL</text:p>
          </table:table-cell>
          <table:table-cell table:style-name="ce76"/>
          <table:table-cell table:number-columns-repeated="2" table:style-name="ce82"/>
          <table:table-cell office:value-type="float" office:value="6937.0799999999927" table:formula="of:=SUBTOTAL(9;[.E14:.E32])" table:style-name="ce88">
            <text:p>6.937,08</text:p>
          </table:table-cell>
          <table:table-cell table:number-columns-repeated="16379" table:style-name="ce77"/>
        </table:table-row>
        <table:table-row table:style-name="ro3">
          <table:table-cell office:value-type="string" table:style-name="ce81">
            <text:p>TELCONET S.A.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56</text:p>
          </table:table-cell>
          <table:table-cell office:value-type="float" office:value="1899968" table:style-name="ce83">
            <text:p>1.899.968,00</text:p>
          </table:table-cell>
          <table:table-cell office:value-type="string" table:style-name="ce81">
            <text:p>Ventas fact #001-001-000000156 cliente: Telconet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TELCONET S.A.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82">
            <text:p>RETENCION</text:p>
          </table:table-cell>
          <table:table-cell office:value-type="string" table:style-name="ce82">
            <text:p>FACT 156</text:p>
          </table:table-cell>
          <table:table-cell office:value-type="float" office:value="-176425.60000000001" table:style-name="ce83">
            <text:p>-176.425,60</text:p>
          </table:table-cell>
          <table:table-cell office:value-type="string" table:style-name="ce81">
            <text:p>Retencion #001-001-000106672 aplica fact#156 telconet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TELCONET S.A.</text:p>
          </table:table-cell>
          <table:table-cell office:value-type="date" office:date-value="2020-05-31T00:00:00" table:style-name="ce82">
            <text:p>31/05/2020</text:p>
          </table:table-cell>
          <table:table-cell office:value-type="string" table:style-name="ce82">
            <text:p>N/. CREDITO</text:p>
          </table:table-cell>
          <table:table-cell office:value-type="string" table:style-name="ce82">
            <text:p>FACT 156</text:p>
          </table:table-cell>
          <table:table-cell office:value-type="float" office:value="-10000" table:style-name="ce83">
            <text:p>-10.000,00</text:p>
          </table:table-cell>
          <table:table-cell office:value-type="string" table:style-name="ce81">
            <text:p>NC 060515-0 :NC:0-060515 TELCONET: PAGO FACT #156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TELCONET S.A.</text:p>
          </table:table-cell>
          <table:table-cell office:value-type="date" office:date-value="2020-06-30T00:00:00" table:style-name="ce82">
            <text:p>30/06/2020</text:p>
          </table:table-cell>
          <table:table-cell office:value-type="string" table:style-name="ce82">
            <text:p>N/. CREDITO</text:p>
          </table:table-cell>
          <table:table-cell office:value-type="string" table:style-name="ce82">
            <text:p>FACT 156</text:p>
          </table:table-cell>
          <table:table-cell office:value-type="float" office:value="-58060.47" table:style-name="ce83">
            <text:p>-58.060,47</text:p>
          </table:table-cell>
          <table:table-cell office:value-type="string" table:style-name="ce81">
            <text:p>NC 623032-0 :NC:0-623032 Pago fact #152 abono fact</text:p>
          </table:table-cell>
          <table:table-cell table:number-columns-repeated="16378"/>
        </table:table-row>
        <table:table-row table:style-name="ro3">
          <table:table-cell office:value-type="string" table:style-name="ce84">
            <text:p>Total TELCONET S.A.</text:p>
          </table:table-cell>
          <table:table-cell table:style-name="ce85"/>
          <table:table-cell table:number-columns-repeated="2" table:style-name="ce82"/>
          <table:table-cell office:value-type="float" office:value="1655481.93" table:formula="of:=SUBTOTAL(9;[.E34:.E37])" table:style-name="ce86">
            <text:p>1.655.481,93</text:p>
          </table:table-cell>
          <table:table-cell table:style-name="ce81"/>
          <table:table-cell table:number-columns-repeated="16378"/>
        </table:table-row>
        <table:table-row table:style-name="ro3">
          <table:table-cell office:value-type="string" table:style-name="ce81">
            <text:p>-</text:p>
          </table:table-cell>
          <table:table-cell office:value-type="date" office:date-value="2020-04-30T00:00:00" table:style-name="ce82">
            <text:p>30/04/2020</text:p>
          </table:table-cell>
          <table:table-cell office:value-type="string" table:style-name="ce82">
            <text:p>DEPOSITO</text:p>
          </table:table-cell>
          <table:table-cell office:value-type="string" table:style-name="ce82">
            <text:p>-</text:p>
          </table:table-cell>
          <table:table-cell office:value-type="float" office:value="-205" table:style-name="ce83">
            <text:p>-205,00</text:p>
          </table:table-cell>
          <table:table-cell office:value-type="string" table:style-name="ce81">
            <text:p>DP 58974834-0 :DP:0-58974834 DEPOSITO -</text:p>
          </table:table-cell>
          <table:table-cell table:number-columns-repeated="16378"/>
        </table:table-row>
        <table:table-row table:style-name="ro3">
          <table:table-cell office:value-type="string" table:style-name="ce84">
            <text:p>Total -</text:p>
          </table:table-cell>
          <table:table-cell table:style-name="ce85"/>
          <table:table-cell table:number-columns-repeated="2" table:style-name="ce82"/>
          <table:table-cell office:value-type="float" office:value="-205" table:formula="of:=SUBTOTAL(9;[.E39:.E39])" table:style-name="ce86">
            <text:p>-205,00</text:p>
          </table:table-cell>
          <table:table-cell table:style-name="ce81"/>
          <table:table-cell table:number-columns-repeated="16378"/>
        </table:table-row>
        <table:table-row table:style-name="ro3">
          <table:table-cell office:value-type="string" table:style-name="ce81">
            <text:p>ANANIGLOBAL S.A.</text:p>
          </table:table-cell>
          <table:table-cell office:value-type="date" office:date-value="2020-09-21T00:00:00" table:style-name="ce82">
            <text:p>21/09/2020</text:p>
          </table:table-cell>
          <table:table-cell office:value-type="string" table:style-name="ce82">
            <text:p>FACTURA</text:p>
          </table:table-cell>
          <table:table-cell office:value-type="string" table:style-name="ce82">
            <text:p>FACT 170</text:p>
          </table:table-cell>
          <table:table-cell office:value-type="float" office:value="20861.12" table:style-name="ce83">
            <text:p>20.861,12</text:p>
          </table:table-cell>
          <table:table-cell office:value-type="string" table:style-name="ce81">
            <text:p>VENTA FACT# 170 ANANIGLOBAL S.A. - CLIENTE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ANANIGLOBAL S.A.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82">
            <text:p>DEPOSITO</text:p>
          </table:table-cell>
          <table:table-cell office:value-type="string" table:style-name="ce82">
            <text:p>FACT 170</text:p>
          </table:table-cell>
          <table:table-cell office:value-type="float" office:value="-8601.5" table:style-name="ce83">
            <text:p>-8.601,50</text:p>
          </table:table-cell>
          <table:table-cell office:value-type="string" table:style-name="ce81">
            <text:p>DP 56652008-0 :DP:0-56652008 Abono factura #158 Cliente Sade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ANANIGLOBAL S.A.</text:p>
          </table:table-cell>
          <table:table-cell office:value-type="date" office:date-value="2020-09-30T00:00:00" table:style-name="ce82">
            <text:p>30/09/2020</text:p>
          </table:table-cell>
          <table:table-cell office:value-type="string" table:style-name="ce82">
            <text:p>RETENCION</text:p>
          </table:table-cell>
          <table:table-cell office:value-type="string" table:style-name="ce82">
            <text:p>FACT 170</text:p>
          </table:table-cell>
          <table:table-cell office:value-type="float" office:value="-325.95999999999998" table:style-name="ce83">
            <text:p>-325,96</text:p>
          </table:table-cell>
          <table:table-cell office:value-type="string" table:style-name="ce81">
            <text:p>Retencion #001-002-00004291 aplica fact# 170 Ananiglobal SA</text:p>
          </table:table-cell>
          <table:table-cell table:number-columns-repeated="16378"/>
        </table:table-row>
        <table:table-row table:style-name="ro3">
          <table:table-cell office:value-type="string" table:style-name="ce81">
            <text:p>ANANIGLOBAL S.A.</text:p>
          </table:table-cell>
          <table:table-cell office:value-type="date" office:date-value="2020-09-25T00:00:00" table:style-name="ce82">
            <text:p>25/09/2020</text:p>
          </table:table-cell>
          <table:table-cell office:value-type="string" table:style-name="ce82">
            <text:p>DEPOSITO</text:p>
          </table:table-cell>
          <table:table-cell office:value-type="string" table:style-name="ce82">
            <text:p>FACT 170</text:p>
          </table:table-cell>
          <table:table-cell office:value-type="float" office:value="-12106.92" table:style-name="ce83">
            <text:p>-12.106,92</text:p>
          </table:table-cell>
          <table:table-cell office:value-type="string" table:style-name="ce81">
            <text:p>Pago parcial Fact# 170 Cliente: Ananiglobal SA</text:p>
          </table:table-cell>
          <table:table-cell table:number-columns-repeated="16378"/>
        </table:table-row>
        <table:table-row table:style-name="ro3">
          <table:table-cell office:value-type="string" table:style-name="ce84">
            <text:p>Total ANANIGLOBAL S.A.</text:p>
          </table:table-cell>
          <table:table-cell table:style-name="ce85"/>
          <table:table-cell table:number-columns-repeated="2" table:style-name="ce82"/>
          <table:table-cell office:value-type="float" office:value="-173.26000000000022" table:formula="of:=SUBTOTAL(9;[.E41:.E44])" table:style-name="ce86">
            <text:p>-173,26</text:p>
          </table:table-cell>
          <table:table-cell table:style-name="ce81"/>
          <table:table-cell table:number-columns-repeated="16378"/>
        </table:table-row>
        <table:table-row table:style-name="ro9">
          <table:table-cell office:value-type="string" table:style-name="ce84">
            <text:p>Total general</text:p>
          </table:table-cell>
          <table:table-cell table:style-name="ce85"/>
          <table:table-cell table:number-columns-repeated="2" table:style-name="ce82"/>
          <table:table-cell office:value-type="float" office:value="2345205.65" table:formula="of:=SUBTOTAL(9;[.E6:.E44])" table:style-name="ce89">
            <text:p>2.345.205,65</text:p>
          </table:table-cell>
          <table:table-cell table:style-name="ce81"/>
          <table:table-cell table:number-columns-repeated="16378"/>
        </table:table-row>
        <table:table-row table:style-name="ro11">
          <table:table-cell table:style-name="ce77"/>
          <table:table-cell table:style-name="ce76"/>
          <table:table-cell table:number-columns-repeated="2" table:style-name="ce77"/>
          <table:table-cell table:style-name="ce78"/>
          <table:table-cell table:number-columns-repeated="16379" table:style-name="ce77"/>
        </table:table-row>
        <table:table-row table:style-name="ro10">
          <table:table-cell table:style-name="ce77"/>
          <table:table-cell table:style-name="ce76"/>
          <table:table-cell table:number-columns-repeated="16382" table:style-name="ce77"/>
        </table:table-row>
        <table:table-row table:number-rows-repeated="13" table:style-name="ro3">
          <table:table-cell/>
          <table:table-cell table:style-name="ce76"/>
          <table:table-cell table:number-columns-repeated="16382"/>
        </table:table-row>
        <table:table-row table:number-rows-repeated="3" table:style-name="ro10">
          <table:table-cell table:style-name="ce77"/>
          <table:table-cell table:style-name="ce76"/>
          <table:table-cell table:number-columns-repeated="16382" table:style-name="ce77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Futura-book" svg:font-family="Futura-book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40P2">
      <number:text>- </number:text>
    </number:text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percentage-style style:name="N41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7T01:13:41Z</dc:date>
    <meta:editing-cycles>9</meta:editing-cycles>
    <meta:editing-duration>PT2853S</meta:editing-duration>
  </office:meta>
</office:document-meta>
</file>